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lad1" table:style-name="ta1">
        <table:shapes>
          <draw:frame draw:z-index="0" draw:style-name="gr1" draw:text-style-name="P1" svg:width="22.234cm" svg:height="10.891cm" svg:x="11.626cm" svg:y="0.292cm">
            <draw:object draw:notify-on-update-of-ranges="Blad1.A1:Blad1.A1 Blad1.A2:Blad1.A601 Blad1.B1:Blad1.B1 Blad1.B2:Blad1.B6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.298cm" svg:height="8.586cm" svg:x="11.562cm" svg:y="12.026cm">
            <draw:object draw:notify-on-update-of-ranges="Blad1.C1:Blad1.C1 Blad1.C2:Blad1.C6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raining_loss</text:p>
          </table:table-cell>
          <table:table-cell office:value-type="string" calcext:value-type="string">
            <text:p>validation_loss</text:p>
          </table:table-cell>
          <table:table-cell office:value-type="string" calcext:value-type="string">
            <text:p>validation_accuracy</text:p>
          </table:table-cell>
          <table:table-cell office:value-type="string" calcext:value-type="string">
            <text:p>epoch_time</text:p>
          </table:table-cell>
        </table:table-row>
        <table:table-row table:style-name="ro1">
          <table:table-cell office:value-type="float" office:value="3.102247" calcext:value-type="float">
            <text:p>3,102247</text:p>
          </table:table-cell>
          <table:table-cell office:value-type="float" office:value="2.994858" calcext:value-type="float">
            <text:p>2,994858</text:p>
          </table:table-cell>
          <table:table-cell office:value-type="float" office:value="0.047" calcext:value-type="float">
            <text:p>0,047</text:p>
          </table:table-cell>
          <table:table-cell office:value-type="float" office:value="20.345544" calcext:value-type="float">
            <text:p>20,345544</text:p>
          </table:table-cell>
        </table:table-row>
        <table:table-row table:style-name="ro1">
          <table:table-cell office:value-type="float" office:value="3.101059" calcext:value-type="float">
            <text:p>3,101059</text:p>
          </table:table-cell>
          <table:table-cell office:value-type="float" office:value="2.994155" calcext:value-type="float">
            <text:p>2,994155</text:p>
          </table:table-cell>
          <table:table-cell office:value-type="float" office:value="0.058" calcext:value-type="float">
            <text:p>0,058</text:p>
          </table:table-cell>
          <table:table-cell office:value-type="float" office:value="20.539335" calcext:value-type="float">
            <text:p>20,539335</text:p>
          </table:table-cell>
        </table:table-row>
        <table:table-row table:style-name="ro1">
          <table:table-cell office:value-type="float" office:value="3.099848" calcext:value-type="float">
            <text:p>3,099848</text:p>
          </table:table-cell>
          <table:table-cell office:value-type="float" office:value="2.992529" calcext:value-type="float">
            <text:p>2,992529</text:p>
          </table:table-cell>
          <table:table-cell office:value-type="float" office:value="0.0475" calcext:value-type="float">
            <text:p>0,0475</text:p>
          </table:table-cell>
          <table:table-cell office:value-type="float" office:value="21.641256" calcext:value-type="float">
            <text:p>21,641256</text:p>
          </table:table-cell>
        </table:table-row>
        <table:table-row table:style-name="ro1">
          <table:table-cell office:value-type="float" office:value="3.098579" calcext:value-type="float">
            <text:p>3,098579</text:p>
          </table:table-cell>
          <table:table-cell office:value-type="float" office:value="2.991408" calcext:value-type="float">
            <text:p>2,991408</text:p>
          </table:table-cell>
          <table:table-cell office:value-type="float" office:value="0.0805" calcext:value-type="float">
            <text:p>0,0805</text:p>
          </table:table-cell>
          <table:table-cell office:value-type="float" office:value="20.561758" calcext:value-type="float">
            <text:p>20,561758</text:p>
          </table:table-cell>
        </table:table-row>
        <table:table-row table:style-name="ro1">
          <table:table-cell office:value-type="float" office:value="3.097286" calcext:value-type="float">
            <text:p>3,097286</text:p>
          </table:table-cell>
          <table:table-cell office:value-type="float" office:value="2.985026" calcext:value-type="float">
            <text:p>2,985026</text:p>
          </table:table-cell>
          <table:table-cell office:value-type="float" office:value="0.0825" calcext:value-type="float">
            <text:p>0,0825</text:p>
          </table:table-cell>
          <table:table-cell office:value-type="float" office:value="21.266219" calcext:value-type="float">
            <text:p>21,266219</text:p>
          </table:table-cell>
        </table:table-row>
        <table:table-row table:style-name="ro1">
          <table:table-cell office:value-type="float" office:value="3.093588" calcext:value-type="float">
            <text:p>3,093588</text:p>
          </table:table-cell>
          <table:table-cell office:value-type="float" office:value="2.979196" calcext:value-type="float">
            <text:p>2,979196</text:p>
          </table:table-cell>
          <table:table-cell office:value-type="float" office:value="0.111" calcext:value-type="float">
            <text:p>0,111</text:p>
          </table:table-cell>
          <table:table-cell office:value-type="float" office:value="20.424026" calcext:value-type="float">
            <text:p>20,424026</text:p>
          </table:table-cell>
        </table:table-row>
        <table:table-row table:style-name="ro1">
          <table:table-cell office:value-type="float" office:value="3.078081" calcext:value-type="float">
            <text:p>3,078081</text:p>
          </table:table-cell>
          <table:table-cell office:value-type="float" office:value="2.93478" calcext:value-type="float">
            <text:p>2,93478</text:p>
          </table:table-cell>
          <table:table-cell office:value-type="float" office:value="0.078" calcext:value-type="float">
            <text:p>0,078</text:p>
          </table:table-cell>
          <table:table-cell office:value-type="float" office:value="20.717201" calcext:value-type="float">
            <text:p>20,717201</text:p>
          </table:table-cell>
        </table:table-row>
        <table:table-row table:style-name="ro1">
          <table:table-cell office:value-type="float" office:value="3.040469" calcext:value-type="float">
            <text:p>3,040469</text:p>
          </table:table-cell>
          <table:table-cell office:value-type="float" office:value="2.877262" calcext:value-type="float">
            <text:p>2,877262</text:p>
          </table:table-cell>
          <table:table-cell office:value-type="float" office:value="0.161" calcext:value-type="float">
            <text:p>0,161</text:p>
          </table:table-cell>
          <table:table-cell office:value-type="float" office:value="21.102102" calcext:value-type="float">
            <text:p>21,102102</text:p>
          </table:table-cell>
        </table:table-row>
        <table:table-row table:style-name="ro1">
          <table:table-cell office:value-type="float" office:value="2.95371" calcext:value-type="float">
            <text:p>2,95371</text:p>
          </table:table-cell>
          <table:table-cell office:value-type="float" office:value="2.714069" calcext:value-type="float">
            <text:p>2,714069</text:p>
          </table:table-cell>
          <table:table-cell office:value-type="float" office:value="0.193" calcext:value-type="float">
            <text:p>0,193</text:p>
          </table:table-cell>
          <table:table-cell office:value-type="float" office:value="21.583072" calcext:value-type="float">
            <text:p>21,583072</text:p>
          </table:table-cell>
        </table:table-row>
        <table:table-row table:style-name="ro1">
          <table:table-cell office:value-type="float" office:value="2.82656" calcext:value-type="float">
            <text:p>2,82656</text:p>
          </table:table-cell>
          <table:table-cell office:value-type="float" office:value="2.562012" calcext:value-type="float">
            <text:p>2,562012</text:p>
          </table:table-cell>
          <table:table-cell office:value-type="float" office:value="0.2045" calcext:value-type="float">
            <text:p>0,2045</text:p>
          </table:table-cell>
          <table:table-cell office:value-type="float" office:value="22.123543" calcext:value-type="float">
            <text:p>22,123543</text:p>
          </table:table-cell>
        </table:table-row>
        <table:table-row table:style-name="ro1">
          <table:table-cell office:value-type="float" office:value="2.676764" calcext:value-type="float">
            <text:p>2,676764</text:p>
          </table:table-cell>
          <table:table-cell office:value-type="float" office:value="2.308563" calcext:value-type="float">
            <text:p>2,308563</text:p>
          </table:table-cell>
          <table:table-cell office:value-type="float" office:value="0.2965" calcext:value-type="float">
            <text:p>0,2965</text:p>
          </table:table-cell>
          <table:table-cell office:value-type="float" office:value="22.114235" calcext:value-type="float">
            <text:p>22,114235</text:p>
          </table:table-cell>
        </table:table-row>
        <table:table-row table:style-name="ro1">
          <table:table-cell office:value-type="float" office:value="2.536216" calcext:value-type="float">
            <text:p>2,536216</text:p>
          </table:table-cell>
          <table:table-cell office:value-type="float" office:value="2.286237" calcext:value-type="float">
            <text:p>2,286237</text:p>
          </table:table-cell>
          <table:table-cell office:value-type="float" office:value="0.284" calcext:value-type="float">
            <text:p>0,284</text:p>
          </table:table-cell>
          <table:table-cell office:value-type="float" office:value="22.563296" calcext:value-type="float">
            <text:p>22,563296</text:p>
          </table:table-cell>
        </table:table-row>
        <table:table-row table:style-name="ro1">
          <table:table-cell office:value-type="float" office:value="2.390588" calcext:value-type="float">
            <text:p>2,390588</text:p>
          </table:table-cell>
          <table:table-cell office:value-type="float" office:value="2.065855" calcext:value-type="float">
            <text:p>2,065855</text:p>
          </table:table-cell>
          <table:table-cell office:value-type="float" office:value="0.3405" calcext:value-type="float">
            <text:p>0,3405</text:p>
          </table:table-cell>
          <table:table-cell office:value-type="float" office:value="22.731531" calcext:value-type="float">
            <text:p>22,731531</text:p>
          </table:table-cell>
        </table:table-row>
        <table:table-row table:style-name="ro1">
          <table:table-cell office:value-type="float" office:value="2.29175" calcext:value-type="float">
            <text:p>2,29175</text:p>
          </table:table-cell>
          <table:table-cell office:value-type="float" office:value="1.978964" calcext:value-type="float">
            <text:p>1,978964</text:p>
          </table:table-cell>
          <table:table-cell office:value-type="float" office:value="0.3995" calcext:value-type="float">
            <text:p>0,3995</text:p>
          </table:table-cell>
          <table:table-cell office:value-type="float" office:value="22.72988" calcext:value-type="float">
            <text:p>22,72988</text:p>
          </table:table-cell>
        </table:table-row>
        <table:table-row table:style-name="ro1">
          <table:table-cell office:value-type="float" office:value="2.237116" calcext:value-type="float">
            <text:p>2,237116</text:p>
          </table:table-cell>
          <table:table-cell office:value-type="float" office:value="1.934949" calcext:value-type="float">
            <text:p>1,934949</text:p>
          </table:table-cell>
          <table:table-cell office:value-type="float" office:value="0.4195" calcext:value-type="float">
            <text:p>0,4195</text:p>
          </table:table-cell>
          <table:table-cell office:value-type="float" office:value="22.638768" calcext:value-type="float">
            <text:p>22,638768</text:p>
          </table:table-cell>
        </table:table-row>
        <table:table-row table:style-name="ro1">
          <table:table-cell office:value-type="float" office:value="2.165081" calcext:value-type="float">
            <text:p>2,165081</text:p>
          </table:table-cell>
          <table:table-cell office:value-type="float" office:value="1.864878" calcext:value-type="float">
            <text:p>1,864878</text:p>
          </table:table-cell>
          <table:table-cell office:value-type="float" office:value="0.423" calcext:value-type="float">
            <text:p>0,423</text:p>
          </table:table-cell>
          <table:table-cell office:value-type="float" office:value="22.886142" calcext:value-type="float">
            <text:p>22,886142</text:p>
          </table:table-cell>
        </table:table-row>
        <table:table-row table:style-name="ro1">
          <table:table-cell office:value-type="float" office:value="2.144932" calcext:value-type="float">
            <text:p>2,144932</text:p>
          </table:table-cell>
          <table:table-cell office:value-type="float" office:value="1.89132" calcext:value-type="float">
            <text:p>1,89132</text:p>
          </table:table-cell>
          <table:table-cell office:value-type="float" office:value="0.4275" calcext:value-type="float">
            <text:p>0,4275</text:p>
          </table:table-cell>
          <table:table-cell office:value-type="float" office:value="24.561586" calcext:value-type="float">
            <text:p>24,561586</text:p>
          </table:table-cell>
        </table:table-row>
        <table:table-row table:style-name="ro1">
          <table:table-cell office:value-type="float" office:value="2.104846" calcext:value-type="float">
            <text:p>2,104846</text:p>
          </table:table-cell>
          <table:table-cell office:value-type="float" office:value="1.782203" calcext:value-type="float">
            <text:p>1,782203</text:p>
          </table:table-cell>
          <table:table-cell office:value-type="float" office:value="0.462" calcext:value-type="float">
            <text:p>0,462</text:p>
          </table:table-cell>
          <table:table-cell office:value-type="float" office:value="23.406505" calcext:value-type="float">
            <text:p>23,406505</text:p>
          </table:table-cell>
        </table:table-row>
        <table:table-row table:style-name="ro1">
          <table:table-cell office:value-type="float" office:value="2.081246" calcext:value-type="float">
            <text:p>2,081246</text:p>
          </table:table-cell>
          <table:table-cell office:value-type="float" office:value="1.763236" calcext:value-type="float">
            <text:p>1,763236</text:p>
          </table:table-cell>
          <table:table-cell office:value-type="float" office:value="0.464" calcext:value-type="float">
            <text:p>0,464</text:p>
          </table:table-cell>
          <table:table-cell office:value-type="float" office:value="24.01833" calcext:value-type="float">
            <text:p>24,01833</text:p>
          </table:table-cell>
        </table:table-row>
        <table:table-row table:style-name="ro1">
          <table:table-cell office:value-type="float" office:value="2.030426" calcext:value-type="float">
            <text:p>2,030426</text:p>
          </table:table-cell>
          <table:table-cell office:value-type="float" office:value="1.736214" calcext:value-type="float">
            <text:p>1,736214</text:p>
          </table:table-cell>
          <table:table-cell office:value-type="float" office:value="0.455" calcext:value-type="float">
            <text:p>0,455</text:p>
          </table:table-cell>
          <table:table-cell office:value-type="float" office:value="24.603044" calcext:value-type="float">
            <text:p>24,603044</text:p>
          </table:table-cell>
        </table:table-row>
        <table:table-row table:style-name="ro1">
          <table:table-cell office:value-type="float" office:value="1.984054" calcext:value-type="float">
            <text:p>1,984054</text:p>
          </table:table-cell>
          <table:table-cell office:value-type="float" office:value="1.752493" calcext:value-type="float">
            <text:p>1,752493</text:p>
          </table:table-cell>
          <table:table-cell office:value-type="float" office:value="0.4495" calcext:value-type="float">
            <text:p>0,4495</text:p>
          </table:table-cell>
          <table:table-cell office:value-type="float" office:value="24.645402" calcext:value-type="float">
            <text:p>24,645402</text:p>
          </table:table-cell>
        </table:table-row>
        <table:table-row table:style-name="ro1">
          <table:table-cell office:value-type="float" office:value="1.963482" calcext:value-type="float">
            <text:p>1,963482</text:p>
          </table:table-cell>
          <table:table-cell office:value-type="float" office:value="1.655184" calcext:value-type="float">
            <text:p>1,655184</text:p>
          </table:table-cell>
          <table:table-cell office:value-type="float" office:value="0.4975" calcext:value-type="float">
            <text:p>0,4975</text:p>
          </table:table-cell>
          <table:table-cell office:value-type="float" office:value="24.600226" calcext:value-type="float">
            <text:p>24,600226</text:p>
          </table:table-cell>
        </table:table-row>
        <table:table-row table:style-name="ro1">
          <table:table-cell office:value-type="float" office:value="1.93483" calcext:value-type="float">
            <text:p>1,93483</text:p>
          </table:table-cell>
          <table:table-cell office:value-type="float" office:value="1.644871" calcext:value-type="float">
            <text:p>1,644871</text:p>
          </table:table-cell>
          <table:table-cell office:value-type="float" office:value="0.4915" calcext:value-type="float">
            <text:p>0,4915</text:p>
          </table:table-cell>
          <table:table-cell office:value-type="float" office:value="24.596319" calcext:value-type="float">
            <text:p>24,596319</text:p>
          </table:table-cell>
        </table:table-row>
        <table:table-row table:style-name="ro1">
          <table:table-cell office:value-type="float" office:value="1.904434" calcext:value-type="float">
            <text:p>1,904434</text:p>
          </table:table-cell>
          <table:table-cell office:value-type="float" office:value="1.649716" calcext:value-type="float">
            <text:p>1,649716</text:p>
          </table:table-cell>
          <table:table-cell office:value-type="float" office:value="0.4935" calcext:value-type="float">
            <text:p>0,4935</text:p>
          </table:table-cell>
          <table:table-cell office:value-type="float" office:value="24.788652" calcext:value-type="float">
            <text:p>24,788652</text:p>
          </table:table-cell>
        </table:table-row>
        <table:table-row table:style-name="ro1">
          <table:table-cell office:value-type="float" office:value="1.879602" calcext:value-type="float">
            <text:p>1,879602</text:p>
          </table:table-cell>
          <table:table-cell office:value-type="float" office:value="1.666596" calcext:value-type="float">
            <text:p>1,666596</text:p>
          </table:table-cell>
          <table:table-cell office:value-type="float" office:value="0.4675" calcext:value-type="float">
            <text:p>0,4675</text:p>
          </table:table-cell>
          <table:table-cell office:value-type="float" office:value="24.90995" calcext:value-type="float">
            <text:p>24,90995</text:p>
          </table:table-cell>
        </table:table-row>
        <table:table-row table:style-name="ro1">
          <table:table-cell office:value-type="float" office:value="1.851636" calcext:value-type="float">
            <text:p>1,851636</text:p>
          </table:table-cell>
          <table:table-cell office:value-type="float" office:value="1.5641" calcext:value-type="float">
            <text:p>1,5641</text:p>
          </table:table-cell>
          <table:table-cell office:value-type="float" office:value="0.521" calcext:value-type="float">
            <text:p>0,521</text:p>
          </table:table-cell>
          <table:table-cell office:value-type="float" office:value="27.070784" calcext:value-type="float">
            <text:p>27,070784</text:p>
          </table:table-cell>
        </table:table-row>
        <table:table-row table:style-name="ro1">
          <table:table-cell office:value-type="float" office:value="1.844016" calcext:value-type="float">
            <text:p>1,844016</text:p>
          </table:table-cell>
          <table:table-cell office:value-type="float" office:value="1.51121" calcext:value-type="float">
            <text:p>1,51121</text:p>
          </table:table-cell>
          <table:table-cell office:value-type="float" office:value="0.552" calcext:value-type="float">
            <text:p>0,552</text:p>
          </table:table-cell>
          <table:table-cell office:value-type="float" office:value="24.817057" calcext:value-type="float">
            <text:p>24,817057</text:p>
          </table:table-cell>
        </table:table-row>
        <table:table-row table:style-name="ro1">
          <table:table-cell office:value-type="float" office:value="1.824156" calcext:value-type="float">
            <text:p>1,824156</text:p>
          </table:table-cell>
          <table:table-cell office:value-type="float" office:value="1.547867" calcext:value-type="float">
            <text:p>1,547867</text:p>
          </table:table-cell>
          <table:table-cell office:value-type="float" office:value="0.517" calcext:value-type="float">
            <text:p>0,517</text:p>
          </table:table-cell>
          <table:table-cell office:value-type="float" office:value="25.238813" calcext:value-type="float">
            <text:p>25,238813</text:p>
          </table:table-cell>
        </table:table-row>
        <table:table-row table:style-name="ro1">
          <table:table-cell office:value-type="float" office:value="1.822959" calcext:value-type="float">
            <text:p>1,822959</text:p>
          </table:table-cell>
          <table:table-cell office:value-type="float" office:value="1.473938" calcext:value-type="float">
            <text:p>1,473938</text:p>
          </table:table-cell>
          <table:table-cell office:value-type="float" office:value="0.5445" calcext:value-type="float">
            <text:p>0,5445</text:p>
          </table:table-cell>
          <table:table-cell office:value-type="float" office:value="26.363256" calcext:value-type="float">
            <text:p>26,363256</text:p>
          </table:table-cell>
        </table:table-row>
        <table:table-row table:style-name="ro1">
          <table:table-cell office:value-type="float" office:value="1.776966" calcext:value-type="float">
            <text:p>1,776966</text:p>
          </table:table-cell>
          <table:table-cell office:value-type="float" office:value="1.46247" calcext:value-type="float">
            <text:p>1,46247</text:p>
          </table:table-cell>
          <table:table-cell office:value-type="float" office:value="0.5655" calcext:value-type="float">
            <text:p>0,5655</text:p>
          </table:table-cell>
          <table:table-cell office:value-type="float" office:value="26.64936" calcext:value-type="float">
            <text:p>26,64936</text:p>
          </table:table-cell>
        </table:table-row>
        <table:table-row table:style-name="ro1">
          <table:table-cell office:value-type="float" office:value="1.714068" calcext:value-type="float">
            <text:p>1,714068</text:p>
          </table:table-cell>
          <table:table-cell office:value-type="float" office:value="1.438607" calcext:value-type="float">
            <text:p>1,438607</text:p>
          </table:table-cell>
          <table:table-cell office:value-type="float" office:value="0.5705" calcext:value-type="float">
            <text:p>0,5705</text:p>
          </table:table-cell>
          <table:table-cell office:value-type="float" office:value="26.163865" calcext:value-type="float">
            <text:p>26,163865</text:p>
          </table:table-cell>
        </table:table-row>
        <table:table-row table:style-name="ro1">
          <table:table-cell office:value-type="float" office:value="1.716932" calcext:value-type="float">
            <text:p>1,716932</text:p>
          </table:table-cell>
          <table:table-cell office:value-type="float" office:value="1.423318" calcext:value-type="float">
            <text:p>1,423318</text:p>
          </table:table-cell>
          <table:table-cell office:value-type="float" office:value="0.5635" calcext:value-type="float">
            <text:p>0,5635</text:p>
          </table:table-cell>
          <table:table-cell office:value-type="float" office:value="27.964389" calcext:value-type="float">
            <text:p>27,964389</text:p>
          </table:table-cell>
        </table:table-row>
        <table:table-row table:style-name="ro1">
          <table:table-cell office:value-type="float" office:value="1.696002" calcext:value-type="float">
            <text:p>1,696002</text:p>
          </table:table-cell>
          <table:table-cell office:value-type="float" office:value="1.382754" calcext:value-type="float">
            <text:p>1,382754</text:p>
          </table:table-cell>
          <table:table-cell office:value-type="float" office:value="0.5665" calcext:value-type="float">
            <text:p>0,5665</text:p>
          </table:table-cell>
          <table:table-cell office:value-type="float" office:value="26.440221" calcext:value-type="float">
            <text:p>26,440221</text:p>
          </table:table-cell>
        </table:table-row>
        <table:table-row table:style-name="ro1">
          <table:table-cell office:value-type="float" office:value="1.658943" calcext:value-type="float">
            <text:p>1,658943</text:p>
          </table:table-cell>
          <table:table-cell office:value-type="float" office:value="1.380604" calcext:value-type="float">
            <text:p>1,380604</text:p>
          </table:table-cell>
          <table:table-cell office:value-type="float" office:value="0.5735" calcext:value-type="float">
            <text:p>0,5735</text:p>
          </table:table-cell>
          <table:table-cell office:value-type="float" office:value="26.43031" calcext:value-type="float">
            <text:p>26,43031</text:p>
          </table:table-cell>
        </table:table-row>
        <table:table-row table:style-name="ro1">
          <table:table-cell office:value-type="float" office:value="1.660978" calcext:value-type="float">
            <text:p>1,660978</text:p>
          </table:table-cell>
          <table:table-cell office:value-type="float" office:value="1.355867" calcext:value-type="float">
            <text:p>1,355867</text:p>
          </table:table-cell>
          <table:table-cell office:value-type="float" office:value="0.5825" calcext:value-type="float">
            <text:p>0,5825</text:p>
          </table:table-cell>
          <table:table-cell office:value-type="float" office:value="27.99024" calcext:value-type="float">
            <text:p>27,99024</text:p>
          </table:table-cell>
        </table:table-row>
        <table:table-row table:style-name="ro1">
          <table:table-cell office:value-type="float" office:value="1.622398" calcext:value-type="float">
            <text:p>1,622398</text:p>
          </table:table-cell>
          <table:table-cell office:value-type="float" office:value="1.352913" calcext:value-type="float">
            <text:p>1,352913</text:p>
          </table:table-cell>
          <table:table-cell office:value-type="float" office:value="0.5965" calcext:value-type="float">
            <text:p>0,5965</text:p>
          </table:table-cell>
          <table:table-cell office:value-type="float" office:value="26.91955" calcext:value-type="float">
            <text:p>26,91955</text:p>
          </table:table-cell>
        </table:table-row>
        <table:table-row table:style-name="ro1">
          <table:table-cell office:value-type="float" office:value="1.62664" calcext:value-type="float">
            <text:p>1,62664</text:p>
          </table:table-cell>
          <table:table-cell office:value-type="float" office:value="1.287022" calcext:value-type="float">
            <text:p>1,287022</text:p>
          </table:table-cell>
          <table:table-cell office:value-type="float" office:value="0.6165" calcext:value-type="float">
            <text:p>0,6165</text:p>
          </table:table-cell>
          <table:table-cell office:value-type="float" office:value="27.636874" calcext:value-type="float">
            <text:p>27,636874</text:p>
          </table:table-cell>
        </table:table-row>
        <table:table-row table:style-name="ro1">
          <table:table-cell office:value-type="float" office:value="1.624956" calcext:value-type="float">
            <text:p>1,624956</text:p>
          </table:table-cell>
          <table:table-cell office:value-type="float" office:value="1.308168" calcext:value-type="float">
            <text:p>1,308168</text:p>
          </table:table-cell>
          <table:table-cell office:value-type="float" office:value="0.5975" calcext:value-type="float">
            <text:p>0,5975</text:p>
          </table:table-cell>
          <table:table-cell office:value-type="float" office:value="27.834167" calcext:value-type="float">
            <text:p>27,834167</text:p>
          </table:table-cell>
        </table:table-row>
        <table:table-row table:style-name="ro1">
          <table:table-cell office:value-type="float" office:value="1.5893" calcext:value-type="float">
            <text:p>1,5893</text:p>
          </table:table-cell>
          <table:table-cell office:value-type="float" office:value="1.330113" calcext:value-type="float">
            <text:p>1,330113</text:p>
          </table:table-cell>
          <table:table-cell office:value-type="float" office:value="0.586" calcext:value-type="float">
            <text:p>0,586</text:p>
          </table:table-cell>
          <table:table-cell office:value-type="float" office:value="27.346395" calcext:value-type="float">
            <text:p>27,346395</text:p>
          </table:table-cell>
        </table:table-row>
        <table:table-row table:style-name="ro1">
          <table:table-cell office:value-type="float" office:value="1.57511" calcext:value-type="float">
            <text:p>1,57511</text:p>
          </table:table-cell>
          <table:table-cell office:value-type="float" office:value="1.336723" calcext:value-type="float">
            <text:p>1,336723</text:p>
          </table:table-cell>
          <table:table-cell office:value-type="float" office:value="0.572" calcext:value-type="float">
            <text:p>0,572</text:p>
          </table:table-cell>
          <table:table-cell office:value-type="float" office:value="27.910586" calcext:value-type="float">
            <text:p>27,910586</text:p>
          </table:table-cell>
        </table:table-row>
        <table:table-row table:style-name="ro1">
          <table:table-cell office:value-type="float" office:value="1.575597" calcext:value-type="float">
            <text:p>1,575597</text:p>
          </table:table-cell>
          <table:table-cell office:value-type="float" office:value="1.264316" calcext:value-type="float">
            <text:p>1,264316</text:p>
          </table:table-cell>
          <table:table-cell office:value-type="float" office:value="0.617" calcext:value-type="float">
            <text:p>0,617</text:p>
          </table:table-cell>
          <table:table-cell office:value-type="float" office:value="27.968189" calcext:value-type="float">
            <text:p>27,968189</text:p>
          </table:table-cell>
        </table:table-row>
        <table:table-row table:style-name="ro1">
          <table:table-cell office:value-type="float" office:value="1.526925" calcext:value-type="float">
            <text:p>1,526925</text:p>
          </table:table-cell>
          <table:table-cell office:value-type="float" office:value="1.249422" calcext:value-type="float">
            <text:p>1,249422</text:p>
          </table:table-cell>
          <table:table-cell office:value-type="float" office:value="0.6095" calcext:value-type="float">
            <text:p>0,6095</text:p>
          </table:table-cell>
          <table:table-cell office:value-type="float" office:value="27.806081" calcext:value-type="float">
            <text:p>27,806081</text:p>
          </table:table-cell>
        </table:table-row>
        <table:table-row table:style-name="ro1">
          <table:table-cell office:value-type="float" office:value="1.533677" calcext:value-type="float">
            <text:p>1,533677</text:p>
          </table:table-cell>
          <table:table-cell office:value-type="float" office:value="1.252114" calcext:value-type="float">
            <text:p>1,252114</text:p>
          </table:table-cell>
          <table:table-cell office:value-type="float" office:value="0.602" calcext:value-type="float">
            <text:p>0,602</text:p>
          </table:table-cell>
          <table:table-cell office:value-type="float" office:value="28.012366" calcext:value-type="float">
            <text:p>28,012366</text:p>
          </table:table-cell>
        </table:table-row>
        <table:table-row table:style-name="ro1">
          <table:table-cell office:value-type="float" office:value="1.498995" calcext:value-type="float">
            <text:p>1,498995</text:p>
          </table:table-cell>
          <table:table-cell office:value-type="float" office:value="1.26551" calcext:value-type="float">
            <text:p>1,26551</text:p>
          </table:table-cell>
          <table:table-cell office:value-type="float" office:value="0.611" calcext:value-type="float">
            <text:p>0,611</text:p>
          </table:table-cell>
          <table:table-cell office:value-type="float" office:value="28.020844" calcext:value-type="float">
            <text:p>28,020844</text:p>
          </table:table-cell>
        </table:table-row>
        <table:table-row table:style-name="ro1">
          <table:table-cell office:value-type="float" office:value="1.524102" calcext:value-type="float">
            <text:p>1,524102</text:p>
          </table:table-cell>
          <table:table-cell office:value-type="float" office:value="1.211257" calcext:value-type="float">
            <text:p>1,211257</text:p>
          </table:table-cell>
          <table:table-cell office:value-type="float" office:value="0.628" calcext:value-type="float">
            <text:p>0,628</text:p>
          </table:table-cell>
          <table:table-cell office:value-type="float" office:value="27.849829" calcext:value-type="float">
            <text:p>27,849829</text:p>
          </table:table-cell>
        </table:table-row>
        <table:table-row table:style-name="ro1">
          <table:table-cell office:value-type="float" office:value="1.47593" calcext:value-type="float">
            <text:p>1,47593</text:p>
          </table:table-cell>
          <table:table-cell office:value-type="float" office:value="1.205089" calcext:value-type="float">
            <text:p>1,205089</text:p>
          </table:table-cell>
          <table:table-cell office:value-type="float" office:value="0.642" calcext:value-type="float">
            <text:p>0,642</text:p>
          </table:table-cell>
          <table:table-cell office:value-type="float" office:value="27.848557" calcext:value-type="float">
            <text:p>27,848557</text:p>
          </table:table-cell>
        </table:table-row>
        <table:table-row table:style-name="ro1">
          <table:table-cell office:value-type="float" office:value="1.505438" calcext:value-type="float">
            <text:p>1,505438</text:p>
          </table:table-cell>
          <table:table-cell office:value-type="float" office:value="1.174846" calcext:value-type="float">
            <text:p>1,174846</text:p>
          </table:table-cell>
          <table:table-cell office:value-type="float" office:value="0.641" calcext:value-type="float">
            <text:p>0,641</text:p>
          </table:table-cell>
          <table:table-cell office:value-type="float" office:value="27.955754" calcext:value-type="float">
            <text:p>27,955754</text:p>
          </table:table-cell>
        </table:table-row>
        <table:table-row table:style-name="ro1">
          <table:table-cell office:value-type="float" office:value="1.470396" calcext:value-type="float">
            <text:p>1,470396</text:p>
          </table:table-cell>
          <table:table-cell office:value-type="float" office:value="1.172147" calcext:value-type="float">
            <text:p>1,172147</text:p>
          </table:table-cell>
          <table:table-cell office:value-type="float" office:value="0.6395" calcext:value-type="float">
            <text:p>0,6395</text:p>
          </table:table-cell>
          <table:table-cell office:value-type="float" office:value="28.215397" calcext:value-type="float">
            <text:p>28,215397</text:p>
          </table:table-cell>
        </table:table-row>
        <table:table-row table:style-name="ro1">
          <table:table-cell office:value-type="float" office:value="1.453735" calcext:value-type="float">
            <text:p>1,453735</text:p>
          </table:table-cell>
          <table:table-cell office:value-type="float" office:value="1.186871" calcext:value-type="float">
            <text:p>1,186871</text:p>
          </table:table-cell>
          <table:table-cell office:value-type="float" office:value="0.6305" calcext:value-type="float">
            <text:p>0,6305</text:p>
          </table:table-cell>
          <table:table-cell office:value-type="float" office:value="28.059769" calcext:value-type="float">
            <text:p>28,059769</text:p>
          </table:table-cell>
        </table:table-row>
        <table:table-row table:style-name="ro1">
          <table:table-cell office:value-type="float" office:value="1.421864" calcext:value-type="float">
            <text:p>1,421864</text:p>
          </table:table-cell>
          <table:table-cell office:value-type="float" office:value="1.225914" calcext:value-type="float">
            <text:p>1,225914</text:p>
          </table:table-cell>
          <table:table-cell office:value-type="float" office:value="0.6255" calcext:value-type="float">
            <text:p>0,6255</text:p>
          </table:table-cell>
          <table:table-cell office:value-type="float" office:value="28.248434" calcext:value-type="float">
            <text:p>28,248434</text:p>
          </table:table-cell>
        </table:table-row>
        <table:table-row table:style-name="ro1">
          <table:table-cell office:value-type="float" office:value="1.421828" calcext:value-type="float">
            <text:p>1,421828</text:p>
          </table:table-cell>
          <table:table-cell office:value-type="float" office:value="1.170707" calcext:value-type="float">
            <text:p>1,170707</text:p>
          </table:table-cell>
          <table:table-cell office:value-type="float" office:value="0.642" calcext:value-type="float">
            <text:p>0,642</text:p>
          </table:table-cell>
          <table:table-cell office:value-type="float" office:value="28.2573" calcext:value-type="float">
            <text:p>28,2573</text:p>
          </table:table-cell>
        </table:table-row>
        <table:table-row table:style-name="ro1">
          <table:table-cell office:value-type="float" office:value="1.425317" calcext:value-type="float">
            <text:p>1,425317</text:p>
          </table:table-cell>
          <table:table-cell office:value-type="float" office:value="1.170504" calcext:value-type="float">
            <text:p>1,170504</text:p>
          </table:table-cell>
          <table:table-cell office:value-type="float" office:value="0.6285" calcext:value-type="float">
            <text:p>0,6285</text:p>
          </table:table-cell>
          <table:table-cell office:value-type="float" office:value="28.174852" calcext:value-type="float">
            <text:p>28,174852</text:p>
          </table:table-cell>
        </table:table-row>
        <table:table-row table:style-name="ro1">
          <table:table-cell office:value-type="float" office:value="1.40588" calcext:value-type="float">
            <text:p>1,40588</text:p>
          </table:table-cell>
          <table:table-cell office:value-type="float" office:value="1.160448" calcext:value-type="float">
            <text:p>1,160448</text:p>
          </table:table-cell>
          <table:table-cell office:value-type="float" office:value="0.644" calcext:value-type="float">
            <text:p>0,644</text:p>
          </table:table-cell>
          <table:table-cell office:value-type="float" office:value="28.293982" calcext:value-type="float">
            <text:p>28,293982</text:p>
          </table:table-cell>
        </table:table-row>
        <table:table-row table:style-name="ro1">
          <table:table-cell office:value-type="float" office:value="1.379441" calcext:value-type="float">
            <text:p>1,379441</text:p>
          </table:table-cell>
          <table:table-cell office:value-type="float" office:value="1.130731" calcext:value-type="float">
            <text:p>1,130731</text:p>
          </table:table-cell>
          <table:table-cell office:value-type="float" office:value="0.6445" calcext:value-type="float">
            <text:p>0,6445</text:p>
          </table:table-cell>
          <table:table-cell office:value-type="float" office:value="28.198521" calcext:value-type="float">
            <text:p>28,198521</text:p>
          </table:table-cell>
        </table:table-row>
        <table:table-row table:style-name="ro1">
          <table:table-cell office:value-type="float" office:value="1.380523" calcext:value-type="float">
            <text:p>1,380523</text:p>
          </table:table-cell>
          <table:table-cell office:value-type="float" office:value="1.101744" calcext:value-type="float">
            <text:p>1,101744</text:p>
          </table:table-cell>
          <table:table-cell office:value-type="float" office:value="0.656" calcext:value-type="float">
            <text:p>0,656</text:p>
          </table:table-cell>
          <table:table-cell office:value-type="float" office:value="28.295917" calcext:value-type="float">
            <text:p>28,295917</text:p>
          </table:table-cell>
        </table:table-row>
        <table:table-row table:style-name="ro1">
          <table:table-cell office:value-type="float" office:value="1.411893" calcext:value-type="float">
            <text:p>1,411893</text:p>
          </table:table-cell>
          <table:table-cell office:value-type="float" office:value="1.107602" calcext:value-type="float">
            <text:p>1,107602</text:p>
          </table:table-cell>
          <table:table-cell office:value-type="float" office:value="0.657" calcext:value-type="float">
            <text:p>0,657</text:p>
          </table:table-cell>
          <table:table-cell office:value-type="float" office:value="28.100808" calcext:value-type="float">
            <text:p>28,100808</text:p>
          </table:table-cell>
        </table:table-row>
        <table:table-row table:style-name="ro1">
          <table:table-cell office:value-type="float" office:value="1.348896" calcext:value-type="float">
            <text:p>1,348896</text:p>
          </table:table-cell>
          <table:table-cell office:value-type="float" office:value="1.212155" calcext:value-type="float">
            <text:p>1,212155</text:p>
          </table:table-cell>
          <table:table-cell office:value-type="float" office:value="0.6235" calcext:value-type="float">
            <text:p>0,6235</text:p>
          </table:table-cell>
          <table:table-cell office:value-type="float" office:value="28.243304" calcext:value-type="float">
            <text:p>28,243304</text:p>
          </table:table-cell>
        </table:table-row>
        <table:table-row table:style-name="ro1">
          <table:table-cell office:value-type="float" office:value="1.372335" calcext:value-type="float">
            <text:p>1,372335</text:p>
          </table:table-cell>
          <table:table-cell office:value-type="float" office:value="1.094249" calcext:value-type="float">
            <text:p>1,094249</text:p>
          </table:table-cell>
          <table:table-cell office:value-type="float" office:value="0.6615" calcext:value-type="float">
            <text:p>0,6615</text:p>
          </table:table-cell>
          <table:table-cell office:value-type="float" office:value="28.359844" calcext:value-type="float">
            <text:p>28,359844</text:p>
          </table:table-cell>
        </table:table-row>
        <table:table-row table:style-name="ro1">
          <table:table-cell office:value-type="float" office:value="1.365361" calcext:value-type="float">
            <text:p>1,365361</text:p>
          </table:table-cell>
          <table:table-cell office:value-type="float" office:value="1.106935" calcext:value-type="float">
            <text:p>1,106935</text:p>
          </table:table-cell>
          <table:table-cell office:value-type="float" office:value="0.6605" calcext:value-type="float">
            <text:p>0,6605</text:p>
          </table:table-cell>
          <table:table-cell office:value-type="float" office:value="28.272962" calcext:value-type="float">
            <text:p>28,272962</text:p>
          </table:table-cell>
        </table:table-row>
        <table:table-row table:style-name="ro1">
          <table:table-cell office:value-type="float" office:value="1.319938" calcext:value-type="float">
            <text:p>1,319938</text:p>
          </table:table-cell>
          <table:table-cell office:value-type="float" office:value="1.110122" calcext:value-type="float">
            <text:p>1,110122</text:p>
          </table:table-cell>
          <table:table-cell office:value-type="float" office:value="0.661" calcext:value-type="float">
            <text:p>0,661</text:p>
          </table:table-cell>
          <table:table-cell office:value-type="float" office:value="28.341926" calcext:value-type="float">
            <text:p>28,341926</text:p>
          </table:table-cell>
        </table:table-row>
        <table:table-row table:style-name="ro1">
          <table:table-cell office:value-type="float" office:value="1.313993" calcext:value-type="float">
            <text:p>1,313993</text:p>
          </table:table-cell>
          <table:table-cell office:value-type="float" office:value="1.112838" calcext:value-type="float">
            <text:p>1,112838</text:p>
          </table:table-cell>
          <table:table-cell office:value-type="float" office:value="0.6545" calcext:value-type="float">
            <text:p>0,6545</text:p>
          </table:table-cell>
          <table:table-cell office:value-type="float" office:value="28.325167" calcext:value-type="float">
            <text:p>28,325167</text:p>
          </table:table-cell>
        </table:table-row>
        <table:table-row table:style-name="ro1">
          <table:table-cell office:value-type="float" office:value="1.289095" calcext:value-type="float">
            <text:p>1,289095</text:p>
          </table:table-cell>
          <table:table-cell office:value-type="float" office:value="1.065821" calcext:value-type="float">
            <text:p>1,065821</text:p>
          </table:table-cell>
          <table:table-cell office:value-type="float" office:value="0.675" calcext:value-type="float">
            <text:p>0,675</text:p>
          </table:table-cell>
          <table:table-cell office:value-type="float" office:value="28.31305" calcext:value-type="float">
            <text:p>28,31305</text:p>
          </table:table-cell>
        </table:table-row>
        <table:table-row table:style-name="ro1">
          <table:table-cell office:value-type="float" office:value="1.302445" calcext:value-type="float">
            <text:p>1,302445</text:p>
          </table:table-cell>
          <table:table-cell office:value-type="float" office:value="1.07817" calcext:value-type="float">
            <text:p>1,07817</text:p>
          </table:table-cell>
          <table:table-cell office:value-type="float" office:value="0.6695" calcext:value-type="float">
            <text:p>0,6695</text:p>
          </table:table-cell>
          <table:table-cell office:value-type="float" office:value="28.370963" calcext:value-type="float">
            <text:p>28,370963</text:p>
          </table:table-cell>
        </table:table-row>
        <table:table-row table:style-name="ro1">
          <table:table-cell office:value-type="float" office:value="1.291256" calcext:value-type="float">
            <text:p>1,291256</text:p>
          </table:table-cell>
          <table:table-cell office:value-type="float" office:value="1.019116" calcext:value-type="float">
            <text:p>1,019116</text:p>
          </table:table-cell>
          <table:table-cell office:value-type="float" office:value="0.6905" calcext:value-type="float">
            <text:p>0,6905</text:p>
          </table:table-cell>
          <table:table-cell office:value-type="float" office:value="28.382441" calcext:value-type="float">
            <text:p>28,382441</text:p>
          </table:table-cell>
        </table:table-row>
        <table:table-row table:style-name="ro1">
          <table:table-cell office:value-type="float" office:value="1.252242" calcext:value-type="float">
            <text:p>1,252242</text:p>
          </table:table-cell>
          <table:table-cell office:value-type="float" office:value="1.036854" calcext:value-type="float">
            <text:p>1,036854</text:p>
          </table:table-cell>
          <table:table-cell office:value-type="float" office:value="0.6845" calcext:value-type="float">
            <text:p>0,6845</text:p>
          </table:table-cell>
          <table:table-cell office:value-type="float" office:value="28.338607" calcext:value-type="float">
            <text:p>28,338607</text:p>
          </table:table-cell>
        </table:table-row>
        <table:table-row table:style-name="ro1">
          <table:table-cell office:value-type="float" office:value="1.252662" calcext:value-type="float">
            <text:p>1,252662</text:p>
          </table:table-cell>
          <table:table-cell office:value-type="float" office:value="1.034298" calcext:value-type="float">
            <text:p>1,034298</text:p>
          </table:table-cell>
          <table:table-cell office:value-type="float" office:value="0.6755" calcext:value-type="float">
            <text:p>0,6755</text:p>
          </table:table-cell>
          <table:table-cell office:value-type="float" office:value="28.317625" calcext:value-type="float">
            <text:p>28,317625</text:p>
          </table:table-cell>
        </table:table-row>
        <table:table-row table:style-name="ro1">
          <table:table-cell office:value-type="float" office:value="1.280637" calcext:value-type="float">
            <text:p>1,280637</text:p>
          </table:table-cell>
          <table:table-cell office:value-type="float" office:value="1.088398" calcext:value-type="float">
            <text:p>1,088398</text:p>
          </table:table-cell>
          <table:table-cell office:value-type="float" office:value="0.6725" calcext:value-type="float">
            <text:p>0,6725</text:p>
          </table:table-cell>
          <table:table-cell office:value-type="float" office:value="28.338707" calcext:value-type="float">
            <text:p>28,338707</text:p>
          </table:table-cell>
        </table:table-row>
        <table:table-row table:style-name="ro1">
          <table:table-cell office:value-type="float" office:value="1.299781" calcext:value-type="float">
            <text:p>1,299781</text:p>
          </table:table-cell>
          <table:table-cell office:value-type="float" office:value="1.029703" calcext:value-type="float">
            <text:p>1,029703</text:p>
          </table:table-cell>
          <table:table-cell office:value-type="float" office:value="0.675" calcext:value-type="float">
            <text:p>0,675</text:p>
          </table:table-cell>
          <table:table-cell office:value-type="float" office:value="28.351212" calcext:value-type="float">
            <text:p>28,351212</text:p>
          </table:table-cell>
        </table:table-row>
        <table:table-row table:style-name="ro1">
          <table:table-cell office:value-type="float" office:value="1.264397" calcext:value-type="float">
            <text:p>1,264397</text:p>
          </table:table-cell>
          <table:table-cell office:value-type="float" office:value="1.026575" calcext:value-type="float">
            <text:p>1,026575</text:p>
          </table:table-cell>
          <table:table-cell office:value-type="float" office:value="0.6815" calcext:value-type="float">
            <text:p>0,6815</text:p>
          </table:table-cell>
          <table:table-cell office:value-type="float" office:value="28.389758" calcext:value-type="float">
            <text:p>28,389758</text:p>
          </table:table-cell>
        </table:table-row>
        <table:table-row table:style-name="ro1">
          <table:table-cell office:value-type="float" office:value="1.252941" calcext:value-type="float">
            <text:p>1,252941</text:p>
          </table:table-cell>
          <table:table-cell office:value-type="float" office:value="1.10371" calcext:value-type="float">
            <text:p>1,10371</text:p>
          </table:table-cell>
          <table:table-cell office:value-type="float" office:value="0.651" calcext:value-type="float">
            <text:p>0,651</text:p>
          </table:table-cell>
          <table:table-cell office:value-type="float" office:value="28.302251" calcext:value-type="float">
            <text:p>28,302251</text:p>
          </table:table-cell>
        </table:table-row>
        <table:table-row table:style-name="ro1">
          <table:table-cell office:value-type="float" office:value="1.235877" calcext:value-type="float">
            <text:p>1,235877</text:p>
          </table:table-cell>
          <table:table-cell office:value-type="float" office:value="0.991901" calcext:value-type="float">
            <text:p>0,991901</text:p>
          </table:table-cell>
          <table:table-cell office:value-type="float" office:value="0.7" calcext:value-type="float">
            <text:p>0,7</text:p>
          </table:table-cell>
          <table:table-cell office:value-type="float" office:value="28.348313" calcext:value-type="float">
            <text:p>28,348313</text:p>
          </table:table-cell>
        </table:table-row>
        <table:table-row table:style-name="ro1">
          <table:table-cell office:value-type="float" office:value="1.236404" calcext:value-type="float">
            <text:p>1,236404</text:p>
          </table:table-cell>
          <table:table-cell office:value-type="float" office:value="1.017659" calcext:value-type="float">
            <text:p>1,017659</text:p>
          </table:table-cell>
          <table:table-cell office:value-type="float" office:value="0.6845" calcext:value-type="float">
            <text:p>0,6845</text:p>
          </table:table-cell>
          <table:table-cell office:value-type="float" office:value="28.369791" calcext:value-type="float">
            <text:p>28,369791</text:p>
          </table:table-cell>
        </table:table-row>
        <table:table-row table:style-name="ro1">
          <table:table-cell office:value-type="float" office:value="1.207787" calcext:value-type="float">
            <text:p>1,207787</text:p>
          </table:table-cell>
          <table:table-cell office:value-type="float" office:value="1.006665" calcext:value-type="float">
            <text:p>1,006665</text:p>
          </table:table-cell>
          <table:table-cell office:value-type="float" office:value="0.6885" calcext:value-type="float">
            <text:p>0,6885</text:p>
          </table:table-cell>
          <table:table-cell office:value-type="float" office:value="28.380033" calcext:value-type="float">
            <text:p>28,380033</text:p>
          </table:table-cell>
        </table:table-row>
        <table:table-row table:style-name="ro1">
          <table:table-cell office:value-type="float" office:value="1.24305" calcext:value-type="float">
            <text:p>1,24305</text:p>
          </table:table-cell>
          <table:table-cell office:value-type="float" office:value="0.991373" calcext:value-type="float">
            <text:p>0,991373</text:p>
          </table:table-cell>
          <table:table-cell office:value-type="float" office:value="0.6985" calcext:value-type="float">
            <text:p>0,6985</text:p>
          </table:table-cell>
          <table:table-cell office:value-type="float" office:value="28.35108" calcext:value-type="float">
            <text:p>28,35108</text:p>
          </table:table-cell>
        </table:table-row>
        <table:table-row table:style-name="ro1">
          <table:table-cell office:value-type="float" office:value="1.207468" calcext:value-type="float">
            <text:p>1,207468</text:p>
          </table:table-cell>
          <table:table-cell office:value-type="float" office:value="1.004026" calcext:value-type="float">
            <text:p>1,004026</text:p>
          </table:table-cell>
          <table:table-cell office:value-type="float" office:value="0.692" calcext:value-type="float">
            <text:p>0,692</text:p>
          </table:table-cell>
          <table:table-cell office:value-type="float" office:value="28.34726" calcext:value-type="float">
            <text:p>28,34726</text:p>
          </table:table-cell>
        </table:table-row>
        <table:table-row table:style-name="ro1">
          <table:table-cell office:value-type="float" office:value="1.236702" calcext:value-type="float">
            <text:p>1,236702</text:p>
          </table:table-cell>
          <table:table-cell office:value-type="float" office:value="1.019164" calcext:value-type="float">
            <text:p>1,019164</text:p>
          </table:table-cell>
          <table:table-cell office:value-type="float" office:value="0.685" calcext:value-type="float">
            <text:p>0,685</text:p>
          </table:table-cell>
          <table:table-cell office:value-type="float" office:value="28.355306" calcext:value-type="float">
            <text:p>28,355306</text:p>
          </table:table-cell>
        </table:table-row>
        <table:table-row table:style-name="ro1">
          <table:table-cell office:value-type="float" office:value="1.216855" calcext:value-type="float">
            <text:p>1,216855</text:p>
          </table:table-cell>
          <table:table-cell office:value-type="float" office:value="0.970875" calcext:value-type="float">
            <text:p>0,970875</text:p>
          </table:table-cell>
          <table:table-cell office:value-type="float" office:value="0.7175" calcext:value-type="float">
            <text:p>0,7175</text:p>
          </table:table-cell>
          <table:table-cell office:value-type="float" office:value="28.426694" calcext:value-type="float">
            <text:p>28,426694</text:p>
          </table:table-cell>
        </table:table-row>
        <table:table-row table:style-name="ro1">
          <table:table-cell office:value-type="float" office:value="1.188594" calcext:value-type="float">
            <text:p>1,188594</text:p>
          </table:table-cell>
          <table:table-cell office:value-type="float" office:value="0.994444" calcext:value-type="float">
            <text:p>0,994444</text:p>
          </table:table-cell>
          <table:table-cell office:value-type="float" office:value="0.6975" calcext:value-type="float">
            <text:p>0,6975</text:p>
          </table:table-cell>
          <table:table-cell office:value-type="float" office:value="28.372224" calcext:value-type="float">
            <text:p>28,372224</text:p>
          </table:table-cell>
        </table:table-row>
        <table:table-row table:style-name="ro1">
          <table:table-cell office:value-type="float" office:value="1.187713" calcext:value-type="float">
            <text:p>1,187713</text:p>
          </table:table-cell>
          <table:table-cell office:value-type="float" office:value="0.952347" calcext:value-type="float">
            <text:p>0,952347</text:p>
          </table:table-cell>
          <table:table-cell office:value-type="float" office:value="0.7095" calcext:value-type="float">
            <text:p>0,7095</text:p>
          </table:table-cell>
          <table:table-cell office:value-type="float" office:value="28.284212" calcext:value-type="float">
            <text:p>28,284212</text:p>
          </table:table-cell>
        </table:table-row>
        <table:table-row table:style-name="ro1">
          <table:table-cell office:value-type="float" office:value="1.198984" calcext:value-type="float">
            <text:p>1,198984</text:p>
          </table:table-cell>
          <table:table-cell office:value-type="float" office:value="0.959967" calcext:value-type="float">
            <text:p>0,959967</text:p>
          </table:table-cell>
          <table:table-cell office:value-type="float" office:value="0.7175" calcext:value-type="float">
            <text:p>0,7175</text:p>
          </table:table-cell>
          <table:table-cell office:value-type="float" office:value="28.304755" calcext:value-type="float">
            <text:p>28,304755</text:p>
          </table:table-cell>
        </table:table-row>
        <table:table-row table:style-name="ro1">
          <table:table-cell office:value-type="float" office:value="1.184342" calcext:value-type="float">
            <text:p>1,184342</text:p>
          </table:table-cell>
          <table:table-cell office:value-type="float" office:value="0.95139" calcext:value-type="float">
            <text:p>0,95139</text:p>
          </table:table-cell>
          <table:table-cell office:value-type="float" office:value="0.705" calcext:value-type="float">
            <text:p>0,705</text:p>
          </table:table-cell>
          <table:table-cell office:value-type="float" office:value="28.513812" calcext:value-type="float">
            <text:p>28,513812</text:p>
          </table:table-cell>
        </table:table-row>
        <table:table-row table:style-name="ro1">
          <table:table-cell office:value-type="float" office:value="1.191242" calcext:value-type="float">
            <text:p>1,191242</text:p>
          </table:table-cell>
          <table:table-cell office:value-type="float" office:value="0.947959" calcext:value-type="float">
            <text:p>0,947959</text:p>
          </table:table-cell>
          <table:table-cell office:value-type="float" office:value="0.7105" calcext:value-type="float">
            <text:p>0,7105</text:p>
          </table:table-cell>
          <table:table-cell office:value-type="float" office:value="28.430742" calcext:value-type="float">
            <text:p>28,430742</text:p>
          </table:table-cell>
        </table:table-row>
        <table:table-row table:style-name="ro1">
          <table:table-cell office:value-type="float" office:value="1.147858" calcext:value-type="float">
            <text:p>1,147858</text:p>
          </table:table-cell>
          <table:table-cell office:value-type="float" office:value="0.970853" calcext:value-type="float">
            <text:p>0,970853</text:p>
          </table:table-cell>
          <table:table-cell office:value-type="float" office:value="0.704" calcext:value-type="float">
            <text:p>0,704</text:p>
          </table:table-cell>
          <table:table-cell office:value-type="float" office:value="28.41484" calcext:value-type="float">
            <text:p>28,41484</text:p>
          </table:table-cell>
        </table:table-row>
        <table:table-row table:style-name="ro1">
          <table:table-cell office:value-type="float" office:value="1.164113" calcext:value-type="float">
            <text:p>1,164113</text:p>
          </table:table-cell>
          <table:table-cell office:value-type="float" office:value="0.952149" calcext:value-type="float">
            <text:p>0,952149</text:p>
          </table:table-cell>
          <table:table-cell office:value-type="float" office:value="0.7105" calcext:value-type="float">
            <text:p>0,7105</text:p>
          </table:table-cell>
          <table:table-cell office:value-type="float" office:value="28.39683" calcext:value-type="float">
            <text:p>28,39683</text:p>
          </table:table-cell>
        </table:table-row>
        <table:table-row table:style-name="ro1">
          <table:table-cell office:value-type="float" office:value="1.151753" calcext:value-type="float">
            <text:p>1,151753</text:p>
          </table:table-cell>
          <table:table-cell office:value-type="float" office:value="0.942195" calcext:value-type="float">
            <text:p>0,942195</text:p>
          </table:table-cell>
          <table:table-cell office:value-type="float" office:value="0.709" calcext:value-type="float">
            <text:p>0,709</text:p>
          </table:table-cell>
          <table:table-cell office:value-type="float" office:value="28.446334" calcext:value-type="float">
            <text:p>28,446334</text:p>
          </table:table-cell>
        </table:table-row>
        <table:table-row table:style-name="ro1">
          <table:table-cell office:value-type="float" office:value="1.142691" calcext:value-type="float">
            <text:p>1,142691</text:p>
          </table:table-cell>
          <table:table-cell office:value-type="float" office:value="1.029133" calcext:value-type="float">
            <text:p>1,029133</text:p>
          </table:table-cell>
          <table:table-cell office:value-type="float" office:value="0.6815" calcext:value-type="float">
            <text:p>0,6815</text:p>
          </table:table-cell>
          <table:table-cell office:value-type="float" office:value="28.349536" calcext:value-type="float">
            <text:p>28,349536</text:p>
          </table:table-cell>
        </table:table-row>
        <table:table-row table:style-name="ro1">
          <table:table-cell office:value-type="float" office:value="1.136291" calcext:value-type="float">
            <text:p>1,136291</text:p>
          </table:table-cell>
          <table:table-cell office:value-type="float" office:value="0.958863" calcext:value-type="float">
            <text:p>0,958863</text:p>
          </table:table-cell>
          <table:table-cell office:value-type="float" office:value="0.7095" calcext:value-type="float">
            <text:p>0,7095</text:p>
          </table:table-cell>
          <table:table-cell office:value-type="float" office:value="28.441167" calcext:value-type="float">
            <text:p>28,441167</text:p>
          </table:table-cell>
        </table:table-row>
        <table:table-row table:style-name="ro1">
          <table:table-cell office:value-type="float" office:value="1.14781" calcext:value-type="float">
            <text:p>1,14781</text:p>
          </table:table-cell>
          <table:table-cell office:value-type="float" office:value="0.936244" calcext:value-type="float">
            <text:p>0,936244</text:p>
          </table:table-cell>
          <table:table-cell office:value-type="float" office:value="0.713" calcext:value-type="float">
            <text:p>0,713</text:p>
          </table:table-cell>
          <table:table-cell office:value-type="float" office:value="28.347345" calcext:value-type="float">
            <text:p>28,347345</text:p>
          </table:table-cell>
        </table:table-row>
        <table:table-row table:style-name="ro1">
          <table:table-cell office:value-type="float" office:value="1.128599" calcext:value-type="float">
            <text:p>1,128599</text:p>
          </table:table-cell>
          <table:table-cell office:value-type="float" office:value="0.968187" calcext:value-type="float">
            <text:p>0,968187</text:p>
          </table:table-cell>
          <table:table-cell office:value-type="float" office:value="0.702" calcext:value-type="float">
            <text:p>0,702</text:p>
          </table:table-cell>
          <table:table-cell office:value-type="float" office:value="28.419024" calcext:value-type="float">
            <text:p>28,419024</text:p>
          </table:table-cell>
        </table:table-row>
        <table:table-row table:style-name="ro1">
          <table:table-cell office:value-type="float" office:value="1.131653" calcext:value-type="float">
            <text:p>1,131653</text:p>
          </table:table-cell>
          <table:table-cell office:value-type="float" office:value="0.911344" calcext:value-type="float">
            <text:p>0,911344</text:p>
          </table:table-cell>
          <table:table-cell office:value-type="float" office:value="0.7265" calcext:value-type="float">
            <text:p>0,7265</text:p>
          </table:table-cell>
          <table:table-cell office:value-type="float" office:value="28.322908" calcext:value-type="float">
            <text:p>28,322908</text:p>
          </table:table-cell>
        </table:table-row>
        <table:table-row table:style-name="ro1">
          <table:table-cell office:value-type="float" office:value="1.107573" calcext:value-type="float">
            <text:p>1,107573</text:p>
          </table:table-cell>
          <table:table-cell office:value-type="float" office:value="0.906866" calcext:value-type="float">
            <text:p>0,906866</text:p>
          </table:table-cell>
          <table:table-cell office:value-type="float" office:value="0.72" calcext:value-type="float">
            <text:p>0,72</text:p>
          </table:table-cell>
          <table:table-cell office:value-type="float" office:value="28.446154" calcext:value-type="float">
            <text:p>28,446154</text:p>
          </table:table-cell>
        </table:table-row>
        <table:table-row table:style-name="ro1">
          <table:table-cell office:value-type="float" office:value="1.102653" calcext:value-type="float">
            <text:p>1,102653</text:p>
          </table:table-cell>
          <table:table-cell office:value-type="float" office:value="0.920688" calcext:value-type="float">
            <text:p>0,920688</text:p>
          </table:table-cell>
          <table:table-cell office:value-type="float" office:value="0.727" calcext:value-type="float">
            <text:p>0,727</text:p>
          </table:table-cell>
          <table:table-cell office:value-type="float" office:value="28.303491" calcext:value-type="float">
            <text:p>28,303491</text:p>
          </table:table-cell>
        </table:table-row>
        <table:table-row table:style-name="ro1">
          <table:table-cell office:value-type="float" office:value="1.118288" calcext:value-type="float">
            <text:p>1,118288</text:p>
          </table:table-cell>
          <table:table-cell office:value-type="float" office:value="0.924536" calcext:value-type="float">
            <text:p>0,924536</text:p>
          </table:table-cell>
          <table:table-cell office:value-type="float" office:value="0.724" calcext:value-type="float">
            <text:p>0,724</text:p>
          </table:table-cell>
          <table:table-cell office:value-type="float" office:value="28.374028" calcext:value-type="float">
            <text:p>28,374028</text:p>
          </table:table-cell>
        </table:table-row>
        <table:table-row table:style-name="ro1">
          <table:table-cell office:value-type="float" office:value="1.075358" calcext:value-type="float">
            <text:p>1,075358</text:p>
          </table:table-cell>
          <table:table-cell office:value-type="float" office:value="0.903104" calcext:value-type="float">
            <text:p>0,903104</text:p>
          </table:table-cell>
          <table:table-cell office:value-type="float" office:value="0.733" calcext:value-type="float">
            <text:p>0,733</text:p>
          </table:table-cell>
          <table:table-cell office:value-type="float" office:value="28.402575" calcext:value-type="float">
            <text:p>28,402575</text:p>
          </table:table-cell>
        </table:table-row>
        <table:table-row table:style-name="ro1">
          <table:table-cell office:value-type="float" office:value="1.091818" calcext:value-type="float">
            <text:p>1,091818</text:p>
          </table:table-cell>
          <table:table-cell office:value-type="float" office:value="0.900441" calcext:value-type="float">
            <text:p>0,900441</text:p>
          </table:table-cell>
          <table:table-cell office:value-type="float" office:value="0.727" calcext:value-type="float">
            <text:p>0,727</text:p>
          </table:table-cell>
          <table:table-cell office:value-type="float" office:value="28.335706" calcext:value-type="float">
            <text:p>28,335706</text:p>
          </table:table-cell>
        </table:table-row>
        <table:table-row table:style-name="ro1">
          <table:table-cell office:value-type="float" office:value="1.075482" calcext:value-type="float">
            <text:p>1,075482</text:p>
          </table:table-cell>
          <table:table-cell office:value-type="float" office:value="0.922405" calcext:value-type="float">
            <text:p>0,922405</text:p>
          </table:table-cell>
          <table:table-cell office:value-type="float" office:value="0.721" calcext:value-type="float">
            <text:p>0,721</text:p>
          </table:table-cell>
          <table:table-cell office:value-type="float" office:value="28.398899" calcext:value-type="float">
            <text:p>28,398899</text:p>
          </table:table-cell>
        </table:table-row>
        <table:table-row table:style-name="ro1">
          <table:table-cell office:value-type="float" office:value="1.112862" calcext:value-type="float">
            <text:p>1,112862</text:p>
          </table:table-cell>
          <table:table-cell office:value-type="float" office:value="0.908983" calcext:value-type="float">
            <text:p>0,908983</text:p>
          </table:table-cell>
          <table:table-cell office:value-type="float" office:value="0.7225" calcext:value-type="float">
            <text:p>0,7225</text:p>
          </table:table-cell>
          <table:table-cell office:value-type="float" office:value="28.400673" calcext:value-type="float">
            <text:p>28,400673</text:p>
          </table:table-cell>
        </table:table-row>
        <table:table-row table:style-name="ro1">
          <table:table-cell office:value-type="float" office:value="1.077971" calcext:value-type="float">
            <text:p>1,077971</text:p>
          </table:table-cell>
          <table:table-cell office:value-type="float" office:value="0.919562" calcext:value-type="float">
            <text:p>0,919562</text:p>
          </table:table-cell>
          <table:table-cell office:value-type="float" office:value="0.7295" calcext:value-type="float">
            <text:p>0,7295</text:p>
          </table:table-cell>
          <table:table-cell office:value-type="float" office:value="28.407922" calcext:value-type="float">
            <text:p>28,407922</text:p>
          </table:table-cell>
        </table:table-row>
        <table:table-row table:style-name="ro1">
          <table:table-cell office:value-type="float" office:value="1.102022" calcext:value-type="float">
            <text:p>1,102022</text:p>
          </table:table-cell>
          <table:table-cell office:value-type="float" office:value="0.883185" calcext:value-type="float">
            <text:p>0,883185</text:p>
          </table:table-cell>
          <table:table-cell office:value-type="float" office:value="0.74" calcext:value-type="float">
            <text:p>0,74</text:p>
          </table:table-cell>
          <table:table-cell office:value-type="float" office:value="28.348199" calcext:value-type="float">
            <text:p>28,348199</text:p>
          </table:table-cell>
        </table:table-row>
        <table:table-row table:style-name="ro1">
          <table:table-cell office:value-type="float" office:value="1.064111" calcext:value-type="float">
            <text:p>1,064111</text:p>
          </table:table-cell>
          <table:table-cell office:value-type="float" office:value="0.882242" calcext:value-type="float">
            <text:p>0,882242</text:p>
          </table:table-cell>
          <table:table-cell office:value-type="float" office:value="0.7375" calcext:value-type="float">
            <text:p>0,7375</text:p>
          </table:table-cell>
          <table:table-cell office:value-type="float" office:value="28.400375" calcext:value-type="float">
            <text:p>28,400375</text:p>
          </table:table-cell>
        </table:table-row>
        <table:table-row table:style-name="ro1">
          <table:table-cell office:value-type="float" office:value="1.079558" calcext:value-type="float">
            <text:p>1,079558</text:p>
          </table:table-cell>
          <table:table-cell office:value-type="float" office:value="0.896623" calcext:value-type="float">
            <text:p>0,896623</text:p>
          </table:table-cell>
          <table:table-cell office:value-type="float" office:value="0.736" calcext:value-type="float">
            <text:p>0,736</text:p>
          </table:table-cell>
          <table:table-cell office:value-type="float" office:value="28.35746" calcext:value-type="float">
            <text:p>28,35746</text:p>
          </table:table-cell>
        </table:table-row>
        <table:table-row table:style-name="ro1">
          <table:table-cell office:value-type="float" office:value="1.085401" calcext:value-type="float">
            <text:p>1,085401</text:p>
          </table:table-cell>
          <table:table-cell office:value-type="float" office:value="0.909366" calcext:value-type="float">
            <text:p>0,909366</text:p>
          </table:table-cell>
          <table:table-cell office:value-type="float" office:value="0.7225" calcext:value-type="float">
            <text:p>0,7225</text:p>
          </table:table-cell>
          <table:table-cell office:value-type="float" office:value="28.378924" calcext:value-type="float">
            <text:p>28,378924</text:p>
          </table:table-cell>
        </table:table-row>
        <table:table-row table:style-name="ro1">
          <table:table-cell office:value-type="float" office:value="1.073742" calcext:value-type="float">
            <text:p>1,073742</text:p>
          </table:table-cell>
          <table:table-cell office:value-type="float" office:value="0.884611" calcext:value-type="float">
            <text:p>0,884611</text:p>
          </table:table-cell>
          <table:table-cell office:value-type="float" office:value="0.7315" calcext:value-type="float">
            <text:p>0,7315</text:p>
          </table:table-cell>
          <table:table-cell office:value-type="float" office:value="28.426114" calcext:value-type="float">
            <text:p>28,426114</text:p>
          </table:table-cell>
        </table:table-row>
        <table:table-row table:style-name="ro1">
          <table:table-cell office:value-type="float" office:value="1.05773" calcext:value-type="float">
            <text:p>1,05773</text:p>
          </table:table-cell>
          <table:table-cell office:value-type="float" office:value="0.896643" calcext:value-type="float">
            <text:p>0,896643</text:p>
          </table:table-cell>
          <table:table-cell office:value-type="float" office:value="0.734" calcext:value-type="float">
            <text:p>0,734</text:p>
          </table:table-cell>
          <table:table-cell office:value-type="float" office:value="28.368962" calcext:value-type="float">
            <text:p>28,368962</text:p>
          </table:table-cell>
        </table:table-row>
        <table:table-row table:style-name="ro1">
          <table:table-cell office:value-type="float" office:value="1.058012" calcext:value-type="float">
            <text:p>1,058012</text:p>
          </table:table-cell>
          <table:table-cell office:value-type="float" office:value="0.879453" calcext:value-type="float">
            <text:p>0,879453</text:p>
          </table:table-cell>
          <table:table-cell office:value-type="float" office:value="0.748" calcext:value-type="float">
            <text:p>0,748</text:p>
          </table:table-cell>
          <table:table-cell office:value-type="float" office:value="28.439447" calcext:value-type="float">
            <text:p>28,439447</text:p>
          </table:table-cell>
        </table:table-row>
        <table:table-row table:style-name="ro1">
          <table:table-cell office:value-type="float" office:value="1.04998" calcext:value-type="float">
            <text:p>1,04998</text:p>
          </table:table-cell>
          <table:table-cell office:value-type="float" office:value="0.891081" calcext:value-type="float">
            <text:p>0,891081</text:p>
          </table:table-cell>
          <table:table-cell office:value-type="float" office:value="0.733" calcext:value-type="float">
            <text:p>0,733</text:p>
          </table:table-cell>
          <table:table-cell office:value-type="float" office:value="28.351385" calcext:value-type="float">
            <text:p>28,351385</text:p>
          </table:table-cell>
        </table:table-row>
        <table:table-row table:style-name="ro1">
          <table:table-cell office:value-type="float" office:value="1.067922" calcext:value-type="float">
            <text:p>1,067922</text:p>
          </table:table-cell>
          <table:table-cell office:value-type="float" office:value="0.873356" calcext:value-type="float">
            <text:p>0,873356</text:p>
          </table:table-cell>
          <table:table-cell office:value-type="float" office:value="0.749" calcext:value-type="float">
            <text:p>0,749</text:p>
          </table:table-cell>
          <table:table-cell office:value-type="float" office:value="28.33271" calcext:value-type="float">
            <text:p>28,33271</text:p>
          </table:table-cell>
        </table:table-row>
        <table:table-row table:style-name="ro1">
          <table:table-cell office:value-type="float" office:value="1.058277" calcext:value-type="float">
            <text:p>1,058277</text:p>
          </table:table-cell>
          <table:table-cell office:value-type="float" office:value="0.95074" calcext:value-type="float">
            <text:p>0,95074</text:p>
          </table:table-cell>
          <table:table-cell office:value-type="float" office:value="0.706" calcext:value-type="float">
            <text:p>0,706</text:p>
          </table:table-cell>
          <table:table-cell office:value-type="float" office:value="28.401518" calcext:value-type="float">
            <text:p>28,401518</text:p>
          </table:table-cell>
        </table:table-row>
        <table:table-row table:style-name="ro1">
          <table:table-cell office:value-type="float" office:value="1.061818" calcext:value-type="float">
            <text:p>1,061818</text:p>
          </table:table-cell>
          <table:table-cell office:value-type="float" office:value="0.869408" calcext:value-type="float">
            <text:p>0,869408</text:p>
          </table:table-cell>
          <table:table-cell office:value-type="float" office:value="0.738" calcext:value-type="float">
            <text:p>0,738</text:p>
          </table:table-cell>
          <table:table-cell office:value-type="float" office:value="28.394284" calcext:value-type="float">
            <text:p>28,394284</text:p>
          </table:table-cell>
        </table:table-row>
        <table:table-row table:style-name="ro1">
          <table:table-cell office:value-type="float" office:value="1.00977" calcext:value-type="float">
            <text:p>1,00977</text:p>
          </table:table-cell>
          <table:table-cell office:value-type="float" office:value="0.873727" calcext:value-type="float">
            <text:p>0,873727</text:p>
          </table:table-cell>
          <table:table-cell office:value-type="float" office:value="0.733" calcext:value-type="float">
            <text:p>0,733</text:p>
          </table:table-cell>
          <table:table-cell office:value-type="float" office:value="28.288938" calcext:value-type="float">
            <text:p>28,288938</text:p>
          </table:table-cell>
        </table:table-row>
        <table:table-row table:style-name="ro1">
          <table:table-cell office:value-type="float" office:value="1.019913" calcext:value-type="float">
            <text:p>1,019913</text:p>
          </table:table-cell>
          <table:table-cell office:value-type="float" office:value="0.94768" calcext:value-type="float">
            <text:p>0,94768</text:p>
          </table:table-cell>
          <table:table-cell office:value-type="float" office:value="0.7125" calcext:value-type="float">
            <text:p>0,7125</text:p>
          </table:table-cell>
          <table:table-cell office:value-type="float" office:value="28.382709" calcext:value-type="float">
            <text:p>28,382709</text:p>
          </table:table-cell>
        </table:table-row>
        <table:table-row table:style-name="ro1">
          <table:table-cell office:value-type="float" office:value="1.050808" calcext:value-type="float">
            <text:p>1,050808</text:p>
          </table:table-cell>
          <table:table-cell office:value-type="float" office:value="0.893757" calcext:value-type="float">
            <text:p>0,893757</text:p>
          </table:table-cell>
          <table:table-cell office:value-type="float" office:value="0.7295" calcext:value-type="float">
            <text:p>0,7295</text:p>
          </table:table-cell>
          <table:table-cell office:value-type="float" office:value="28.355084" calcext:value-type="float">
            <text:p>28,355084</text:p>
          </table:table-cell>
        </table:table-row>
        <table:table-row table:style-name="ro1">
          <table:table-cell office:value-type="float" office:value="1.016718" calcext:value-type="float">
            <text:p>1,016718</text:p>
          </table:table-cell>
          <table:table-cell office:value-type="float" office:value="1.006162" calcext:value-type="float">
            <text:p>1,006162</text:p>
          </table:table-cell>
          <table:table-cell office:value-type="float" office:value="0.6875" calcext:value-type="float">
            <text:p>0,6875</text:p>
          </table:table-cell>
          <table:table-cell office:value-type="float" office:value="28.311645" calcext:value-type="float">
            <text:p>28,311645</text:p>
          </table:table-cell>
        </table:table-row>
        <table:table-row table:style-name="ro1">
          <table:table-cell office:value-type="float" office:value="1.025905" calcext:value-type="float">
            <text:p>1,025905</text:p>
          </table:table-cell>
          <table:table-cell office:value-type="float" office:value="0.866323" calcext:value-type="float">
            <text:p>0,866323</text:p>
          </table:table-cell>
          <table:table-cell office:value-type="float" office:value="0.744" calcext:value-type="float">
            <text:p>0,744</text:p>
          </table:table-cell>
          <table:table-cell office:value-type="float" office:value="28.449088" calcext:value-type="float">
            <text:p>28,449088</text:p>
          </table:table-cell>
        </table:table-row>
        <table:table-row table:style-name="ro1">
          <table:table-cell office:value-type="float" office:value="1.011225" calcext:value-type="float">
            <text:p>1,011225</text:p>
          </table:table-cell>
          <table:table-cell office:value-type="float" office:value="0.948448" calcext:value-type="float">
            <text:p>0,948448</text:p>
          </table:table-cell>
          <table:table-cell office:value-type="float" office:value="0.701" calcext:value-type="float">
            <text:p>0,701</text:p>
          </table:table-cell>
          <table:table-cell office:value-type="float" office:value="28.394934" calcext:value-type="float">
            <text:p>28,394934</text:p>
          </table:table-cell>
        </table:table-row>
        <table:table-row table:style-name="ro1">
          <table:table-cell office:value-type="float" office:value="1.014514" calcext:value-type="float">
            <text:p>1,014514</text:p>
          </table:table-cell>
          <table:table-cell office:value-type="float" office:value="0.865786" calcext:value-type="float">
            <text:p>0,865786</text:p>
          </table:table-cell>
          <table:table-cell office:value-type="float" office:value="0.728" calcext:value-type="float">
            <text:p>0,728</text:p>
          </table:table-cell>
          <table:table-cell office:value-type="float" office:value="28.210026" calcext:value-type="float">
            <text:p>28,210026</text:p>
          </table:table-cell>
        </table:table-row>
        <table:table-row table:style-name="ro1">
          <table:table-cell office:value-type="float" office:value="1.032474" calcext:value-type="float">
            <text:p>1,032474</text:p>
          </table:table-cell>
          <table:table-cell office:value-type="float" office:value="0.850894" calcext:value-type="float">
            <text:p>0,850894</text:p>
          </table:table-cell>
          <table:table-cell office:value-type="float" office:value="0.75" calcext:value-type="float">
            <text:p>0,75</text:p>
          </table:table-cell>
          <table:table-cell office:value-type="float" office:value="28.34808" calcext:value-type="float">
            <text:p>28,34808</text:p>
          </table:table-cell>
        </table:table-row>
        <table:table-row table:style-name="ro1">
          <table:table-cell office:value-type="float" office:value="1.012463" calcext:value-type="float">
            <text:p>1,012463</text:p>
          </table:table-cell>
          <table:table-cell office:value-type="float" office:value="0.888922" calcext:value-type="float">
            <text:p>0,888922</text:p>
          </table:table-cell>
          <table:table-cell office:value-type="float" office:value="0.7325" calcext:value-type="float">
            <text:p>0,7325</text:p>
          </table:table-cell>
          <table:table-cell office:value-type="float" office:value="28.346441" calcext:value-type="float">
            <text:p>28,346441</text:p>
          </table:table-cell>
        </table:table-row>
        <table:table-row table:style-name="ro1">
          <table:table-cell office:value-type="float" office:value="1.034053" calcext:value-type="float">
            <text:p>1,034053</text:p>
          </table:table-cell>
          <table:table-cell office:value-type="float" office:value="0.857026" calcext:value-type="float">
            <text:p>0,857026</text:p>
          </table:table-cell>
          <table:table-cell office:value-type="float" office:value="0.75" calcext:value-type="float">
            <text:p>0,75</text:p>
          </table:table-cell>
          <table:table-cell office:value-type="float" office:value="28.408564" calcext:value-type="float">
            <text:p>28,408564</text:p>
          </table:table-cell>
        </table:table-row>
        <table:table-row table:style-name="ro1">
          <table:table-cell office:value-type="float" office:value="1.01382" calcext:value-type="float">
            <text:p>1,01382</text:p>
          </table:table-cell>
          <table:table-cell office:value-type="float" office:value="0.858605" calcext:value-type="float">
            <text:p>0,858605</text:p>
          </table:table-cell>
          <table:table-cell office:value-type="float" office:value="0.738" calcext:value-type="float">
            <text:p>0,738</text:p>
          </table:table-cell>
          <table:table-cell office:value-type="float" office:value="28.356511" calcext:value-type="float">
            <text:p>28,356511</text:p>
          </table:table-cell>
        </table:table-row>
        <table:table-row table:style-name="ro1">
          <table:table-cell office:value-type="float" office:value="1.004122" calcext:value-type="float">
            <text:p>1,004122</text:p>
          </table:table-cell>
          <table:table-cell office:value-type="float" office:value="0.860771" calcext:value-type="float">
            <text:p>0,860771</text:p>
          </table:table-cell>
          <table:table-cell office:value-type="float" office:value="0.7495" calcext:value-type="float">
            <text:p>0,7495</text:p>
          </table:table-cell>
          <table:table-cell office:value-type="float" office:value="28.345317" calcext:value-type="float">
            <text:p>28,345317</text:p>
          </table:table-cell>
        </table:table-row>
        <table:table-row table:style-name="ro1">
          <table:table-cell office:value-type="float" office:value="1.015697" calcext:value-type="float">
            <text:p>1,015697</text:p>
          </table:table-cell>
          <table:table-cell office:value-type="float" office:value="0.877689" calcext:value-type="float">
            <text:p>0,877689</text:p>
          </table:table-cell>
          <table:table-cell office:value-type="float" office:value="0.745" calcext:value-type="float">
            <text:p>0,745</text:p>
          </table:table-cell>
          <table:table-cell office:value-type="float" office:value="28.152228" calcext:value-type="float">
            <text:p>28,152228</text:p>
          </table:table-cell>
        </table:table-row>
        <table:table-row table:style-name="ro1">
          <table:table-cell office:value-type="float" office:value="1.015177" calcext:value-type="float">
            <text:p>1,015177</text:p>
          </table:table-cell>
          <table:table-cell office:value-type="float" office:value="0.867156" calcext:value-type="float">
            <text:p>0,867156</text:p>
          </table:table-cell>
          <table:table-cell office:value-type="float" office:value="0.7455" calcext:value-type="float">
            <text:p>0,7455</text:p>
          </table:table-cell>
          <table:table-cell office:value-type="float" office:value="28.352859" calcext:value-type="float">
            <text:p>28,352859</text:p>
          </table:table-cell>
        </table:table-row>
        <table:table-row table:style-name="ro1">
          <table:table-cell office:value-type="float" office:value="0.986233" calcext:value-type="float">
            <text:p>0,986233</text:p>
          </table:table-cell>
          <table:table-cell office:value-type="float" office:value="0.829683" calcext:value-type="float">
            <text:p>0,829683</text:p>
          </table:table-cell>
          <table:table-cell office:value-type="float" office:value="0.763" calcext:value-type="float">
            <text:p>0,763</text:p>
          </table:table-cell>
          <table:table-cell office:value-type="float" office:value="28.331087" calcext:value-type="float">
            <text:p>28,331087</text:p>
          </table:table-cell>
        </table:table-row>
        <table:table-row table:style-name="ro1">
          <table:table-cell office:value-type="float" office:value="0.959382" calcext:value-type="float">
            <text:p>0,959382</text:p>
          </table:table-cell>
          <table:table-cell office:value-type="float" office:value="0.825727" calcext:value-type="float">
            <text:p>0,825727</text:p>
          </table:table-cell>
          <table:table-cell office:value-type="float" office:value="0.753" calcext:value-type="float">
            <text:p>0,753</text:p>
          </table:table-cell>
          <table:table-cell office:value-type="float" office:value="28.310505" calcext:value-type="float">
            <text:p>28,310505</text:p>
          </table:table-cell>
        </table:table-row>
        <table:table-row table:style-name="ro1">
          <table:table-cell office:value-type="float" office:value="0.997636" calcext:value-type="float">
            <text:p>0,997636</text:p>
          </table:table-cell>
          <table:table-cell office:value-type="float" office:value="0.829874" calcext:value-type="float">
            <text:p>0,829874</text:p>
          </table:table-cell>
          <table:table-cell office:value-type="float" office:value="0.7585" calcext:value-type="float">
            <text:p>0,7585</text:p>
          </table:table-cell>
          <table:table-cell office:value-type="float" office:value="28.374711" calcext:value-type="float">
            <text:p>28,374711</text:p>
          </table:table-cell>
        </table:table-row>
        <table:table-row table:style-name="ro1">
          <table:table-cell office:value-type="float" office:value="0.970078" calcext:value-type="float">
            <text:p>0,970078</text:p>
          </table:table-cell>
          <table:table-cell office:value-type="float" office:value="0.900465" calcext:value-type="float">
            <text:p>0,900465</text:p>
          </table:table-cell>
          <table:table-cell office:value-type="float" office:value="0.7265" calcext:value-type="float">
            <text:p>0,7265</text:p>
          </table:table-cell>
          <table:table-cell office:value-type="float" office:value="28.280693" calcext:value-type="float">
            <text:p>28,280693</text:p>
          </table:table-cell>
        </table:table-row>
        <table:table-row table:style-name="ro1">
          <table:table-cell office:value-type="float" office:value="0.981969" calcext:value-type="float">
            <text:p>0,981969</text:p>
          </table:table-cell>
          <table:table-cell office:value-type="float" office:value="0.893869" calcext:value-type="float">
            <text:p>0,893869</text:p>
          </table:table-cell>
          <table:table-cell office:value-type="float" office:value="0.733" calcext:value-type="float">
            <text:p>0,733</text:p>
          </table:table-cell>
          <table:table-cell office:value-type="float" office:value="28.229828" calcext:value-type="float">
            <text:p>28,229828</text:p>
          </table:table-cell>
        </table:table-row>
        <table:table-row table:style-name="ro1">
          <table:table-cell office:value-type="float" office:value="1.006537" calcext:value-type="float">
            <text:p>1,006537</text:p>
          </table:table-cell>
          <table:table-cell office:value-type="float" office:value="0.847266" calcext:value-type="float">
            <text:p>0,847266</text:p>
          </table:table-cell>
          <table:table-cell office:value-type="float" office:value="0.752" calcext:value-type="float">
            <text:p>0,752</text:p>
          </table:table-cell>
          <table:table-cell office:value-type="float" office:value="28.207976" calcext:value-type="float">
            <text:p>28,207976</text:p>
          </table:table-cell>
        </table:table-row>
        <table:table-row table:style-name="ro1">
          <table:table-cell office:value-type="float" office:value="0.961596" calcext:value-type="float">
            <text:p>0,961596</text:p>
          </table:table-cell>
          <table:table-cell office:value-type="float" office:value="0.812416" calcext:value-type="float">
            <text:p>0,812416</text:p>
          </table:table-cell>
          <table:table-cell office:value-type="float" office:value="0.7625" calcext:value-type="float">
            <text:p>0,7625</text:p>
          </table:table-cell>
          <table:table-cell office:value-type="float" office:value="28.246785" calcext:value-type="float">
            <text:p>28,246785</text:p>
          </table:table-cell>
        </table:table-row>
        <table:table-row table:style-name="ro1">
          <table:table-cell office:value-type="float" office:value="0.950919" calcext:value-type="float">
            <text:p>0,950919</text:p>
          </table:table-cell>
          <table:table-cell office:value-type="float" office:value="0.820443" calcext:value-type="float">
            <text:p>0,820443</text:p>
          </table:table-cell>
          <table:table-cell office:value-type="float" office:value="0.7615" calcext:value-type="float">
            <text:p>0,7615</text:p>
          </table:table-cell>
          <table:table-cell office:value-type="float" office:value="28.291281" calcext:value-type="float">
            <text:p>28,291281</text:p>
          </table:table-cell>
        </table:table-row>
        <table:table-row table:style-name="ro1">
          <table:table-cell office:value-type="float" office:value="0.977755" calcext:value-type="float">
            <text:p>0,977755</text:p>
          </table:table-cell>
          <table:table-cell office:value-type="float" office:value="0.840882" calcext:value-type="float">
            <text:p>0,840882</text:p>
          </table:table-cell>
          <table:table-cell office:value-type="float" office:value="0.751" calcext:value-type="float">
            <text:p>0,751</text:p>
          </table:table-cell>
          <table:table-cell office:value-type="float" office:value="28.294412" calcext:value-type="float">
            <text:p>28,294412</text:p>
          </table:table-cell>
        </table:table-row>
        <table:table-row table:style-name="ro1">
          <table:table-cell office:value-type="float" office:value="0.952987" calcext:value-type="float">
            <text:p>0,952987</text:p>
          </table:table-cell>
          <table:table-cell office:value-type="float" office:value="0.816502" calcext:value-type="float">
            <text:p>0,816502</text:p>
          </table:table-cell>
          <table:table-cell office:value-type="float" office:value="0.752" calcext:value-type="float">
            <text:p>0,752</text:p>
          </table:table-cell>
          <table:table-cell office:value-type="float" office:value="28.362802" calcext:value-type="float">
            <text:p>28,362802</text:p>
          </table:table-cell>
        </table:table-row>
        <table:table-row table:style-name="ro1">
          <table:table-cell office:value-type="float" office:value="0.936734" calcext:value-type="float">
            <text:p>0,936734</text:p>
          </table:table-cell>
          <table:table-cell office:value-type="float" office:value="0.81342" calcext:value-type="float">
            <text:p>0,81342</text:p>
          </table:table-cell>
          <table:table-cell office:value-type="float" office:value="0.761" calcext:value-type="float">
            <text:p>0,761</text:p>
          </table:table-cell>
          <table:table-cell office:value-type="float" office:value="28.282055" calcext:value-type="float">
            <text:p>28,282055</text:p>
          </table:table-cell>
        </table:table-row>
        <table:table-row table:style-name="ro1">
          <table:table-cell office:value-type="float" office:value="0.966783" calcext:value-type="float">
            <text:p>0,966783</text:p>
          </table:table-cell>
          <table:table-cell office:value-type="float" office:value="0.834032" calcext:value-type="float">
            <text:p>0,834032</text:p>
          </table:table-cell>
          <table:table-cell office:value-type="float" office:value="0.752" calcext:value-type="float">
            <text:p>0,752</text:p>
          </table:table-cell>
          <table:table-cell office:value-type="float" office:value="28.155993" calcext:value-type="float">
            <text:p>28,155993</text:p>
          </table:table-cell>
        </table:table-row>
        <table:table-row table:style-name="ro1">
          <table:table-cell office:value-type="float" office:value="0.921394" calcext:value-type="float">
            <text:p>0,921394</text:p>
          </table:table-cell>
          <table:table-cell office:value-type="float" office:value="0.829702" calcext:value-type="float">
            <text:p>0,829702</text:p>
          </table:table-cell>
          <table:table-cell office:value-type="float" office:value="0.751" calcext:value-type="float">
            <text:p>0,751</text:p>
          </table:table-cell>
          <table:table-cell office:value-type="float" office:value="28.349689" calcext:value-type="float">
            <text:p>28,349689</text:p>
          </table:table-cell>
        </table:table-row>
        <table:table-row table:style-name="ro1">
          <table:table-cell office:value-type="float" office:value="0.927009" calcext:value-type="float">
            <text:p>0,927009</text:p>
          </table:table-cell>
          <table:table-cell office:value-type="float" office:value="0.844618" calcext:value-type="float">
            <text:p>0,844618</text:p>
          </table:table-cell>
          <table:table-cell office:value-type="float" office:value="0.7505" calcext:value-type="float">
            <text:p>0,7505</text:p>
          </table:table-cell>
          <table:table-cell office:value-type="float" office:value="27.987476" calcext:value-type="float">
            <text:p>27,987476</text:p>
          </table:table-cell>
        </table:table-row>
        <table:table-row table:style-name="ro1">
          <table:table-cell office:value-type="float" office:value="0.967562" calcext:value-type="float">
            <text:p>0,967562</text:p>
          </table:table-cell>
          <table:table-cell office:value-type="float" office:value="0.818898" calcext:value-type="float">
            <text:p>0,818898</text:p>
          </table:table-cell>
          <table:table-cell office:value-type="float" office:value="0.756" calcext:value-type="float">
            <text:p>0,756</text:p>
          </table:table-cell>
          <table:table-cell office:value-type="float" office:value="28.263416" calcext:value-type="float">
            <text:p>28,263416</text:p>
          </table:table-cell>
        </table:table-row>
        <table:table-row table:style-name="ro1">
          <table:table-cell office:value-type="float" office:value="0.95192" calcext:value-type="float">
            <text:p>0,95192</text:p>
          </table:table-cell>
          <table:table-cell office:value-type="float" office:value="0.821498" calcext:value-type="float">
            <text:p>0,821498</text:p>
          </table:table-cell>
          <table:table-cell office:value-type="float" office:value="0.7565" calcext:value-type="float">
            <text:p>0,7565</text:p>
          </table:table-cell>
          <table:table-cell office:value-type="float" office:value="28.248019" calcext:value-type="float">
            <text:p>28,248019</text:p>
          </table:table-cell>
        </table:table-row>
        <table:table-row table:style-name="ro1">
          <table:table-cell office:value-type="float" office:value="0.897968" calcext:value-type="float">
            <text:p>0,897968</text:p>
          </table:table-cell>
          <table:table-cell office:value-type="float" office:value="0.853442" calcext:value-type="float">
            <text:p>0,853442</text:p>
          </table:table-cell>
          <table:table-cell office:value-type="float" office:value="0.736" calcext:value-type="float">
            <text:p>0,736</text:p>
          </table:table-cell>
          <table:table-cell office:value-type="float" office:value="28.179828" calcext:value-type="float">
            <text:p>28,179828</text:p>
          </table:table-cell>
        </table:table-row>
        <table:table-row table:style-name="ro1">
          <table:table-cell office:value-type="float" office:value="0.932269" calcext:value-type="float">
            <text:p>0,932269</text:p>
          </table:table-cell>
          <table:table-cell office:value-type="float" office:value="0.810461" calcext:value-type="float">
            <text:p>0,810461</text:p>
          </table:table-cell>
          <table:table-cell office:value-type="float" office:value="0.7555" calcext:value-type="float">
            <text:p>0,7555</text:p>
          </table:table-cell>
          <table:table-cell office:value-type="float" office:value="28.274067" calcext:value-type="float">
            <text:p>28,274067</text:p>
          </table:table-cell>
        </table:table-row>
        <table:table-row table:style-name="ro1">
          <table:table-cell office:value-type="float" office:value="0.943451" calcext:value-type="float">
            <text:p>0,943451</text:p>
          </table:table-cell>
          <table:table-cell office:value-type="float" office:value="0.851982" calcext:value-type="float">
            <text:p>0,851982</text:p>
          </table:table-cell>
          <table:table-cell office:value-type="float" office:value="0.755" calcext:value-type="float">
            <text:p>0,755</text:p>
          </table:table-cell>
          <table:table-cell office:value-type="float" office:value="28.249009" calcext:value-type="float">
            <text:p>28,249009</text:p>
          </table:table-cell>
        </table:table-row>
        <table:table-row table:style-name="ro1">
          <table:table-cell office:value-type="float" office:value="0.917426" calcext:value-type="float">
            <text:p>0,917426</text:p>
          </table:table-cell>
          <table:table-cell office:value-type="float" office:value="0.892886" calcext:value-type="float">
            <text:p>0,892886</text:p>
          </table:table-cell>
          <table:table-cell office:value-type="float" office:value="0.724" calcext:value-type="float">
            <text:p>0,724</text:p>
          </table:table-cell>
          <table:table-cell office:value-type="float" office:value="28.20734" calcext:value-type="float">
            <text:p>28,20734</text:p>
          </table:table-cell>
        </table:table-row>
        <table:table-row table:style-name="ro1">
          <table:table-cell office:value-type="float" office:value="0.92496" calcext:value-type="float">
            <text:p>0,92496</text:p>
          </table:table-cell>
          <table:table-cell office:value-type="float" office:value="0.824429" calcext:value-type="float">
            <text:p>0,824429</text:p>
          </table:table-cell>
          <table:table-cell office:value-type="float" office:value="0.7485" calcext:value-type="float">
            <text:p>0,7485</text:p>
          </table:table-cell>
          <table:table-cell office:value-type="float" office:value="27.99278" calcext:value-type="float">
            <text:p>27,99278</text:p>
          </table:table-cell>
        </table:table-row>
        <table:table-row table:style-name="ro1">
          <table:table-cell office:value-type="float" office:value="0.91446" calcext:value-type="float">
            <text:p>0,91446</text:p>
          </table:table-cell>
          <table:table-cell office:value-type="float" office:value="0.81184" calcext:value-type="float">
            <text:p>0,81184</text:p>
          </table:table-cell>
          <table:table-cell office:value-type="float" office:value="0.755" calcext:value-type="float">
            <text:p>0,755</text:p>
          </table:table-cell>
          <table:table-cell office:value-type="float" office:value="28.371136" calcext:value-type="float">
            <text:p>28,371136</text:p>
          </table:table-cell>
        </table:table-row>
        <table:table-row table:style-name="ro1">
          <table:table-cell office:value-type="float" office:value="0.904721" calcext:value-type="float">
            <text:p>0,904721</text:p>
          </table:table-cell>
          <table:table-cell office:value-type="float" office:value="0.835054" calcext:value-type="float">
            <text:p>0,835054</text:p>
          </table:table-cell>
          <table:table-cell office:value-type="float" office:value="0.7475" calcext:value-type="float">
            <text:p>0,7475</text:p>
          </table:table-cell>
          <table:table-cell office:value-type="float" office:value="28.075492" calcext:value-type="float">
            <text:p>28,075492</text:p>
          </table:table-cell>
        </table:table-row>
        <table:table-row table:style-name="ro1">
          <table:table-cell office:value-type="float" office:value="0.92267" calcext:value-type="float">
            <text:p>0,92267</text:p>
          </table:table-cell>
          <table:table-cell office:value-type="float" office:value="0.834465" calcext:value-type="float">
            <text:p>0,834465</text:p>
          </table:table-cell>
          <table:table-cell office:value-type="float" office:value="0.7525" calcext:value-type="float">
            <text:p>0,7525</text:p>
          </table:table-cell>
          <table:table-cell office:value-type="float" office:value="28.241896" calcext:value-type="float">
            <text:p>28,241896</text:p>
          </table:table-cell>
        </table:table-row>
        <table:table-row table:style-name="ro1">
          <table:table-cell office:value-type="float" office:value="0.903541" calcext:value-type="float">
            <text:p>0,903541</text:p>
          </table:table-cell>
          <table:table-cell office:value-type="float" office:value="0.790194" calcext:value-type="float">
            <text:p>0,790194</text:p>
          </table:table-cell>
          <table:table-cell office:value-type="float" office:value="0.768" calcext:value-type="float">
            <text:p>0,768</text:p>
          </table:table-cell>
          <table:table-cell office:value-type="float" office:value="28.218194" calcext:value-type="float">
            <text:p>28,218194</text:p>
          </table:table-cell>
        </table:table-row>
        <table:table-row table:style-name="ro1">
          <table:table-cell office:value-type="float" office:value="0.910898" calcext:value-type="float">
            <text:p>0,910898</text:p>
          </table:table-cell>
          <table:table-cell office:value-type="float" office:value="0.831917" calcext:value-type="float">
            <text:p>0,831917</text:p>
          </table:table-cell>
          <table:table-cell office:value-type="float" office:value="0.761" calcext:value-type="float">
            <text:p>0,761</text:p>
          </table:table-cell>
          <table:table-cell office:value-type="float" office:value="28.192128" calcext:value-type="float">
            <text:p>28,192128</text:p>
          </table:table-cell>
        </table:table-row>
        <table:table-row table:style-name="ro1">
          <table:table-cell office:value-type="float" office:value="0.902572" calcext:value-type="float">
            <text:p>0,902572</text:p>
          </table:table-cell>
          <table:table-cell office:value-type="float" office:value="0.800349" calcext:value-type="float">
            <text:p>0,800349</text:p>
          </table:table-cell>
          <table:table-cell office:value-type="float" office:value="0.7575" calcext:value-type="float">
            <text:p>0,7575</text:p>
          </table:table-cell>
          <table:table-cell office:value-type="float" office:value="28.246145" calcext:value-type="float">
            <text:p>28,246145</text:p>
          </table:table-cell>
        </table:table-row>
        <table:table-row table:style-name="ro1">
          <table:table-cell office:value-type="float" office:value="0.919241" calcext:value-type="float">
            <text:p>0,919241</text:p>
          </table:table-cell>
          <table:table-cell office:value-type="float" office:value="0.808213" calcext:value-type="float">
            <text:p>0,808213</text:p>
          </table:table-cell>
          <table:table-cell office:value-type="float" office:value="0.767" calcext:value-type="float">
            <text:p>0,767</text:p>
          </table:table-cell>
          <table:table-cell office:value-type="float" office:value="28.096824" calcext:value-type="float">
            <text:p>28,096824</text:p>
          </table:table-cell>
        </table:table-row>
        <table:table-row table:style-name="ro1">
          <table:table-cell office:value-type="float" office:value="0.903798" calcext:value-type="float">
            <text:p>0,903798</text:p>
          </table:table-cell>
          <table:table-cell office:value-type="float" office:value="0.829225" calcext:value-type="float">
            <text:p>0,829225</text:p>
          </table:table-cell>
          <table:table-cell office:value-type="float" office:value="0.7495" calcext:value-type="float">
            <text:p>0,7495</text:p>
          </table:table-cell>
          <table:table-cell office:value-type="float" office:value="28.15089" calcext:value-type="float">
            <text:p>28,15089</text:p>
          </table:table-cell>
        </table:table-row>
        <table:table-row table:style-name="ro1">
          <table:table-cell office:value-type="float" office:value="0.879507" calcext:value-type="float">
            <text:p>0,879507</text:p>
          </table:table-cell>
          <table:table-cell office:value-type="float" office:value="0.82986" calcext:value-type="float">
            <text:p>0,82986</text:p>
          </table:table-cell>
          <table:table-cell office:value-type="float" office:value="0.7495" calcext:value-type="float">
            <text:p>0,7495</text:p>
          </table:table-cell>
          <table:table-cell office:value-type="float" office:value="27.905301" calcext:value-type="float">
            <text:p>27,905301</text:p>
          </table:table-cell>
        </table:table-row>
        <table:table-row table:style-name="ro1">
          <table:table-cell office:value-type="float" office:value="0.907904" calcext:value-type="float">
            <text:p>0,907904</text:p>
          </table:table-cell>
          <table:table-cell office:value-type="float" office:value="0.800286" calcext:value-type="float">
            <text:p>0,800286</text:p>
          </table:table-cell>
          <table:table-cell office:value-type="float" office:value="0.7735" calcext:value-type="float">
            <text:p>0,7735</text:p>
          </table:table-cell>
          <table:table-cell office:value-type="float" office:value="28.190385" calcext:value-type="float">
            <text:p>28,190385</text:p>
          </table:table-cell>
        </table:table-row>
        <table:table-row table:style-name="ro1">
          <table:table-cell office:value-type="float" office:value="0.905373" calcext:value-type="float">
            <text:p>0,905373</text:p>
          </table:table-cell>
          <table:table-cell office:value-type="float" office:value="0.796485" calcext:value-type="float">
            <text:p>0,796485</text:p>
          </table:table-cell>
          <table:table-cell office:value-type="float" office:value="0.7605" calcext:value-type="float">
            <text:p>0,7605</text:p>
          </table:table-cell>
          <table:table-cell office:value-type="float" office:value="28.115821" calcext:value-type="float">
            <text:p>28,115821</text:p>
          </table:table-cell>
        </table:table-row>
        <table:table-row table:style-name="ro1">
          <table:table-cell office:value-type="float" office:value="0.918325" calcext:value-type="float">
            <text:p>0,918325</text:p>
          </table:table-cell>
          <table:table-cell office:value-type="float" office:value="0.786417" calcext:value-type="float">
            <text:p>0,786417</text:p>
          </table:table-cell>
          <table:table-cell office:value-type="float" office:value="0.7765" calcext:value-type="float">
            <text:p>0,7765</text:p>
          </table:table-cell>
          <table:table-cell office:value-type="float" office:value="28.188859" calcext:value-type="float">
            <text:p>28,188859</text:p>
          </table:table-cell>
        </table:table-row>
        <table:table-row table:style-name="ro1">
          <table:table-cell office:value-type="float" office:value="0.888418" calcext:value-type="float">
            <text:p>0,888418</text:p>
          </table:table-cell>
          <table:table-cell office:value-type="float" office:value="0.804776" calcext:value-type="float">
            <text:p>0,804776</text:p>
          </table:table-cell>
          <table:table-cell office:value-type="float" office:value="0.7575" calcext:value-type="float">
            <text:p>0,7575</text:p>
          </table:table-cell>
          <table:table-cell office:value-type="float" office:value="28.049519" calcext:value-type="float">
            <text:p>28,049519</text:p>
          </table:table-cell>
        </table:table-row>
        <table:table-row table:style-name="ro1">
          <table:table-cell office:value-type="float" office:value="0.856881" calcext:value-type="float">
            <text:p>0,856881</text:p>
          </table:table-cell>
          <table:table-cell office:value-type="float" office:value="0.855556" calcext:value-type="float">
            <text:p>0,855556</text:p>
          </table:table-cell>
          <table:table-cell office:value-type="float" office:value="0.7355" calcext:value-type="float">
            <text:p>0,7355</text:p>
          </table:table-cell>
          <table:table-cell office:value-type="float" office:value="28.117287" calcext:value-type="float">
            <text:p>28,117287</text:p>
          </table:table-cell>
        </table:table-row>
        <table:table-row table:style-name="ro1">
          <table:table-cell office:value-type="float" office:value="0.879116" calcext:value-type="float">
            <text:p>0,879116</text:p>
          </table:table-cell>
          <table:table-cell office:value-type="float" office:value="0.819824" calcext:value-type="float">
            <text:p>0,819824</text:p>
          </table:table-cell>
          <table:table-cell office:value-type="float" office:value="0.755" calcext:value-type="float">
            <text:p>0,755</text:p>
          </table:table-cell>
          <table:table-cell office:value-type="float" office:value="27.892668" calcext:value-type="float">
            <text:p>27,892668</text:p>
          </table:table-cell>
        </table:table-row>
        <table:table-row table:style-name="ro1">
          <table:table-cell office:value-type="float" office:value="0.883693" calcext:value-type="float">
            <text:p>0,883693</text:p>
          </table:table-cell>
          <table:table-cell office:value-type="float" office:value="0.817609" calcext:value-type="float">
            <text:p>0,817609</text:p>
          </table:table-cell>
          <table:table-cell office:value-type="float" office:value="0.759" calcext:value-type="float">
            <text:p>0,759</text:p>
          </table:table-cell>
          <table:table-cell office:value-type="float" office:value="28.098393" calcext:value-type="float">
            <text:p>28,098393</text:p>
          </table:table-cell>
        </table:table-row>
        <table:table-row table:style-name="ro1">
          <table:table-cell office:value-type="float" office:value="0.870448" calcext:value-type="float">
            <text:p>0,870448</text:p>
          </table:table-cell>
          <table:table-cell office:value-type="float" office:value="0.831543" calcext:value-type="float">
            <text:p>0,831543</text:p>
          </table:table-cell>
          <table:table-cell office:value-type="float" office:value="0.76" calcext:value-type="float">
            <text:p>0,76</text:p>
          </table:table-cell>
          <table:table-cell office:value-type="float" office:value="28.026895" calcext:value-type="float">
            <text:p>28,026895</text:p>
          </table:table-cell>
        </table:table-row>
        <table:table-row table:style-name="ro1">
          <table:table-cell office:value-type="float" office:value="0.885124" calcext:value-type="float">
            <text:p>0,885124</text:p>
          </table:table-cell>
          <table:table-cell office:value-type="float" office:value="0.796102" calcext:value-type="float">
            <text:p>0,796102</text:p>
          </table:table-cell>
          <table:table-cell office:value-type="float" office:value="0.775" calcext:value-type="float">
            <text:p>0,775</text:p>
          </table:table-cell>
          <table:table-cell office:value-type="float" office:value="28.221219" calcext:value-type="float">
            <text:p>28,221219</text:p>
          </table:table-cell>
        </table:table-row>
        <table:table-row table:style-name="ro1">
          <table:table-cell office:value-type="float" office:value="0.867157" calcext:value-type="float">
            <text:p>0,867157</text:p>
          </table:table-cell>
          <table:table-cell office:value-type="float" office:value="0.770935" calcext:value-type="float">
            <text:p>0,770935</text:p>
          </table:table-cell>
          <table:table-cell office:value-type="float" office:value="0.7775" calcext:value-type="float">
            <text:p>0,7775</text:p>
          </table:table-cell>
          <table:table-cell office:value-type="float" office:value="27.892668" calcext:value-type="float">
            <text:p>27,892668</text:p>
          </table:table-cell>
        </table:table-row>
        <table:table-row table:style-name="ro1">
          <table:table-cell office:value-type="float" office:value="0.891531" calcext:value-type="float">
            <text:p>0,891531</text:p>
          </table:table-cell>
          <table:table-cell office:value-type="float" office:value="0.807541" calcext:value-type="float">
            <text:p>0,807541</text:p>
          </table:table-cell>
          <table:table-cell office:value-type="float" office:value="0.7625" calcext:value-type="float">
            <text:p>0,7625</text:p>
          </table:table-cell>
          <table:table-cell office:value-type="float" office:value="28.057945" calcext:value-type="float">
            <text:p>28,057945</text:p>
          </table:table-cell>
        </table:table-row>
        <table:table-row table:style-name="ro1">
          <table:table-cell office:value-type="float" office:value="0.852666" calcext:value-type="float">
            <text:p>0,852666</text:p>
          </table:table-cell>
          <table:table-cell office:value-type="float" office:value="0.805947" calcext:value-type="float">
            <text:p>0,805947</text:p>
          </table:table-cell>
          <table:table-cell office:value-type="float" office:value="0.7715" calcext:value-type="float">
            <text:p>0,7715</text:p>
          </table:table-cell>
          <table:table-cell office:value-type="float" office:value="27.997959" calcext:value-type="float">
            <text:p>27,997959</text:p>
          </table:table-cell>
        </table:table-row>
        <table:table-row table:style-name="ro1">
          <table:table-cell office:value-type="float" office:value="0.855708" calcext:value-type="float">
            <text:p>0,855708</text:p>
          </table:table-cell>
          <table:table-cell office:value-type="float" office:value="0.813335" calcext:value-type="float">
            <text:p>0,813335</text:p>
          </table:table-cell>
          <table:table-cell office:value-type="float" office:value="0.762" calcext:value-type="float">
            <text:p>0,762</text:p>
          </table:table-cell>
          <table:table-cell office:value-type="float" office:value="28.050083" calcext:value-type="float">
            <text:p>28,050083</text:p>
          </table:table-cell>
        </table:table-row>
        <table:table-row table:style-name="ro1">
          <table:table-cell office:value-type="float" office:value="0.845855" calcext:value-type="float">
            <text:p>0,845855</text:p>
          </table:table-cell>
          <table:table-cell office:value-type="float" office:value="0.80726" calcext:value-type="float">
            <text:p>0,80726</text:p>
          </table:table-cell>
          <table:table-cell office:value-type="float" office:value="0.7585" calcext:value-type="float">
            <text:p>0,7585</text:p>
          </table:table-cell>
          <table:table-cell office:value-type="float" office:value="28.171525" calcext:value-type="float">
            <text:p>28,171525</text:p>
          </table:table-cell>
        </table:table-row>
        <table:table-row table:style-name="ro1">
          <table:table-cell office:value-type="float" office:value="0.838474" calcext:value-type="float">
            <text:p>0,838474</text:p>
          </table:table-cell>
          <table:table-cell office:value-type="float" office:value="0.802749" calcext:value-type="float">
            <text:p>0,802749</text:p>
          </table:table-cell>
          <table:table-cell office:value-type="float" office:value="0.765" calcext:value-type="float">
            <text:p>0,765</text:p>
          </table:table-cell>
          <table:table-cell office:value-type="float" office:value="27.802158" calcext:value-type="float">
            <text:p>27,802158</text:p>
          </table:table-cell>
        </table:table-row>
        <table:table-row table:style-name="ro1">
          <table:table-cell office:value-type="float" office:value="0.843325" calcext:value-type="float">
            <text:p>0,843325</text:p>
          </table:table-cell>
          <table:table-cell office:value-type="float" office:value="0.790846" calcext:value-type="float">
            <text:p>0,790846</text:p>
          </table:table-cell>
          <table:table-cell office:value-type="float" office:value="0.7735" calcext:value-type="float">
            <text:p>0,7735</text:p>
          </table:table-cell>
          <table:table-cell office:value-type="float" office:value="27.564779" calcext:value-type="float">
            <text:p>27,564779</text:p>
          </table:table-cell>
        </table:table-row>
        <table:table-row table:style-name="ro1">
          <table:table-cell office:value-type="float" office:value="0.856601" calcext:value-type="float">
            <text:p>0,856601</text:p>
          </table:table-cell>
          <table:table-cell office:value-type="float" office:value="0.792633" calcext:value-type="float">
            <text:p>0,792633</text:p>
          </table:table-cell>
          <table:table-cell office:value-type="float" office:value="0.764" calcext:value-type="float">
            <text:p>0,764</text:p>
          </table:table-cell>
          <table:table-cell office:value-type="float" office:value="27.908854" calcext:value-type="float">
            <text:p>27,908854</text:p>
          </table:table-cell>
        </table:table-row>
        <table:table-row table:style-name="ro1">
          <table:table-cell office:value-type="float" office:value="0.858711" calcext:value-type="float">
            <text:p>0,858711</text:p>
          </table:table-cell>
          <table:table-cell office:value-type="float" office:value="0.795346" calcext:value-type="float">
            <text:p>0,795346</text:p>
          </table:table-cell>
          <table:table-cell office:value-type="float" office:value="0.7625" calcext:value-type="float">
            <text:p>0,7625</text:p>
          </table:table-cell>
          <table:table-cell office:value-type="float" office:value="28.025232" calcext:value-type="float">
            <text:p>28,025232</text:p>
          </table:table-cell>
        </table:table-row>
        <table:table-row table:style-name="ro1">
          <table:table-cell office:value-type="float" office:value="0.839784" calcext:value-type="float">
            <text:p>0,839784</text:p>
          </table:table-cell>
          <table:table-cell office:value-type="float" office:value="0.807281" calcext:value-type="float">
            <text:p>0,807281</text:p>
          </table:table-cell>
          <table:table-cell office:value-type="float" office:value="0.763" calcext:value-type="float">
            <text:p>0,763</text:p>
          </table:table-cell>
          <table:table-cell office:value-type="float" office:value="28.09929" calcext:value-type="float">
            <text:p>28,09929</text:p>
          </table:table-cell>
        </table:table-row>
        <table:table-row table:style-name="ro1">
          <table:table-cell office:value-type="float" office:value="0.851787" calcext:value-type="float">
            <text:p>0,851787</text:p>
          </table:table-cell>
          <table:table-cell office:value-type="float" office:value="0.827569" calcext:value-type="float">
            <text:p>0,827569</text:p>
          </table:table-cell>
          <table:table-cell office:value-type="float" office:value="0.758" calcext:value-type="float">
            <text:p>0,758</text:p>
          </table:table-cell>
          <table:table-cell office:value-type="float" office:value="28.170697" calcext:value-type="float">
            <text:p>28,170697</text:p>
          </table:table-cell>
        </table:table-row>
        <table:table-row table:style-name="ro1">
          <table:table-cell office:value-type="float" office:value="0.862567" calcext:value-type="float">
            <text:p>0,862567</text:p>
          </table:table-cell>
          <table:table-cell office:value-type="float" office:value="0.792292" calcext:value-type="float">
            <text:p>0,792292</text:p>
          </table:table-cell>
          <table:table-cell office:value-type="float" office:value="0.7645" calcext:value-type="float">
            <text:p>0,7645</text:p>
          </table:table-cell>
          <table:table-cell office:value-type="float" office:value="27.912698" calcext:value-type="float">
            <text:p>27,912698</text:p>
          </table:table-cell>
        </table:table-row>
        <table:table-row table:style-name="ro1">
          <table:table-cell office:value-type="float" office:value="0.827834" calcext:value-type="float">
            <text:p>0,827834</text:p>
          </table:table-cell>
          <table:table-cell office:value-type="float" office:value="0.839398" calcext:value-type="float">
            <text:p>0,839398</text:p>
          </table:table-cell>
          <table:table-cell office:value-type="float" office:value="0.764" calcext:value-type="float">
            <text:p>0,764</text:p>
          </table:table-cell>
          <table:table-cell office:value-type="float" office:value="28.000132" calcext:value-type="float">
            <text:p>28,000132</text:p>
          </table:table-cell>
        </table:table-row>
        <table:table-row table:style-name="ro1">
          <table:table-cell office:value-type="float" office:value="0.822677" calcext:value-type="float">
            <text:p>0,822677</text:p>
          </table:table-cell>
          <table:table-cell office:value-type="float" office:value="0.77011" calcext:value-type="float">
            <text:p>0,77011</text:p>
          </table:table-cell>
          <table:table-cell office:value-type="float" office:value="0.775" calcext:value-type="float">
            <text:p>0,775</text:p>
          </table:table-cell>
          <table:table-cell office:value-type="float" office:value="28.102717" calcext:value-type="float">
            <text:p>28,102717</text:p>
          </table:table-cell>
        </table:table-row>
        <table:table-row table:style-name="ro1">
          <table:table-cell office:value-type="float" office:value="0.867523" calcext:value-type="float">
            <text:p>0,867523</text:p>
          </table:table-cell>
          <table:table-cell office:value-type="float" office:value="0.813752" calcext:value-type="float">
            <text:p>0,813752</text:p>
          </table:table-cell>
          <table:table-cell office:value-type="float" office:value="0.7615" calcext:value-type="float">
            <text:p>0,7615</text:p>
          </table:table-cell>
          <table:table-cell office:value-type="float" office:value="28.16998" calcext:value-type="float">
            <text:p>28,16998</text:p>
          </table:table-cell>
        </table:table-row>
        <table:table-row table:style-name="ro1">
          <table:table-cell office:value-type="float" office:value="0.825184" calcext:value-type="float">
            <text:p>0,825184</text:p>
          </table:table-cell>
          <table:table-cell office:value-type="float" office:value="0.764175" calcext:value-type="float">
            <text:p>0,764175</text:p>
          </table:table-cell>
          <table:table-cell office:value-type="float" office:value="0.767" calcext:value-type="float">
            <text:p>0,767</text:p>
          </table:table-cell>
          <table:table-cell office:value-type="float" office:value="28.048716" calcext:value-type="float">
            <text:p>28,048716</text:p>
          </table:table-cell>
        </table:table-row>
        <table:table-row table:style-name="ro1">
          <table:table-cell office:value-type="float" office:value="0.808014" calcext:value-type="float">
            <text:p>0,808014</text:p>
          </table:table-cell>
          <table:table-cell office:value-type="float" office:value="0.7779" calcext:value-type="float">
            <text:p>0,7779</text:p>
          </table:table-cell>
          <table:table-cell office:value-type="float" office:value="0.772" calcext:value-type="float">
            <text:p>0,772</text:p>
          </table:table-cell>
          <table:table-cell office:value-type="float" office:value="28.040658" calcext:value-type="float">
            <text:p>28,040658</text:p>
          </table:table-cell>
        </table:table-row>
        <table:table-row table:style-name="ro1">
          <table:table-cell office:value-type="float" office:value="0.817637" calcext:value-type="float">
            <text:p>0,817637</text:p>
          </table:table-cell>
          <table:table-cell office:value-type="float" office:value="0.791974" calcext:value-type="float">
            <text:p>0,791974</text:p>
          </table:table-cell>
          <table:table-cell office:value-type="float" office:value="0.773" calcext:value-type="float">
            <text:p>0,773</text:p>
          </table:table-cell>
          <table:table-cell office:value-type="float" office:value="27.753848" calcext:value-type="float">
            <text:p>27,753848</text:p>
          </table:table-cell>
        </table:table-row>
        <table:table-row table:style-name="ro1">
          <table:table-cell office:value-type="float" office:value="0.813642" calcext:value-type="float">
            <text:p>0,813642</text:p>
          </table:table-cell>
          <table:table-cell office:value-type="float" office:value="0.79469" calcext:value-type="float">
            <text:p>0,79469</text:p>
          </table:table-cell>
          <table:table-cell office:value-type="float" office:value="0.77" calcext:value-type="float">
            <text:p>0,77</text:p>
          </table:table-cell>
          <table:table-cell office:value-type="float" office:value="28.047289" calcext:value-type="float">
            <text:p>28,047289</text:p>
          </table:table-cell>
        </table:table-row>
        <table:table-row table:style-name="ro1">
          <table:table-cell office:value-type="float" office:value="0.821479" calcext:value-type="float">
            <text:p>0,821479</text:p>
          </table:table-cell>
          <table:table-cell office:value-type="float" office:value="0.758939" calcext:value-type="float">
            <text:p>0,758939</text:p>
          </table:table-cell>
          <table:table-cell office:value-type="float" office:value="0.776" calcext:value-type="float">
            <text:p>0,776</text:p>
          </table:table-cell>
          <table:table-cell office:value-type="float" office:value="27.97959" calcext:value-type="float">
            <text:p>27,97959</text:p>
          </table:table-cell>
        </table:table-row>
        <table:table-row table:style-name="ro1">
          <table:table-cell office:value-type="float" office:value="0.80106" calcext:value-type="float">
            <text:p>0,80106</text:p>
          </table:table-cell>
          <table:table-cell office:value-type="float" office:value="0.79315" calcext:value-type="float">
            <text:p>0,79315</text:p>
          </table:table-cell>
          <table:table-cell office:value-type="float" office:value="0.772" calcext:value-type="float">
            <text:p>0,772</text:p>
          </table:table-cell>
          <table:table-cell office:value-type="float" office:value="27.932801" calcext:value-type="float">
            <text:p>27,932801</text:p>
          </table:table-cell>
        </table:table-row>
        <table:table-row table:style-name="ro1">
          <table:table-cell office:value-type="float" office:value="0.822956" calcext:value-type="float">
            <text:p>0,822956</text:p>
          </table:table-cell>
          <table:table-cell office:value-type="float" office:value="0.755776" calcext:value-type="float">
            <text:p>0,755776</text:p>
          </table:table-cell>
          <table:table-cell office:value-type="float" office:value="0.7825" calcext:value-type="float">
            <text:p>0,7825</text:p>
          </table:table-cell>
          <table:table-cell office:value-type="float" office:value="28.069906" calcext:value-type="float">
            <text:p>28,069906</text:p>
          </table:table-cell>
        </table:table-row>
        <table:table-row table:style-name="ro1">
          <table:table-cell office:value-type="float" office:value="0.79824" calcext:value-type="float">
            <text:p>0,79824</text:p>
          </table:table-cell>
          <table:table-cell office:value-type="float" office:value="0.780933" calcext:value-type="float">
            <text:p>0,780933</text:p>
          </table:table-cell>
          <table:table-cell office:value-type="float" office:value="0.7725" calcext:value-type="float">
            <text:p>0,7725</text:p>
          </table:table-cell>
          <table:table-cell office:value-type="float" office:value="27.787191" calcext:value-type="float">
            <text:p>27,787191</text:p>
          </table:table-cell>
        </table:table-row>
        <table:table-row table:style-name="ro1">
          <table:table-cell office:value-type="float" office:value="0.796181" calcext:value-type="float">
            <text:p>0,796181</text:p>
          </table:table-cell>
          <table:table-cell office:value-type="float" office:value="0.762744" calcext:value-type="float">
            <text:p>0,762744</text:p>
          </table:table-cell>
          <table:table-cell office:value-type="float" office:value="0.7745" calcext:value-type="float">
            <text:p>0,7745</text:p>
          </table:table-cell>
          <table:table-cell office:value-type="float" office:value="27.83322" calcext:value-type="float">
            <text:p>27,83322</text:p>
          </table:table-cell>
        </table:table-row>
        <table:table-row table:style-name="ro1">
          <table:table-cell office:value-type="float" office:value="0.807281" calcext:value-type="float">
            <text:p>0,807281</text:p>
          </table:table-cell>
          <table:table-cell office:value-type="float" office:value="0.819482" calcext:value-type="float">
            <text:p>0,819482</text:p>
          </table:table-cell>
          <table:table-cell office:value-type="float" office:value="0.7665" calcext:value-type="float">
            <text:p>0,7665</text:p>
          </table:table-cell>
          <table:table-cell office:value-type="float" office:value="27.967056" calcext:value-type="float">
            <text:p>27,967056</text:p>
          </table:table-cell>
        </table:table-row>
        <table:table-row table:style-name="ro1">
          <table:table-cell office:value-type="float" office:value="0.810407" calcext:value-type="float">
            <text:p>0,810407</text:p>
          </table:table-cell>
          <table:table-cell office:value-type="float" office:value="0.743885" calcext:value-type="float">
            <text:p>0,743885</text:p>
          </table:table-cell>
          <table:table-cell office:value-type="float" office:value="0.782" calcext:value-type="float">
            <text:p>0,782</text:p>
          </table:table-cell>
          <table:table-cell office:value-type="float" office:value="27.855069" calcext:value-type="float">
            <text:p>27,855069</text:p>
          </table:table-cell>
        </table:table-row>
        <table:table-row table:style-name="ro1">
          <table:table-cell office:value-type="float" office:value="0.804636" calcext:value-type="float">
            <text:p>0,804636</text:p>
          </table:table-cell>
          <table:table-cell office:value-type="float" office:value="0.77317" calcext:value-type="float">
            <text:p>0,77317</text:p>
          </table:table-cell>
          <table:table-cell office:value-type="float" office:value="0.7725" calcext:value-type="float">
            <text:p>0,7725</text:p>
          </table:table-cell>
          <table:table-cell office:value-type="float" office:value="27.980124" calcext:value-type="float">
            <text:p>27,980124</text:p>
          </table:table-cell>
        </table:table-row>
        <table:table-row table:style-name="ro1">
          <table:table-cell office:value-type="float" office:value="0.785825" calcext:value-type="float">
            <text:p>0,785825</text:p>
          </table:table-cell>
          <table:table-cell office:value-type="float" office:value="0.811479" calcext:value-type="float">
            <text:p>0,811479</text:p>
          </table:table-cell>
          <table:table-cell office:value-type="float" office:value="0.765" calcext:value-type="float">
            <text:p>0,765</text:p>
          </table:table-cell>
          <table:table-cell office:value-type="float" office:value="28.005296" calcext:value-type="float">
            <text:p>28,005296</text:p>
          </table:table-cell>
        </table:table-row>
        <table:table-row table:style-name="ro1">
          <table:table-cell office:value-type="float" office:value="0.813771" calcext:value-type="float">
            <text:p>0,813771</text:p>
          </table:table-cell>
          <table:table-cell office:value-type="float" office:value="0.748681" calcext:value-type="float">
            <text:p>0,748681</text:p>
          </table:table-cell>
          <table:table-cell office:value-type="float" office:value="0.777" calcext:value-type="float">
            <text:p>0,777</text:p>
          </table:table-cell>
          <table:table-cell office:value-type="float" office:value="28.006747" calcext:value-type="float">
            <text:p>28,006747</text:p>
          </table:table-cell>
        </table:table-row>
        <table:table-row table:style-name="ro1">
          <table:table-cell office:value-type="float" office:value="0.786197" calcext:value-type="float">
            <text:p>0,786197</text:p>
          </table:table-cell>
          <table:table-cell office:value-type="float" office:value="0.76499" calcext:value-type="float">
            <text:p>0,76499</text:p>
          </table:table-cell>
          <table:table-cell office:value-type="float" office:value="0.78" calcext:value-type="float">
            <text:p>0,78</text:p>
          </table:table-cell>
          <table:table-cell office:value-type="float" office:value="28.002155" calcext:value-type="float">
            <text:p>28,002155</text:p>
          </table:table-cell>
        </table:table-row>
        <table:table-row table:style-name="ro1">
          <table:table-cell office:value-type="float" office:value="0.794148" calcext:value-type="float">
            <text:p>0,794148</text:p>
          </table:table-cell>
          <table:table-cell office:value-type="float" office:value="0.785472" calcext:value-type="float">
            <text:p>0,785472</text:p>
          </table:table-cell>
          <table:table-cell office:value-type="float" office:value="0.7705" calcext:value-type="float">
            <text:p>0,7705</text:p>
          </table:table-cell>
          <table:table-cell office:value-type="float" office:value="27.979734" calcext:value-type="float">
            <text:p>27,979734</text:p>
          </table:table-cell>
        </table:table-row>
        <table:table-row table:style-name="ro1">
          <table:table-cell office:value-type="float" office:value="0.803287" calcext:value-type="float">
            <text:p>0,803287</text:p>
          </table:table-cell>
          <table:table-cell office:value-type="float" office:value="0.732542" calcext:value-type="float">
            <text:p>0,732542</text:p>
          </table:table-cell>
          <table:table-cell office:value-type="float" office:value="0.779" calcext:value-type="float">
            <text:p>0,779</text:p>
          </table:table-cell>
          <table:table-cell office:value-type="float" office:value="27.840916" calcext:value-type="float">
            <text:p>27,840916</text:p>
          </table:table-cell>
        </table:table-row>
        <table:table-row table:style-name="ro1">
          <table:table-cell office:value-type="float" office:value="0.790277" calcext:value-type="float">
            <text:p>0,790277</text:p>
          </table:table-cell>
          <table:table-cell office:value-type="float" office:value="0.748669" calcext:value-type="float">
            <text:p>0,748669</text:p>
          </table:table-cell>
          <table:table-cell office:value-type="float" office:value="0.78" calcext:value-type="float">
            <text:p>0,78</text:p>
          </table:table-cell>
          <table:table-cell office:value-type="float" office:value="28.107965" calcext:value-type="float">
            <text:p>28,107965</text:p>
          </table:table-cell>
        </table:table-row>
        <table:table-row table:style-name="ro1">
          <table:table-cell office:value-type="float" office:value="0.786654" calcext:value-type="float">
            <text:p>0,786654</text:p>
          </table:table-cell>
          <table:table-cell office:value-type="float" office:value="0.770764" calcext:value-type="float">
            <text:p>0,770764</text:p>
          </table:table-cell>
          <table:table-cell office:value-type="float" office:value="0.7745" calcext:value-type="float">
            <text:p>0,7745</text:p>
          </table:table-cell>
          <table:table-cell office:value-type="float" office:value="28.05673" calcext:value-type="float">
            <text:p>28,05673</text:p>
          </table:table-cell>
        </table:table-row>
        <table:table-row table:style-name="ro1">
          <table:table-cell office:value-type="float" office:value="0.80181" calcext:value-type="float">
            <text:p>0,80181</text:p>
          </table:table-cell>
          <table:table-cell office:value-type="float" office:value="0.752302" calcext:value-type="float">
            <text:p>0,752302</text:p>
          </table:table-cell>
          <table:table-cell office:value-type="float" office:value="0.781" calcext:value-type="float">
            <text:p>0,781</text:p>
          </table:table-cell>
          <table:table-cell office:value-type="float" office:value="27.400268" calcext:value-type="float">
            <text:p>27,400268</text:p>
          </table:table-cell>
        </table:table-row>
        <table:table-row table:style-name="ro1">
          <table:table-cell office:value-type="float" office:value="0.779566" calcext:value-type="float">
            <text:p>0,779566</text:p>
          </table:table-cell>
          <table:table-cell office:value-type="float" office:value="0.83819" calcext:value-type="float">
            <text:p>0,83819</text:p>
          </table:table-cell>
          <table:table-cell office:value-type="float" office:value="0.751" calcext:value-type="float">
            <text:p>0,751</text:p>
          </table:table-cell>
          <table:table-cell office:value-type="float" office:value="27.959099" calcext:value-type="float">
            <text:p>27,959099</text:p>
          </table:table-cell>
        </table:table-row>
        <table:table-row table:style-name="ro1">
          <table:table-cell office:value-type="float" office:value="0.786983" calcext:value-type="float">
            <text:p>0,786983</text:p>
          </table:table-cell>
          <table:table-cell office:value-type="float" office:value="0.764772" calcext:value-type="float">
            <text:p>0,764772</text:p>
          </table:table-cell>
          <table:table-cell office:value-type="float" office:value="0.779" calcext:value-type="float">
            <text:p>0,779</text:p>
          </table:table-cell>
          <table:table-cell office:value-type="float" office:value="27.458006" calcext:value-type="float">
            <text:p>27,458006</text:p>
          </table:table-cell>
        </table:table-row>
        <table:table-row table:style-name="ro1">
          <table:table-cell office:value-type="float" office:value="0.800461" calcext:value-type="float">
            <text:p>0,800461</text:p>
          </table:table-cell>
          <table:table-cell office:value-type="float" office:value="0.753841" calcext:value-type="float">
            <text:p>0,753841</text:p>
          </table:table-cell>
          <table:table-cell office:value-type="float" office:value="0.777" calcext:value-type="float">
            <text:p>0,777</text:p>
          </table:table-cell>
          <table:table-cell office:value-type="float" office:value="28.012182" calcext:value-type="float">
            <text:p>28,012182</text:p>
          </table:table-cell>
        </table:table-row>
        <table:table-row table:style-name="ro1">
          <table:table-cell office:value-type="float" office:value="0.800193" calcext:value-type="float">
            <text:p>0,800193</text:p>
          </table:table-cell>
          <table:table-cell office:value-type="float" office:value="0.750617" calcext:value-type="float">
            <text:p>0,750617</text:p>
          </table:table-cell>
          <table:table-cell office:value-type="float" office:value="0.779" calcext:value-type="float">
            <text:p>0,779</text:p>
          </table:table-cell>
          <table:table-cell office:value-type="float" office:value="27.918859" calcext:value-type="float">
            <text:p>27,918859</text:p>
          </table:table-cell>
        </table:table-row>
        <table:table-row table:style-name="ro1">
          <table:table-cell office:value-type="float" office:value="0.784788" calcext:value-type="float">
            <text:p>0,784788</text:p>
          </table:table-cell>
          <table:table-cell office:value-type="float" office:value="0.753463" calcext:value-type="float">
            <text:p>0,753463</text:p>
          </table:table-cell>
          <table:table-cell office:value-type="float" office:value="0.78" calcext:value-type="float">
            <text:p>0,78</text:p>
          </table:table-cell>
          <table:table-cell office:value-type="float" office:value="27.703133" calcext:value-type="float">
            <text:p>27,703133</text:p>
          </table:table-cell>
        </table:table-row>
        <table:table-row table:style-name="ro1">
          <table:table-cell office:value-type="float" office:value="0.774145" calcext:value-type="float">
            <text:p>0,774145</text:p>
          </table:table-cell>
          <table:table-cell office:value-type="float" office:value="0.790449" calcext:value-type="float">
            <text:p>0,790449</text:p>
          </table:table-cell>
          <table:table-cell office:value-type="float" office:value="0.7755" calcext:value-type="float">
            <text:p>0,7755</text:p>
          </table:table-cell>
          <table:table-cell office:value-type="float" office:value="27.119656" calcext:value-type="float">
            <text:p>27,119656</text:p>
          </table:table-cell>
        </table:table-row>
        <table:table-row table:style-name="ro1">
          <table:table-cell office:value-type="float" office:value="0.807709" calcext:value-type="float">
            <text:p>0,807709</text:p>
          </table:table-cell>
          <table:table-cell office:value-type="float" office:value="0.755766" calcext:value-type="float">
            <text:p>0,755766</text:p>
          </table:table-cell>
          <table:table-cell office:value-type="float" office:value="0.779" calcext:value-type="float">
            <text:p>0,779</text:p>
          </table:table-cell>
          <table:table-cell office:value-type="float" office:value="27.56689" calcext:value-type="float">
            <text:p>27,56689</text:p>
          </table:table-cell>
        </table:table-row>
        <table:table-row table:style-name="ro1">
          <table:table-cell office:value-type="float" office:value="0.783007" calcext:value-type="float">
            <text:p>0,783007</text:p>
          </table:table-cell>
          <table:table-cell office:value-type="float" office:value="0.742281" calcext:value-type="float">
            <text:p>0,742281</text:p>
          </table:table-cell>
          <table:table-cell office:value-type="float" office:value="0.7765" calcext:value-type="float">
            <text:p>0,7765</text:p>
          </table:table-cell>
          <table:table-cell office:value-type="float" office:value="28.036605" calcext:value-type="float">
            <text:p>28,036605</text:p>
          </table:table-cell>
        </table:table-row>
        <table:table-row table:style-name="ro1">
          <table:table-cell office:value-type="float" office:value="0.743929" calcext:value-type="float">
            <text:p>0,743929</text:p>
          </table:table-cell>
          <table:table-cell office:value-type="float" office:value="0.739399" calcext:value-type="float">
            <text:p>0,739399</text:p>
          </table:table-cell>
          <table:table-cell office:value-type="float" office:value="0.7865" calcext:value-type="float">
            <text:p>0,7865</text:p>
          </table:table-cell>
          <table:table-cell office:value-type="float" office:value="27.990257" calcext:value-type="float">
            <text:p>27,990257</text:p>
          </table:table-cell>
        </table:table-row>
        <table:table-row table:style-name="ro1">
          <table:table-cell office:value-type="float" office:value="0.765519" calcext:value-type="float">
            <text:p>0,765519</text:p>
          </table:table-cell>
          <table:table-cell office:value-type="float" office:value="0.790274" calcext:value-type="float">
            <text:p>0,790274</text:p>
          </table:table-cell>
          <table:table-cell office:value-type="float" office:value="0.7715" calcext:value-type="float">
            <text:p>0,7715</text:p>
          </table:table-cell>
          <table:table-cell office:value-type="float" office:value="27.369912" calcext:value-type="float">
            <text:p>27,369912</text:p>
          </table:table-cell>
        </table:table-row>
        <table:table-row table:style-name="ro1">
          <table:table-cell office:value-type="float" office:value="0.773987" calcext:value-type="float">
            <text:p>0,773987</text:p>
          </table:table-cell>
          <table:table-cell office:value-type="float" office:value="0.784042" calcext:value-type="float">
            <text:p>0,784042</text:p>
          </table:table-cell>
          <table:table-cell office:value-type="float" office:value="0.779" calcext:value-type="float">
            <text:p>0,779</text:p>
          </table:table-cell>
          <table:table-cell office:value-type="float" office:value="27.975897" calcext:value-type="float">
            <text:p>27,975897</text:p>
          </table:table-cell>
        </table:table-row>
        <table:table-row table:style-name="ro1">
          <table:table-cell office:value-type="float" office:value="0.773536" calcext:value-type="float">
            <text:p>0,773536</text:p>
          </table:table-cell>
          <table:table-cell office:value-type="float" office:value="0.741624" calcext:value-type="float">
            <text:p>0,741624</text:p>
          </table:table-cell>
          <table:table-cell office:value-type="float" office:value="0.7925" calcext:value-type="float">
            <text:p>0,7925</text:p>
          </table:table-cell>
          <table:table-cell office:value-type="float" office:value="28.082811" calcext:value-type="float">
            <text:p>28,082811</text:p>
          </table:table-cell>
        </table:table-row>
        <table:table-row table:style-name="ro1">
          <table:table-cell office:value-type="float" office:value="0.750353" calcext:value-type="float">
            <text:p>0,750353</text:p>
          </table:table-cell>
          <table:table-cell office:value-type="float" office:value="0.730109" calcext:value-type="float">
            <text:p>0,730109</text:p>
          </table:table-cell>
          <table:table-cell office:value-type="float" office:value="0.7875" calcext:value-type="float">
            <text:p>0,7875</text:p>
          </table:table-cell>
          <table:table-cell office:value-type="float" office:value="27.714946" calcext:value-type="float">
            <text:p>27,714946</text:p>
          </table:table-cell>
        </table:table-row>
        <table:table-row table:style-name="ro1">
          <table:table-cell office:value-type="float" office:value="0.773173" calcext:value-type="float">
            <text:p>0,773173</text:p>
          </table:table-cell>
          <table:table-cell office:value-type="float" office:value="0.743288" calcext:value-type="float">
            <text:p>0,743288</text:p>
          </table:table-cell>
          <table:table-cell office:value-type="float" office:value="0.7825" calcext:value-type="float">
            <text:p>0,7825</text:p>
          </table:table-cell>
          <table:table-cell office:value-type="float" office:value="27.963702" calcext:value-type="float">
            <text:p>27,963702</text:p>
          </table:table-cell>
        </table:table-row>
        <table:table-row table:style-name="ro1">
          <table:table-cell office:value-type="float" office:value="0.765351" calcext:value-type="float">
            <text:p>0,765351</text:p>
          </table:table-cell>
          <table:table-cell office:value-type="float" office:value="0.770679" calcext:value-type="float">
            <text:p>0,770679</text:p>
          </table:table-cell>
          <table:table-cell office:value-type="float" office:value="0.771" calcext:value-type="float">
            <text:p>0,771</text:p>
          </table:table-cell>
          <table:table-cell office:value-type="float" office:value="28.116436" calcext:value-type="float">
            <text:p>28,116436</text:p>
          </table:table-cell>
        </table:table-row>
        <table:table-row table:style-name="ro1">
          <table:table-cell office:value-type="float" office:value="0.758635" calcext:value-type="float">
            <text:p>0,758635</text:p>
          </table:table-cell>
          <table:table-cell office:value-type="float" office:value="0.750479" calcext:value-type="float">
            <text:p>0,750479</text:p>
          </table:table-cell>
          <table:table-cell office:value-type="float" office:value="0.784" calcext:value-type="float">
            <text:p>0,784</text:p>
          </table:table-cell>
          <table:table-cell office:value-type="float" office:value="27.972761" calcext:value-type="float">
            <text:p>27,972761</text:p>
          </table:table-cell>
        </table:table-row>
        <table:table-row table:style-name="ro1">
          <table:table-cell office:value-type="float" office:value="0.756196" calcext:value-type="float">
            <text:p>0,756196</text:p>
          </table:table-cell>
          <table:table-cell office:value-type="float" office:value="0.756179" calcext:value-type="float">
            <text:p>0,756179</text:p>
          </table:table-cell>
          <table:table-cell office:value-type="float" office:value="0.7765" calcext:value-type="float">
            <text:p>0,7765</text:p>
          </table:table-cell>
          <table:table-cell office:value-type="float" office:value="26.844108" calcext:value-type="float">
            <text:p>26,844108</text:p>
          </table:table-cell>
        </table:table-row>
        <table:table-row table:style-name="ro1">
          <table:table-cell office:value-type="float" office:value="0.748688" calcext:value-type="float">
            <text:p>0,748688</text:p>
          </table:table-cell>
          <table:table-cell office:value-type="float" office:value="0.748843" calcext:value-type="float">
            <text:p>0,748843</text:p>
          </table:table-cell>
          <table:table-cell office:value-type="float" office:value="0.785" calcext:value-type="float">
            <text:p>0,785</text:p>
          </table:table-cell>
          <table:table-cell office:value-type="float" office:value="27.960297" calcext:value-type="float">
            <text:p>27,960297</text:p>
          </table:table-cell>
        </table:table-row>
        <table:table-row table:style-name="ro1">
          <table:table-cell office:value-type="float" office:value="0.76231" calcext:value-type="float">
            <text:p>0,76231</text:p>
          </table:table-cell>
          <table:table-cell office:value-type="float" office:value="0.725756" calcext:value-type="float">
            <text:p>0,725756</text:p>
          </table:table-cell>
          <table:table-cell office:value-type="float" office:value="0.793" calcext:value-type="float">
            <text:p>0,793</text:p>
          </table:table-cell>
          <table:table-cell office:value-type="float" office:value="27.657985" calcext:value-type="float">
            <text:p>27,657985</text:p>
          </table:table-cell>
        </table:table-row>
        <table:table-row table:style-name="ro1">
          <table:table-cell office:value-type="float" office:value="0.774419" calcext:value-type="float">
            <text:p>0,774419</text:p>
          </table:table-cell>
          <table:table-cell office:value-type="float" office:value="0.760031" calcext:value-type="float">
            <text:p>0,760031</text:p>
          </table:table-cell>
          <table:table-cell office:value-type="float" office:value="0.7825" calcext:value-type="float">
            <text:p>0,7825</text:p>
          </table:table-cell>
          <table:table-cell office:value-type="float" office:value="27.859468" calcext:value-type="float">
            <text:p>27,859468</text:p>
          </table:table-cell>
        </table:table-row>
        <table:table-row table:style-name="ro1">
          <table:table-cell office:value-type="float" office:value="0.744727" calcext:value-type="float">
            <text:p>0,744727</text:p>
          </table:table-cell>
          <table:table-cell office:value-type="float" office:value="0.72473" calcext:value-type="float">
            <text:p>0,72473</text:p>
          </table:table-cell>
          <table:table-cell office:value-type="float" office:value="0.7855" calcext:value-type="float">
            <text:p>0,7855</text:p>
          </table:table-cell>
          <table:table-cell office:value-type="float" office:value="27.916543" calcext:value-type="float">
            <text:p>27,916543</text:p>
          </table:table-cell>
        </table:table-row>
        <table:table-row table:style-name="ro1">
          <table:table-cell office:value-type="float" office:value="0.747563" calcext:value-type="float">
            <text:p>0,747563</text:p>
          </table:table-cell>
          <table:table-cell office:value-type="float" office:value="0.741485" calcext:value-type="float">
            <text:p>0,741485</text:p>
          </table:table-cell>
          <table:table-cell office:value-type="float" office:value="0.7815" calcext:value-type="float">
            <text:p>0,7815</text:p>
          </table:table-cell>
          <table:table-cell office:value-type="float" office:value="26.938584" calcext:value-type="float">
            <text:p>26,938584</text:p>
          </table:table-cell>
        </table:table-row>
        <table:table-row table:style-name="ro1">
          <table:table-cell office:value-type="float" office:value="0.763596" calcext:value-type="float">
            <text:p>0,763596</text:p>
          </table:table-cell>
          <table:table-cell office:value-type="float" office:value="0.740814" calcext:value-type="float">
            <text:p>0,740814</text:p>
          </table:table-cell>
          <table:table-cell office:value-type="float" office:value="0.775" calcext:value-type="float">
            <text:p>0,775</text:p>
          </table:table-cell>
          <table:table-cell office:value-type="float" office:value="28.056998" calcext:value-type="float">
            <text:p>28,056998</text:p>
          </table:table-cell>
        </table:table-row>
        <table:table-row table:style-name="ro1">
          <table:table-cell office:value-type="float" office:value="0.739264" calcext:value-type="float">
            <text:p>0,739264</text:p>
          </table:table-cell>
          <table:table-cell office:value-type="float" office:value="0.739218" calcext:value-type="float">
            <text:p>0,739218</text:p>
          </table:table-cell>
          <table:table-cell office:value-type="float" office:value="0.784" calcext:value-type="float">
            <text:p>0,784</text:p>
          </table:table-cell>
          <table:table-cell office:value-type="float" office:value="27.995113" calcext:value-type="float">
            <text:p>27,995113</text:p>
          </table:table-cell>
        </table:table-row>
        <table:table-row table:style-name="ro1">
          <table:table-cell office:value-type="float" office:value="0.744777" calcext:value-type="float">
            <text:p>0,744777</text:p>
          </table:table-cell>
          <table:table-cell office:value-type="float" office:value="0.746047" calcext:value-type="float">
            <text:p>0,746047</text:p>
          </table:table-cell>
          <table:table-cell office:value-type="float" office:value="0.7805" calcext:value-type="float">
            <text:p>0,7805</text:p>
          </table:table-cell>
          <table:table-cell office:value-type="float" office:value="26.91348" calcext:value-type="float">
            <text:p>26,91348</text:p>
          </table:table-cell>
        </table:table-row>
        <table:table-row table:style-name="ro1">
          <table:table-cell office:value-type="float" office:value="0.726848" calcext:value-type="float">
            <text:p>0,726848</text:p>
          </table:table-cell>
          <table:table-cell office:value-type="float" office:value="0.731609" calcext:value-type="float">
            <text:p>0,731609</text:p>
          </table:table-cell>
          <table:table-cell office:value-type="float" office:value="0.786" calcext:value-type="float">
            <text:p>0,786</text:p>
          </table:table-cell>
          <table:table-cell office:value-type="float" office:value="28.060538" calcext:value-type="float">
            <text:p>28,060538</text:p>
          </table:table-cell>
        </table:table-row>
        <table:table-row table:style-name="ro1">
          <table:table-cell office:value-type="float" office:value="0.724334" calcext:value-type="float">
            <text:p>0,724334</text:p>
          </table:table-cell>
          <table:table-cell office:value-type="float" office:value="0.748786" calcext:value-type="float">
            <text:p>0,748786</text:p>
          </table:table-cell>
          <table:table-cell office:value-type="float" office:value="0.7795" calcext:value-type="float">
            <text:p>0,7795</text:p>
          </table:table-cell>
          <table:table-cell office:value-type="float" office:value="27.180812" calcext:value-type="float">
            <text:p>27,180812</text:p>
          </table:table-cell>
        </table:table-row>
        <table:table-row table:style-name="ro1">
          <table:table-cell office:value-type="float" office:value="0.750209" calcext:value-type="float">
            <text:p>0,750209</text:p>
          </table:table-cell>
          <table:table-cell office:value-type="float" office:value="0.71202" calcext:value-type="float">
            <text:p>0,71202</text:p>
          </table:table-cell>
          <table:table-cell office:value-type="float" office:value="0.782" calcext:value-type="float">
            <text:p>0,782</text:p>
          </table:table-cell>
          <table:table-cell office:value-type="float" office:value="27.982683" calcext:value-type="float">
            <text:p>27,982683</text:p>
          </table:table-cell>
        </table:table-row>
        <table:table-row table:style-name="ro1">
          <table:table-cell office:value-type="float" office:value="0.728956" calcext:value-type="float">
            <text:p>0,728956</text:p>
          </table:table-cell>
          <table:table-cell office:value-type="float" office:value="0.721111" calcext:value-type="float">
            <text:p>0,721111</text:p>
          </table:table-cell>
          <table:table-cell office:value-type="float" office:value="0.7875" calcext:value-type="float">
            <text:p>0,7875</text:p>
          </table:table-cell>
          <table:table-cell office:value-type="float" office:value="27.969104" calcext:value-type="float">
            <text:p>27,969104</text:p>
          </table:table-cell>
        </table:table-row>
        <table:table-row table:style-name="ro1">
          <table:table-cell office:value-type="float" office:value="0.743299" calcext:value-type="float">
            <text:p>0,743299</text:p>
          </table:table-cell>
          <table:table-cell office:value-type="float" office:value="0.735452" calcext:value-type="float">
            <text:p>0,735452</text:p>
          </table:table-cell>
          <table:table-cell office:value-type="float" office:value="0.7825" calcext:value-type="float">
            <text:p>0,7825</text:p>
          </table:table-cell>
          <table:table-cell office:value-type="float" office:value="27.5738" calcext:value-type="float">
            <text:p>27,5738</text:p>
          </table:table-cell>
        </table:table-row>
        <table:table-row table:style-name="ro1">
          <table:table-cell office:value-type="float" office:value="0.735818" calcext:value-type="float">
            <text:p>0,735818</text:p>
          </table:table-cell>
          <table:table-cell office:value-type="float" office:value="0.729225" calcext:value-type="float">
            <text:p>0,729225</text:p>
          </table:table-cell>
          <table:table-cell office:value-type="float" office:value="0.7795" calcext:value-type="float">
            <text:p>0,7795</text:p>
          </table:table-cell>
          <table:table-cell office:value-type="float" office:value="28.006785" calcext:value-type="float">
            <text:p>28,006785</text:p>
          </table:table-cell>
        </table:table-row>
        <table:table-row table:style-name="ro1">
          <table:table-cell office:value-type="float" office:value="0.748817" calcext:value-type="float">
            <text:p>0,748817</text:p>
          </table:table-cell>
          <table:table-cell office:value-type="float" office:value="0.719066" calcext:value-type="float">
            <text:p>0,719066</text:p>
          </table:table-cell>
          <table:table-cell office:value-type="float" office:value="0.7935" calcext:value-type="float">
            <text:p>0,7935</text:p>
          </table:table-cell>
          <table:table-cell office:value-type="float" office:value="26.357774" calcext:value-type="float">
            <text:p>26,357774</text:p>
          </table:table-cell>
        </table:table-row>
        <table:table-row table:style-name="ro1">
          <table:table-cell office:value-type="float" office:value="0.743392" calcext:value-type="float">
            <text:p>0,743392</text:p>
          </table:table-cell>
          <table:table-cell office:value-type="float" office:value="0.81122" calcext:value-type="float">
            <text:p>0,81122</text:p>
          </table:table-cell>
          <table:table-cell office:value-type="float" office:value="0.766" calcext:value-type="float">
            <text:p>0,766</text:p>
          </table:table-cell>
          <table:table-cell office:value-type="float" office:value="27.487038" calcext:value-type="float">
            <text:p>27,487038</text:p>
          </table:table-cell>
        </table:table-row>
        <table:table-row table:style-name="ro1">
          <table:table-cell office:value-type="float" office:value="0.739046" calcext:value-type="float">
            <text:p>0,739046</text:p>
          </table:table-cell>
          <table:table-cell office:value-type="float" office:value="0.742032" calcext:value-type="float">
            <text:p>0,742032</text:p>
          </table:table-cell>
          <table:table-cell office:value-type="float" office:value="0.775" calcext:value-type="float">
            <text:p>0,775</text:p>
          </table:table-cell>
          <table:table-cell office:value-type="float" office:value="27.093541" calcext:value-type="float">
            <text:p>27,093541</text:p>
          </table:table-cell>
        </table:table-row>
        <table:table-row table:style-name="ro1">
          <table:table-cell office:value-type="float" office:value="0.704408" calcext:value-type="float">
            <text:p>0,704408</text:p>
          </table:table-cell>
          <table:table-cell office:value-type="float" office:value="0.747164" calcext:value-type="float">
            <text:p>0,747164</text:p>
          </table:table-cell>
          <table:table-cell office:value-type="float" office:value="0.777" calcext:value-type="float">
            <text:p>0,777</text:p>
          </table:table-cell>
          <table:table-cell office:value-type="float" office:value="27.601584" calcext:value-type="float">
            <text:p>27,601584</text:p>
          </table:table-cell>
        </table:table-row>
        <table:table-row table:style-name="ro1">
          <table:table-cell office:value-type="float" office:value="0.758031" calcext:value-type="float">
            <text:p>0,758031</text:p>
          </table:table-cell>
          <table:table-cell office:value-type="float" office:value="0.722446" calcext:value-type="float">
            <text:p>0,722446</text:p>
          </table:table-cell>
          <table:table-cell office:value-type="float" office:value="0.794" calcext:value-type="float">
            <text:p>0,794</text:p>
          </table:table-cell>
          <table:table-cell office:value-type="float" office:value="27.560905" calcext:value-type="float">
            <text:p>27,560905</text:p>
          </table:table-cell>
        </table:table-row>
        <table:table-row table:style-name="ro1">
          <table:table-cell office:value-type="float" office:value="0.724213" calcext:value-type="float">
            <text:p>0,724213</text:p>
          </table:table-cell>
          <table:table-cell office:value-type="float" office:value="0.730088" calcext:value-type="float">
            <text:p>0,730088</text:p>
          </table:table-cell>
          <table:table-cell office:value-type="float" office:value="0.7905" calcext:value-type="float">
            <text:p>0,7905</text:p>
          </table:table-cell>
          <table:table-cell office:value-type="float" office:value="27.947953" calcext:value-type="float">
            <text:p>27,947953</text:p>
          </table:table-cell>
        </table:table-row>
        <table:table-row table:style-name="ro1">
          <table:table-cell office:value-type="float" office:value="0.710593" calcext:value-type="float">
            <text:p>0,710593</text:p>
          </table:table-cell>
          <table:table-cell office:value-type="float" office:value="0.731965" calcext:value-type="float">
            <text:p>0,731965</text:p>
          </table:table-cell>
          <table:table-cell office:value-type="float" office:value="0.7875" calcext:value-type="float">
            <text:p>0,7875</text:p>
          </table:table-cell>
          <table:table-cell office:value-type="float" office:value="25.97188" calcext:value-type="float">
            <text:p>25,97188</text:p>
          </table:table-cell>
        </table:table-row>
        <table:table-row table:style-name="ro1">
          <table:table-cell office:value-type="float" office:value="0.700423" calcext:value-type="float">
            <text:p>0,700423</text:p>
          </table:table-cell>
          <table:table-cell office:value-type="float" office:value="0.807751" calcext:value-type="float">
            <text:p>0,807751</text:p>
          </table:table-cell>
          <table:table-cell office:value-type="float" office:value="0.77" calcext:value-type="float">
            <text:p>0,77</text:p>
          </table:table-cell>
          <table:table-cell office:value-type="float" office:value="27.938365" calcext:value-type="float">
            <text:p>27,938365</text:p>
          </table:table-cell>
        </table:table-row>
        <table:table-row table:style-name="ro1">
          <table:table-cell office:value-type="float" office:value="0.72503" calcext:value-type="float">
            <text:p>0,72503</text:p>
          </table:table-cell>
          <table:table-cell office:value-type="float" office:value="0.722034" calcext:value-type="float">
            <text:p>0,722034</text:p>
          </table:table-cell>
          <table:table-cell office:value-type="float" office:value="0.79" calcext:value-type="float">
            <text:p>0,79</text:p>
          </table:table-cell>
          <table:table-cell office:value-type="float" office:value="28.106851" calcext:value-type="float">
            <text:p>28,106851</text:p>
          </table:table-cell>
        </table:table-row>
        <table:table-row table:style-name="ro1">
          <table:table-cell office:value-type="float" office:value="0.730667" calcext:value-type="float">
            <text:p>0,730667</text:p>
          </table:table-cell>
          <table:table-cell office:value-type="float" office:value="0.770306" calcext:value-type="float">
            <text:p>0,770306</text:p>
          </table:table-cell>
          <table:table-cell office:value-type="float" office:value="0.779" calcext:value-type="float">
            <text:p>0,779</text:p>
          </table:table-cell>
          <table:table-cell office:value-type="float" office:value="26.627972" calcext:value-type="float">
            <text:p>26,627972</text:p>
          </table:table-cell>
        </table:table-row>
        <table:table-row table:style-name="ro1">
          <table:table-cell office:value-type="float" office:value="0.702532" calcext:value-type="float">
            <text:p>0,702532</text:p>
          </table:table-cell>
          <table:table-cell office:value-type="float" office:value="0.720823" calcext:value-type="float">
            <text:p>0,720823</text:p>
          </table:table-cell>
          <table:table-cell office:value-type="float" office:value="0.794" calcext:value-type="float">
            <text:p>0,794</text:p>
          </table:table-cell>
          <table:table-cell office:value-type="float" office:value="27.128451" calcext:value-type="float">
            <text:p>27,128451</text:p>
          </table:table-cell>
        </table:table-row>
        <table:table-row table:style-name="ro1">
          <table:table-cell office:value-type="float" office:value="0.722286" calcext:value-type="float">
            <text:p>0,722286</text:p>
          </table:table-cell>
          <table:table-cell office:value-type="float" office:value="0.731777" calcext:value-type="float">
            <text:p>0,731777</text:p>
          </table:table-cell>
          <table:table-cell office:value-type="float" office:value="0.7835" calcext:value-type="float">
            <text:p>0,7835</text:p>
          </table:table-cell>
          <table:table-cell office:value-type="float" office:value="27.023768" calcext:value-type="float">
            <text:p>27,023768</text:p>
          </table:table-cell>
        </table:table-row>
        <table:table-row table:style-name="ro1">
          <table:table-cell office:value-type="float" office:value="0.737926" calcext:value-type="float">
            <text:p>0,737926</text:p>
          </table:table-cell>
          <table:table-cell office:value-type="float" office:value="0.731935" calcext:value-type="float">
            <text:p>0,731935</text:p>
          </table:table-cell>
          <table:table-cell office:value-type="float" office:value="0.7865" calcext:value-type="float">
            <text:p>0,7865</text:p>
          </table:table-cell>
          <table:table-cell office:value-type="float" office:value="27.971089" calcext:value-type="float">
            <text:p>27,971089</text:p>
          </table:table-cell>
        </table:table-row>
        <table:table-row table:style-name="ro1">
          <table:table-cell office:value-type="float" office:value="0.707448" calcext:value-type="float">
            <text:p>0,707448</text:p>
          </table:table-cell>
          <table:table-cell office:value-type="float" office:value="0.718575" calcext:value-type="float">
            <text:p>0,718575</text:p>
          </table:table-cell>
          <table:table-cell office:value-type="float" office:value="0.7955" calcext:value-type="float">
            <text:p>0,7955</text:p>
          </table:table-cell>
          <table:table-cell office:value-type="float" office:value="28.083518" calcext:value-type="float">
            <text:p>28,083518</text:p>
          </table:table-cell>
        </table:table-row>
        <table:table-row table:style-name="ro1">
          <table:table-cell office:value-type="float" office:value="0.697669" calcext:value-type="float">
            <text:p>0,697669</text:p>
          </table:table-cell>
          <table:table-cell office:value-type="float" office:value="0.721659" calcext:value-type="float">
            <text:p>0,721659</text:p>
          </table:table-cell>
          <table:table-cell office:value-type="float" office:value="0.7905" calcext:value-type="float">
            <text:p>0,7905</text:p>
          </table:table-cell>
          <table:table-cell office:value-type="float" office:value="27.897646" calcext:value-type="float">
            <text:p>27,897646</text:p>
          </table:table-cell>
        </table:table-row>
        <table:table-row table:style-name="ro1">
          <table:table-cell office:value-type="float" office:value="0.709219" calcext:value-type="float">
            <text:p>0,709219</text:p>
          </table:table-cell>
          <table:table-cell office:value-type="float" office:value="0.729387" calcext:value-type="float">
            <text:p>0,729387</text:p>
          </table:table-cell>
          <table:table-cell office:value-type="float" office:value="0.804" calcext:value-type="float">
            <text:p>0,804</text:p>
          </table:table-cell>
          <table:table-cell office:value-type="float" office:value="27.208687" calcext:value-type="float">
            <text:p>27,208687</text:p>
          </table:table-cell>
        </table:table-row>
        <table:table-row table:style-name="ro1">
          <table:table-cell office:value-type="float" office:value="0.705023" calcext:value-type="float">
            <text:p>0,705023</text:p>
          </table:table-cell>
          <table:table-cell office:value-type="float" office:value="0.748184" calcext:value-type="float">
            <text:p>0,748184</text:p>
          </table:table-cell>
          <table:table-cell office:value-type="float" office:value="0.792" calcext:value-type="float">
            <text:p>0,792</text:p>
          </table:table-cell>
          <table:table-cell office:value-type="float" office:value="26.715396" calcext:value-type="float">
            <text:p>26,715396</text:p>
          </table:table-cell>
        </table:table-row>
        <table:table-row table:style-name="ro1">
          <table:table-cell office:value-type="float" office:value="0.682208" calcext:value-type="float">
            <text:p>0,682208</text:p>
          </table:table-cell>
          <table:table-cell office:value-type="float" office:value="0.736148" calcext:value-type="float">
            <text:p>0,736148</text:p>
          </table:table-cell>
          <table:table-cell office:value-type="float" office:value="0.7855" calcext:value-type="float">
            <text:p>0,7855</text:p>
          </table:table-cell>
          <table:table-cell office:value-type="float" office:value="27.979669" calcext:value-type="float">
            <text:p>27,979669</text:p>
          </table:table-cell>
        </table:table-row>
        <table:table-row table:style-name="ro1">
          <table:table-cell office:value-type="float" office:value="0.686724" calcext:value-type="float">
            <text:p>0,686724</text:p>
          </table:table-cell>
          <table:table-cell office:value-type="float" office:value="0.746835" calcext:value-type="float">
            <text:p>0,746835</text:p>
          </table:table-cell>
          <table:table-cell office:value-type="float" office:value="0.7745" calcext:value-type="float">
            <text:p>0,7745</text:p>
          </table:table-cell>
          <table:table-cell office:value-type="float" office:value="26.448925" calcext:value-type="float">
            <text:p>26,448925</text:p>
          </table:table-cell>
        </table:table-row>
        <table:table-row table:style-name="ro1">
          <table:table-cell office:value-type="float" office:value="0.694197" calcext:value-type="float">
            <text:p>0,694197</text:p>
          </table:table-cell>
          <table:table-cell office:value-type="float" office:value="0.714918" calcext:value-type="float">
            <text:p>0,714918</text:p>
          </table:table-cell>
          <table:table-cell office:value-type="float" office:value="0.796" calcext:value-type="float">
            <text:p>0,796</text:p>
          </table:table-cell>
          <table:table-cell office:value-type="float" office:value="27.288541" calcext:value-type="float">
            <text:p>27,288541</text:p>
          </table:table-cell>
        </table:table-row>
        <table:table-row table:style-name="ro1">
          <table:table-cell office:value-type="float" office:value="0.687652" calcext:value-type="float">
            <text:p>0,687652</text:p>
          </table:table-cell>
          <table:table-cell office:value-type="float" office:value="0.738057" calcext:value-type="float">
            <text:p>0,738057</text:p>
          </table:table-cell>
          <table:table-cell office:value-type="float" office:value="0.785" calcext:value-type="float">
            <text:p>0,785</text:p>
          </table:table-cell>
          <table:table-cell office:value-type="float" office:value="28.069692" calcext:value-type="float">
            <text:p>28,069692</text:p>
          </table:table-cell>
        </table:table-row>
        <table:table-row table:style-name="ro1">
          <table:table-cell office:value-type="float" office:value="0.693966" calcext:value-type="float">
            <text:p>0,693966</text:p>
          </table:table-cell>
          <table:table-cell office:value-type="float" office:value="0.744574" calcext:value-type="float">
            <text:p>0,744574</text:p>
          </table:table-cell>
          <table:table-cell office:value-type="float" office:value="0.789" calcext:value-type="float">
            <text:p>0,789</text:p>
          </table:table-cell>
          <table:table-cell office:value-type="float" office:value="27.175666" calcext:value-type="float">
            <text:p>27,175666</text:p>
          </table:table-cell>
        </table:table-row>
        <table:table-row table:style-name="ro1">
          <table:table-cell office:value-type="float" office:value="0.724504" calcext:value-type="float">
            <text:p>0,724504</text:p>
          </table:table-cell>
          <table:table-cell office:value-type="float" office:value="0.73474" calcext:value-type="float">
            <text:p>0,73474</text:p>
          </table:table-cell>
          <table:table-cell office:value-type="float" office:value="0.7885" calcext:value-type="float">
            <text:p>0,7885</text:p>
          </table:table-cell>
          <table:table-cell office:value-type="float" office:value="26.927536" calcext:value-type="float">
            <text:p>26,927536</text:p>
          </table:table-cell>
        </table:table-row>
        <table:table-row table:style-name="ro1">
          <table:table-cell office:value-type="float" office:value="0.699082" calcext:value-type="float">
            <text:p>0,699082</text:p>
          </table:table-cell>
          <table:table-cell office:value-type="float" office:value="0.715615" calcext:value-type="float">
            <text:p>0,715615</text:p>
          </table:table-cell>
          <table:table-cell office:value-type="float" office:value="0.7905" calcext:value-type="float">
            <text:p>0,7905</text:p>
          </table:table-cell>
          <table:table-cell office:value-type="float" office:value="27.014906" calcext:value-type="float">
            <text:p>27,014906</text:p>
          </table:table-cell>
        </table:table-row>
        <table:table-row table:style-name="ro1">
          <table:table-cell office:value-type="float" office:value="0.672602" calcext:value-type="float">
            <text:p>0,672602</text:p>
          </table:table-cell>
          <table:table-cell office:value-type="float" office:value="0.722142" calcext:value-type="float">
            <text:p>0,722142</text:p>
          </table:table-cell>
          <table:table-cell office:value-type="float" office:value="0.798" calcext:value-type="float">
            <text:p>0,798</text:p>
          </table:table-cell>
          <table:table-cell office:value-type="float" office:value="26.883242" calcext:value-type="float">
            <text:p>26,883242</text:p>
          </table:table-cell>
        </table:table-row>
        <table:table-row table:style-name="ro1">
          <table:table-cell office:value-type="float" office:value="0.705924" calcext:value-type="float">
            <text:p>0,705924</text:p>
          </table:table-cell>
          <table:table-cell office:value-type="float" office:value="0.702484" calcext:value-type="float">
            <text:p>0,702484</text:p>
          </table:table-cell>
          <table:table-cell office:value-type="float" office:value="0.7925" calcext:value-type="float">
            <text:p>0,7925</text:p>
          </table:table-cell>
          <table:table-cell office:value-type="float" office:value="27.913589" calcext:value-type="float">
            <text:p>27,913589</text:p>
          </table:table-cell>
        </table:table-row>
        <table:table-row table:style-name="ro1">
          <table:table-cell office:value-type="float" office:value="0.699013" calcext:value-type="float">
            <text:p>0,699013</text:p>
          </table:table-cell>
          <table:table-cell office:value-type="float" office:value="0.728397" calcext:value-type="float">
            <text:p>0,728397</text:p>
          </table:table-cell>
          <table:table-cell office:value-type="float" office:value="0.7805" calcext:value-type="float">
            <text:p>0,7805</text:p>
          </table:table-cell>
          <table:table-cell office:value-type="float" office:value="28.040868" calcext:value-type="float">
            <text:p>28,040868</text:p>
          </table:table-cell>
        </table:table-row>
        <table:table-row table:style-name="ro1">
          <table:table-cell office:value-type="float" office:value="0.700902" calcext:value-type="float">
            <text:p>0,700902</text:p>
          </table:table-cell>
          <table:table-cell office:value-type="float" office:value="0.726922" calcext:value-type="float">
            <text:p>0,726922</text:p>
          </table:table-cell>
          <table:table-cell office:value-type="float" office:value="0.784" calcext:value-type="float">
            <text:p>0,784</text:p>
          </table:table-cell>
          <table:table-cell office:value-type="float" office:value="26.822479" calcext:value-type="float">
            <text:p>26,822479</text:p>
          </table:table-cell>
        </table:table-row>
        <table:table-row table:style-name="ro1">
          <table:table-cell office:value-type="float" office:value="0.706746" calcext:value-type="float">
            <text:p>0,706746</text:p>
          </table:table-cell>
          <table:table-cell office:value-type="float" office:value="0.702935" calcext:value-type="float">
            <text:p>0,702935</text:p>
          </table:table-cell>
          <table:table-cell office:value-type="float" office:value="0.7905" calcext:value-type="float">
            <text:p>0,7905</text:p>
          </table:table-cell>
          <table:table-cell office:value-type="float" office:value="27.918444" calcext:value-type="float">
            <text:p>27,918444</text:p>
          </table:table-cell>
        </table:table-row>
        <table:table-row table:style-name="ro1">
          <table:table-cell office:value-type="float" office:value="0.698762" calcext:value-type="float">
            <text:p>0,698762</text:p>
          </table:table-cell>
          <table:table-cell office:value-type="float" office:value="0.751766" calcext:value-type="float">
            <text:p>0,751766</text:p>
          </table:table-cell>
          <table:table-cell office:value-type="float" office:value="0.7715" calcext:value-type="float">
            <text:p>0,7715</text:p>
          </table:table-cell>
          <table:table-cell office:value-type="float" office:value="26.218469" calcext:value-type="float">
            <text:p>26,218469</text:p>
          </table:table-cell>
        </table:table-row>
        <table:table-row table:style-name="ro1">
          <table:table-cell office:value-type="float" office:value="0.651155" calcext:value-type="float">
            <text:p>0,651155</text:p>
          </table:table-cell>
          <table:table-cell office:value-type="float" office:value="0.713146" calcext:value-type="float">
            <text:p>0,713146</text:p>
          </table:table-cell>
          <table:table-cell office:value-type="float" office:value="0.8015" calcext:value-type="float">
            <text:p>0,8015</text:p>
          </table:table-cell>
          <table:table-cell office:value-type="float" office:value="27.919258" calcext:value-type="float">
            <text:p>27,919258</text:p>
          </table:table-cell>
        </table:table-row>
        <table:table-row table:style-name="ro1">
          <table:table-cell office:value-type="float" office:value="0.69448" calcext:value-type="float">
            <text:p>0,69448</text:p>
          </table:table-cell>
          <table:table-cell office:value-type="float" office:value="0.740202" calcext:value-type="float">
            <text:p>0,740202</text:p>
          </table:table-cell>
          <table:table-cell office:value-type="float" office:value="0.7895" calcext:value-type="float">
            <text:p>0,7895</text:p>
          </table:table-cell>
          <table:table-cell office:value-type="float" office:value="27.889629" calcext:value-type="float">
            <text:p>27,889629</text:p>
          </table:table-cell>
        </table:table-row>
        <table:table-row table:style-name="ro1">
          <table:table-cell office:value-type="float" office:value="0.667468" calcext:value-type="float">
            <text:p>0,667468</text:p>
          </table:table-cell>
          <table:table-cell office:value-type="float" office:value="0.74489" calcext:value-type="float">
            <text:p>0,74489</text:p>
          </table:table-cell>
          <table:table-cell office:value-type="float" office:value="0.781" calcext:value-type="float">
            <text:p>0,781</text:p>
          </table:table-cell>
          <table:table-cell office:value-type="float" office:value="27.539994" calcext:value-type="float">
            <text:p>27,539994</text:p>
          </table:table-cell>
        </table:table-row>
        <table:table-row table:style-name="ro1">
          <table:table-cell office:value-type="float" office:value="0.704891" calcext:value-type="float">
            <text:p>0,704891</text:p>
          </table:table-cell>
          <table:table-cell office:value-type="float" office:value="0.726692" calcext:value-type="float">
            <text:p>0,726692</text:p>
          </table:table-cell>
          <table:table-cell office:value-type="float" office:value="0.7935" calcext:value-type="float">
            <text:p>0,7935</text:p>
          </table:table-cell>
          <table:table-cell office:value-type="float" office:value="26.867229" calcext:value-type="float">
            <text:p>26,867229</text:p>
          </table:table-cell>
        </table:table-row>
        <table:table-row table:style-name="ro1">
          <table:table-cell office:value-type="float" office:value="0.66325" calcext:value-type="float">
            <text:p>0,66325</text:p>
          </table:table-cell>
          <table:table-cell office:value-type="float" office:value="0.758365" calcext:value-type="float">
            <text:p>0,758365</text:p>
          </table:table-cell>
          <table:table-cell office:value-type="float" office:value="0.7775" calcext:value-type="float">
            <text:p>0,7775</text:p>
          </table:table-cell>
          <table:table-cell office:value-type="float" office:value="26.03727" calcext:value-type="float">
            <text:p>26,03727</text:p>
          </table:table-cell>
        </table:table-row>
        <table:table-row table:style-name="ro1">
          <table:table-cell office:value-type="float" office:value="0.710284" calcext:value-type="float">
            <text:p>0,710284</text:p>
          </table:table-cell>
          <table:table-cell office:value-type="float" office:value="0.72186" calcext:value-type="float">
            <text:p>0,72186</text:p>
          </table:table-cell>
          <table:table-cell office:value-type="float" office:value="0.7935" calcext:value-type="float">
            <text:p>0,7935</text:p>
          </table:table-cell>
          <table:table-cell office:value-type="float" office:value="27.435291" calcext:value-type="float">
            <text:p>27,435291</text:p>
          </table:table-cell>
        </table:table-row>
        <table:table-row table:style-name="ro1">
          <table:table-cell office:value-type="float" office:value="0.665934" calcext:value-type="float">
            <text:p>0,665934</text:p>
          </table:table-cell>
          <table:table-cell office:value-type="float" office:value="0.716895" calcext:value-type="float">
            <text:p>0,716895</text:p>
          </table:table-cell>
          <table:table-cell office:value-type="float" office:value="0.795" calcext:value-type="float">
            <text:p>0,795</text:p>
          </table:table-cell>
          <table:table-cell office:value-type="float" office:value="27.895417" calcext:value-type="float">
            <text:p>27,895417</text:p>
          </table:table-cell>
        </table:table-row>
        <table:table-row table:style-name="ro1">
          <table:table-cell office:value-type="float" office:value="0.692718" calcext:value-type="float">
            <text:p>0,692718</text:p>
          </table:table-cell>
          <table:table-cell office:value-type="float" office:value="0.743497" calcext:value-type="float">
            <text:p>0,743497</text:p>
          </table:table-cell>
          <table:table-cell office:value-type="float" office:value="0.7855" calcext:value-type="float">
            <text:p>0,7855</text:p>
          </table:table-cell>
          <table:table-cell office:value-type="float" office:value="26.296809" calcext:value-type="float">
            <text:p>26,296809</text:p>
          </table:table-cell>
        </table:table-row>
        <table:table-row table:style-name="ro1">
          <table:table-cell office:value-type="float" office:value="0.653491" calcext:value-type="float">
            <text:p>0,653491</text:p>
          </table:table-cell>
          <table:table-cell office:value-type="float" office:value="0.714495" calcext:value-type="float">
            <text:p>0,714495</text:p>
          </table:table-cell>
          <table:table-cell office:value-type="float" office:value="0.7925" calcext:value-type="float">
            <text:p>0,7925</text:p>
          </table:table-cell>
          <table:table-cell office:value-type="float" office:value="27.932049" calcext:value-type="float">
            <text:p>27,932049</text:p>
          </table:table-cell>
        </table:table-row>
        <table:table-row table:style-name="ro1">
          <table:table-cell office:value-type="float" office:value="0.683539" calcext:value-type="float">
            <text:p>0,683539</text:p>
          </table:table-cell>
          <table:table-cell office:value-type="float" office:value="0.701632" calcext:value-type="float">
            <text:p>0,701632</text:p>
          </table:table-cell>
          <table:table-cell office:value-type="float" office:value="0.801" calcext:value-type="float">
            <text:p>0,801</text:p>
          </table:table-cell>
          <table:table-cell office:value-type="float" office:value="27.982992" calcext:value-type="float">
            <text:p>27,982992</text:p>
          </table:table-cell>
        </table:table-row>
        <table:table-row table:style-name="ro1">
          <table:table-cell office:value-type="float" office:value="0.673927" calcext:value-type="float">
            <text:p>0,673927</text:p>
          </table:table-cell>
          <table:table-cell office:value-type="float" office:value="0.741159" calcext:value-type="float">
            <text:p>0,741159</text:p>
          </table:table-cell>
          <table:table-cell office:value-type="float" office:value="0.785" calcext:value-type="float">
            <text:p>0,785</text:p>
          </table:table-cell>
          <table:table-cell office:value-type="float" office:value="25.876007" calcext:value-type="float">
            <text:p>25,876007</text:p>
          </table:table-cell>
        </table:table-row>
        <table:table-row table:style-name="ro1">
          <table:table-cell office:value-type="float" office:value="0.672685" calcext:value-type="float">
            <text:p>0,672685</text:p>
          </table:table-cell>
          <table:table-cell office:value-type="float" office:value="0.701208" calcext:value-type="float">
            <text:p>0,701208</text:p>
          </table:table-cell>
          <table:table-cell office:value-type="float" office:value="0.7975" calcext:value-type="float">
            <text:p>0,7975</text:p>
          </table:table-cell>
          <table:table-cell office:value-type="float" office:value="26.755622" calcext:value-type="float">
            <text:p>26,755622</text:p>
          </table:table-cell>
        </table:table-row>
        <table:table-row table:style-name="ro1">
          <table:table-cell office:value-type="float" office:value="0.676511" calcext:value-type="float">
            <text:p>0,676511</text:p>
          </table:table-cell>
          <table:table-cell office:value-type="float" office:value="0.717615" calcext:value-type="float">
            <text:p>0,717615</text:p>
          </table:table-cell>
          <table:table-cell office:value-type="float" office:value="0.797" calcext:value-type="float">
            <text:p>0,797</text:p>
          </table:table-cell>
          <table:table-cell office:value-type="float" office:value="26.818348" calcext:value-type="float">
            <text:p>26,818348</text:p>
          </table:table-cell>
        </table:table-row>
        <table:table-row table:style-name="ro1">
          <table:table-cell office:value-type="float" office:value="0.677385" calcext:value-type="float">
            <text:p>0,677385</text:p>
          </table:table-cell>
          <table:table-cell office:value-type="float" office:value="0.745098" calcext:value-type="float">
            <text:p>0,745098</text:p>
          </table:table-cell>
          <table:table-cell office:value-type="float" office:value="0.785" calcext:value-type="float">
            <text:p>0,785</text:p>
          </table:table-cell>
          <table:table-cell office:value-type="float" office:value="26.859899" calcext:value-type="float">
            <text:p>26,859899</text:p>
          </table:table-cell>
        </table:table-row>
        <table:table-row table:style-name="ro1">
          <table:table-cell office:value-type="float" office:value="0.698512" calcext:value-type="float">
            <text:p>0,698512</text:p>
          </table:table-cell>
          <table:table-cell office:value-type="float" office:value="0.725885" calcext:value-type="float">
            <text:p>0,725885</text:p>
          </table:table-cell>
          <table:table-cell office:value-type="float" office:value="0.79" calcext:value-type="float">
            <text:p>0,79</text:p>
          </table:table-cell>
          <table:table-cell office:value-type="float" office:value="27.167075" calcext:value-type="float">
            <text:p>27,167075</text:p>
          </table:table-cell>
        </table:table-row>
        <table:table-row table:style-name="ro1">
          <table:table-cell office:value-type="float" office:value="0.67478" calcext:value-type="float">
            <text:p>0,67478</text:p>
          </table:table-cell>
          <table:table-cell office:value-type="float" office:value="0.725181" calcext:value-type="float">
            <text:p>0,725181</text:p>
          </table:table-cell>
          <table:table-cell office:value-type="float" office:value="0.7865" calcext:value-type="float">
            <text:p>0,7865</text:p>
          </table:table-cell>
          <table:table-cell office:value-type="float" office:value="27.954034" calcext:value-type="float">
            <text:p>27,954034</text:p>
          </table:table-cell>
        </table:table-row>
        <table:table-row table:style-name="ro1">
          <table:table-cell office:value-type="float" office:value="0.672912" calcext:value-type="float">
            <text:p>0,672912</text:p>
          </table:table-cell>
          <table:table-cell office:value-type="float" office:value="0.747788" calcext:value-type="float">
            <text:p>0,747788</text:p>
          </table:table-cell>
          <table:table-cell office:value-type="float" office:value="0.79" calcext:value-type="float">
            <text:p>0,79</text:p>
          </table:table-cell>
          <table:table-cell office:value-type="float" office:value="26.352763" calcext:value-type="float">
            <text:p>26,352763</text:p>
          </table:table-cell>
        </table:table-row>
        <table:table-row table:style-name="ro1">
          <table:table-cell office:value-type="float" office:value="0.646111" calcext:value-type="float">
            <text:p>0,646111</text:p>
          </table:table-cell>
          <table:table-cell office:value-type="float" office:value="0.709354" calcext:value-type="float">
            <text:p>0,709354</text:p>
          </table:table-cell>
          <table:table-cell office:value-type="float" office:value="0.7905" calcext:value-type="float">
            <text:p>0,7905</text:p>
          </table:table-cell>
          <table:table-cell office:value-type="float" office:value="27.883119" calcext:value-type="float">
            <text:p>27,883119</text:p>
          </table:table-cell>
        </table:table-row>
        <table:table-row table:style-name="ro1">
          <table:table-cell office:value-type="float" office:value="0.66495" calcext:value-type="float">
            <text:p>0,66495</text:p>
          </table:table-cell>
          <table:table-cell office:value-type="float" office:value="0.772372" calcext:value-type="float">
            <text:p>0,772372</text:p>
          </table:table-cell>
          <table:table-cell office:value-type="float" office:value="0.7755" calcext:value-type="float">
            <text:p>0,7755</text:p>
          </table:table-cell>
          <table:table-cell office:value-type="float" office:value="27.992388" calcext:value-type="float">
            <text:p>27,992388</text:p>
          </table:table-cell>
        </table:table-row>
        <table:table-row table:style-name="ro1">
          <table:table-cell office:value-type="float" office:value="0.651413" calcext:value-type="float">
            <text:p>0,651413</text:p>
          </table:table-cell>
          <table:table-cell office:value-type="float" office:value="0.722826" calcext:value-type="float">
            <text:p>0,722826</text:p>
          </table:table-cell>
          <table:table-cell office:value-type="float" office:value="0.785" calcext:value-type="float">
            <text:p>0,785</text:p>
          </table:table-cell>
          <table:table-cell office:value-type="float" office:value="26.960389" calcext:value-type="float">
            <text:p>26,960389</text:p>
          </table:table-cell>
        </table:table-row>
        <table:table-row table:style-name="ro1">
          <table:table-cell office:value-type="float" office:value="0.662655" calcext:value-type="float">
            <text:p>0,662655</text:p>
          </table:table-cell>
          <table:table-cell office:value-type="float" office:value="0.742637" calcext:value-type="float">
            <text:p>0,742637</text:p>
          </table:table-cell>
          <table:table-cell office:value-type="float" office:value="0.791" calcext:value-type="float">
            <text:p>0,791</text:p>
          </table:table-cell>
          <table:table-cell office:value-type="float" office:value="27.415488" calcext:value-type="float">
            <text:p>27,415488</text:p>
          </table:table-cell>
        </table:table-row>
        <table:table-row table:style-name="ro1">
          <table:table-cell office:value-type="float" office:value="0.633174" calcext:value-type="float">
            <text:p>0,633174</text:p>
          </table:table-cell>
          <table:table-cell office:value-type="float" office:value="0.732061" calcext:value-type="float">
            <text:p>0,732061</text:p>
          </table:table-cell>
          <table:table-cell office:value-type="float" office:value="0.7945" calcext:value-type="float">
            <text:p>0,7945</text:p>
          </table:table-cell>
          <table:table-cell office:value-type="float" office:value="26.028719" calcext:value-type="float">
            <text:p>26,028719</text:p>
          </table:table-cell>
        </table:table-row>
        <table:table-row table:style-name="ro1">
          <table:table-cell office:value-type="float" office:value="0.654147" calcext:value-type="float">
            <text:p>0,654147</text:p>
          </table:table-cell>
          <table:table-cell office:value-type="float" office:value="0.70576" calcext:value-type="float">
            <text:p>0,70576</text:p>
          </table:table-cell>
          <table:table-cell office:value-type="float" office:value="0.7945" calcext:value-type="float">
            <text:p>0,7945</text:p>
          </table:table-cell>
          <table:table-cell office:value-type="float" office:value="27.994554" calcext:value-type="float">
            <text:p>27,994554</text:p>
          </table:table-cell>
        </table:table-row>
        <table:table-row table:style-name="ro1">
          <table:table-cell office:value-type="float" office:value="0.647488" calcext:value-type="float">
            <text:p>0,647488</text:p>
          </table:table-cell>
          <table:table-cell office:value-type="float" office:value="0.741576" calcext:value-type="float">
            <text:p>0,741576</text:p>
          </table:table-cell>
          <table:table-cell office:value-type="float" office:value="0.7915" calcext:value-type="float">
            <text:p>0,7915</text:p>
          </table:table-cell>
          <table:table-cell office:value-type="float" office:value="26.824381" calcext:value-type="float">
            <text:p>26,824381</text:p>
          </table:table-cell>
        </table:table-row>
        <table:table-row table:style-name="ro1">
          <table:table-cell office:value-type="float" office:value="0.646535" calcext:value-type="float">
            <text:p>0,646535</text:p>
          </table:table-cell>
          <table:table-cell office:value-type="float" office:value="0.731804" calcext:value-type="float">
            <text:p>0,731804</text:p>
          </table:table-cell>
          <table:table-cell office:value-type="float" office:value="0.791" calcext:value-type="float">
            <text:p>0,791</text:p>
          </table:table-cell>
          <table:table-cell office:value-type="float" office:value="27.900676" calcext:value-type="float">
            <text:p>27,900676</text:p>
          </table:table-cell>
        </table:table-row>
        <table:table-row table:style-name="ro1">
          <table:table-cell office:value-type="float" office:value="0.669204" calcext:value-type="float">
            <text:p>0,669204</text:p>
          </table:table-cell>
          <table:table-cell office:value-type="float" office:value="0.760187" calcext:value-type="float">
            <text:p>0,760187</text:p>
          </table:table-cell>
          <table:table-cell office:value-type="float" office:value="0.779" calcext:value-type="float">
            <text:p>0,779</text:p>
          </table:table-cell>
          <table:table-cell office:value-type="float" office:value="26.145962" calcext:value-type="float">
            <text:p>26,145962</text:p>
          </table:table-cell>
        </table:table-row>
        <table:table-row table:style-name="ro1">
          <table:table-cell office:value-type="float" office:value="0.659574" calcext:value-type="float">
            <text:p>0,659574</text:p>
          </table:table-cell>
          <table:table-cell office:value-type="float" office:value="0.753201" calcext:value-type="float">
            <text:p>0,753201</text:p>
          </table:table-cell>
          <table:table-cell office:value-type="float" office:value="0.7935" calcext:value-type="float">
            <text:p>0,7935</text:p>
          </table:table-cell>
          <table:table-cell office:value-type="float" office:value="26.872533" calcext:value-type="float">
            <text:p>26,872533</text:p>
          </table:table-cell>
        </table:table-row>
        <table:table-row table:style-name="ro1">
          <table:table-cell office:value-type="float" office:value="0.644811" calcext:value-type="float">
            <text:p>0,644811</text:p>
          </table:table-cell>
          <table:table-cell office:value-type="float" office:value="0.735154" calcext:value-type="float">
            <text:p>0,735154</text:p>
          </table:table-cell>
          <table:table-cell office:value-type="float" office:value="0.7925" calcext:value-type="float">
            <text:p>0,7925</text:p>
          </table:table-cell>
          <table:table-cell office:value-type="float" office:value="26.182817" calcext:value-type="float">
            <text:p>26,182817</text:p>
          </table:table-cell>
        </table:table-row>
        <table:table-row table:style-name="ro1">
          <table:table-cell office:value-type="float" office:value="0.645361" calcext:value-type="float">
            <text:p>0,645361</text:p>
          </table:table-cell>
          <table:table-cell office:value-type="float" office:value="0.721972" calcext:value-type="float">
            <text:p>0,721972</text:p>
          </table:table-cell>
          <table:table-cell office:value-type="float" office:value="0.7925" calcext:value-type="float">
            <text:p>0,7925</text:p>
          </table:table-cell>
          <table:table-cell office:value-type="float" office:value="27.973857" calcext:value-type="float">
            <text:p>27,973857</text:p>
          </table:table-cell>
        </table:table-row>
        <table:table-row table:style-name="ro1">
          <table:table-cell office:value-type="float" office:value="0.661752" calcext:value-type="float">
            <text:p>0,661752</text:p>
          </table:table-cell>
          <table:table-cell office:value-type="float" office:value="0.707185" calcext:value-type="float">
            <text:p>0,707185</text:p>
          </table:table-cell>
          <table:table-cell office:value-type="float" office:value="0.7965" calcext:value-type="float">
            <text:p>0,7965</text:p>
          </table:table-cell>
          <table:table-cell office:value-type="float" office:value="26.09375" calcext:value-type="float">
            <text:p>26,09375</text:p>
          </table:table-cell>
        </table:table-row>
        <table:table-row table:style-name="ro1">
          <table:table-cell office:value-type="float" office:value="0.663358" calcext:value-type="float">
            <text:p>0,663358</text:p>
          </table:table-cell>
          <table:table-cell office:value-type="float" office:value="0.725027" calcext:value-type="float">
            <text:p>0,725027</text:p>
          </table:table-cell>
          <table:table-cell office:value-type="float" office:value="0.7965" calcext:value-type="float">
            <text:p>0,7965</text:p>
          </table:table-cell>
          <table:table-cell office:value-type="float" office:value="27.755573" calcext:value-type="float">
            <text:p>27,755573</text:p>
          </table:table-cell>
        </table:table-row>
        <table:table-row table:style-name="ro1">
          <table:table-cell office:value-type="float" office:value="0.639616" calcext:value-type="float">
            <text:p>0,639616</text:p>
          </table:table-cell>
          <table:table-cell office:value-type="float" office:value="0.745573" calcext:value-type="float">
            <text:p>0,745573</text:p>
          </table:table-cell>
          <table:table-cell office:value-type="float" office:value="0.7915" calcext:value-type="float">
            <text:p>0,7915</text:p>
          </table:table-cell>
          <table:table-cell office:value-type="float" office:value="27.590618" calcext:value-type="float">
            <text:p>27,590618</text:p>
          </table:table-cell>
        </table:table-row>
        <table:table-row table:style-name="ro1">
          <table:table-cell office:value-type="float" office:value="0.662417" calcext:value-type="float">
            <text:p>0,662417</text:p>
          </table:table-cell>
          <table:table-cell office:value-type="float" office:value="0.757015" calcext:value-type="float">
            <text:p>0,757015</text:p>
          </table:table-cell>
          <table:table-cell office:value-type="float" office:value="0.783" calcext:value-type="float">
            <text:p>0,783</text:p>
          </table:table-cell>
          <table:table-cell office:value-type="float" office:value="26.260418" calcext:value-type="float">
            <text:p>26,260418</text:p>
          </table:table-cell>
        </table:table-row>
        <table:table-row table:style-name="ro1">
          <table:table-cell office:value-type="float" office:value="0.657275" calcext:value-type="float">
            <text:p>0,657275</text:p>
          </table:table-cell>
          <table:table-cell office:value-type="float" office:value="0.766203" calcext:value-type="float">
            <text:p>0,766203</text:p>
          </table:table-cell>
          <table:table-cell office:value-type="float" office:value="0.772" calcext:value-type="float">
            <text:p>0,772</text:p>
          </table:table-cell>
          <table:table-cell office:value-type="float" office:value="26.50522" calcext:value-type="float">
            <text:p>26,50522</text:p>
          </table:table-cell>
        </table:table-row>
        <table:table-row table:style-name="ro1">
          <table:table-cell office:value-type="float" office:value="0.640573" calcext:value-type="float">
            <text:p>0,640573</text:p>
          </table:table-cell>
          <table:table-cell office:value-type="float" office:value="0.73512" calcext:value-type="float">
            <text:p>0,73512</text:p>
          </table:table-cell>
          <table:table-cell office:value-type="float" office:value="0.8025" calcext:value-type="float">
            <text:p>0,8025</text:p>
          </table:table-cell>
          <table:table-cell office:value-type="float" office:value="27.484637" calcext:value-type="float">
            <text:p>27,484637</text:p>
          </table:table-cell>
        </table:table-row>
        <table:table-row table:style-name="ro1">
          <table:table-cell office:value-type="float" office:value="0.656887" calcext:value-type="float">
            <text:p>0,656887</text:p>
          </table:table-cell>
          <table:table-cell office:value-type="float" office:value="0.681591" calcext:value-type="float">
            <text:p>0,681591</text:p>
          </table:table-cell>
          <table:table-cell office:value-type="float" office:value="0.804" calcext:value-type="float">
            <text:p>0,804</text:p>
          </table:table-cell>
          <table:table-cell office:value-type="float" office:value="25.969998" calcext:value-type="float">
            <text:p>25,969998</text:p>
          </table:table-cell>
        </table:table-row>
        <table:table-row table:style-name="ro1">
          <table:table-cell office:value-type="float" office:value="0.62547" calcext:value-type="float">
            <text:p>0,62547</text:p>
          </table:table-cell>
          <table:table-cell office:value-type="float" office:value="0.74683" calcext:value-type="float">
            <text:p>0,74683</text:p>
          </table:table-cell>
          <table:table-cell office:value-type="float" office:value="0.7975" calcext:value-type="float">
            <text:p>0,7975</text:p>
          </table:table-cell>
          <table:table-cell office:value-type="float" office:value="27.450066" calcext:value-type="float">
            <text:p>27,450066</text:p>
          </table:table-cell>
        </table:table-row>
        <table:table-row table:style-name="ro1">
          <table:table-cell office:value-type="float" office:value="0.63089" calcext:value-type="float">
            <text:p>0,63089</text:p>
          </table:table-cell>
          <table:table-cell office:value-type="float" office:value="0.740259" calcext:value-type="float">
            <text:p>0,740259</text:p>
          </table:table-cell>
          <table:table-cell office:value-type="float" office:value="0.797" calcext:value-type="float">
            <text:p>0,797</text:p>
          </table:table-cell>
          <table:table-cell office:value-type="float" office:value="25.931735" calcext:value-type="float">
            <text:p>25,931735</text:p>
          </table:table-cell>
        </table:table-row>
        <table:table-row table:style-name="ro1">
          <table:table-cell office:value-type="float" office:value="0.610981" calcext:value-type="float">
            <text:p>0,610981</text:p>
          </table:table-cell>
          <table:table-cell office:value-type="float" office:value="0.768447" calcext:value-type="float">
            <text:p>0,768447</text:p>
          </table:table-cell>
          <table:table-cell office:value-type="float" office:value="0.791" calcext:value-type="float">
            <text:p>0,791</text:p>
          </table:table-cell>
          <table:table-cell office:value-type="float" office:value="26.589152" calcext:value-type="float">
            <text:p>26,589152</text:p>
          </table:table-cell>
        </table:table-row>
        <table:table-row table:style-name="ro1">
          <table:table-cell office:value-type="float" office:value="0.644162" calcext:value-type="float">
            <text:p>0,644162</text:p>
          </table:table-cell>
          <table:table-cell office:value-type="float" office:value="0.734354" calcext:value-type="float">
            <text:p>0,734354</text:p>
          </table:table-cell>
          <table:table-cell office:value-type="float" office:value="0.7935" calcext:value-type="float">
            <text:p>0,7935</text:p>
          </table:table-cell>
          <table:table-cell office:value-type="float" office:value="27.924131" calcext:value-type="float">
            <text:p>27,924131</text:p>
          </table:table-cell>
        </table:table-row>
        <table:table-row table:style-name="ro1">
          <table:table-cell office:value-type="float" office:value="0.612115" calcext:value-type="float">
            <text:p>0,612115</text:p>
          </table:table-cell>
          <table:table-cell office:value-type="float" office:value="0.764808" calcext:value-type="float">
            <text:p>0,764808</text:p>
          </table:table-cell>
          <table:table-cell office:value-type="float" office:value="0.7835" calcext:value-type="float">
            <text:p>0,7835</text:p>
          </table:table-cell>
          <table:table-cell office:value-type="float" office:value="26.951216" calcext:value-type="float">
            <text:p>26,951216</text:p>
          </table:table-cell>
        </table:table-row>
        <table:table-row table:style-name="ro1">
          <table:table-cell office:value-type="float" office:value="0.630792" calcext:value-type="float">
            <text:p>0,630792</text:p>
          </table:table-cell>
          <table:table-cell office:value-type="float" office:value="0.721133" calcext:value-type="float">
            <text:p>0,721133</text:p>
          </table:table-cell>
          <table:table-cell office:value-type="float" office:value="0.798" calcext:value-type="float">
            <text:p>0,798</text:p>
          </table:table-cell>
          <table:table-cell office:value-type="float" office:value="26.320557" calcext:value-type="float">
            <text:p>26,320557</text:p>
          </table:table-cell>
        </table:table-row>
        <table:table-row table:style-name="ro1">
          <table:table-cell office:value-type="float" office:value="0.620736" calcext:value-type="float">
            <text:p>0,620736</text:p>
          </table:table-cell>
          <table:table-cell office:value-type="float" office:value="0.765526" calcext:value-type="float">
            <text:p>0,765526</text:p>
          </table:table-cell>
          <table:table-cell office:value-type="float" office:value="0.7835" calcext:value-type="float">
            <text:p>0,7835</text:p>
          </table:table-cell>
          <table:table-cell office:value-type="float" office:value="26.673549" calcext:value-type="float">
            <text:p>26,673549</text:p>
          </table:table-cell>
        </table:table-row>
        <table:table-row table:style-name="ro1">
          <table:table-cell office:value-type="float" office:value="0.636769" calcext:value-type="float">
            <text:p>0,636769</text:p>
          </table:table-cell>
          <table:table-cell office:value-type="float" office:value="0.749221" calcext:value-type="float">
            <text:p>0,749221</text:p>
          </table:table-cell>
          <table:table-cell office:value-type="float" office:value="0.796" calcext:value-type="float">
            <text:p>0,796</text:p>
          </table:table-cell>
          <table:table-cell office:value-type="float" office:value="26.937921" calcext:value-type="float">
            <text:p>26,937921</text:p>
          </table:table-cell>
        </table:table-row>
        <table:table-row table:style-name="ro1">
          <table:table-cell office:value-type="float" office:value="0.628078" calcext:value-type="float">
            <text:p>0,628078</text:p>
          </table:table-cell>
          <table:table-cell office:value-type="float" office:value="0.723151" calcext:value-type="float">
            <text:p>0,723151</text:p>
          </table:table-cell>
          <table:table-cell office:value-type="float" office:value="0.805" calcext:value-type="float">
            <text:p>0,805</text:p>
          </table:table-cell>
          <table:table-cell office:value-type="float" office:value="27.413999" calcext:value-type="float">
            <text:p>27,413999</text:p>
          </table:table-cell>
        </table:table-row>
        <table:table-row table:style-name="ro1">
          <table:table-cell office:value-type="float" office:value="0.647981" calcext:value-type="float">
            <text:p>0,647981</text:p>
          </table:table-cell>
          <table:table-cell office:value-type="float" office:value="0.775888" calcext:value-type="float">
            <text:p>0,775888</text:p>
          </table:table-cell>
          <table:table-cell office:value-type="float" office:value="0.779" calcext:value-type="float">
            <text:p>0,779</text:p>
          </table:table-cell>
          <table:table-cell office:value-type="float" office:value="27.124114" calcext:value-type="float">
            <text:p>27,124114</text:p>
          </table:table-cell>
        </table:table-row>
        <table:table-row table:style-name="ro1">
          <table:table-cell office:value-type="float" office:value="0.62932" calcext:value-type="float">
            <text:p>0,62932</text:p>
          </table:table-cell>
          <table:table-cell office:value-type="float" office:value="0.731995" calcext:value-type="float">
            <text:p>0,731995</text:p>
          </table:table-cell>
          <table:table-cell office:value-type="float" office:value="0.7935" calcext:value-type="float">
            <text:p>0,7935</text:p>
          </table:table-cell>
          <table:table-cell office:value-type="float" office:value="26.818324" calcext:value-type="float">
            <text:p>26,818324</text:p>
          </table:table-cell>
        </table:table-row>
        <table:table-row table:style-name="ro1">
          <table:table-cell office:value-type="float" office:value="0.620072" calcext:value-type="float">
            <text:p>0,620072</text:p>
          </table:table-cell>
          <table:table-cell office:value-type="float" office:value="0.793029" calcext:value-type="float">
            <text:p>0,793029</text:p>
          </table:table-cell>
          <table:table-cell office:value-type="float" office:value="0.782" calcext:value-type="float">
            <text:p>0,782</text:p>
          </table:table-cell>
          <table:table-cell office:value-type="float" office:value="27.432281" calcext:value-type="float">
            <text:p>27,432281</text:p>
          </table:table-cell>
        </table:table-row>
        <table:table-row table:style-name="ro1">
          <table:table-cell office:value-type="float" office:value="0.615965" calcext:value-type="float">
            <text:p>0,615965</text:p>
          </table:table-cell>
          <table:table-cell office:value-type="float" office:value="0.724054" calcext:value-type="float">
            <text:p>0,724054</text:p>
          </table:table-cell>
          <table:table-cell office:value-type="float" office:value="0.803" calcext:value-type="float">
            <text:p>0,803</text:p>
          </table:table-cell>
          <table:table-cell office:value-type="float" office:value="26.996795" calcext:value-type="float">
            <text:p>26,996795</text:p>
          </table:table-cell>
        </table:table-row>
        <table:table-row table:style-name="ro1">
          <table:table-cell office:value-type="float" office:value="0.633175" calcext:value-type="float">
            <text:p>0,633175</text:p>
          </table:table-cell>
          <table:table-cell office:value-type="float" office:value="0.712692" calcext:value-type="float">
            <text:p>0,712692</text:p>
          </table:table-cell>
          <table:table-cell office:value-type="float" office:value="0.804" calcext:value-type="float">
            <text:p>0,804</text:p>
          </table:table-cell>
          <table:table-cell office:value-type="float" office:value="27.303451" calcext:value-type="float">
            <text:p>27,303451</text:p>
          </table:table-cell>
        </table:table-row>
        <table:table-row table:style-name="ro1">
          <table:table-cell office:value-type="float" office:value="0.628172" calcext:value-type="float">
            <text:p>0,628172</text:p>
          </table:table-cell>
          <table:table-cell office:value-type="float" office:value="0.752224" calcext:value-type="float">
            <text:p>0,752224</text:p>
          </table:table-cell>
          <table:table-cell office:value-type="float" office:value="0.795" calcext:value-type="float">
            <text:p>0,795</text:p>
          </table:table-cell>
          <table:table-cell office:value-type="float" office:value="27.956312" calcext:value-type="float">
            <text:p>27,956312</text:p>
          </table:table-cell>
        </table:table-row>
        <table:table-row table:style-name="ro1">
          <table:table-cell office:value-type="float" office:value="0.651027" calcext:value-type="float">
            <text:p>0,651027</text:p>
          </table:table-cell>
          <table:table-cell office:value-type="float" office:value="0.730202" calcext:value-type="float">
            <text:p>0,730202</text:p>
          </table:table-cell>
          <table:table-cell office:value-type="float" office:value="0.7905" calcext:value-type="float">
            <text:p>0,7905</text:p>
          </table:table-cell>
          <table:table-cell office:value-type="float" office:value="26.056707" calcext:value-type="float">
            <text:p>26,056707</text:p>
          </table:table-cell>
        </table:table-row>
        <table:table-row table:style-name="ro1">
          <table:table-cell office:value-type="float" office:value="0.63598" calcext:value-type="float">
            <text:p>0,63598</text:p>
          </table:table-cell>
          <table:table-cell office:value-type="float" office:value="0.728484" calcext:value-type="float">
            <text:p>0,728484</text:p>
          </table:table-cell>
          <table:table-cell office:value-type="float" office:value="0.7975" calcext:value-type="float">
            <text:p>0,7975</text:p>
          </table:table-cell>
          <table:table-cell office:value-type="float" office:value="26.28769" calcext:value-type="float">
            <text:p>26,28769</text:p>
          </table:table-cell>
        </table:table-row>
        <table:table-row table:style-name="ro1">
          <table:table-cell office:value-type="float" office:value="0.620629" calcext:value-type="float">
            <text:p>0,620629</text:p>
          </table:table-cell>
          <table:table-cell office:value-type="float" office:value="0.739717" calcext:value-type="float">
            <text:p>0,739717</text:p>
          </table:table-cell>
          <table:table-cell office:value-type="float" office:value="0.7955" calcext:value-type="float">
            <text:p>0,7955</text:p>
          </table:table-cell>
          <table:table-cell office:value-type="float" office:value="25.986031" calcext:value-type="float">
            <text:p>25,986031</text:p>
          </table:table-cell>
        </table:table-row>
        <table:table-row table:style-name="ro1">
          <table:table-cell office:value-type="float" office:value="0.622985" calcext:value-type="float">
            <text:p>0,622985</text:p>
          </table:table-cell>
          <table:table-cell office:value-type="float" office:value="0.728508" calcext:value-type="float">
            <text:p>0,728508</text:p>
          </table:table-cell>
          <table:table-cell office:value-type="float" office:value="0.798" calcext:value-type="float">
            <text:p>0,798</text:p>
          </table:table-cell>
          <table:table-cell office:value-type="float" office:value="26.081371" calcext:value-type="float">
            <text:p>26,081371</text:p>
          </table:table-cell>
        </table:table-row>
        <table:table-row table:style-name="ro1">
          <table:table-cell office:value-type="float" office:value="0.620854" calcext:value-type="float">
            <text:p>0,620854</text:p>
          </table:table-cell>
          <table:table-cell office:value-type="float" office:value="0.732005" calcext:value-type="float">
            <text:p>0,732005</text:p>
          </table:table-cell>
          <table:table-cell office:value-type="float" office:value="0.7955" calcext:value-type="float">
            <text:p>0,7955</text:p>
          </table:table-cell>
          <table:table-cell office:value-type="float" office:value="27.281019" calcext:value-type="float">
            <text:p>27,281019</text:p>
          </table:table-cell>
        </table:table-row>
        <table:table-row table:style-name="ro1">
          <table:table-cell office:value-type="float" office:value="0.661233" calcext:value-type="float">
            <text:p>0,661233</text:p>
          </table:table-cell>
          <table:table-cell office:value-type="float" office:value="0.725071" calcext:value-type="float">
            <text:p>0,725071</text:p>
          </table:table-cell>
          <table:table-cell office:value-type="float" office:value="0.787" calcext:value-type="float">
            <text:p>0,787</text:p>
          </table:table-cell>
          <table:table-cell office:value-type="float" office:value="25.63223" calcext:value-type="float">
            <text:p>25,63223</text:p>
          </table:table-cell>
        </table:table-row>
        <table:table-row table:style-name="ro1">
          <table:table-cell office:value-type="float" office:value="0.635325" calcext:value-type="float">
            <text:p>0,635325</text:p>
          </table:table-cell>
          <table:table-cell office:value-type="float" office:value="0.712015" calcext:value-type="float">
            <text:p>0,712015</text:p>
          </table:table-cell>
          <table:table-cell office:value-type="float" office:value="0.7915" calcext:value-type="float">
            <text:p>0,7915</text:p>
          </table:table-cell>
          <table:table-cell office:value-type="float" office:value="28.050151" calcext:value-type="float">
            <text:p>28,050151</text:p>
          </table:table-cell>
        </table:table-row>
        <table:table-row table:style-name="ro1">
          <table:table-cell office:value-type="float" office:value="0.616699" calcext:value-type="float">
            <text:p>0,616699</text:p>
          </table:table-cell>
          <table:table-cell office:value-type="float" office:value="0.711507" calcext:value-type="float">
            <text:p>0,711507</text:p>
          </table:table-cell>
          <table:table-cell office:value-type="float" office:value="0.7985" calcext:value-type="float">
            <text:p>0,7985</text:p>
          </table:table-cell>
          <table:table-cell office:value-type="float" office:value="27.056259" calcext:value-type="float">
            <text:p>27,056259</text:p>
          </table:table-cell>
        </table:table-row>
        <table:table-row table:style-name="ro1">
          <table:table-cell office:value-type="float" office:value="0.602433" calcext:value-type="float">
            <text:p>0,602433</text:p>
          </table:table-cell>
          <table:table-cell office:value-type="float" office:value="0.776294" calcext:value-type="float">
            <text:p>0,776294</text:p>
          </table:table-cell>
          <table:table-cell office:value-type="float" office:value="0.7825" calcext:value-type="float">
            <text:p>0,7825</text:p>
          </table:table-cell>
          <table:table-cell office:value-type="float" office:value="26.728526" calcext:value-type="float">
            <text:p>26,728526</text:p>
          </table:table-cell>
        </table:table-row>
        <table:table-row table:style-name="ro1">
          <table:table-cell office:value-type="float" office:value="0.614047" calcext:value-type="float">
            <text:p>0,614047</text:p>
          </table:table-cell>
          <table:table-cell office:value-type="float" office:value="0.704287" calcext:value-type="float">
            <text:p>0,704287</text:p>
          </table:table-cell>
          <table:table-cell office:value-type="float" office:value="0.8005" calcext:value-type="float">
            <text:p>0,8005</text:p>
          </table:table-cell>
          <table:table-cell office:value-type="float" office:value="26.780325" calcext:value-type="float">
            <text:p>26,780325</text:p>
          </table:table-cell>
        </table:table-row>
        <table:table-row table:style-name="ro1">
          <table:table-cell office:value-type="float" office:value="0.6235" calcext:value-type="float">
            <text:p>0,6235</text:p>
          </table:table-cell>
          <table:table-cell office:value-type="float" office:value="0.716644" calcext:value-type="float">
            <text:p>0,716644</text:p>
          </table:table-cell>
          <table:table-cell office:value-type="float" office:value="0.788" calcext:value-type="float">
            <text:p>0,788</text:p>
          </table:table-cell>
          <table:table-cell office:value-type="float" office:value="27.087049" calcext:value-type="float">
            <text:p>27,087049</text:p>
          </table:table-cell>
        </table:table-row>
        <table:table-row table:style-name="ro1">
          <table:table-cell office:value-type="float" office:value="0.602794" calcext:value-type="float">
            <text:p>0,602794</text:p>
          </table:table-cell>
          <table:table-cell office:value-type="float" office:value="0.685202" calcext:value-type="float">
            <text:p>0,685202</text:p>
          </table:table-cell>
          <table:table-cell office:value-type="float" office:value="0.8075" calcext:value-type="float">
            <text:p>0,8075</text:p>
          </table:table-cell>
          <table:table-cell office:value-type="float" office:value="27.30783" calcext:value-type="float">
            <text:p>27,30783</text:p>
          </table:table-cell>
        </table:table-row>
        <table:table-row table:style-name="ro1">
          <table:table-cell office:value-type="float" office:value="0.602551" calcext:value-type="float">
            <text:p>0,602551</text:p>
          </table:table-cell>
          <table:table-cell office:value-type="float" office:value="0.733561" calcext:value-type="float">
            <text:p>0,733561</text:p>
          </table:table-cell>
          <table:table-cell office:value-type="float" office:value="0.792" calcext:value-type="float">
            <text:p>0,792</text:p>
          </table:table-cell>
          <table:table-cell office:value-type="float" office:value="26.046398" calcext:value-type="float">
            <text:p>26,046398</text:p>
          </table:table-cell>
        </table:table-row>
        <table:table-row table:style-name="ro1">
          <table:table-cell office:value-type="float" office:value="0.599307" calcext:value-type="float">
            <text:p>0,599307</text:p>
          </table:table-cell>
          <table:table-cell office:value-type="float" office:value="0.694816" calcext:value-type="float">
            <text:p>0,694816</text:p>
          </table:table-cell>
          <table:table-cell office:value-type="float" office:value="0.7965" calcext:value-type="float">
            <text:p>0,7965</text:p>
          </table:table-cell>
          <table:table-cell office:value-type="float" office:value="24.966957" calcext:value-type="float">
            <text:p>24,966957</text:p>
          </table:table-cell>
        </table:table-row>
        <table:table-row table:style-name="ro1">
          <table:table-cell office:value-type="float" office:value="0.621056" calcext:value-type="float">
            <text:p>0,621056</text:p>
          </table:table-cell>
          <table:table-cell office:value-type="float" office:value="0.699999" calcext:value-type="float">
            <text:p>0,699999</text:p>
          </table:table-cell>
          <table:table-cell office:value-type="float" office:value="0.7995" calcext:value-type="float">
            <text:p>0,7995</text:p>
          </table:table-cell>
          <table:table-cell office:value-type="float" office:value="26.856004" calcext:value-type="float">
            <text:p>26,856004</text:p>
          </table:table-cell>
        </table:table-row>
        <table:table-row table:style-name="ro1">
          <table:table-cell office:value-type="float" office:value="0.5974" calcext:value-type="float">
            <text:p>0,5974</text:p>
          </table:table-cell>
          <table:table-cell office:value-type="float" office:value="0.719569" calcext:value-type="float">
            <text:p>0,719569</text:p>
          </table:table-cell>
          <table:table-cell office:value-type="float" office:value="0.794" calcext:value-type="float">
            <text:p>0,794</text:p>
          </table:table-cell>
          <table:table-cell office:value-type="float" office:value="27.166406" calcext:value-type="float">
            <text:p>27,166406</text:p>
          </table:table-cell>
        </table:table-row>
        <table:table-row table:style-name="ro1">
          <table:table-cell office:value-type="float" office:value="0.610843" calcext:value-type="float">
            <text:p>0,610843</text:p>
          </table:table-cell>
          <table:table-cell office:value-type="float" office:value="0.688474" calcext:value-type="float">
            <text:p>0,688474</text:p>
          </table:table-cell>
          <table:table-cell office:value-type="float" office:value="0.802" calcext:value-type="float">
            <text:p>0,802</text:p>
          </table:table-cell>
          <table:table-cell office:value-type="float" office:value="25.66186" calcext:value-type="float">
            <text:p>25,66186</text:p>
          </table:table-cell>
        </table:table-row>
        <table:table-row table:style-name="ro1">
          <table:table-cell office:value-type="float" office:value="0.625969" calcext:value-type="float">
            <text:p>0,625969</text:p>
          </table:table-cell>
          <table:table-cell office:value-type="float" office:value="0.714735" calcext:value-type="float">
            <text:p>0,714735</text:p>
          </table:table-cell>
          <table:table-cell office:value-type="float" office:value="0.796" calcext:value-type="float">
            <text:p>0,796</text:p>
          </table:table-cell>
          <table:table-cell office:value-type="float" office:value="27.905221" calcext:value-type="float">
            <text:p>27,905221</text:p>
          </table:table-cell>
        </table:table-row>
        <table:table-row table:style-name="ro1">
          <table:table-cell office:value-type="float" office:value="0.609313" calcext:value-type="float">
            <text:p>0,609313</text:p>
          </table:table-cell>
          <table:table-cell office:value-type="float" office:value="0.707408" calcext:value-type="float">
            <text:p>0,707408</text:p>
          </table:table-cell>
          <table:table-cell office:value-type="float" office:value="0.8065" calcext:value-type="float">
            <text:p>0,8065</text:p>
          </table:table-cell>
          <table:table-cell office:value-type="float" office:value="28.013976" calcext:value-type="float">
            <text:p>28,013976</text:p>
          </table:table-cell>
        </table:table-row>
        <table:table-row table:style-name="ro1">
          <table:table-cell office:value-type="float" office:value="0.593674" calcext:value-type="float">
            <text:p>0,593674</text:p>
          </table:table-cell>
          <table:table-cell office:value-type="float" office:value="0.712783" calcext:value-type="float">
            <text:p>0,712783</text:p>
          </table:table-cell>
          <table:table-cell office:value-type="float" office:value="0.8025" calcext:value-type="float">
            <text:p>0,8025</text:p>
          </table:table-cell>
          <table:table-cell office:value-type="float" office:value="27.000755" calcext:value-type="float">
            <text:p>27,000755</text:p>
          </table:table-cell>
        </table:table-row>
        <table:table-row table:style-name="ro1">
          <table:table-cell office:value-type="float" office:value="0.621179" calcext:value-type="float">
            <text:p>0,621179</text:p>
          </table:table-cell>
          <table:table-cell office:value-type="float" office:value="0.700407" calcext:value-type="float">
            <text:p>0,700407</text:p>
          </table:table-cell>
          <table:table-cell office:value-type="float" office:value="0.8015" calcext:value-type="float">
            <text:p>0,8015</text:p>
          </table:table-cell>
          <table:table-cell office:value-type="float" office:value="25.102483" calcext:value-type="float">
            <text:p>25,102483</text:p>
          </table:table-cell>
        </table:table-row>
        <table:table-row table:style-name="ro1">
          <table:table-cell office:value-type="float" office:value="0.61277" calcext:value-type="float">
            <text:p>0,61277</text:p>
          </table:table-cell>
          <table:table-cell office:value-type="float" office:value="0.702508" calcext:value-type="float">
            <text:p>0,702508</text:p>
          </table:table-cell>
          <table:table-cell office:value-type="float" office:value="0.7955" calcext:value-type="float">
            <text:p>0,7955</text:p>
          </table:table-cell>
          <table:table-cell office:value-type="float" office:value="25.767938" calcext:value-type="float">
            <text:p>25,767938</text:p>
          </table:table-cell>
        </table:table-row>
        <table:table-row table:style-name="ro1">
          <table:table-cell office:value-type="float" office:value="0.582308" calcext:value-type="float">
            <text:p>0,582308</text:p>
          </table:table-cell>
          <table:table-cell office:value-type="float" office:value="0.724253" calcext:value-type="float">
            <text:p>0,724253</text:p>
          </table:table-cell>
          <table:table-cell office:value-type="float" office:value="0.8015" calcext:value-type="float">
            <text:p>0,8015</text:p>
          </table:table-cell>
          <table:table-cell office:value-type="float" office:value="27.743168" calcext:value-type="float">
            <text:p>27,743168</text:p>
          </table:table-cell>
        </table:table-row>
        <table:table-row table:style-name="ro1">
          <table:table-cell office:value-type="float" office:value="0.593678" calcext:value-type="float">
            <text:p>0,593678</text:p>
          </table:table-cell>
          <table:table-cell office:value-type="float" office:value="0.713084" calcext:value-type="float">
            <text:p>0,713084</text:p>
          </table:table-cell>
          <table:table-cell office:value-type="float" office:value="0.801" calcext:value-type="float">
            <text:p>0,801</text:p>
          </table:table-cell>
          <table:table-cell office:value-type="float" office:value="27.686144" calcext:value-type="float">
            <text:p>27,686144</text:p>
          </table:table-cell>
        </table:table-row>
        <table:table-row table:style-name="ro1">
          <table:table-cell office:value-type="float" office:value="0.593703" calcext:value-type="float">
            <text:p>0,593703</text:p>
          </table:table-cell>
          <table:table-cell office:value-type="float" office:value="0.718959" calcext:value-type="float">
            <text:p>0,718959</text:p>
          </table:table-cell>
          <table:table-cell office:value-type="float" office:value="0.803" calcext:value-type="float">
            <text:p>0,803</text:p>
          </table:table-cell>
          <table:table-cell office:value-type="float" office:value="24.886006" calcext:value-type="float">
            <text:p>24,886006</text:p>
          </table:table-cell>
        </table:table-row>
        <table:table-row table:style-name="ro1">
          <table:table-cell office:value-type="float" office:value="0.581491" calcext:value-type="float">
            <text:p>0,581491</text:p>
          </table:table-cell>
          <table:table-cell office:value-type="float" office:value="0.697208" calcext:value-type="float">
            <text:p>0,697208</text:p>
          </table:table-cell>
          <table:table-cell office:value-type="float" office:value="0.8005" calcext:value-type="float">
            <text:p>0,8005</text:p>
          </table:table-cell>
          <table:table-cell office:value-type="float" office:value="27.942582" calcext:value-type="float">
            <text:p>27,942582</text:p>
          </table:table-cell>
        </table:table-row>
        <table:table-row table:style-name="ro1">
          <table:table-cell office:value-type="float" office:value="0.587592" calcext:value-type="float">
            <text:p>0,587592</text:p>
          </table:table-cell>
          <table:table-cell office:value-type="float" office:value="0.734599" calcext:value-type="float">
            <text:p>0,734599</text:p>
          </table:table-cell>
          <table:table-cell office:value-type="float" office:value="0.784" calcext:value-type="float">
            <text:p>0,784</text:p>
          </table:table-cell>
          <table:table-cell office:value-type="float" office:value="27.420474" calcext:value-type="float">
            <text:p>27,420474</text:p>
          </table:table-cell>
        </table:table-row>
        <table:table-row table:style-name="ro1">
          <table:table-cell office:value-type="float" office:value="0.606589" calcext:value-type="float">
            <text:p>0,606589</text:p>
          </table:table-cell>
          <table:table-cell office:value-type="float" office:value="0.72986" calcext:value-type="float">
            <text:p>0,72986</text:p>
          </table:table-cell>
          <table:table-cell office:value-type="float" office:value="0.7915" calcext:value-type="float">
            <text:p>0,7915</text:p>
          </table:table-cell>
          <table:table-cell office:value-type="float" office:value="26.203225" calcext:value-type="float">
            <text:p>26,203225</text:p>
          </table:table-cell>
        </table:table-row>
        <table:table-row table:style-name="ro1">
          <table:table-cell office:value-type="float" office:value="0.560994" calcext:value-type="float">
            <text:p>0,560994</text:p>
          </table:table-cell>
          <table:table-cell office:value-type="float" office:value="0.733097" calcext:value-type="float">
            <text:p>0,733097</text:p>
          </table:table-cell>
          <table:table-cell office:value-type="float" office:value="0.8005" calcext:value-type="float">
            <text:p>0,8005</text:p>
          </table:table-cell>
          <table:table-cell office:value-type="float" office:value="28.041482" calcext:value-type="float">
            <text:p>28,041482</text:p>
          </table:table-cell>
        </table:table-row>
        <table:table-row table:style-name="ro1">
          <table:table-cell office:value-type="float" office:value="0.609723" calcext:value-type="float">
            <text:p>0,609723</text:p>
          </table:table-cell>
          <table:table-cell office:value-type="float" office:value="0.688502" calcext:value-type="float">
            <text:p>0,688502</text:p>
          </table:table-cell>
          <table:table-cell office:value-type="float" office:value="0.805" calcext:value-type="float">
            <text:p>0,805</text:p>
          </table:table-cell>
          <table:table-cell office:value-type="float" office:value="25.202554" calcext:value-type="float">
            <text:p>25,202554</text:p>
          </table:table-cell>
        </table:table-row>
        <table:table-row table:style-name="ro1">
          <table:table-cell office:value-type="float" office:value="0.595667" calcext:value-type="float">
            <text:p>0,595667</text:p>
          </table:table-cell>
          <table:table-cell office:value-type="float" office:value="0.716416" calcext:value-type="float">
            <text:p>0,716416</text:p>
          </table:table-cell>
          <table:table-cell office:value-type="float" office:value="0.7975" calcext:value-type="float">
            <text:p>0,7975</text:p>
          </table:table-cell>
          <table:table-cell office:value-type="float" office:value="26.541089" calcext:value-type="float">
            <text:p>26,541089</text:p>
          </table:table-cell>
        </table:table-row>
        <table:table-row table:style-name="ro1">
          <table:table-cell office:value-type="float" office:value="0.59594" calcext:value-type="float">
            <text:p>0,59594</text:p>
          </table:table-cell>
          <table:table-cell office:value-type="float" office:value="0.733802" calcext:value-type="float">
            <text:p>0,733802</text:p>
          </table:table-cell>
          <table:table-cell office:value-type="float" office:value="0.786" calcext:value-type="float">
            <text:p>0,786</text:p>
          </table:table-cell>
          <table:table-cell office:value-type="float" office:value="27.431744" calcext:value-type="float">
            <text:p>27,431744</text:p>
          </table:table-cell>
        </table:table-row>
        <table:table-row table:style-name="ro1">
          <table:table-cell office:value-type="float" office:value="0.607982" calcext:value-type="float">
            <text:p>0,607982</text:p>
          </table:table-cell>
          <table:table-cell office:value-type="float" office:value="0.727767" calcext:value-type="float">
            <text:p>0,727767</text:p>
          </table:table-cell>
          <table:table-cell office:value-type="float" office:value="0.788" calcext:value-type="float">
            <text:p>0,788</text:p>
          </table:table-cell>
          <table:table-cell office:value-type="float" office:value="24.999763" calcext:value-type="float">
            <text:p>24,999763</text:p>
          </table:table-cell>
        </table:table-row>
        <table:table-row table:style-name="ro1">
          <table:table-cell office:value-type="float" office:value="0.610352" calcext:value-type="float">
            <text:p>0,610352</text:p>
          </table:table-cell>
          <table:table-cell office:value-type="float" office:value="0.698928" calcext:value-type="float">
            <text:p>0,698928</text:p>
          </table:table-cell>
          <table:table-cell office:value-type="float" office:value="0.805" calcext:value-type="float">
            <text:p>0,805</text:p>
          </table:table-cell>
          <table:table-cell office:value-type="float" office:value="26.634931" calcext:value-type="float">
            <text:p>26,634931</text:p>
          </table:table-cell>
        </table:table-row>
        <table:table-row table:style-name="ro1">
          <table:table-cell office:value-type="float" office:value="0.595906" calcext:value-type="float">
            <text:p>0,595906</text:p>
          </table:table-cell>
          <table:table-cell office:value-type="float" office:value="0.723196" calcext:value-type="float">
            <text:p>0,723196</text:p>
          </table:table-cell>
          <table:table-cell office:value-type="float" office:value="0.8045" calcext:value-type="float">
            <text:p>0,8045</text:p>
          </table:table-cell>
          <table:table-cell office:value-type="float" office:value="25.85257" calcext:value-type="float">
            <text:p>25,85257</text:p>
          </table:table-cell>
        </table:table-row>
        <table:table-row table:style-name="ro1">
          <table:table-cell office:value-type="float" office:value="0.585799" calcext:value-type="float">
            <text:p>0,585799</text:p>
          </table:table-cell>
          <table:table-cell office:value-type="float" office:value="0.71084" calcext:value-type="float">
            <text:p>0,71084</text:p>
          </table:table-cell>
          <table:table-cell office:value-type="float" office:value="0.797" calcext:value-type="float">
            <text:p>0,797</text:p>
          </table:table-cell>
          <table:table-cell office:value-type="float" office:value="27.889568" calcext:value-type="float">
            <text:p>27,889568</text:p>
          </table:table-cell>
        </table:table-row>
        <table:table-row table:style-name="ro1">
          <table:table-cell office:value-type="float" office:value="0.586918" calcext:value-type="float">
            <text:p>0,586918</text:p>
          </table:table-cell>
          <table:table-cell office:value-type="float" office:value="0.700755" calcext:value-type="float">
            <text:p>0,700755</text:p>
          </table:table-cell>
          <table:table-cell office:value-type="float" office:value="0.8025" calcext:value-type="float">
            <text:p>0,8025</text:p>
          </table:table-cell>
          <table:table-cell office:value-type="float" office:value="26.200733" calcext:value-type="float">
            <text:p>26,200733</text:p>
          </table:table-cell>
        </table:table-row>
        <table:table-row table:style-name="ro1">
          <table:table-cell office:value-type="float" office:value="0.595474" calcext:value-type="float">
            <text:p>0,595474</text:p>
          </table:table-cell>
          <table:table-cell office:value-type="float" office:value="0.725526" calcext:value-type="float">
            <text:p>0,725526</text:p>
          </table:table-cell>
          <table:table-cell office:value-type="float" office:value="0.797" calcext:value-type="float">
            <text:p>0,797</text:p>
          </table:table-cell>
          <table:table-cell office:value-type="float" office:value="26.674184" calcext:value-type="float">
            <text:p>26,674184</text:p>
          </table:table-cell>
        </table:table-row>
        <table:table-row table:style-name="ro1">
          <table:table-cell office:value-type="float" office:value="0.614111" calcext:value-type="float">
            <text:p>0,614111</text:p>
          </table:table-cell>
          <table:table-cell office:value-type="float" office:value="0.743191" calcext:value-type="float">
            <text:p>0,743191</text:p>
          </table:table-cell>
          <table:table-cell office:value-type="float" office:value="0.7895" calcext:value-type="float">
            <text:p>0,7895</text:p>
          </table:table-cell>
          <table:table-cell office:value-type="float" office:value="25.37357" calcext:value-type="float">
            <text:p>25,37357</text:p>
          </table:table-cell>
        </table:table-row>
        <table:table-row table:style-name="ro1">
          <table:table-cell office:value-type="float" office:value="0.595113" calcext:value-type="float">
            <text:p>0,595113</text:p>
          </table:table-cell>
          <table:table-cell office:value-type="float" office:value="0.710095" calcext:value-type="float">
            <text:p>0,710095</text:p>
          </table:table-cell>
          <table:table-cell office:value-type="float" office:value="0.8025" calcext:value-type="float">
            <text:p>0,8025</text:p>
          </table:table-cell>
          <table:table-cell office:value-type="float" office:value="27.769466" calcext:value-type="float">
            <text:p>27,769466</text:p>
          </table:table-cell>
        </table:table-row>
        <table:table-row table:style-name="ro1">
          <table:table-cell office:value-type="float" office:value="0.556637" calcext:value-type="float">
            <text:p>0,556637</text:p>
          </table:table-cell>
          <table:table-cell office:value-type="float" office:value="0.76913" calcext:value-type="float">
            <text:p>0,76913</text:p>
          </table:table-cell>
          <table:table-cell office:value-type="float" office:value="0.7995" calcext:value-type="float">
            <text:p>0,7995</text:p>
          </table:table-cell>
          <table:table-cell office:value-type="float" office:value="25.428389" calcext:value-type="float">
            <text:p>25,428389</text:p>
          </table:table-cell>
        </table:table-row>
        <table:table-row table:style-name="ro1">
          <table:table-cell office:value-type="float" office:value="0.598508" calcext:value-type="float">
            <text:p>0,598508</text:p>
          </table:table-cell>
          <table:table-cell office:value-type="float" office:value="0.763729" calcext:value-type="float">
            <text:p>0,763729</text:p>
          </table:table-cell>
          <table:table-cell office:value-type="float" office:value="0.7915" calcext:value-type="float">
            <text:p>0,7915</text:p>
          </table:table-cell>
          <table:table-cell office:value-type="float" office:value="26.723783" calcext:value-type="float">
            <text:p>26,723783</text:p>
          </table:table-cell>
        </table:table-row>
        <table:table-row table:style-name="ro1">
          <table:table-cell office:value-type="float" office:value="0.605544" calcext:value-type="float">
            <text:p>0,605544</text:p>
          </table:table-cell>
          <table:table-cell office:value-type="float" office:value="0.74635" calcext:value-type="float">
            <text:p>0,74635</text:p>
          </table:table-cell>
          <table:table-cell office:value-type="float" office:value="0.7875" calcext:value-type="float">
            <text:p>0,7875</text:p>
          </table:table-cell>
          <table:table-cell office:value-type="float" office:value="26.213815" calcext:value-type="float">
            <text:p>26,213815</text:p>
          </table:table-cell>
        </table:table-row>
        <table:table-row table:style-name="ro1">
          <table:table-cell office:value-type="float" office:value="0.58993" calcext:value-type="float">
            <text:p>0,58993</text:p>
          </table:table-cell>
          <table:table-cell office:value-type="float" office:value="0.711844" calcext:value-type="float">
            <text:p>0,711844</text:p>
          </table:table-cell>
          <table:table-cell office:value-type="float" office:value="0.798" calcext:value-type="float">
            <text:p>0,798</text:p>
          </table:table-cell>
          <table:table-cell office:value-type="float" office:value="28.023874" calcext:value-type="float">
            <text:p>28,023874</text:p>
          </table:table-cell>
        </table:table-row>
        <table:table-row table:style-name="ro1">
          <table:table-cell office:value-type="float" office:value="0.598623" calcext:value-type="float">
            <text:p>0,598623</text:p>
          </table:table-cell>
          <table:table-cell office:value-type="float" office:value="0.7459" calcext:value-type="float">
            <text:p>0,7459</text:p>
          </table:table-cell>
          <table:table-cell office:value-type="float" office:value="0.7975" calcext:value-type="float">
            <text:p>0,7975</text:p>
          </table:table-cell>
          <table:table-cell office:value-type="float" office:value="26.91163" calcext:value-type="float">
            <text:p>26,91163</text:p>
          </table:table-cell>
        </table:table-row>
        <table:table-row table:style-name="ro1">
          <table:table-cell office:value-type="float" office:value="0.580958" calcext:value-type="float">
            <text:p>0,580958</text:p>
          </table:table-cell>
          <table:table-cell office:value-type="float" office:value="0.723628" calcext:value-type="float">
            <text:p>0,723628</text:p>
          </table:table-cell>
          <table:table-cell office:value-type="float" office:value="0.794" calcext:value-type="float">
            <text:p>0,794</text:p>
          </table:table-cell>
          <table:table-cell office:value-type="float" office:value="26.696442" calcext:value-type="float">
            <text:p>26,696442</text:p>
          </table:table-cell>
        </table:table-row>
        <table:table-row table:style-name="ro1">
          <table:table-cell office:value-type="float" office:value="0.588901" calcext:value-type="float">
            <text:p>0,588901</text:p>
          </table:table-cell>
          <table:table-cell office:value-type="float" office:value="0.749652" calcext:value-type="float">
            <text:p>0,749652</text:p>
          </table:table-cell>
          <table:table-cell office:value-type="float" office:value="0.795" calcext:value-type="float">
            <text:p>0,795</text:p>
          </table:table-cell>
          <table:table-cell office:value-type="float" office:value="26.058437" calcext:value-type="float">
            <text:p>26,058437</text:p>
          </table:table-cell>
        </table:table-row>
        <table:table-row table:style-name="ro1">
          <table:table-cell office:value-type="float" office:value="0.570027" calcext:value-type="float">
            <text:p>0,570027</text:p>
          </table:table-cell>
          <table:table-cell office:value-type="float" office:value="0.713644" calcext:value-type="float">
            <text:p>0,713644</text:p>
          </table:table-cell>
          <table:table-cell office:value-type="float" office:value="0.805" calcext:value-type="float">
            <text:p>0,805</text:p>
          </table:table-cell>
          <table:table-cell office:value-type="float" office:value="26.775456" calcext:value-type="float">
            <text:p>26,775456</text:p>
          </table:table-cell>
        </table:table-row>
        <table:table-row table:style-name="ro1">
          <table:table-cell office:value-type="float" office:value="0.600693" calcext:value-type="float">
            <text:p>0,600693</text:p>
          </table:table-cell>
          <table:table-cell office:value-type="float" office:value="0.737465" calcext:value-type="float">
            <text:p>0,737465</text:p>
          </table:table-cell>
          <table:table-cell office:value-type="float" office:value="0.788" calcext:value-type="float">
            <text:p>0,788</text:p>
          </table:table-cell>
          <table:table-cell office:value-type="float" office:value="25.129626" calcext:value-type="float">
            <text:p>25,129626</text:p>
          </table:table-cell>
        </table:table-row>
        <table:table-row table:style-name="ro1">
          <table:table-cell office:value-type="float" office:value="0.618207" calcext:value-type="float">
            <text:p>0,618207</text:p>
          </table:table-cell>
          <table:table-cell office:value-type="float" office:value="0.70075" calcext:value-type="float">
            <text:p>0,70075</text:p>
          </table:table-cell>
          <table:table-cell office:value-type="float" office:value="0.8015" calcext:value-type="float">
            <text:p>0,8015</text:p>
          </table:table-cell>
          <table:table-cell office:value-type="float" office:value="27.491318" calcext:value-type="float">
            <text:p>27,491318</text:p>
          </table:table-cell>
        </table:table-row>
        <table:table-row table:style-name="ro1">
          <table:table-cell office:value-type="float" office:value="0.58201" calcext:value-type="float">
            <text:p>0,58201</text:p>
          </table:table-cell>
          <table:table-cell office:value-type="float" office:value="0.731064" calcext:value-type="float">
            <text:p>0,731064</text:p>
          </table:table-cell>
          <table:table-cell office:value-type="float" office:value="0.8" calcext:value-type="float">
            <text:p>0,8</text:p>
          </table:table-cell>
          <table:table-cell office:value-type="float" office:value="25.38054" calcext:value-type="float">
            <text:p>25,38054</text:p>
          </table:table-cell>
        </table:table-row>
        <table:table-row table:style-name="ro1">
          <table:table-cell office:value-type="float" office:value="0.605629" calcext:value-type="float">
            <text:p>0,605629</text:p>
          </table:table-cell>
          <table:table-cell office:value-type="float" office:value="0.694407" calcext:value-type="float">
            <text:p>0,694407</text:p>
          </table:table-cell>
          <table:table-cell office:value-type="float" office:value="0.8035" calcext:value-type="float">
            <text:p>0,8035</text:p>
          </table:table-cell>
          <table:table-cell office:value-type="float" office:value="25.636656" calcext:value-type="float">
            <text:p>25,636656</text:p>
          </table:table-cell>
        </table:table-row>
        <table:table-row table:style-name="ro1">
          <table:table-cell office:value-type="float" office:value="0.551434" calcext:value-type="float">
            <text:p>0,551434</text:p>
          </table:table-cell>
          <table:table-cell office:value-type="float" office:value="0.709169" calcext:value-type="float">
            <text:p>0,709169</text:p>
          </table:table-cell>
          <table:table-cell office:value-type="float" office:value="0.807" calcext:value-type="float">
            <text:p>0,807</text:p>
          </table:table-cell>
          <table:table-cell office:value-type="float" office:value="26.343618" calcext:value-type="float">
            <text:p>26,343618</text:p>
          </table:table-cell>
        </table:table-row>
        <table:table-row table:style-name="ro1">
          <table:table-cell office:value-type="float" office:value="0.549624" calcext:value-type="float">
            <text:p>0,549624</text:p>
          </table:table-cell>
          <table:table-cell office:value-type="float" office:value="0.730647" calcext:value-type="float">
            <text:p>0,730647</text:p>
          </table:table-cell>
          <table:table-cell office:value-type="float" office:value="0.7955" calcext:value-type="float">
            <text:p>0,7955</text:p>
          </table:table-cell>
          <table:table-cell office:value-type="float" office:value="25.965392" calcext:value-type="float">
            <text:p>25,965392</text:p>
          </table:table-cell>
        </table:table-row>
        <table:table-row table:style-name="ro1">
          <table:table-cell office:value-type="float" office:value="0.580273" calcext:value-type="float">
            <text:p>0,580273</text:p>
          </table:table-cell>
          <table:table-cell office:value-type="float" office:value="0.748604" calcext:value-type="float">
            <text:p>0,748604</text:p>
          </table:table-cell>
          <table:table-cell office:value-type="float" office:value="0.792" calcext:value-type="float">
            <text:p>0,792</text:p>
          </table:table-cell>
          <table:table-cell office:value-type="float" office:value="27.902877" calcext:value-type="float">
            <text:p>27,902877</text:p>
          </table:table-cell>
        </table:table-row>
        <table:table-row table:style-name="ro1">
          <table:table-cell office:value-type="float" office:value="0.573983" calcext:value-type="float">
            <text:p>0,573983</text:p>
          </table:table-cell>
          <table:table-cell office:value-type="float" office:value="0.707792" calcext:value-type="float">
            <text:p>0,707792</text:p>
          </table:table-cell>
          <table:table-cell office:value-type="float" office:value="0.8" calcext:value-type="float">
            <text:p>0,8</text:p>
          </table:table-cell>
          <table:table-cell office:value-type="float" office:value="24.929179" calcext:value-type="float">
            <text:p>24,929179</text:p>
          </table:table-cell>
        </table:table-row>
        <table:table-row table:style-name="ro1">
          <table:table-cell office:value-type="float" office:value="0.560009" calcext:value-type="float">
            <text:p>0,560009</text:p>
          </table:table-cell>
          <table:table-cell office:value-type="float" office:value="0.735762" calcext:value-type="float">
            <text:p>0,735762</text:p>
          </table:table-cell>
          <table:table-cell office:value-type="float" office:value="0.799" calcext:value-type="float">
            <text:p>0,799</text:p>
          </table:table-cell>
          <table:table-cell office:value-type="float" office:value="27.941108" calcext:value-type="float">
            <text:p>27,941108</text:p>
          </table:table-cell>
        </table:table-row>
        <table:table-row table:style-name="ro1">
          <table:table-cell office:value-type="float" office:value="0.555563" calcext:value-type="float">
            <text:p>0,555563</text:p>
          </table:table-cell>
          <table:table-cell office:value-type="float" office:value="0.708167" calcext:value-type="float">
            <text:p>0,708167</text:p>
          </table:table-cell>
          <table:table-cell office:value-type="float" office:value="0.8055" calcext:value-type="float">
            <text:p>0,8055</text:p>
          </table:table-cell>
          <table:table-cell office:value-type="float" office:value="26.599027" calcext:value-type="float">
            <text:p>26,599027</text:p>
          </table:table-cell>
        </table:table-row>
        <table:table-row table:style-name="ro1">
          <table:table-cell office:value-type="float" office:value="0.566695" calcext:value-type="float">
            <text:p>0,566695</text:p>
          </table:table-cell>
          <table:table-cell office:value-type="float" office:value="0.682372" calcext:value-type="float">
            <text:p>0,682372</text:p>
          </table:table-cell>
          <table:table-cell office:value-type="float" office:value="0.8135" calcext:value-type="float">
            <text:p>0,8135</text:p>
          </table:table-cell>
          <table:table-cell office:value-type="float" office:value="27.185963" calcext:value-type="float">
            <text:p>27,185963</text:p>
          </table:table-cell>
        </table:table-row>
        <table:table-row table:style-name="ro1">
          <table:table-cell office:value-type="float" office:value="0.573852" calcext:value-type="float">
            <text:p>0,573852</text:p>
          </table:table-cell>
          <table:table-cell office:value-type="float" office:value="0.726552" calcext:value-type="float">
            <text:p>0,726552</text:p>
          </table:table-cell>
          <table:table-cell office:value-type="float" office:value="0.7995" calcext:value-type="float">
            <text:p>0,7995</text:p>
          </table:table-cell>
          <table:table-cell office:value-type="float" office:value="26.681411" calcext:value-type="float">
            <text:p>26,681411</text:p>
          </table:table-cell>
        </table:table-row>
        <table:table-row table:style-name="ro1">
          <table:table-cell office:value-type="float" office:value="0.580828" calcext:value-type="float">
            <text:p>0,580828</text:p>
          </table:table-cell>
          <table:table-cell office:value-type="float" office:value="0.686488" calcext:value-type="float">
            <text:p>0,686488</text:p>
          </table:table-cell>
          <table:table-cell office:value-type="float" office:value="0.8135" calcext:value-type="float">
            <text:p>0,8135</text:p>
          </table:table-cell>
          <table:table-cell office:value-type="float" office:value="27.254917" calcext:value-type="float">
            <text:p>27,254917</text:p>
          </table:table-cell>
        </table:table-row>
        <table:table-row table:style-name="ro1">
          <table:table-cell office:value-type="float" office:value="0.577263" calcext:value-type="float">
            <text:p>0,577263</text:p>
          </table:table-cell>
          <table:table-cell office:value-type="float" office:value="0.76459" calcext:value-type="float">
            <text:p>0,76459</text:p>
          </table:table-cell>
          <table:table-cell office:value-type="float" office:value="0.7845" calcext:value-type="float">
            <text:p>0,7845</text:p>
          </table:table-cell>
          <table:table-cell office:value-type="float" office:value="26.152697" calcext:value-type="float">
            <text:p>26,152697</text:p>
          </table:table-cell>
        </table:table-row>
        <table:table-row table:style-name="ro1">
          <table:table-cell office:value-type="float" office:value="0.570249" calcext:value-type="float">
            <text:p>0,570249</text:p>
          </table:table-cell>
          <table:table-cell office:value-type="float" office:value="0.719025" calcext:value-type="float">
            <text:p>0,719025</text:p>
          </table:table-cell>
          <table:table-cell office:value-type="float" office:value="0.8025" calcext:value-type="float">
            <text:p>0,8025</text:p>
          </table:table-cell>
          <table:table-cell office:value-type="float" office:value="25.062729" calcext:value-type="float">
            <text:p>25,062729</text:p>
          </table:table-cell>
        </table:table-row>
        <table:table-row table:style-name="ro1">
          <table:table-cell office:value-type="float" office:value="0.581953" calcext:value-type="float">
            <text:p>0,581953</text:p>
          </table:table-cell>
          <table:table-cell office:value-type="float" office:value="0.692549" calcext:value-type="float">
            <text:p>0,692549</text:p>
          </table:table-cell>
          <table:table-cell office:value-type="float" office:value="0.8015" calcext:value-type="float">
            <text:p>0,8015</text:p>
          </table:table-cell>
          <table:table-cell office:value-type="float" office:value="27.542233" calcext:value-type="float">
            <text:p>27,542233</text:p>
          </table:table-cell>
        </table:table-row>
        <table:table-row table:style-name="ro1">
          <table:table-cell office:value-type="float" office:value="0.566009" calcext:value-type="float">
            <text:p>0,566009</text:p>
          </table:table-cell>
          <table:table-cell office:value-type="float" office:value="0.690191" calcext:value-type="float">
            <text:p>0,690191</text:p>
          </table:table-cell>
          <table:table-cell office:value-type="float" office:value="0.804" calcext:value-type="float">
            <text:p>0,804</text:p>
          </table:table-cell>
          <table:table-cell office:value-type="float" office:value="24.982748" calcext:value-type="float">
            <text:p>24,982748</text:p>
          </table:table-cell>
        </table:table-row>
        <table:table-row table:style-name="ro1">
          <table:table-cell office:value-type="float" office:value="0.55819" calcext:value-type="float">
            <text:p>0,55819</text:p>
          </table:table-cell>
          <table:table-cell office:value-type="float" office:value="0.770701" calcext:value-type="float">
            <text:p>0,770701</text:p>
          </table:table-cell>
          <table:table-cell office:value-type="float" office:value="0.777" calcext:value-type="float">
            <text:p>0,777</text:p>
          </table:table-cell>
          <table:table-cell office:value-type="float" office:value="27.943625" calcext:value-type="float">
            <text:p>27,943625</text:p>
          </table:table-cell>
        </table:table-row>
        <table:table-row table:style-name="ro1">
          <table:table-cell office:value-type="float" office:value="0.544989" calcext:value-type="float">
            <text:p>0,544989</text:p>
          </table:table-cell>
          <table:table-cell office:value-type="float" office:value="0.698288" calcext:value-type="float">
            <text:p>0,698288</text:p>
          </table:table-cell>
          <table:table-cell office:value-type="float" office:value="0.796" calcext:value-type="float">
            <text:p>0,796</text:p>
          </table:table-cell>
          <table:table-cell office:value-type="float" office:value="25.715434" calcext:value-type="float">
            <text:p>25,715434</text:p>
          </table:table-cell>
        </table:table-row>
        <table:table-row table:style-name="ro1">
          <table:table-cell office:value-type="float" office:value="0.53512" calcext:value-type="float">
            <text:p>0,53512</text:p>
          </table:table-cell>
          <table:table-cell office:value-type="float" office:value="0.720894" calcext:value-type="float">
            <text:p>0,720894</text:p>
          </table:table-cell>
          <table:table-cell office:value-type="float" office:value="0.7995" calcext:value-type="float">
            <text:p>0,7995</text:p>
          </table:table-cell>
          <table:table-cell office:value-type="float" office:value="25.564635" calcext:value-type="float">
            <text:p>25,564635</text:p>
          </table:table-cell>
        </table:table-row>
        <table:table-row table:style-name="ro1">
          <table:table-cell office:value-type="float" office:value="0.521091" calcext:value-type="float">
            <text:p>0,521091</text:p>
          </table:table-cell>
          <table:table-cell office:value-type="float" office:value="0.706069" calcext:value-type="float">
            <text:p>0,706069</text:p>
          </table:table-cell>
          <table:table-cell office:value-type="float" office:value="0.7995" calcext:value-type="float">
            <text:p>0,7995</text:p>
          </table:table-cell>
          <table:table-cell office:value-type="float" office:value="26.635726" calcext:value-type="float">
            <text:p>26,635726</text:p>
          </table:table-cell>
        </table:table-row>
        <table:table-row table:style-name="ro1">
          <table:table-cell office:value-type="float" office:value="0.566433" calcext:value-type="float">
            <text:p>0,566433</text:p>
          </table:table-cell>
          <table:table-cell office:value-type="float" office:value="0.727548" calcext:value-type="float">
            <text:p>0,727548</text:p>
          </table:table-cell>
          <table:table-cell office:value-type="float" office:value="0.797" calcext:value-type="float">
            <text:p>0,797</text:p>
          </table:table-cell>
          <table:table-cell office:value-type="float" office:value="24.912625" calcext:value-type="float">
            <text:p>24,912625</text:p>
          </table:table-cell>
        </table:table-row>
        <table:table-row table:style-name="ro1">
          <table:table-cell office:value-type="float" office:value="0.556467" calcext:value-type="float">
            <text:p>0,556467</text:p>
          </table:table-cell>
          <table:table-cell office:value-type="float" office:value="0.696977" calcext:value-type="float">
            <text:p>0,696977</text:p>
          </table:table-cell>
          <table:table-cell office:value-type="float" office:value="0.8075" calcext:value-type="float">
            <text:p>0,8075</text:p>
          </table:table-cell>
          <table:table-cell office:value-type="float" office:value="27.981568" calcext:value-type="float">
            <text:p>27,981568</text:p>
          </table:table-cell>
        </table:table-row>
        <table:table-row table:style-name="ro1">
          <table:table-cell office:value-type="float" office:value="0.563553" calcext:value-type="float">
            <text:p>0,563553</text:p>
          </table:table-cell>
          <table:table-cell office:value-type="float" office:value="0.741903" calcext:value-type="float">
            <text:p>0,741903</text:p>
          </table:table-cell>
          <table:table-cell office:value-type="float" office:value="0.797" calcext:value-type="float">
            <text:p>0,797</text:p>
          </table:table-cell>
          <table:table-cell office:value-type="float" office:value="26.047395" calcext:value-type="float">
            <text:p>26,047395</text:p>
          </table:table-cell>
        </table:table-row>
        <table:table-row table:style-name="ro1">
          <table:table-cell office:value-type="float" office:value="0.538003" calcext:value-type="float">
            <text:p>0,538003</text:p>
          </table:table-cell>
          <table:table-cell office:value-type="float" office:value="0.736471" calcext:value-type="float">
            <text:p>0,736471</text:p>
          </table:table-cell>
          <table:table-cell office:value-type="float" office:value="0.791" calcext:value-type="float">
            <text:p>0,791</text:p>
          </table:table-cell>
          <table:table-cell office:value-type="float" office:value="24.91948" calcext:value-type="float">
            <text:p>24,91948</text:p>
          </table:table-cell>
        </table:table-row>
        <table:table-row table:style-name="ro1">
          <table:table-cell office:value-type="float" office:value="0.536644" calcext:value-type="float">
            <text:p>0,536644</text:p>
          </table:table-cell>
          <table:table-cell office:value-type="float" office:value="0.702827" calcext:value-type="float">
            <text:p>0,702827</text:p>
          </table:table-cell>
          <table:table-cell office:value-type="float" office:value="0.7975" calcext:value-type="float">
            <text:p>0,7975</text:p>
          </table:table-cell>
          <table:table-cell office:value-type="float" office:value="25.212615" calcext:value-type="float">
            <text:p>25,212615</text:p>
          </table:table-cell>
        </table:table-row>
        <table:table-row table:style-name="ro1">
          <table:table-cell office:value-type="float" office:value="0.557046" calcext:value-type="float">
            <text:p>0,557046</text:p>
          </table:table-cell>
          <table:table-cell office:value-type="float" office:value="0.743625" calcext:value-type="float">
            <text:p>0,743625</text:p>
          </table:table-cell>
          <table:table-cell office:value-type="float" office:value="0.795" calcext:value-type="float">
            <text:p>0,795</text:p>
          </table:table-cell>
          <table:table-cell office:value-type="float" office:value="27.823861" calcext:value-type="float">
            <text:p>27,823861</text:p>
          </table:table-cell>
        </table:table-row>
        <table:table-row table:style-name="ro1">
          <table:table-cell office:value-type="float" office:value="0.557045" calcext:value-type="float">
            <text:p>0,557045</text:p>
          </table:table-cell>
          <table:table-cell office:value-type="float" office:value="0.710368" calcext:value-type="float">
            <text:p>0,710368</text:p>
          </table:table-cell>
          <table:table-cell office:value-type="float" office:value="0.808" calcext:value-type="float">
            <text:p>0,808</text:p>
          </table:table-cell>
          <table:table-cell office:value-type="float" office:value="24.93433" calcext:value-type="float">
            <text:p>24,93433</text:p>
          </table:table-cell>
        </table:table-row>
        <table:table-row table:style-name="ro1">
          <table:table-cell office:value-type="float" office:value="0.557526" calcext:value-type="float">
            <text:p>0,557526</text:p>
          </table:table-cell>
          <table:table-cell office:value-type="float" office:value="0.717369" calcext:value-type="float">
            <text:p>0,717369</text:p>
          </table:table-cell>
          <table:table-cell office:value-type="float" office:value="0.7995" calcext:value-type="float">
            <text:p>0,7995</text:p>
          </table:table-cell>
          <table:table-cell office:value-type="float" office:value="27.585466" calcext:value-type="float">
            <text:p>27,585466</text:p>
          </table:table-cell>
        </table:table-row>
        <table:table-row table:style-name="ro1">
          <table:table-cell office:value-type="float" office:value="0.574251" calcext:value-type="float">
            <text:p>0,574251</text:p>
          </table:table-cell>
          <table:table-cell office:value-type="float" office:value="0.736848" calcext:value-type="float">
            <text:p>0,736848</text:p>
          </table:table-cell>
          <table:table-cell office:value-type="float" office:value="0.798" calcext:value-type="float">
            <text:p>0,798</text:p>
          </table:table-cell>
          <table:table-cell office:value-type="float" office:value="24.95509" calcext:value-type="float">
            <text:p>24,95509</text:p>
          </table:table-cell>
        </table:table-row>
        <table:table-row table:style-name="ro1">
          <table:table-cell office:value-type="float" office:value="0.543856" calcext:value-type="float">
            <text:p>0,543856</text:p>
          </table:table-cell>
          <table:table-cell office:value-type="float" office:value="0.724971" calcext:value-type="float">
            <text:p>0,724971</text:p>
          </table:table-cell>
          <table:table-cell office:value-type="float" office:value="0.804" calcext:value-type="float">
            <text:p>0,804</text:p>
          </table:table-cell>
          <table:table-cell office:value-type="float" office:value="25.753994" calcext:value-type="float">
            <text:p>25,753994</text:p>
          </table:table-cell>
        </table:table-row>
        <table:table-row table:style-name="ro1">
          <table:table-cell office:value-type="float" office:value="0.552626" calcext:value-type="float">
            <text:p>0,552626</text:p>
          </table:table-cell>
          <table:table-cell office:value-type="float" office:value="0.722682" calcext:value-type="float">
            <text:p>0,722682</text:p>
          </table:table-cell>
          <table:table-cell office:value-type="float" office:value="0.7995" calcext:value-type="float">
            <text:p>0,7995</text:p>
          </table:table-cell>
          <table:table-cell office:value-type="float" office:value="26.694502" calcext:value-type="float">
            <text:p>26,694502</text:p>
          </table:table-cell>
        </table:table-row>
        <table:table-row table:style-name="ro1">
          <table:table-cell office:value-type="float" office:value="0.536795" calcext:value-type="float">
            <text:p>0,536795</text:p>
          </table:table-cell>
          <table:table-cell office:value-type="float" office:value="0.733942" calcext:value-type="float">
            <text:p>0,733942</text:p>
          </table:table-cell>
          <table:table-cell office:value-type="float" office:value="0.798" calcext:value-type="float">
            <text:p>0,798</text:p>
          </table:table-cell>
          <table:table-cell office:value-type="float" office:value="26.668136" calcext:value-type="float">
            <text:p>26,668136</text:p>
          </table:table-cell>
        </table:table-row>
        <table:table-row table:style-name="ro1">
          <table:table-cell office:value-type="float" office:value="0.562544" calcext:value-type="float">
            <text:p>0,562544</text:p>
          </table:table-cell>
          <table:table-cell office:value-type="float" office:value="0.724124" calcext:value-type="float">
            <text:p>0,724124</text:p>
          </table:table-cell>
          <table:table-cell office:value-type="float" office:value="0.7945" calcext:value-type="float">
            <text:p>0,7945</text:p>
          </table:table-cell>
          <table:table-cell office:value-type="float" office:value="27.100846" calcext:value-type="float">
            <text:p>27,100846</text:p>
          </table:table-cell>
        </table:table-row>
        <table:table-row table:style-name="ro1">
          <table:table-cell office:value-type="float" office:value="0.571484" calcext:value-type="float">
            <text:p>0,571484</text:p>
          </table:table-cell>
          <table:table-cell office:value-type="float" office:value="0.744152" calcext:value-type="float">
            <text:p>0,744152</text:p>
          </table:table-cell>
          <table:table-cell office:value-type="float" office:value="0.8065" calcext:value-type="float">
            <text:p>0,8065</text:p>
          </table:table-cell>
          <table:table-cell office:value-type="float" office:value="25.923359" calcext:value-type="float">
            <text:p>25,923359</text:p>
          </table:table-cell>
        </table:table-row>
        <table:table-row table:style-name="ro1">
          <table:table-cell office:value-type="float" office:value="0.536617" calcext:value-type="float">
            <text:p>0,536617</text:p>
          </table:table-cell>
          <table:table-cell office:value-type="float" office:value="0.700396" calcext:value-type="float">
            <text:p>0,700396</text:p>
          </table:table-cell>
          <table:table-cell office:value-type="float" office:value="0.8065" calcext:value-type="float">
            <text:p>0,8065</text:p>
          </table:table-cell>
          <table:table-cell office:value-type="float" office:value="27.44784" calcext:value-type="float">
            <text:p>27,44784</text:p>
          </table:table-cell>
        </table:table-row>
        <table:table-row table:style-name="ro1">
          <table:table-cell office:value-type="float" office:value="0.568186" calcext:value-type="float">
            <text:p>0,568186</text:p>
          </table:table-cell>
          <table:table-cell office:value-type="float" office:value="0.709171" calcext:value-type="float">
            <text:p>0,709171</text:p>
          </table:table-cell>
          <table:table-cell office:value-type="float" office:value="0.807" calcext:value-type="float">
            <text:p>0,807</text:p>
          </table:table-cell>
          <table:table-cell office:value-type="float" office:value="24.915024" calcext:value-type="float">
            <text:p>24,915024</text:p>
          </table:table-cell>
        </table:table-row>
        <table:table-row table:style-name="ro1">
          <table:table-cell office:value-type="float" office:value="0.527394" calcext:value-type="float">
            <text:p>0,527394</text:p>
          </table:table-cell>
          <table:table-cell office:value-type="float" office:value="0.700036" calcext:value-type="float">
            <text:p>0,700036</text:p>
          </table:table-cell>
          <table:table-cell office:value-type="float" office:value="0.801" calcext:value-type="float">
            <text:p>0,801</text:p>
          </table:table-cell>
          <table:table-cell office:value-type="float" office:value="27.802038" calcext:value-type="float">
            <text:p>27,802038</text:p>
          </table:table-cell>
        </table:table-row>
        <table:table-row table:style-name="ro1">
          <table:table-cell office:value-type="float" office:value="0.523637" calcext:value-type="float">
            <text:p>0,523637</text:p>
          </table:table-cell>
          <table:table-cell office:value-type="float" office:value="0.730633" calcext:value-type="float">
            <text:p>0,730633</text:p>
          </table:table-cell>
          <table:table-cell office:value-type="float" office:value="0.808" calcext:value-type="float">
            <text:p>0,808</text:p>
          </table:table-cell>
          <table:table-cell office:value-type="float" office:value="24.924915" calcext:value-type="float">
            <text:p>24,924915</text:p>
          </table:table-cell>
        </table:table-row>
        <table:table-row table:style-name="ro1">
          <table:table-cell office:value-type="float" office:value="0.561365" calcext:value-type="float">
            <text:p>0,561365</text:p>
          </table:table-cell>
          <table:table-cell office:value-type="float" office:value="0.727205" calcext:value-type="float">
            <text:p>0,727205</text:p>
          </table:table-cell>
          <table:table-cell office:value-type="float" office:value="0.793" calcext:value-type="float">
            <text:p>0,793</text:p>
          </table:table-cell>
          <table:table-cell office:value-type="float" office:value="27.570256" calcext:value-type="float">
            <text:p>27,570256</text:p>
          </table:table-cell>
        </table:table-row>
        <table:table-row table:style-name="ro1">
          <table:table-cell office:value-type="float" office:value="0.563776" calcext:value-type="float">
            <text:p>0,563776</text:p>
          </table:table-cell>
          <table:table-cell office:value-type="float" office:value="0.733646" calcext:value-type="float">
            <text:p>0,733646</text:p>
          </table:table-cell>
          <table:table-cell office:value-type="float" office:value="0.803" calcext:value-type="float">
            <text:p>0,803</text:p>
          </table:table-cell>
          <table:table-cell office:value-type="float" office:value="24.920776" calcext:value-type="float">
            <text:p>24,920776</text:p>
          </table:table-cell>
        </table:table-row>
        <table:table-row table:style-name="ro1">
          <table:table-cell office:value-type="float" office:value="0.555973" calcext:value-type="float">
            <text:p>0,555973</text:p>
          </table:table-cell>
          <table:table-cell office:value-type="float" office:value="0.710281" calcext:value-type="float">
            <text:p>0,710281</text:p>
          </table:table-cell>
          <table:table-cell office:value-type="float" office:value="0.8015" calcext:value-type="float">
            <text:p>0,8015</text:p>
          </table:table-cell>
          <table:table-cell office:value-type="float" office:value="27.843077" calcext:value-type="float">
            <text:p>27,843077</text:p>
          </table:table-cell>
        </table:table-row>
        <table:table-row table:style-name="ro1">
          <table:table-cell office:value-type="float" office:value="0.54523" calcext:value-type="float">
            <text:p>0,54523</text:p>
          </table:table-cell>
          <table:table-cell office:value-type="float" office:value="0.732497" calcext:value-type="float">
            <text:p>0,732497</text:p>
          </table:table-cell>
          <table:table-cell office:value-type="float" office:value="0.797" calcext:value-type="float">
            <text:p>0,797</text:p>
          </table:table-cell>
          <table:table-cell office:value-type="float" office:value="24.871477" calcext:value-type="float">
            <text:p>24,871477</text:p>
          </table:table-cell>
        </table:table-row>
        <table:table-row table:style-name="ro1">
          <table:table-cell office:value-type="float" office:value="0.543227" calcext:value-type="float">
            <text:p>0,543227</text:p>
          </table:table-cell>
          <table:table-cell office:value-type="float" office:value="0.725134" calcext:value-type="float">
            <text:p>0,725134</text:p>
          </table:table-cell>
          <table:table-cell office:value-type="float" office:value="0.807" calcext:value-type="float">
            <text:p>0,807</text:p>
          </table:table-cell>
          <table:table-cell office:value-type="float" office:value="27.791872" calcext:value-type="float">
            <text:p>27,791872</text:p>
          </table:table-cell>
        </table:table-row>
        <table:table-row table:style-name="ro1">
          <table:table-cell office:value-type="float" office:value="0.545607" calcext:value-type="float">
            <text:p>0,545607</text:p>
          </table:table-cell>
          <table:table-cell office:value-type="float" office:value="0.71447" calcext:value-type="float">
            <text:p>0,71447</text:p>
          </table:table-cell>
          <table:table-cell office:value-type="float" office:value="0.8065" calcext:value-type="float">
            <text:p>0,8065</text:p>
          </table:table-cell>
          <table:table-cell office:value-type="float" office:value="25.463363" calcext:value-type="float">
            <text:p>25,463363</text:p>
          </table:table-cell>
        </table:table-row>
        <table:table-row table:style-name="ro1">
          <table:table-cell office:value-type="float" office:value="0.547158" calcext:value-type="float">
            <text:p>0,547158</text:p>
          </table:table-cell>
          <table:table-cell office:value-type="float" office:value="0.759396" calcext:value-type="float">
            <text:p>0,759396</text:p>
          </table:table-cell>
          <table:table-cell office:value-type="float" office:value="0.8005" calcext:value-type="float">
            <text:p>0,8005</text:p>
          </table:table-cell>
          <table:table-cell office:value-type="float" office:value="24.966173" calcext:value-type="float">
            <text:p>24,966173</text:p>
          </table:table-cell>
        </table:table-row>
        <table:table-row table:style-name="ro1">
          <table:table-cell office:value-type="float" office:value="0.534033" calcext:value-type="float">
            <text:p>0,534033</text:p>
          </table:table-cell>
          <table:table-cell office:value-type="float" office:value="0.715063" calcext:value-type="float">
            <text:p>0,715063</text:p>
          </table:table-cell>
          <table:table-cell office:value-type="float" office:value="0.8125" calcext:value-type="float">
            <text:p>0,8125</text:p>
          </table:table-cell>
          <table:table-cell office:value-type="float" office:value="25.370236" calcext:value-type="float">
            <text:p>25,370236</text:p>
          </table:table-cell>
        </table:table-row>
        <table:table-row table:style-name="ro1">
          <table:table-cell office:value-type="float" office:value="0.551985" calcext:value-type="float">
            <text:p>0,551985</text:p>
          </table:table-cell>
          <table:table-cell office:value-type="float" office:value="0.688337" calcext:value-type="float">
            <text:p>0,688337</text:p>
          </table:table-cell>
          <table:table-cell office:value-type="float" office:value="0.803" calcext:value-type="float">
            <text:p>0,803</text:p>
          </table:table-cell>
          <table:table-cell office:value-type="float" office:value="24.937021" calcext:value-type="float">
            <text:p>24,937021</text:p>
          </table:table-cell>
        </table:table-row>
        <table:table-row table:style-name="ro1">
          <table:table-cell office:value-type="float" office:value="0.531962" calcext:value-type="float">
            <text:p>0,531962</text:p>
          </table:table-cell>
          <table:table-cell office:value-type="float" office:value="0.709974" calcext:value-type="float">
            <text:p>0,709974</text:p>
          </table:table-cell>
          <table:table-cell office:value-type="float" office:value="0.805" calcext:value-type="float">
            <text:p>0,805</text:p>
          </table:table-cell>
          <table:table-cell office:value-type="float" office:value="27.920123" calcext:value-type="float">
            <text:p>27,920123</text:p>
          </table:table-cell>
        </table:table-row>
        <table:table-row table:style-name="ro1">
          <table:table-cell office:value-type="float" office:value="0.561959" calcext:value-type="float">
            <text:p>0,561959</text:p>
          </table:table-cell>
          <table:table-cell office:value-type="float" office:value="0.687505" calcext:value-type="float">
            <text:p>0,687505</text:p>
          </table:table-cell>
          <table:table-cell office:value-type="float" office:value="0.814" calcext:value-type="float">
            <text:p>0,814</text:p>
          </table:table-cell>
          <table:table-cell office:value-type="float" office:value="24.985027" calcext:value-type="float">
            <text:p>24,985027</text:p>
          </table:table-cell>
        </table:table-row>
        <table:table-row table:style-name="ro1">
          <table:table-cell office:value-type="float" office:value="0.546273" calcext:value-type="float">
            <text:p>0,546273</text:p>
          </table:table-cell>
          <table:table-cell office:value-type="float" office:value="0.707678" calcext:value-type="float">
            <text:p>0,707678</text:p>
          </table:table-cell>
          <table:table-cell office:value-type="float" office:value="0.8145" calcext:value-type="float">
            <text:p>0,8145</text:p>
          </table:table-cell>
          <table:table-cell office:value-type="float" office:value="25.871549" calcext:value-type="float">
            <text:p>25,871549</text:p>
          </table:table-cell>
        </table:table-row>
        <table:table-row table:style-name="ro1">
          <table:table-cell office:value-type="float" office:value="0.503864" calcext:value-type="float">
            <text:p>0,503864</text:p>
          </table:table-cell>
          <table:table-cell office:value-type="float" office:value="0.686073" calcext:value-type="float">
            <text:p>0,686073</text:p>
          </table:table-cell>
          <table:table-cell office:value-type="float" office:value="0.8105" calcext:value-type="float">
            <text:p>0,8105</text:p>
          </table:table-cell>
          <table:table-cell office:value-type="float" office:value="27.007162" calcext:value-type="float">
            <text:p>27,007162</text:p>
          </table:table-cell>
        </table:table-row>
        <table:table-row table:style-name="ro1">
          <table:table-cell office:value-type="float" office:value="0.517676" calcext:value-type="float">
            <text:p>0,517676</text:p>
          </table:table-cell>
          <table:table-cell office:value-type="float" office:value="0.686909" calcext:value-type="float">
            <text:p>0,686909</text:p>
          </table:table-cell>
          <table:table-cell office:value-type="float" office:value="0.8025" calcext:value-type="float">
            <text:p>0,8025</text:p>
          </table:table-cell>
          <table:table-cell office:value-type="float" office:value="27.824543" calcext:value-type="float">
            <text:p>27,824543</text:p>
          </table:table-cell>
        </table:table-row>
        <table:table-row table:style-name="ro1">
          <table:table-cell office:value-type="float" office:value="0.537018" calcext:value-type="float">
            <text:p>0,537018</text:p>
          </table:table-cell>
          <table:table-cell office:value-type="float" office:value="0.708516" calcext:value-type="float">
            <text:p>0,708516</text:p>
          </table:table-cell>
          <table:table-cell office:value-type="float" office:value="0.805" calcext:value-type="float">
            <text:p>0,805</text:p>
          </table:table-cell>
          <table:table-cell office:value-type="float" office:value="24.855386" calcext:value-type="float">
            <text:p>24,855386</text:p>
          </table:table-cell>
        </table:table-row>
        <table:table-row table:style-name="ro1">
          <table:table-cell office:value-type="float" office:value="0.54746" calcext:value-type="float">
            <text:p>0,54746</text:p>
          </table:table-cell>
          <table:table-cell office:value-type="float" office:value="0.671989" calcext:value-type="float">
            <text:p>0,671989</text:p>
          </table:table-cell>
          <table:table-cell office:value-type="float" office:value="0.806" calcext:value-type="float">
            <text:p>0,806</text:p>
          </table:table-cell>
          <table:table-cell office:value-type="float" office:value="27.450235" calcext:value-type="float">
            <text:p>27,450235</text:p>
          </table:table-cell>
        </table:table-row>
        <table:table-row table:style-name="ro1">
          <table:table-cell office:value-type="float" office:value="0.545484" calcext:value-type="float">
            <text:p>0,545484</text:p>
          </table:table-cell>
          <table:table-cell office:value-type="float" office:value="0.716925" calcext:value-type="float">
            <text:p>0,716925</text:p>
          </table:table-cell>
          <table:table-cell office:value-type="float" office:value="0.8095" calcext:value-type="float">
            <text:p>0,8095</text:p>
          </table:table-cell>
          <table:table-cell office:value-type="float" office:value="24.898144" calcext:value-type="float">
            <text:p>24,898144</text:p>
          </table:table-cell>
        </table:table-row>
        <table:table-row table:style-name="ro1">
          <table:table-cell office:value-type="float" office:value="0.537412" calcext:value-type="float">
            <text:p>0,537412</text:p>
          </table:table-cell>
          <table:table-cell office:value-type="float" office:value="0.698781" calcext:value-type="float">
            <text:p>0,698781</text:p>
          </table:table-cell>
          <table:table-cell office:value-type="float" office:value="0.8145" calcext:value-type="float">
            <text:p>0,8145</text:p>
          </table:table-cell>
          <table:table-cell office:value-type="float" office:value="27.211718" calcext:value-type="float">
            <text:p>27,211718</text:p>
          </table:table-cell>
        </table:table-row>
        <table:table-row table:style-name="ro1">
          <table:table-cell office:value-type="float" office:value="0.54767" calcext:value-type="float">
            <text:p>0,54767</text:p>
          </table:table-cell>
          <table:table-cell office:value-type="float" office:value="0.701215" calcext:value-type="float">
            <text:p>0,701215</text:p>
          </table:table-cell>
          <table:table-cell office:value-type="float" office:value="0.802" calcext:value-type="float">
            <text:p>0,802</text:p>
          </table:table-cell>
          <table:table-cell office:value-type="float" office:value="24.767517" calcext:value-type="float">
            <text:p>24,767517</text:p>
          </table:table-cell>
        </table:table-row>
        <table:table-row table:style-name="ro1">
          <table:table-cell office:value-type="float" office:value="0.527743" calcext:value-type="float">
            <text:p>0,527743</text:p>
          </table:table-cell>
          <table:table-cell office:value-type="float" office:value="0.713832" calcext:value-type="float">
            <text:p>0,713832</text:p>
          </table:table-cell>
          <table:table-cell office:value-type="float" office:value="0.809" calcext:value-type="float">
            <text:p>0,809</text:p>
          </table:table-cell>
          <table:table-cell office:value-type="float" office:value="26.850706" calcext:value-type="float">
            <text:p>26,850706</text:p>
          </table:table-cell>
        </table:table-row>
        <table:table-row table:style-name="ro1">
          <table:table-cell office:value-type="float" office:value="0.561035" calcext:value-type="float">
            <text:p>0,561035</text:p>
          </table:table-cell>
          <table:table-cell office:value-type="float" office:value="0.748128" calcext:value-type="float">
            <text:p>0,748128</text:p>
          </table:table-cell>
          <table:table-cell office:value-type="float" office:value="0.799" calcext:value-type="float">
            <text:p>0,799</text:p>
          </table:table-cell>
          <table:table-cell office:value-type="float" office:value="24.953391" calcext:value-type="float">
            <text:p>24,953391</text:p>
          </table:table-cell>
        </table:table-row>
        <table:table-row table:style-name="ro1">
          <table:table-cell office:value-type="float" office:value="0.547125" calcext:value-type="float">
            <text:p>0,547125</text:p>
          </table:table-cell>
          <table:table-cell office:value-type="float" office:value="0.685859" calcext:value-type="float">
            <text:p>0,685859</text:p>
          </table:table-cell>
          <table:table-cell office:value-type="float" office:value="0.804" calcext:value-type="float">
            <text:p>0,804</text:p>
          </table:table-cell>
          <table:table-cell office:value-type="float" office:value="25.596697" calcext:value-type="float">
            <text:p>25,596697</text:p>
          </table:table-cell>
        </table:table-row>
        <table:table-row table:style-name="ro1">
          <table:table-cell office:value-type="float" office:value="0.52211" calcext:value-type="float">
            <text:p>0,52211</text:p>
          </table:table-cell>
          <table:table-cell office:value-type="float" office:value="0.681891" calcext:value-type="float">
            <text:p>0,681891</text:p>
          </table:table-cell>
          <table:table-cell office:value-type="float" office:value="0.817" calcext:value-type="float">
            <text:p>0,817</text:p>
          </table:table-cell>
          <table:table-cell office:value-type="float" office:value="27.984953" calcext:value-type="float">
            <text:p>27,984953</text:p>
          </table:table-cell>
        </table:table-row>
        <table:table-row table:style-name="ro1">
          <table:table-cell office:value-type="float" office:value="0.530954" calcext:value-type="float">
            <text:p>0,530954</text:p>
          </table:table-cell>
          <table:table-cell office:value-type="float" office:value="0.735954" calcext:value-type="float">
            <text:p>0,735954</text:p>
          </table:table-cell>
          <table:table-cell office:value-type="float" office:value="0.8025" calcext:value-type="float">
            <text:p>0,8025</text:p>
          </table:table-cell>
          <table:table-cell office:value-type="float" office:value="24.963149" calcext:value-type="float">
            <text:p>24,963149</text:p>
          </table:table-cell>
        </table:table-row>
        <table:table-row table:style-name="ro1">
          <table:table-cell office:value-type="float" office:value="0.54552" calcext:value-type="float">
            <text:p>0,54552</text:p>
          </table:table-cell>
          <table:table-cell office:value-type="float" office:value="0.72067" calcext:value-type="float">
            <text:p>0,72067</text:p>
          </table:table-cell>
          <table:table-cell office:value-type="float" office:value="0.801" calcext:value-type="float">
            <text:p>0,801</text:p>
          </table:table-cell>
          <table:table-cell office:value-type="float" office:value="28.025979" calcext:value-type="float">
            <text:p>28,025979</text:p>
          </table:table-cell>
        </table:table-row>
        <table:table-row table:style-name="ro1">
          <table:table-cell office:value-type="float" office:value="0.558003" calcext:value-type="float">
            <text:p>0,558003</text:p>
          </table:table-cell>
          <table:table-cell office:value-type="float" office:value="0.691129" calcext:value-type="float">
            <text:p>0,691129</text:p>
          </table:table-cell>
          <table:table-cell office:value-type="float" office:value="0.812" calcext:value-type="float">
            <text:p>0,812</text:p>
          </table:table-cell>
          <table:table-cell office:value-type="float" office:value="24.867965" calcext:value-type="float">
            <text:p>24,867965</text:p>
          </table:table-cell>
        </table:table-row>
        <table:table-row table:style-name="ro1">
          <table:table-cell office:value-type="float" office:value="0.522003" calcext:value-type="float">
            <text:p>0,522003</text:p>
          </table:table-cell>
          <table:table-cell office:value-type="float" office:value="0.69522" calcext:value-type="float">
            <text:p>0,69522</text:p>
          </table:table-cell>
          <table:table-cell office:value-type="float" office:value="0.8185" calcext:value-type="float">
            <text:p>0,8185</text:p>
          </table:table-cell>
          <table:table-cell office:value-type="float" office:value="26.511594" calcext:value-type="float">
            <text:p>26,511594</text:p>
          </table:table-cell>
        </table:table-row>
        <table:table-row table:style-name="ro1">
          <table:table-cell office:value-type="float" office:value="0.551305" calcext:value-type="float">
            <text:p>0,551305</text:p>
          </table:table-cell>
          <table:table-cell office:value-type="float" office:value="0.732771" calcext:value-type="float">
            <text:p>0,732771</text:p>
          </table:table-cell>
          <table:table-cell office:value-type="float" office:value="0.802" calcext:value-type="float">
            <text:p>0,802</text:p>
          </table:table-cell>
          <table:table-cell office:value-type="float" office:value="24.951944" calcext:value-type="float">
            <text:p>24,951944</text:p>
          </table:table-cell>
        </table:table-row>
        <table:table-row table:style-name="ro1">
          <table:table-cell office:value-type="float" office:value="0.555932" calcext:value-type="float">
            <text:p>0,555932</text:p>
          </table:table-cell>
          <table:table-cell office:value-type="float" office:value="0.701383" calcext:value-type="float">
            <text:p>0,701383</text:p>
          </table:table-cell>
          <table:table-cell office:value-type="float" office:value="0.8055" calcext:value-type="float">
            <text:p>0,8055</text:p>
          </table:table-cell>
          <table:table-cell office:value-type="float" office:value="25.63767" calcext:value-type="float">
            <text:p>25,63767</text:p>
          </table:table-cell>
        </table:table-row>
        <table:table-row table:style-name="ro1">
          <table:table-cell office:value-type="float" office:value="0.548633" calcext:value-type="float">
            <text:p>0,548633</text:p>
          </table:table-cell>
          <table:table-cell office:value-type="float" office:value="0.708538" calcext:value-type="float">
            <text:p>0,708538</text:p>
          </table:table-cell>
          <table:table-cell office:value-type="float" office:value="0.805" calcext:value-type="float">
            <text:p>0,805</text:p>
          </table:table-cell>
          <table:table-cell office:value-type="float" office:value="24.927149" calcext:value-type="float">
            <text:p>24,927149</text:p>
          </table:table-cell>
        </table:table-row>
        <table:table-row table:style-name="ro1">
          <table:table-cell office:value-type="float" office:value="0.524717" calcext:value-type="float">
            <text:p>0,524717</text:p>
          </table:table-cell>
          <table:table-cell office:value-type="float" office:value="0.737057" calcext:value-type="float">
            <text:p>0,737057</text:p>
          </table:table-cell>
          <table:table-cell office:value-type="float" office:value="0.7955" calcext:value-type="float">
            <text:p>0,7955</text:p>
          </table:table-cell>
          <table:table-cell office:value-type="float" office:value="26.466812" calcext:value-type="float">
            <text:p>26,466812</text:p>
          </table:table-cell>
        </table:table-row>
        <table:table-row table:style-name="ro1">
          <table:table-cell office:value-type="float" office:value="0.538434" calcext:value-type="float">
            <text:p>0,538434</text:p>
          </table:table-cell>
          <table:table-cell office:value-type="float" office:value="0.703742" calcext:value-type="float">
            <text:p>0,703742</text:p>
          </table:table-cell>
          <table:table-cell office:value-type="float" office:value="0.813" calcext:value-type="float">
            <text:p>0,813</text:p>
          </table:table-cell>
          <table:table-cell office:value-type="float" office:value="27.936271" calcext:value-type="float">
            <text:p>27,936271</text:p>
          </table:table-cell>
        </table:table-row>
        <table:table-row table:style-name="ro1">
          <table:table-cell office:value-type="float" office:value="0.512038" calcext:value-type="float">
            <text:p>0,512038</text:p>
          </table:table-cell>
          <table:table-cell office:value-type="float" office:value="0.770601" calcext:value-type="float">
            <text:p>0,770601</text:p>
          </table:table-cell>
          <table:table-cell office:value-type="float" office:value="0.7955" calcext:value-type="float">
            <text:p>0,7955</text:p>
          </table:table-cell>
          <table:table-cell office:value-type="float" office:value="24.863614" calcext:value-type="float">
            <text:p>24,863614</text:p>
          </table:table-cell>
        </table:table-row>
        <table:table-row table:style-name="ro1">
          <table:table-cell office:value-type="float" office:value="0.524561" calcext:value-type="float">
            <text:p>0,524561</text:p>
          </table:table-cell>
          <table:table-cell office:value-type="float" office:value="0.7357" calcext:value-type="float">
            <text:p>0,7357</text:p>
          </table:table-cell>
          <table:table-cell office:value-type="float" office:value="0.808" calcext:value-type="float">
            <text:p>0,808</text:p>
          </table:table-cell>
          <table:table-cell office:value-type="float" office:value="25.615409" calcext:value-type="float">
            <text:p>25,615409</text:p>
          </table:table-cell>
        </table:table-row>
        <table:table-row table:style-name="ro1">
          <table:table-cell office:value-type="float" office:value="0.532186" calcext:value-type="float">
            <text:p>0,532186</text:p>
          </table:table-cell>
          <table:table-cell office:value-type="float" office:value="0.698588" calcext:value-type="float">
            <text:p>0,698588</text:p>
          </table:table-cell>
          <table:table-cell office:value-type="float" office:value="0.811" calcext:value-type="float">
            <text:p>0,811</text:p>
          </table:table-cell>
          <table:table-cell office:value-type="float" office:value="27.778999" calcext:value-type="float">
            <text:p>27,778999</text:p>
          </table:table-cell>
        </table:table-row>
        <table:table-row table:style-name="ro1">
          <table:table-cell office:value-type="float" office:value="0.532106" calcext:value-type="float">
            <text:p>0,532106</text:p>
          </table:table-cell>
          <table:table-cell office:value-type="float" office:value="0.683994" calcext:value-type="float">
            <text:p>0,683994</text:p>
          </table:table-cell>
          <table:table-cell office:value-type="float" office:value="0.8095" calcext:value-type="float">
            <text:p>0,8095</text:p>
          </table:table-cell>
          <table:table-cell office:value-type="float" office:value="24.826171" calcext:value-type="float">
            <text:p>24,826171</text:p>
          </table:table-cell>
        </table:table-row>
        <table:table-row table:style-name="ro1">
          <table:table-cell office:value-type="float" office:value="0.526698" calcext:value-type="float">
            <text:p>0,526698</text:p>
          </table:table-cell>
          <table:table-cell office:value-type="float" office:value="0.730538" calcext:value-type="float">
            <text:p>0,730538</text:p>
          </table:table-cell>
          <table:table-cell office:value-type="float" office:value="0.8105" calcext:value-type="float">
            <text:p>0,8105</text:p>
          </table:table-cell>
          <table:table-cell office:value-type="float" office:value="24.997726" calcext:value-type="float">
            <text:p>24,997726</text:p>
          </table:table-cell>
        </table:table-row>
        <table:table-row table:style-name="ro1">
          <table:table-cell office:value-type="float" office:value="0.506617" calcext:value-type="float">
            <text:p>0,506617</text:p>
          </table:table-cell>
          <table:table-cell office:value-type="float" office:value="0.717193" calcext:value-type="float">
            <text:p>0,717193</text:p>
          </table:table-cell>
          <table:table-cell office:value-type="float" office:value="0.8175" calcext:value-type="float">
            <text:p>0,8175</text:p>
          </table:table-cell>
          <table:table-cell office:value-type="float" office:value="24.951479" calcext:value-type="float">
            <text:p>24,951479</text:p>
          </table:table-cell>
        </table:table-row>
        <table:table-row table:style-name="ro1">
          <table:table-cell office:value-type="float" office:value="0.522971" calcext:value-type="float">
            <text:p>0,522971</text:p>
          </table:table-cell>
          <table:table-cell office:value-type="float" office:value="0.746627" calcext:value-type="float">
            <text:p>0,746627</text:p>
          </table:table-cell>
          <table:table-cell office:value-type="float" office:value="0.805" calcext:value-type="float">
            <text:p>0,805</text:p>
          </table:table-cell>
          <table:table-cell office:value-type="float" office:value="26.994844" calcext:value-type="float">
            <text:p>26,994844</text:p>
          </table:table-cell>
        </table:table-row>
        <table:table-row table:style-name="ro1">
          <table:table-cell office:value-type="float" office:value="0.50417" calcext:value-type="float">
            <text:p>0,50417</text:p>
          </table:table-cell>
          <table:table-cell office:value-type="float" office:value="0.72582" calcext:value-type="float">
            <text:p>0,72582</text:p>
          </table:table-cell>
          <table:table-cell office:value-type="float" office:value="0.808" calcext:value-type="float">
            <text:p>0,808</text:p>
          </table:table-cell>
          <table:table-cell office:value-type="float" office:value="25.038695" calcext:value-type="float">
            <text:p>25,038695</text:p>
          </table:table-cell>
        </table:table-row>
        <table:table-row table:style-name="ro1">
          <table:table-cell office:value-type="float" office:value="0.5506" calcext:value-type="float">
            <text:p>0,5506</text:p>
          </table:table-cell>
          <table:table-cell office:value-type="float" office:value="0.718839" calcext:value-type="float">
            <text:p>0,718839</text:p>
          </table:table-cell>
          <table:table-cell office:value-type="float" office:value="0.802" calcext:value-type="float">
            <text:p>0,802</text:p>
          </table:table-cell>
          <table:table-cell office:value-type="float" office:value="27.564617" calcext:value-type="float">
            <text:p>27,564617</text:p>
          </table:table-cell>
        </table:table-row>
        <table:table-row table:style-name="ro1">
          <table:table-cell office:value-type="float" office:value="0.504754" calcext:value-type="float">
            <text:p>0,504754</text:p>
          </table:table-cell>
          <table:table-cell office:value-type="float" office:value="0.702465" calcext:value-type="float">
            <text:p>0,702465</text:p>
          </table:table-cell>
          <table:table-cell office:value-type="float" office:value="0.806" calcext:value-type="float">
            <text:p>0,806</text:p>
          </table:table-cell>
          <table:table-cell office:value-type="float" office:value="26.226939" calcext:value-type="float">
            <text:p>26,226939</text:p>
          </table:table-cell>
        </table:table-row>
        <table:table-row table:style-name="ro1">
          <table:table-cell office:value-type="float" office:value="0.502555" calcext:value-type="float">
            <text:p>0,502555</text:p>
          </table:table-cell>
          <table:table-cell office:value-type="float" office:value="0.717379" calcext:value-type="float">
            <text:p>0,717379</text:p>
          </table:table-cell>
          <table:table-cell office:value-type="float" office:value="0.802" calcext:value-type="float">
            <text:p>0,802</text:p>
          </table:table-cell>
          <table:table-cell office:value-type="float" office:value="24.902118" calcext:value-type="float">
            <text:p>24,902118</text:p>
          </table:table-cell>
        </table:table-row>
        <table:table-row table:style-name="ro1">
          <table:table-cell office:value-type="float" office:value="0.513753" calcext:value-type="float">
            <text:p>0,513753</text:p>
          </table:table-cell>
          <table:table-cell office:value-type="float" office:value="0.721311" calcext:value-type="float">
            <text:p>0,721311</text:p>
          </table:table-cell>
          <table:table-cell office:value-type="float" office:value="0.8065" calcext:value-type="float">
            <text:p>0,8065</text:p>
          </table:table-cell>
          <table:table-cell office:value-type="float" office:value="24.963959" calcext:value-type="float">
            <text:p>24,963959</text:p>
          </table:table-cell>
        </table:table-row>
        <table:table-row table:style-name="ro1">
          <table:table-cell office:value-type="float" office:value="0.532787" calcext:value-type="float">
            <text:p>0,532787</text:p>
          </table:table-cell>
          <table:table-cell office:value-type="float" office:value="0.699973" calcext:value-type="float">
            <text:p>0,699973</text:p>
          </table:table-cell>
          <table:table-cell office:value-type="float" office:value="0.8125" calcext:value-type="float">
            <text:p>0,8125</text:p>
          </table:table-cell>
          <table:table-cell office:value-type="float" office:value="26.446371" calcext:value-type="float">
            <text:p>26,446371</text:p>
          </table:table-cell>
        </table:table-row>
        <table:table-row table:style-name="ro1">
          <table:table-cell office:value-type="float" office:value="0.521301" calcext:value-type="float">
            <text:p>0,521301</text:p>
          </table:table-cell>
          <table:table-cell office:value-type="float" office:value="0.716802" calcext:value-type="float">
            <text:p>0,716802</text:p>
          </table:table-cell>
          <table:table-cell office:value-type="float" office:value="0.8035" calcext:value-type="float">
            <text:p>0,8035</text:p>
          </table:table-cell>
          <table:table-cell office:value-type="float" office:value="26.506868" calcext:value-type="float">
            <text:p>26,506868</text:p>
          </table:table-cell>
        </table:table-row>
        <table:table-row table:style-name="ro1">
          <table:table-cell office:value-type="float" office:value="0.510581" calcext:value-type="float">
            <text:p>0,510581</text:p>
          </table:table-cell>
          <table:table-cell office:value-type="float" office:value="0.686424" calcext:value-type="float">
            <text:p>0,686424</text:p>
          </table:table-cell>
          <table:table-cell office:value-type="float" office:value="0.814" calcext:value-type="float">
            <text:p>0,814</text:p>
          </table:table-cell>
          <table:table-cell office:value-type="float" office:value="24.894662" calcext:value-type="float">
            <text:p>24,894662</text:p>
          </table:table-cell>
        </table:table-row>
        <table:table-row table:style-name="ro1">
          <table:table-cell office:value-type="float" office:value="0.521472" calcext:value-type="float">
            <text:p>0,521472</text:p>
          </table:table-cell>
          <table:table-cell office:value-type="float" office:value="0.704448" calcext:value-type="float">
            <text:p>0,704448</text:p>
          </table:table-cell>
          <table:table-cell office:value-type="float" office:value="0.814" calcext:value-type="float">
            <text:p>0,814</text:p>
          </table:table-cell>
          <table:table-cell office:value-type="float" office:value="24.914509" calcext:value-type="float">
            <text:p>24,914509</text:p>
          </table:table-cell>
        </table:table-row>
        <table:table-row table:style-name="ro1">
          <table:table-cell office:value-type="float" office:value="0.51461" calcext:value-type="float">
            <text:p>0,51461</text:p>
          </table:table-cell>
          <table:table-cell office:value-type="float" office:value="0.690303" calcext:value-type="float">
            <text:p>0,690303</text:p>
          </table:table-cell>
          <table:table-cell office:value-type="float" office:value="0.808" calcext:value-type="float">
            <text:p>0,808</text:p>
          </table:table-cell>
          <table:table-cell office:value-type="float" office:value="27.978688" calcext:value-type="float">
            <text:p>27,978688</text:p>
          </table:table-cell>
        </table:table-row>
        <table:table-row table:style-name="ro1">
          <table:table-cell office:value-type="float" office:value="0.515581" calcext:value-type="float">
            <text:p>0,515581</text:p>
          </table:table-cell>
          <table:table-cell office:value-type="float" office:value="0.700982" calcext:value-type="float">
            <text:p>0,700982</text:p>
          </table:table-cell>
          <table:table-cell office:value-type="float" office:value="0.8035" calcext:value-type="float">
            <text:p>0,8035</text:p>
          </table:table-cell>
          <table:table-cell office:value-type="float" office:value="25.770975" calcext:value-type="float">
            <text:p>25,770975</text:p>
          </table:table-cell>
        </table:table-row>
        <table:table-row table:style-name="ro1">
          <table:table-cell office:value-type="float" office:value="0.503213" calcext:value-type="float">
            <text:p>0,503213</text:p>
          </table:table-cell>
          <table:table-cell office:value-type="float" office:value="0.695413" calcext:value-type="float">
            <text:p>0,695413</text:p>
          </table:table-cell>
          <table:table-cell office:value-type="float" office:value="0.816" calcext:value-type="float">
            <text:p>0,816</text:p>
          </table:table-cell>
          <table:table-cell office:value-type="float" office:value="26.071887" calcext:value-type="float">
            <text:p>26,071887</text:p>
          </table:table-cell>
        </table:table-row>
        <table:table-row table:style-name="ro1">
          <table:table-cell office:value-type="float" office:value="0.506069" calcext:value-type="float">
            <text:p>0,506069</text:p>
          </table:table-cell>
          <table:table-cell office:value-type="float" office:value="0.663451" calcext:value-type="float">
            <text:p>0,663451</text:p>
          </table:table-cell>
          <table:table-cell office:value-type="float" office:value="0.81" calcext:value-type="float">
            <text:p>0,81</text:p>
          </table:table-cell>
          <table:table-cell office:value-type="float" office:value="26.075158" calcext:value-type="float">
            <text:p>26,075158</text:p>
          </table:table-cell>
        </table:table-row>
        <table:table-row table:style-name="ro1">
          <table:table-cell office:value-type="float" office:value="0.520312" calcext:value-type="float">
            <text:p>0,520312</text:p>
          </table:table-cell>
          <table:table-cell office:value-type="float" office:value="0.669242" calcext:value-type="float">
            <text:p>0,669242</text:p>
          </table:table-cell>
          <table:table-cell office:value-type="float" office:value="0.8175" calcext:value-type="float">
            <text:p>0,8175</text:p>
          </table:table-cell>
          <table:table-cell office:value-type="float" office:value="24.889306" calcext:value-type="float">
            <text:p>24,889306</text:p>
          </table:table-cell>
        </table:table-row>
        <table:table-row table:style-name="ro1">
          <table:table-cell office:value-type="float" office:value="0.534308" calcext:value-type="float">
            <text:p>0,534308</text:p>
          </table:table-cell>
          <table:table-cell office:value-type="float" office:value="0.709732" calcext:value-type="float">
            <text:p>0,709732</text:p>
          </table:table-cell>
          <table:table-cell office:value-type="float" office:value="0.803" calcext:value-type="float">
            <text:p>0,803</text:p>
          </table:table-cell>
          <table:table-cell office:value-type="float" office:value="24.88394" calcext:value-type="float">
            <text:p>24,88394</text:p>
          </table:table-cell>
        </table:table-row>
        <table:table-row table:style-name="ro1">
          <table:table-cell office:value-type="float" office:value="0.515909" calcext:value-type="float">
            <text:p>0,515909</text:p>
          </table:table-cell>
          <table:table-cell office:value-type="float" office:value="0.757291" calcext:value-type="float">
            <text:p>0,757291</text:p>
          </table:table-cell>
          <table:table-cell office:value-type="float" office:value="0.7985" calcext:value-type="float">
            <text:p>0,7985</text:p>
          </table:table-cell>
          <table:table-cell office:value-type="float" office:value="26.180017" calcext:value-type="float">
            <text:p>26,180017</text:p>
          </table:table-cell>
        </table:table-row>
        <table:table-row table:style-name="ro1">
          <table:table-cell office:value-type="float" office:value="0.517789" calcext:value-type="float">
            <text:p>0,517789</text:p>
          </table:table-cell>
          <table:table-cell office:value-type="float" office:value="0.739675" calcext:value-type="float">
            <text:p>0,739675</text:p>
          </table:table-cell>
          <table:table-cell office:value-type="float" office:value="0.8105" calcext:value-type="float">
            <text:p>0,8105</text:p>
          </table:table-cell>
          <table:table-cell office:value-type="float" office:value="24.782984" calcext:value-type="float">
            <text:p>24,782984</text:p>
          </table:table-cell>
        </table:table-row>
        <table:table-row table:style-name="ro1">
          <table:table-cell office:value-type="float" office:value="0.503657" calcext:value-type="float">
            <text:p>0,503657</text:p>
          </table:table-cell>
          <table:table-cell office:value-type="float" office:value="0.746239" calcext:value-type="float">
            <text:p>0,746239</text:p>
          </table:table-cell>
          <table:table-cell office:value-type="float" office:value="0.7975" calcext:value-type="float">
            <text:p>0,7975</text:p>
          </table:table-cell>
          <table:table-cell office:value-type="float" office:value="26.180685" calcext:value-type="float">
            <text:p>26,180685</text:p>
          </table:table-cell>
        </table:table-row>
        <table:table-row table:style-name="ro1">
          <table:table-cell office:value-type="float" office:value="0.505879" calcext:value-type="float">
            <text:p>0,505879</text:p>
          </table:table-cell>
          <table:table-cell office:value-type="float" office:value="0.682346" calcext:value-type="float">
            <text:p>0,682346</text:p>
          </table:table-cell>
          <table:table-cell office:value-type="float" office:value="0.819" calcext:value-type="float">
            <text:p>0,819</text:p>
          </table:table-cell>
          <table:table-cell office:value-type="float" office:value="24.878532" calcext:value-type="float">
            <text:p>24,878532</text:p>
          </table:table-cell>
        </table:table-row>
        <table:table-row table:style-name="ro1">
          <table:table-cell office:value-type="float" office:value="0.528696" calcext:value-type="float">
            <text:p>0,528696</text:p>
          </table:table-cell>
          <table:table-cell office:value-type="float" office:value="0.692737" calcext:value-type="float">
            <text:p>0,692737</text:p>
          </table:table-cell>
          <table:table-cell office:value-type="float" office:value="0.811" calcext:value-type="float">
            <text:p>0,811</text:p>
          </table:table-cell>
          <table:table-cell office:value-type="float" office:value="26.164264" calcext:value-type="float">
            <text:p>26,164264</text:p>
          </table:table-cell>
        </table:table-row>
        <table:table-row table:style-name="ro1">
          <table:table-cell office:value-type="float" office:value="0.509598" calcext:value-type="float">
            <text:p>0,509598</text:p>
          </table:table-cell>
          <table:table-cell office:value-type="float" office:value="0.721696" calcext:value-type="float">
            <text:p>0,721696</text:p>
          </table:table-cell>
          <table:table-cell office:value-type="float" office:value="0.8085" calcext:value-type="float">
            <text:p>0,8085</text:p>
          </table:table-cell>
          <table:table-cell office:value-type="float" office:value="26.009471" calcext:value-type="float">
            <text:p>26,009471</text:p>
          </table:table-cell>
        </table:table-row>
        <table:table-row table:style-name="ro1">
          <table:table-cell office:value-type="float" office:value="0.496217" calcext:value-type="float">
            <text:p>0,496217</text:p>
          </table:table-cell>
          <table:table-cell office:value-type="float" office:value="0.720075" calcext:value-type="float">
            <text:p>0,720075</text:p>
          </table:table-cell>
          <table:table-cell office:value-type="float" office:value="0.8015" calcext:value-type="float">
            <text:p>0,8015</text:p>
          </table:table-cell>
          <table:table-cell office:value-type="float" office:value="26.532807" calcext:value-type="float">
            <text:p>26,532807</text:p>
          </table:table-cell>
        </table:table-row>
        <table:table-row table:style-name="ro1">
          <table:table-cell office:value-type="float" office:value="0.487589" calcext:value-type="float">
            <text:p>0,487589</text:p>
          </table:table-cell>
          <table:table-cell office:value-type="float" office:value="0.699835" calcext:value-type="float">
            <text:p>0,699835</text:p>
          </table:table-cell>
          <table:table-cell office:value-type="float" office:value="0.8075" calcext:value-type="float">
            <text:p>0,8075</text:p>
          </table:table-cell>
          <table:table-cell office:value-type="float" office:value="27.963845" calcext:value-type="float">
            <text:p>27,963845</text:p>
          </table:table-cell>
        </table:table-row>
        <table:table-row table:style-name="ro1">
          <table:table-cell office:value-type="float" office:value="0.50887" calcext:value-type="float">
            <text:p>0,50887</text:p>
          </table:table-cell>
          <table:table-cell office:value-type="float" office:value="0.68405" calcext:value-type="float">
            <text:p>0,68405</text:p>
          </table:table-cell>
          <table:table-cell office:value-type="float" office:value="0.821" calcext:value-type="float">
            <text:p>0,821</text:p>
          </table:table-cell>
          <table:table-cell office:value-type="float" office:value="25.746791" calcext:value-type="float">
            <text:p>25,746791</text:p>
          </table:table-cell>
        </table:table-row>
        <table:table-row table:style-name="ro1">
          <table:table-cell office:value-type="float" office:value="0.497019" calcext:value-type="float">
            <text:p>0,497019</text:p>
          </table:table-cell>
          <table:table-cell office:value-type="float" office:value="0.729421" calcext:value-type="float">
            <text:p>0,729421</text:p>
          </table:table-cell>
          <table:table-cell office:value-type="float" office:value="0.8075" calcext:value-type="float">
            <text:p>0,8075</text:p>
          </table:table-cell>
          <table:table-cell office:value-type="float" office:value="25.429236" calcext:value-type="float">
            <text:p>25,429236</text:p>
          </table:table-cell>
        </table:table-row>
        <table:table-row table:style-name="ro1">
          <table:table-cell office:value-type="float" office:value="0.490966" calcext:value-type="float">
            <text:p>0,490966</text:p>
          </table:table-cell>
          <table:table-cell office:value-type="float" office:value="0.826299" calcext:value-type="float">
            <text:p>0,826299</text:p>
          </table:table-cell>
          <table:table-cell office:value-type="float" office:value="0.7835" calcext:value-type="float">
            <text:p>0,7835</text:p>
          </table:table-cell>
          <table:table-cell office:value-type="float" office:value="25.911927" calcext:value-type="float">
            <text:p>25,911927</text:p>
          </table:table-cell>
        </table:table-row>
        <table:table-row table:style-name="ro1">
          <table:table-cell office:value-type="float" office:value="0.523952" calcext:value-type="float">
            <text:p>0,523952</text:p>
          </table:table-cell>
          <table:table-cell office:value-type="float" office:value="0.722133" calcext:value-type="float">
            <text:p>0,722133</text:p>
          </table:table-cell>
          <table:table-cell office:value-type="float" office:value="0.8025" calcext:value-type="float">
            <text:p>0,8025</text:p>
          </table:table-cell>
          <table:table-cell office:value-type="float" office:value="25.875123" calcext:value-type="float">
            <text:p>25,875123</text:p>
          </table:table-cell>
        </table:table-row>
        <table:table-row table:style-name="ro1">
          <table:table-cell office:value-type="float" office:value="0.522182" calcext:value-type="float">
            <text:p>0,522182</text:p>
          </table:table-cell>
          <table:table-cell office:value-type="float" office:value="0.704007" calcext:value-type="float">
            <text:p>0,704007</text:p>
          </table:table-cell>
          <table:table-cell office:value-type="float" office:value="0.8095" calcext:value-type="float">
            <text:p>0,8095</text:p>
          </table:table-cell>
          <table:table-cell office:value-type="float" office:value="24.842761" calcext:value-type="float">
            <text:p>24,842761</text:p>
          </table:table-cell>
        </table:table-row>
        <table:table-row table:style-name="ro1">
          <table:table-cell office:value-type="float" office:value="0.501221" calcext:value-type="float">
            <text:p>0,501221</text:p>
          </table:table-cell>
          <table:table-cell office:value-type="float" office:value="0.699886" calcext:value-type="float">
            <text:p>0,699886</text:p>
          </table:table-cell>
          <table:table-cell office:value-type="float" office:value="0.8075" calcext:value-type="float">
            <text:p>0,8075</text:p>
          </table:table-cell>
          <table:table-cell office:value-type="float" office:value="26.230192" calcext:value-type="float">
            <text:p>26,230192</text:p>
          </table:table-cell>
        </table:table-row>
        <table:table-row table:style-name="ro1">
          <table:table-cell office:value-type="float" office:value="0.498189" calcext:value-type="float">
            <text:p>0,498189</text:p>
          </table:table-cell>
          <table:table-cell office:value-type="float" office:value="0.711006" calcext:value-type="float">
            <text:p>0,711006</text:p>
          </table:table-cell>
          <table:table-cell office:value-type="float" office:value="0.805" calcext:value-type="float">
            <text:p>0,805</text:p>
          </table:table-cell>
          <table:table-cell office:value-type="float" office:value="27.140172" calcext:value-type="float">
            <text:p>27,140172</text:p>
          </table:table-cell>
        </table:table-row>
        <table:table-row table:style-name="ro1">
          <table:table-cell office:value-type="float" office:value="0.486853" calcext:value-type="float">
            <text:p>0,486853</text:p>
          </table:table-cell>
          <table:table-cell office:value-type="float" office:value="0.699311" calcext:value-type="float">
            <text:p>0,699311</text:p>
          </table:table-cell>
          <table:table-cell office:value-type="float" office:value="0.804" calcext:value-type="float">
            <text:p>0,804</text:p>
          </table:table-cell>
          <table:table-cell office:value-type="float" office:value="25.575127" calcext:value-type="float">
            <text:p>25,575127</text:p>
          </table:table-cell>
        </table:table-row>
        <table:table-row table:style-name="ro1">
          <table:table-cell office:value-type="float" office:value="0.533941" calcext:value-type="float">
            <text:p>0,533941</text:p>
          </table:table-cell>
          <table:table-cell office:value-type="float" office:value="0.720952" calcext:value-type="float">
            <text:p>0,720952</text:p>
          </table:table-cell>
          <table:table-cell office:value-type="float" office:value="0.8045" calcext:value-type="float">
            <text:p>0,8045</text:p>
          </table:table-cell>
          <table:table-cell office:value-type="float" office:value="25.068283" calcext:value-type="float">
            <text:p>25,068283</text:p>
          </table:table-cell>
        </table:table-row>
        <table:table-row table:style-name="ro1">
          <table:table-cell office:value-type="float" office:value="0.52027" calcext:value-type="float">
            <text:p>0,52027</text:p>
          </table:table-cell>
          <table:table-cell office:value-type="float" office:value="0.714735" calcext:value-type="float">
            <text:p>0,714735</text:p>
          </table:table-cell>
          <table:table-cell office:value-type="float" office:value="0.7995" calcext:value-type="float">
            <text:p>0,7995</text:p>
          </table:table-cell>
          <table:table-cell office:value-type="float" office:value="25.792285" calcext:value-type="float">
            <text:p>25,792285</text:p>
          </table:table-cell>
        </table:table-row>
        <table:table-row table:style-name="ro1">
          <table:table-cell office:value-type="float" office:value="0.509062" calcext:value-type="float">
            <text:p>0,509062</text:p>
          </table:table-cell>
          <table:table-cell office:value-type="float" office:value="0.686618" calcext:value-type="float">
            <text:p>0,686618</text:p>
          </table:table-cell>
          <table:table-cell office:value-type="float" office:value="0.8095" calcext:value-type="float">
            <text:p>0,8095</text:p>
          </table:table-cell>
          <table:table-cell office:value-type="float" office:value="25.847105" calcext:value-type="float">
            <text:p>25,847105</text:p>
          </table:table-cell>
        </table:table-row>
        <table:table-row table:style-name="ro1">
          <table:table-cell office:value-type="float" office:value="0.489504" calcext:value-type="float">
            <text:p>0,489504</text:p>
          </table:table-cell>
          <table:table-cell office:value-type="float" office:value="0.678974" calcext:value-type="float">
            <text:p>0,678974</text:p>
          </table:table-cell>
          <table:table-cell office:value-type="float" office:value="0.812" calcext:value-type="float">
            <text:p>0,812</text:p>
          </table:table-cell>
          <table:table-cell office:value-type="float" office:value="24.987467" calcext:value-type="float">
            <text:p>24,987467</text:p>
          </table:table-cell>
        </table:table-row>
        <table:table-row table:style-name="ro1">
          <table:table-cell office:value-type="float" office:value="0.507757" calcext:value-type="float">
            <text:p>0,507757</text:p>
          </table:table-cell>
          <table:table-cell office:value-type="float" office:value="0.698393" calcext:value-type="float">
            <text:p>0,698393</text:p>
          </table:table-cell>
          <table:table-cell office:value-type="float" office:value="0.815" calcext:value-type="float">
            <text:p>0,815</text:p>
          </table:table-cell>
          <table:table-cell office:value-type="float" office:value="24.854331" calcext:value-type="float">
            <text:p>24,854331</text:p>
          </table:table-cell>
        </table:table-row>
        <table:table-row table:style-name="ro1">
          <table:table-cell office:value-type="float" office:value="0.525204" calcext:value-type="float">
            <text:p>0,525204</text:p>
          </table:table-cell>
          <table:table-cell office:value-type="float" office:value="0.670467" calcext:value-type="float">
            <text:p>0,670467</text:p>
          </table:table-cell>
          <table:table-cell office:value-type="float" office:value="0.8225" calcext:value-type="float">
            <text:p>0,8225</text:p>
          </table:table-cell>
          <table:table-cell office:value-type="float" office:value="27.633114" calcext:value-type="float">
            <text:p>27,633114</text:p>
          </table:table-cell>
        </table:table-row>
        <table:table-row table:style-name="ro1">
          <table:table-cell office:value-type="float" office:value="0.518753" calcext:value-type="float">
            <text:p>0,518753</text:p>
          </table:table-cell>
          <table:table-cell office:value-type="float" office:value="0.689527" calcext:value-type="float">
            <text:p>0,689527</text:p>
          </table:table-cell>
          <table:table-cell office:value-type="float" office:value="0.805" calcext:value-type="float">
            <text:p>0,805</text:p>
          </table:table-cell>
          <table:table-cell office:value-type="float" office:value="25.311842" calcext:value-type="float">
            <text:p>25,311842</text:p>
          </table:table-cell>
        </table:table-row>
        <table:table-row table:style-name="ro1">
          <table:table-cell office:value-type="float" office:value="0.51784" calcext:value-type="float">
            <text:p>0,51784</text:p>
          </table:table-cell>
          <table:table-cell office:value-type="float" office:value="0.670563" calcext:value-type="float">
            <text:p>0,670563</text:p>
          </table:table-cell>
          <table:table-cell office:value-type="float" office:value="0.8125" calcext:value-type="float">
            <text:p>0,8125</text:p>
          </table:table-cell>
          <table:table-cell office:value-type="float" office:value="24.973041" calcext:value-type="float">
            <text:p>24,973041</text:p>
          </table:table-cell>
        </table:table-row>
        <table:table-row table:style-name="ro1">
          <table:table-cell office:value-type="float" office:value="0.495755" calcext:value-type="float">
            <text:p>0,495755</text:p>
          </table:table-cell>
          <table:table-cell office:value-type="float" office:value="0.659901" calcext:value-type="float">
            <text:p>0,659901</text:p>
          </table:table-cell>
          <table:table-cell office:value-type="float" office:value="0.812" calcext:value-type="float">
            <text:p>0,812</text:p>
          </table:table-cell>
          <table:table-cell office:value-type="float" office:value="26.963631" calcext:value-type="float">
            <text:p>26,963631</text:p>
          </table:table-cell>
        </table:table-row>
        <table:table-row table:style-name="ro1">
          <table:table-cell office:value-type="float" office:value="0.489993" calcext:value-type="float">
            <text:p>0,489993</text:p>
          </table:table-cell>
          <table:table-cell office:value-type="float" office:value="0.717582" calcext:value-type="float">
            <text:p>0,717582</text:p>
          </table:table-cell>
          <table:table-cell office:value-type="float" office:value="0.813" calcext:value-type="float">
            <text:p>0,813</text:p>
          </table:table-cell>
          <table:table-cell office:value-type="float" office:value="25.022407" calcext:value-type="float">
            <text:p>25,022407</text:p>
          </table:table-cell>
        </table:table-row>
        <table:table-row table:style-name="ro1">
          <table:table-cell office:value-type="float" office:value="0.508097" calcext:value-type="float">
            <text:p>0,508097</text:p>
          </table:table-cell>
          <table:table-cell office:value-type="float" office:value="0.73644" calcext:value-type="float">
            <text:p>0,73644</text:p>
          </table:table-cell>
          <table:table-cell office:value-type="float" office:value="0.802" calcext:value-type="float">
            <text:p>0,802</text:p>
          </table:table-cell>
          <table:table-cell office:value-type="float" office:value="26.18674" calcext:value-type="float">
            <text:p>26,18674</text:p>
          </table:table-cell>
        </table:table-row>
        <table:table-row table:style-name="ro1">
          <table:table-cell office:value-type="float" office:value="0.497613" calcext:value-type="float">
            <text:p>0,497613</text:p>
          </table:table-cell>
          <table:table-cell office:value-type="float" office:value="0.707558" calcext:value-type="float">
            <text:p>0,707558</text:p>
          </table:table-cell>
          <table:table-cell office:value-type="float" office:value="0.8065" calcext:value-type="float">
            <text:p>0,8065</text:p>
          </table:table-cell>
          <table:table-cell office:value-type="float" office:value="26.703075" calcext:value-type="float">
            <text:p>26,703075</text:p>
          </table:table-cell>
        </table:table-row>
        <table:table-row table:style-name="ro1">
          <table:table-cell office:value-type="float" office:value="0.478903" calcext:value-type="float">
            <text:p>0,478903</text:p>
          </table:table-cell>
          <table:table-cell office:value-type="float" office:value="0.710656" calcext:value-type="float">
            <text:p>0,710656</text:p>
          </table:table-cell>
          <table:table-cell office:value-type="float" office:value="0.8025" calcext:value-type="float">
            <text:p>0,8025</text:p>
          </table:table-cell>
          <table:table-cell office:value-type="float" office:value="25.350818" calcext:value-type="float">
            <text:p>25,350818</text:p>
          </table:table-cell>
        </table:table-row>
        <table:table-row table:style-name="ro1">
          <table:table-cell office:value-type="float" office:value="0.509223" calcext:value-type="float">
            <text:p>0,509223</text:p>
          </table:table-cell>
          <table:table-cell office:value-type="float" office:value="0.707634" calcext:value-type="float">
            <text:p>0,707634</text:p>
          </table:table-cell>
          <table:table-cell office:value-type="float" office:value="0.8095" calcext:value-type="float">
            <text:p>0,8095</text:p>
          </table:table-cell>
          <table:table-cell office:value-type="float" office:value="24.982168" calcext:value-type="float">
            <text:p>24,982168</text:p>
          </table:table-cell>
        </table:table-row>
        <table:table-row table:style-name="ro1">
          <table:table-cell office:value-type="float" office:value="0.466137" calcext:value-type="float">
            <text:p>0,466137</text:p>
          </table:table-cell>
          <table:table-cell office:value-type="float" office:value="0.737132" calcext:value-type="float">
            <text:p>0,737132</text:p>
          </table:table-cell>
          <table:table-cell office:value-type="float" office:value="0.8005" calcext:value-type="float">
            <text:p>0,8005</text:p>
          </table:table-cell>
          <table:table-cell office:value-type="float" office:value="27.861143" calcext:value-type="float">
            <text:p>27,861143</text:p>
          </table:table-cell>
        </table:table-row>
        <table:table-row table:style-name="ro1">
          <table:table-cell office:value-type="float" office:value="0.509625" calcext:value-type="float">
            <text:p>0,509625</text:p>
          </table:table-cell>
          <table:table-cell office:value-type="float" office:value="0.695723" calcext:value-type="float">
            <text:p>0,695723</text:p>
          </table:table-cell>
          <table:table-cell office:value-type="float" office:value="0.8155" calcext:value-type="float">
            <text:p>0,8155</text:p>
          </table:table-cell>
          <table:table-cell office:value-type="float" office:value="24.868887" calcext:value-type="float">
            <text:p>24,868887</text:p>
          </table:table-cell>
        </table:table-row>
        <table:table-row table:style-name="ro1">
          <table:table-cell office:value-type="float" office:value="0.491596" calcext:value-type="float">
            <text:p>0,491596</text:p>
          </table:table-cell>
          <table:table-cell office:value-type="float" office:value="0.719877" calcext:value-type="float">
            <text:p>0,719877</text:p>
          </table:table-cell>
          <table:table-cell office:value-type="float" office:value="0.8105" calcext:value-type="float">
            <text:p>0,8105</text:p>
          </table:table-cell>
          <table:table-cell office:value-type="float" office:value="25.08887" calcext:value-type="float">
            <text:p>25,08887</text:p>
          </table:table-cell>
        </table:table-row>
        <table:table-row table:style-name="ro1">
          <table:table-cell office:value-type="float" office:value="0.492194" calcext:value-type="float">
            <text:p>0,492194</text:p>
          </table:table-cell>
          <table:table-cell office:value-type="float" office:value="0.743356" calcext:value-type="float">
            <text:p>0,743356</text:p>
          </table:table-cell>
          <table:table-cell office:value-type="float" office:value="0.8065" calcext:value-type="float">
            <text:p>0,8065</text:p>
          </table:table-cell>
          <table:table-cell office:value-type="float" office:value="26.158481" calcext:value-type="float">
            <text:p>26,158481</text:p>
          </table:table-cell>
        </table:table-row>
        <table:table-row table:style-name="ro1">
          <table:table-cell office:value-type="float" office:value="0.509037" calcext:value-type="float">
            <text:p>0,509037</text:p>
          </table:table-cell>
          <table:table-cell office:value-type="float" office:value="0.74072" calcext:value-type="float">
            <text:p>0,74072</text:p>
          </table:table-cell>
          <table:table-cell office:value-type="float" office:value="0.804" calcext:value-type="float">
            <text:p>0,804</text:p>
          </table:table-cell>
          <table:table-cell office:value-type="float" office:value="24.924131" calcext:value-type="float">
            <text:p>24,924131</text:p>
          </table:table-cell>
        </table:table-row>
        <table:table-row table:style-name="ro1">
          <table:table-cell office:value-type="float" office:value="0.485721" calcext:value-type="float">
            <text:p>0,485721</text:p>
          </table:table-cell>
          <table:table-cell office:value-type="float" office:value="0.700594" calcext:value-type="float">
            <text:p>0,700594</text:p>
          </table:table-cell>
          <table:table-cell office:value-type="float" office:value="0.812" calcext:value-type="float">
            <text:p>0,812</text:p>
          </table:table-cell>
          <table:table-cell office:value-type="float" office:value="25.184178" calcext:value-type="float">
            <text:p>25,184178</text:p>
          </table:table-cell>
        </table:table-row>
        <table:table-row table:style-name="ro1">
          <table:table-cell office:value-type="float" office:value="0.49759" calcext:value-type="float">
            <text:p>0,49759</text:p>
          </table:table-cell>
          <table:table-cell office:value-type="float" office:value="0.745162" calcext:value-type="float">
            <text:p>0,745162</text:p>
          </table:table-cell>
          <table:table-cell office:value-type="float" office:value="0.811" calcext:value-type="float">
            <text:p>0,811</text:p>
          </table:table-cell>
          <table:table-cell office:value-type="float" office:value="27.730996" calcext:value-type="float">
            <text:p>27,730996</text:p>
          </table:table-cell>
        </table:table-row>
        <table:table-row table:style-name="ro1">
          <table:table-cell office:value-type="float" office:value="0.525289" calcext:value-type="float">
            <text:p>0,525289</text:p>
          </table:table-cell>
          <table:table-cell office:value-type="float" office:value="0.693518" calcext:value-type="float">
            <text:p>0,693518</text:p>
          </table:table-cell>
          <table:table-cell office:value-type="float" office:value="0.817" calcext:value-type="float">
            <text:p>0,817</text:p>
          </table:table-cell>
          <table:table-cell office:value-type="float" office:value="24.890201" calcext:value-type="float">
            <text:p>24,890201</text:p>
          </table:table-cell>
        </table:table-row>
        <table:table-row table:style-name="ro1">
          <table:table-cell office:value-type="float" office:value="0.493901" calcext:value-type="float">
            <text:p>0,493901</text:p>
          </table:table-cell>
          <table:table-cell office:value-type="float" office:value="0.714941" calcext:value-type="float">
            <text:p>0,714941</text:p>
          </table:table-cell>
          <table:table-cell office:value-type="float" office:value="0.8135" calcext:value-type="float">
            <text:p>0,8135</text:p>
          </table:table-cell>
          <table:table-cell office:value-type="float" office:value="25.915654" calcext:value-type="float">
            <text:p>25,915654</text:p>
          </table:table-cell>
        </table:table-row>
        <table:table-row table:style-name="ro1">
          <table:table-cell office:value-type="float" office:value="0.506163" calcext:value-type="float">
            <text:p>0,506163</text:p>
          </table:table-cell>
          <table:table-cell office:value-type="float" office:value="0.700593" calcext:value-type="float">
            <text:p>0,700593</text:p>
          </table:table-cell>
          <table:table-cell office:value-type="float" office:value="0.8095" calcext:value-type="float">
            <text:p>0,8095</text:p>
          </table:table-cell>
          <table:table-cell office:value-type="float" office:value="27.791442" calcext:value-type="float">
            <text:p>27,791442</text:p>
          </table:table-cell>
        </table:table-row>
        <table:table-row table:style-name="ro1">
          <table:table-cell office:value-type="float" office:value="0.491908" calcext:value-type="float">
            <text:p>0,491908</text:p>
          </table:table-cell>
          <table:table-cell office:value-type="float" office:value="0.756756" calcext:value-type="float">
            <text:p>0,756756</text:p>
          </table:table-cell>
          <table:table-cell office:value-type="float" office:value="0.7925" calcext:value-type="float">
            <text:p>0,7925</text:p>
          </table:table-cell>
          <table:table-cell office:value-type="float" office:value="24.857286" calcext:value-type="float">
            <text:p>24,857286</text:p>
          </table:table-cell>
        </table:table-row>
        <table:table-row table:style-name="ro1">
          <table:table-cell office:value-type="float" office:value="0.491872" calcext:value-type="float">
            <text:p>0,491872</text:p>
          </table:table-cell>
          <table:table-cell office:value-type="float" office:value="0.700147" calcext:value-type="float">
            <text:p>0,700147</text:p>
          </table:table-cell>
          <table:table-cell office:value-type="float" office:value="0.8095" calcext:value-type="float">
            <text:p>0,8095</text:p>
          </table:table-cell>
          <table:table-cell office:value-type="float" office:value="26.091283" calcext:value-type="float">
            <text:p>26,091283</text:p>
          </table:table-cell>
        </table:table-row>
        <table:table-row table:style-name="ro1">
          <table:table-cell office:value-type="float" office:value="0.499317" calcext:value-type="float">
            <text:p>0,499317</text:p>
          </table:table-cell>
          <table:table-cell office:value-type="float" office:value="0.744697" calcext:value-type="float">
            <text:p>0,744697</text:p>
          </table:table-cell>
          <table:table-cell office:value-type="float" office:value="0.805" calcext:value-type="float">
            <text:p>0,805</text:p>
          </table:table-cell>
          <table:table-cell office:value-type="float" office:value="24.973469" calcext:value-type="float">
            <text:p>24,973469</text:p>
          </table:table-cell>
        </table:table-row>
        <table:table-row table:style-name="ro1">
          <table:table-cell office:value-type="float" office:value="0.472745" calcext:value-type="float">
            <text:p>0,472745</text:p>
          </table:table-cell>
          <table:table-cell office:value-type="float" office:value="0.692163" calcext:value-type="float">
            <text:p>0,692163</text:p>
          </table:table-cell>
          <table:table-cell office:value-type="float" office:value="0.81" calcext:value-type="float">
            <text:p>0,81</text:p>
          </table:table-cell>
          <table:table-cell office:value-type="float" office:value="24.911154" calcext:value-type="float">
            <text:p>24,911154</text:p>
          </table:table-cell>
        </table:table-row>
        <table:table-row table:style-name="ro1">
          <table:table-cell office:value-type="float" office:value="0.489916" calcext:value-type="float">
            <text:p>0,489916</text:p>
          </table:table-cell>
          <table:table-cell office:value-type="float" office:value="0.709608" calcext:value-type="float">
            <text:p>0,709608</text:p>
          </table:table-cell>
          <table:table-cell office:value-type="float" office:value="0.809" calcext:value-type="float">
            <text:p>0,809</text:p>
          </table:table-cell>
          <table:table-cell office:value-type="float" office:value="26.851317" calcext:value-type="float">
            <text:p>26,851317</text:p>
          </table:table-cell>
        </table:table-row>
        <table:table-row table:style-name="ro1">
          <table:table-cell office:value-type="float" office:value="0.503418" calcext:value-type="float">
            <text:p>0,503418</text:p>
          </table:table-cell>
          <table:table-cell office:value-type="float" office:value="0.705523" calcext:value-type="float">
            <text:p>0,705523</text:p>
          </table:table-cell>
          <table:table-cell office:value-type="float" office:value="0.81" calcext:value-type="float">
            <text:p>0,81</text:p>
          </table:table-cell>
          <table:table-cell office:value-type="float" office:value="24.893957" calcext:value-type="float">
            <text:p>24,893957</text:p>
          </table:table-cell>
        </table:table-row>
        <table:table-row table:style-name="ro1">
          <table:table-cell office:value-type="float" office:value="0.454225" calcext:value-type="float">
            <text:p>0,454225</text:p>
          </table:table-cell>
          <table:table-cell office:value-type="float" office:value="0.704629" calcext:value-type="float">
            <text:p>0,704629</text:p>
          </table:table-cell>
          <table:table-cell office:value-type="float" office:value="0.812" calcext:value-type="float">
            <text:p>0,812</text:p>
          </table:table-cell>
          <table:table-cell office:value-type="float" office:value="25.804129" calcext:value-type="float">
            <text:p>25,804129</text:p>
          </table:table-cell>
        </table:table-row>
        <table:table-row table:style-name="ro1">
          <table:table-cell office:value-type="float" office:value="0.466739" calcext:value-type="float">
            <text:p>0,466739</text:p>
          </table:table-cell>
          <table:table-cell office:value-type="float" office:value="0.692103" calcext:value-type="float">
            <text:p>0,692103</text:p>
          </table:table-cell>
          <table:table-cell office:value-type="float" office:value="0.8155" calcext:value-type="float">
            <text:p>0,8155</text:p>
          </table:table-cell>
          <table:table-cell office:value-type="float" office:value="27.823481" calcext:value-type="float">
            <text:p>27,823481</text:p>
          </table:table-cell>
        </table:table-row>
        <table:table-row table:style-name="ro1">
          <table:table-cell office:value-type="float" office:value="0.499214" calcext:value-type="float">
            <text:p>0,499214</text:p>
          </table:table-cell>
          <table:table-cell office:value-type="float" office:value="0.702614" calcext:value-type="float">
            <text:p>0,702614</text:p>
          </table:table-cell>
          <table:table-cell office:value-type="float" office:value="0.81" calcext:value-type="float">
            <text:p>0,81</text:p>
          </table:table-cell>
          <table:table-cell office:value-type="float" office:value="24.882755" calcext:value-type="float">
            <text:p>24,882755</text:p>
          </table:table-cell>
        </table:table-row>
        <table:table-row table:style-name="ro1">
          <table:table-cell office:value-type="float" office:value="0.475643" calcext:value-type="float">
            <text:p>0,475643</text:p>
          </table:table-cell>
          <table:table-cell office:value-type="float" office:value="0.712139" calcext:value-type="float">
            <text:p>0,712139</text:p>
          </table:table-cell>
          <table:table-cell office:value-type="float" office:value="0.818" calcext:value-type="float">
            <text:p>0,818</text:p>
          </table:table-cell>
          <table:table-cell office:value-type="float" office:value="26.717254" calcext:value-type="float">
            <text:p>26,717254</text:p>
          </table:table-cell>
        </table:table-row>
        <table:table-row table:style-name="ro1">
          <table:table-cell office:value-type="float" office:value="0.527919" calcext:value-type="float">
            <text:p>0,527919</text:p>
          </table:table-cell>
          <table:table-cell office:value-type="float" office:value="0.680857" calcext:value-type="float">
            <text:p>0,680857</text:p>
          </table:table-cell>
          <table:table-cell office:value-type="float" office:value="0.8085" calcext:value-type="float">
            <text:p>0,8085</text:p>
          </table:table-cell>
          <table:table-cell office:value-type="float" office:value="26.246654" calcext:value-type="float">
            <text:p>26,246654</text:p>
          </table:table-cell>
        </table:table-row>
        <table:table-row table:style-name="ro1">
          <table:table-cell office:value-type="float" office:value="0.485518" calcext:value-type="float">
            <text:p>0,485518</text:p>
          </table:table-cell>
          <table:table-cell office:value-type="float" office:value="0.722899" calcext:value-type="float">
            <text:p>0,722899</text:p>
          </table:table-cell>
          <table:table-cell office:value-type="float" office:value="0.811" calcext:value-type="float">
            <text:p>0,811</text:p>
          </table:table-cell>
          <table:table-cell office:value-type="float" office:value="25.158531" calcext:value-type="float">
            <text:p>25,158531</text:p>
          </table:table-cell>
        </table:table-row>
        <table:table-row table:style-name="ro1">
          <table:table-cell office:value-type="float" office:value="0.478475" calcext:value-type="float">
            <text:p>0,478475</text:p>
          </table:table-cell>
          <table:table-cell office:value-type="float" office:value="0.734165" calcext:value-type="float">
            <text:p>0,734165</text:p>
          </table:table-cell>
          <table:table-cell office:value-type="float" office:value="0.8" calcext:value-type="float">
            <text:p>0,8</text:p>
          </table:table-cell>
          <table:table-cell office:value-type="float" office:value="24.876074" calcext:value-type="float">
            <text:p>24,876074</text:p>
          </table:table-cell>
        </table:table-row>
        <table:table-row table:style-name="ro1">
          <table:table-cell office:value-type="float" office:value="0.509221" calcext:value-type="float">
            <text:p>0,509221</text:p>
          </table:table-cell>
          <table:table-cell office:value-type="float" office:value="0.699004" calcext:value-type="float">
            <text:p>0,699004</text:p>
          </table:table-cell>
          <table:table-cell office:value-type="float" office:value="0.8095" calcext:value-type="float">
            <text:p>0,8095</text:p>
          </table:table-cell>
          <table:table-cell office:value-type="float" office:value="26.884976" calcext:value-type="float">
            <text:p>26,884976</text:p>
          </table:table-cell>
        </table:table-row>
        <table:table-row table:style-name="ro1">
          <table:table-cell office:value-type="float" office:value="0.480708" calcext:value-type="float">
            <text:p>0,480708</text:p>
          </table:table-cell>
          <table:table-cell office:value-type="float" office:value="0.692187" calcext:value-type="float">
            <text:p>0,692187</text:p>
          </table:table-cell>
          <table:table-cell office:value-type="float" office:value="0.8175" calcext:value-type="float">
            <text:p>0,8175</text:p>
          </table:table-cell>
          <table:table-cell office:value-type="float" office:value="24.950273" calcext:value-type="float">
            <text:p>24,950273</text:p>
          </table:table-cell>
        </table:table-row>
        <table:table-row table:style-name="ro1">
          <table:table-cell office:value-type="float" office:value="0.504192" calcext:value-type="float">
            <text:p>0,504192</text:p>
          </table:table-cell>
          <table:table-cell office:value-type="float" office:value="0.687235" calcext:value-type="float">
            <text:p>0,687235</text:p>
          </table:table-cell>
          <table:table-cell office:value-type="float" office:value="0.807" calcext:value-type="float">
            <text:p>0,807</text:p>
          </table:table-cell>
          <table:table-cell office:value-type="float" office:value="27.560782" calcext:value-type="float">
            <text:p>27,560782</text:p>
          </table:table-cell>
        </table:table-row>
        <table:table-row table:style-name="ro1">
          <table:table-cell office:value-type="float" office:value="0.465539" calcext:value-type="float">
            <text:p>0,465539</text:p>
          </table:table-cell>
          <table:table-cell office:value-type="float" office:value="0.74985" calcext:value-type="float">
            <text:p>0,74985</text:p>
          </table:table-cell>
          <table:table-cell office:value-type="float" office:value="0.806" calcext:value-type="float">
            <text:p>0,806</text:p>
          </table:table-cell>
          <table:table-cell office:value-type="float" office:value="24.876531" calcext:value-type="float">
            <text:p>24,876531</text:p>
          </table:table-cell>
        </table:table-row>
        <table:table-row table:style-name="ro1">
          <table:table-cell office:value-type="float" office:value="0.480677" calcext:value-type="float">
            <text:p>0,480677</text:p>
          </table:table-cell>
          <table:table-cell office:value-type="float" office:value="0.791724" calcext:value-type="float">
            <text:p>0,791724</text:p>
          </table:table-cell>
          <table:table-cell office:value-type="float" office:value="0.794" calcext:value-type="float">
            <text:p>0,794</text:p>
          </table:table-cell>
          <table:table-cell office:value-type="float" office:value="27.706381" calcext:value-type="float">
            <text:p>27,706381</text:p>
          </table:table-cell>
        </table:table-row>
        <table:table-row table:style-name="ro1">
          <table:table-cell office:value-type="float" office:value="0.50247" calcext:value-type="float">
            <text:p>0,50247</text:p>
          </table:table-cell>
          <table:table-cell office:value-type="float" office:value="0.713423" calcext:value-type="float">
            <text:p>0,713423</text:p>
          </table:table-cell>
          <table:table-cell office:value-type="float" office:value="0.807" calcext:value-type="float">
            <text:p>0,807</text:p>
          </table:table-cell>
          <table:table-cell office:value-type="float" office:value="24.884399" calcext:value-type="float">
            <text:p>24,884399</text:p>
          </table:table-cell>
        </table:table-row>
        <table:table-row table:style-name="ro1">
          <table:table-cell office:value-type="float" office:value="0.475399" calcext:value-type="float">
            <text:p>0,475399</text:p>
          </table:table-cell>
          <table:table-cell office:value-type="float" office:value="0.728422" calcext:value-type="float">
            <text:p>0,728422</text:p>
          </table:table-cell>
          <table:table-cell office:value-type="float" office:value="0.815" calcext:value-type="float">
            <text:p>0,815</text:p>
          </table:table-cell>
          <table:table-cell office:value-type="float" office:value="27.766191" calcext:value-type="float">
            <text:p>27,766191</text:p>
          </table:table-cell>
        </table:table-row>
        <table:table-row table:style-name="ro1">
          <table:table-cell office:value-type="float" office:value="0.485211" calcext:value-type="float">
            <text:p>0,485211</text:p>
          </table:table-cell>
          <table:table-cell office:value-type="float" office:value="0.716771" calcext:value-type="float">
            <text:p>0,716771</text:p>
          </table:table-cell>
          <table:table-cell office:value-type="float" office:value="0.808" calcext:value-type="float">
            <text:p>0,808</text:p>
          </table:table-cell>
          <table:table-cell office:value-type="float" office:value="24.941698" calcext:value-type="float">
            <text:p>24,941698</text:p>
          </table:table-cell>
        </table:table-row>
        <table:table-row table:style-name="ro1">
          <table:table-cell office:value-type="float" office:value="0.445156" calcext:value-type="float">
            <text:p>0,445156</text:p>
          </table:table-cell>
          <table:table-cell office:value-type="float" office:value="0.747482" calcext:value-type="float">
            <text:p>0,747482</text:p>
          </table:table-cell>
          <table:table-cell office:value-type="float" office:value="0.805" calcext:value-type="float">
            <text:p>0,805</text:p>
          </table:table-cell>
          <table:table-cell office:value-type="float" office:value="25.921234" calcext:value-type="float">
            <text:p>25,921234</text:p>
          </table:table-cell>
        </table:table-row>
        <table:table-row table:style-name="ro1">
          <table:table-cell office:value-type="float" office:value="0.50693" calcext:value-type="float">
            <text:p>0,50693</text:p>
          </table:table-cell>
          <table:table-cell office:value-type="float" office:value="0.715299" calcext:value-type="float">
            <text:p>0,715299</text:p>
          </table:table-cell>
          <table:table-cell office:value-type="float" office:value="0.805" calcext:value-type="float">
            <text:p>0,805</text:p>
          </table:table-cell>
          <table:table-cell office:value-type="float" office:value="25.266454" calcext:value-type="float">
            <text:p>25,266454</text:p>
          </table:table-cell>
        </table:table-row>
        <table:table-row table:style-name="ro1">
          <table:table-cell office:value-type="float" office:value="0.463972" calcext:value-type="float">
            <text:p>0,463972</text:p>
          </table:table-cell>
          <table:table-cell office:value-type="float" office:value="0.734911" calcext:value-type="float">
            <text:p>0,734911</text:p>
          </table:table-cell>
          <table:table-cell office:value-type="float" office:value="0.816" calcext:value-type="float">
            <text:p>0,816</text:p>
          </table:table-cell>
          <table:table-cell office:value-type="float" office:value="27.645866" calcext:value-type="float">
            <text:p>27,645866</text:p>
          </table:table-cell>
        </table:table-row>
        <table:table-row table:style-name="ro1">
          <table:table-cell office:value-type="float" office:value="0.497962" calcext:value-type="float">
            <text:p>0,497962</text:p>
          </table:table-cell>
          <table:table-cell office:value-type="float" office:value="0.706696" calcext:value-type="float">
            <text:p>0,706696</text:p>
          </table:table-cell>
          <table:table-cell office:value-type="float" office:value="0.8125" calcext:value-type="float">
            <text:p>0,8125</text:p>
          </table:table-cell>
          <table:table-cell office:value-type="float" office:value="25.718631" calcext:value-type="float">
            <text:p>25,718631</text:p>
          </table:table-cell>
        </table:table-row>
        <table:table-row table:style-name="ro1">
          <table:table-cell office:value-type="float" office:value="0.495548" calcext:value-type="float">
            <text:p>0,495548</text:p>
          </table:table-cell>
          <table:table-cell office:value-type="float" office:value="0.710783" calcext:value-type="float">
            <text:p>0,710783</text:p>
          </table:table-cell>
          <table:table-cell office:value-type="float" office:value="0.804" calcext:value-type="float">
            <text:p>0,804</text:p>
          </table:table-cell>
          <table:table-cell office:value-type="float" office:value="26.984106" calcext:value-type="float">
            <text:p>26,984106</text:p>
          </table:table-cell>
        </table:table-row>
        <table:table-row table:style-name="ro1">
          <table:table-cell office:value-type="float" office:value="0.493602" calcext:value-type="float">
            <text:p>0,493602</text:p>
          </table:table-cell>
          <table:table-cell office:value-type="float" office:value="0.712606" calcext:value-type="float">
            <text:p>0,712606</text:p>
          </table:table-cell>
          <table:table-cell office:value-type="float" office:value="0.8095" calcext:value-type="float">
            <text:p>0,8095</text:p>
          </table:table-cell>
          <table:table-cell office:value-type="float" office:value="26.185333" calcext:value-type="float">
            <text:p>26,185333</text:p>
          </table:table-cell>
        </table:table-row>
        <table:table-row table:style-name="ro1">
          <table:table-cell office:value-type="float" office:value="0.468852" calcext:value-type="float">
            <text:p>0,468852</text:p>
          </table:table-cell>
          <table:table-cell office:value-type="float" office:value="0.737071" calcext:value-type="float">
            <text:p>0,737071</text:p>
          </table:table-cell>
          <table:table-cell office:value-type="float" office:value="0.809" calcext:value-type="float">
            <text:p>0,809</text:p>
          </table:table-cell>
          <table:table-cell office:value-type="float" office:value="27.415219" calcext:value-type="float">
            <text:p>27,415219</text:p>
          </table:table-cell>
        </table:table-row>
        <table:table-row table:style-name="ro1">
          <table:table-cell office:value-type="float" office:value="0.496334" calcext:value-type="float">
            <text:p>0,496334</text:p>
          </table:table-cell>
          <table:table-cell office:value-type="float" office:value="0.734284" calcext:value-type="float">
            <text:p>0,734284</text:p>
          </table:table-cell>
          <table:table-cell office:value-type="float" office:value="0.8025" calcext:value-type="float">
            <text:p>0,8025</text:p>
          </table:table-cell>
          <table:table-cell office:value-type="float" office:value="25.104072" calcext:value-type="float">
            <text:p>25,104072</text:p>
          </table:table-cell>
        </table:table-row>
        <table:table-row table:style-name="ro1">
          <table:table-cell office:value-type="float" office:value="0.48065" calcext:value-type="float">
            <text:p>0,48065</text:p>
          </table:table-cell>
          <table:table-cell office:value-type="float" office:value="0.674089" calcext:value-type="float">
            <text:p>0,674089</text:p>
          </table:table-cell>
          <table:table-cell office:value-type="float" office:value="0.8175" calcext:value-type="float">
            <text:p>0,8175</text:p>
          </table:table-cell>
          <table:table-cell office:value-type="float" office:value="24.88789" calcext:value-type="float">
            <text:p>24,88789</text:p>
          </table:table-cell>
        </table:table-row>
        <table:table-row table:style-name="ro1">
          <table:table-cell office:value-type="float" office:value="0.477541" calcext:value-type="float">
            <text:p>0,477541</text:p>
          </table:table-cell>
          <table:table-cell office:value-type="float" office:value="0.713655" calcext:value-type="float">
            <text:p>0,713655</text:p>
          </table:table-cell>
          <table:table-cell office:value-type="float" office:value="0.811" calcext:value-type="float">
            <text:p>0,811</text:p>
          </table:table-cell>
          <table:table-cell office:value-type="float" office:value="26.027504" calcext:value-type="float">
            <text:p>26,027504</text:p>
          </table:table-cell>
        </table:table-row>
        <table:table-row table:style-name="ro1">
          <table:table-cell office:value-type="float" office:value="0.487908" calcext:value-type="float">
            <text:p>0,487908</text:p>
          </table:table-cell>
          <table:table-cell office:value-type="float" office:value="0.759861" calcext:value-type="float">
            <text:p>0,759861</text:p>
          </table:table-cell>
          <table:table-cell office:value-type="float" office:value="0.808" calcext:value-type="float">
            <text:p>0,808</text:p>
          </table:table-cell>
          <table:table-cell office:value-type="float" office:value="25.343881" calcext:value-type="float">
            <text:p>25,343881</text:p>
          </table:table-cell>
        </table:table-row>
        <table:table-row table:style-name="ro1">
          <table:table-cell office:value-type="float" office:value="0.488605" calcext:value-type="float">
            <text:p>0,488605</text:p>
          </table:table-cell>
          <table:table-cell office:value-type="float" office:value="0.748524" calcext:value-type="float">
            <text:p>0,748524</text:p>
          </table:table-cell>
          <table:table-cell office:value-type="float" office:value="0.8025" calcext:value-type="float">
            <text:p>0,8025</text:p>
          </table:table-cell>
          <table:table-cell office:value-type="float" office:value="27.853008" calcext:value-type="float">
            <text:p>27,853008</text:p>
          </table:table-cell>
        </table:table-row>
        <table:table-row table:style-name="ro1">
          <table:table-cell office:value-type="float" office:value="0.485012" calcext:value-type="float">
            <text:p>0,485012</text:p>
          </table:table-cell>
          <table:table-cell office:value-type="float" office:value="0.724204" calcext:value-type="float">
            <text:p>0,724204</text:p>
          </table:table-cell>
          <table:table-cell office:value-type="float" office:value="0.8125" calcext:value-type="float">
            <text:p>0,8125</text:p>
          </table:table-cell>
          <table:table-cell office:value-type="float" office:value="24.998724" calcext:value-type="float">
            <text:p>24,998724</text:p>
          </table:table-cell>
        </table:table-row>
        <table:table-row table:style-name="ro1">
          <table:table-cell office:value-type="float" office:value="0.494361" calcext:value-type="float">
            <text:p>0,494361</text:p>
          </table:table-cell>
          <table:table-cell office:value-type="float" office:value="0.714675" calcext:value-type="float">
            <text:p>0,714675</text:p>
          </table:table-cell>
          <table:table-cell office:value-type="float" office:value="0.8115" calcext:value-type="float">
            <text:p>0,8115</text:p>
          </table:table-cell>
          <table:table-cell office:value-type="float" office:value="26.581669" calcext:value-type="float">
            <text:p>26,581669</text:p>
          </table:table-cell>
        </table:table-row>
        <table:table-row table:style-name="ro1">
          <table:table-cell office:value-type="float" office:value="0.481995" calcext:value-type="float">
            <text:p>0,481995</text:p>
          </table:table-cell>
          <table:table-cell office:value-type="float" office:value="0.702755" calcext:value-type="float">
            <text:p>0,702755</text:p>
          </table:table-cell>
          <table:table-cell office:value-type="float" office:value="0.809" calcext:value-type="float">
            <text:p>0,809</text:p>
          </table:table-cell>
          <table:table-cell office:value-type="float" office:value="26.968443" calcext:value-type="float">
            <text:p>26,968443</text:p>
          </table:table-cell>
        </table:table-row>
        <table:table-row table:style-name="ro1">
          <table:table-cell office:value-type="float" office:value="0.480664" calcext:value-type="float">
            <text:p>0,480664</text:p>
          </table:table-cell>
          <table:table-cell office:value-type="float" office:value="0.676643" calcext:value-type="float">
            <text:p>0,676643</text:p>
          </table:table-cell>
          <table:table-cell office:value-type="float" office:value="0.818" calcext:value-type="float">
            <text:p>0,818</text:p>
          </table:table-cell>
          <table:table-cell office:value-type="float" office:value="24.914042" calcext:value-type="float">
            <text:p>24,914042</text:p>
          </table:table-cell>
        </table:table-row>
        <table:table-row table:style-name="ro1">
          <table:table-cell office:value-type="float" office:value="0.483025" calcext:value-type="float">
            <text:p>0,483025</text:p>
          </table:table-cell>
          <table:table-cell office:value-type="float" office:value="0.680136" calcext:value-type="float">
            <text:p>0,680136</text:p>
          </table:table-cell>
          <table:table-cell office:value-type="float" office:value="0.8165" calcext:value-type="float">
            <text:p>0,8165</text:p>
          </table:table-cell>
          <table:table-cell office:value-type="float" office:value="26.343106" calcext:value-type="float">
            <text:p>26,343106</text:p>
          </table:table-cell>
        </table:table-row>
        <table:table-row table:style-name="ro1">
          <table:table-cell office:value-type="float" office:value="0.47379" calcext:value-type="float">
            <text:p>0,47379</text:p>
          </table:table-cell>
          <table:table-cell office:value-type="float" office:value="0.764991" calcext:value-type="float">
            <text:p>0,764991</text:p>
          </table:table-cell>
          <table:table-cell office:value-type="float" office:value="0.8" calcext:value-type="float">
            <text:p>0,8</text:p>
          </table:table-cell>
          <table:table-cell office:value-type="float" office:value="26.997821" calcext:value-type="float">
            <text:p>26,997821</text:p>
          </table:table-cell>
        </table:table-row>
        <table:table-row table:style-name="ro1">
          <table:table-cell office:value-type="float" office:value="0.470765" calcext:value-type="float">
            <text:p>0,470765</text:p>
          </table:table-cell>
          <table:table-cell office:value-type="float" office:value="0.708931" calcext:value-type="float">
            <text:p>0,708931</text:p>
          </table:table-cell>
          <table:table-cell office:value-type="float" office:value="0.821" calcext:value-type="float">
            <text:p>0,821</text:p>
          </table:table-cell>
          <table:table-cell office:value-type="float" office:value="25.314088" calcext:value-type="float">
            <text:p>25,314088</text:p>
          </table:table-cell>
        </table:table-row>
        <table:table-row table:style-name="ro1">
          <table:table-cell office:value-type="float" office:value="0.449519" calcext:value-type="float">
            <text:p>0,449519</text:p>
          </table:table-cell>
          <table:table-cell office:value-type="float" office:value="0.715074" calcext:value-type="float">
            <text:p>0,715074</text:p>
          </table:table-cell>
          <table:table-cell office:value-type="float" office:value="0.8145" calcext:value-type="float">
            <text:p>0,8145</text:p>
          </table:table-cell>
          <table:table-cell office:value-type="float" office:value="28.005248" calcext:value-type="float">
            <text:p>28,005248</text:p>
          </table:table-cell>
        </table:table-row>
        <table:table-row table:style-name="ro1">
          <table:table-cell office:value-type="float" office:value="0.497818" calcext:value-type="float">
            <text:p>0,497818</text:p>
          </table:table-cell>
          <table:table-cell office:value-type="float" office:value="0.698431" calcext:value-type="float">
            <text:p>0,698431</text:p>
          </table:table-cell>
          <table:table-cell office:value-type="float" office:value="0.81" calcext:value-type="float">
            <text:p>0,81</text:p>
          </table:table-cell>
          <table:table-cell office:value-type="float" office:value="26.357826" calcext:value-type="float">
            <text:p>26,357826</text:p>
          </table:table-cell>
        </table:table-row>
        <table:table-row table:style-name="ro1">
          <table:table-cell office:value-type="float" office:value="0.499905" calcext:value-type="float">
            <text:p>0,499905</text:p>
          </table:table-cell>
          <table:table-cell office:value-type="float" office:value="0.687335" calcext:value-type="float">
            <text:p>0,687335</text:p>
          </table:table-cell>
          <table:table-cell office:value-type="float" office:value="0.8155" calcext:value-type="float">
            <text:p>0,8155</text:p>
          </table:table-cell>
          <table:table-cell office:value-type="float" office:value="24.93574" calcext:value-type="float">
            <text:p>24,93574</text:p>
          </table:table-cell>
        </table:table-row>
        <table:table-row table:style-name="ro1">
          <table:table-cell office:value-type="float" office:value="0.464812" calcext:value-type="float">
            <text:p>0,464812</text:p>
          </table:table-cell>
          <table:table-cell office:value-type="float" office:value="0.737861" calcext:value-type="float">
            <text:p>0,737861</text:p>
          </table:table-cell>
          <table:table-cell office:value-type="float" office:value="0.813" calcext:value-type="float">
            <text:p>0,813</text:p>
          </table:table-cell>
          <table:table-cell office:value-type="float" office:value="27.10113" calcext:value-type="float">
            <text:p>27,10113</text:p>
          </table:table-cell>
        </table:table-row>
        <table:table-row table:style-name="ro1">
          <table:table-cell office:value-type="float" office:value="0.468268" calcext:value-type="float">
            <text:p>0,468268</text:p>
          </table:table-cell>
          <table:table-cell office:value-type="float" office:value="0.717776" calcext:value-type="float">
            <text:p>0,717776</text:p>
          </table:table-cell>
          <table:table-cell office:value-type="float" office:value="0.8205" calcext:value-type="float">
            <text:p>0,8205</text:p>
          </table:table-cell>
          <table:table-cell office:value-type="float" office:value="27.628202" calcext:value-type="float">
            <text:p>27,628202</text:p>
          </table:table-cell>
        </table:table-row>
        <table:table-row table:style-name="ro1">
          <table:table-cell office:value-type="float" office:value="0.478878" calcext:value-type="float">
            <text:p>0,478878</text:p>
          </table:table-cell>
          <table:table-cell office:value-type="float" office:value="0.699432" calcext:value-type="float">
            <text:p>0,699432</text:p>
          </table:table-cell>
          <table:table-cell office:value-type="float" office:value="0.8235" calcext:value-type="float">
            <text:p>0,8235</text:p>
          </table:table-cell>
          <table:table-cell office:value-type="float" office:value="27.777987" calcext:value-type="float">
            <text:p>27,777987</text:p>
          </table:table-cell>
        </table:table-row>
        <table:table-row table:style-name="ro1">
          <table:table-cell office:value-type="float" office:value="0.455634" calcext:value-type="float">
            <text:p>0,455634</text:p>
          </table:table-cell>
          <table:table-cell office:value-type="float" office:value="0.709634" calcext:value-type="float">
            <text:p>0,709634</text:p>
          </table:table-cell>
          <table:table-cell office:value-type="float" office:value="0.807" calcext:value-type="float">
            <text:p>0,807</text:p>
          </table:table-cell>
          <table:table-cell office:value-type="float" office:value="26.728171" calcext:value-type="float">
            <text:p>26,728171</text:p>
          </table:table-cell>
        </table:table-row>
        <table:table-row table:style-name="ro1">
          <table:table-cell office:value-type="float" office:value="0.485078" calcext:value-type="float">
            <text:p>0,485078</text:p>
          </table:table-cell>
          <table:table-cell office:value-type="float" office:value="0.736215" calcext:value-type="float">
            <text:p>0,736215</text:p>
          </table:table-cell>
          <table:table-cell office:value-type="float" office:value="0.807" calcext:value-type="float">
            <text:p>0,807</text:p>
          </table:table-cell>
          <table:table-cell office:value-type="float" office:value="26.235721" calcext:value-type="float">
            <text:p>26,235721</text:p>
          </table:table-cell>
        </table:table-row>
        <table:table-row table:style-name="ro1">
          <table:table-cell office:value-type="float" office:value="0.470563" calcext:value-type="float">
            <text:p>0,470563</text:p>
          </table:table-cell>
          <table:table-cell office:value-type="float" office:value="0.699757" calcext:value-type="float">
            <text:p>0,699757</text:p>
          </table:table-cell>
          <table:table-cell office:value-type="float" office:value="0.814" calcext:value-type="float">
            <text:p>0,814</text:p>
          </table:table-cell>
          <table:table-cell office:value-type="float" office:value="26.105913" calcext:value-type="float">
            <text:p>26,105913</text:p>
          </table:table-cell>
        </table:table-row>
        <table:table-row table:style-name="ro1">
          <table:table-cell office:value-type="float" office:value="0.463156" calcext:value-type="float">
            <text:p>0,463156</text:p>
          </table:table-cell>
          <table:table-cell office:value-type="float" office:value="0.768084" calcext:value-type="float">
            <text:p>0,768084</text:p>
          </table:table-cell>
          <table:table-cell office:value-type="float" office:value="0.8065" calcext:value-type="float">
            <text:p>0,8065</text:p>
          </table:table-cell>
          <table:table-cell office:value-type="float" office:value="25.008666" calcext:value-type="float">
            <text:p>25,008666</text:p>
          </table:table-cell>
        </table:table-row>
        <table:table-row table:style-name="ro1">
          <table:table-cell office:value-type="float" office:value="0.50977" calcext:value-type="float">
            <text:p>0,50977</text:p>
          </table:table-cell>
          <table:table-cell office:value-type="float" office:value="0.691365" calcext:value-type="float">
            <text:p>0,691365</text:p>
          </table:table-cell>
          <table:table-cell office:value-type="float" office:value="0.818" calcext:value-type="float">
            <text:p>0,818</text:p>
          </table:table-cell>
          <table:table-cell office:value-type="float" office:value="27.890015" calcext:value-type="float">
            <text:p>27,890015</text:p>
          </table:table-cell>
        </table:table-row>
        <table:table-row table:style-name="ro1">
          <table:table-cell office:value-type="float" office:value="0.485939" calcext:value-type="float">
            <text:p>0,485939</text:p>
          </table:table-cell>
          <table:table-cell office:value-type="float" office:value="0.738546" calcext:value-type="float">
            <text:p>0,738546</text:p>
          </table:table-cell>
          <table:table-cell office:value-type="float" office:value="0.8005" calcext:value-type="float">
            <text:p>0,8005</text:p>
          </table:table-cell>
          <table:table-cell office:value-type="float" office:value="24.829549" calcext:value-type="float">
            <text:p>24,829549</text:p>
          </table:table-cell>
        </table:table-row>
        <table:table-row table:style-name="ro1">
          <table:table-cell office:value-type="float" office:value="0.448026" calcext:value-type="float">
            <text:p>0,448026</text:p>
          </table:table-cell>
          <table:table-cell office:value-type="float" office:value="0.699901" calcext:value-type="float">
            <text:p>0,699901</text:p>
          </table:table-cell>
          <table:table-cell office:value-type="float" office:value="0.809" calcext:value-type="float">
            <text:p>0,809</text:p>
          </table:table-cell>
          <table:table-cell office:value-type="float" office:value="26.43236" calcext:value-type="float">
            <text:p>26,43236</text:p>
          </table:table-cell>
        </table:table-row>
        <table:table-row table:style-name="ro1">
          <table:table-cell office:value-type="float" office:value="0.462516" calcext:value-type="float">
            <text:p>0,462516</text:p>
          </table:table-cell>
          <table:table-cell office:value-type="float" office:value="0.695491" calcext:value-type="float">
            <text:p>0,695491</text:p>
          </table:table-cell>
          <table:table-cell office:value-type="float" office:value="0.811" calcext:value-type="float">
            <text:p>0,811</text:p>
          </table:table-cell>
          <table:table-cell office:value-type="float" office:value="26.006548" calcext:value-type="float">
            <text:p>26,006548</text:p>
          </table:table-cell>
        </table:table-row>
        <table:table-row table:style-name="ro1">
          <table:table-cell office:value-type="float" office:value="0.455551" calcext:value-type="float">
            <text:p>0,455551</text:p>
          </table:table-cell>
          <table:table-cell office:value-type="float" office:value="0.701614" calcext:value-type="float">
            <text:p>0,701614</text:p>
          </table:table-cell>
          <table:table-cell office:value-type="float" office:value="0.807" calcext:value-type="float">
            <text:p>0,807</text:p>
          </table:table-cell>
          <table:table-cell office:value-type="float" office:value="27.574197" calcext:value-type="float">
            <text:p>27,574197</text:p>
          </table:table-cell>
        </table:table-row>
        <table:table-row table:style-name="ro1">
          <table:table-cell office:value-type="float" office:value="0.450556" calcext:value-type="float">
            <text:p>0,450556</text:p>
          </table:table-cell>
          <table:table-cell office:value-type="float" office:value="0.746712" calcext:value-type="float">
            <text:p>0,746712</text:p>
          </table:table-cell>
          <table:table-cell office:value-type="float" office:value="0.805" calcext:value-type="float">
            <text:p>0,805</text:p>
          </table:table-cell>
          <table:table-cell office:value-type="float" office:value="24.993708" calcext:value-type="float">
            <text:p>24,993708</text:p>
          </table:table-cell>
        </table:table-row>
        <table:table-row table:style-name="ro1">
          <table:table-cell office:value-type="float" office:value="0.476742" calcext:value-type="float">
            <text:p>0,476742</text:p>
          </table:table-cell>
          <table:table-cell office:value-type="float" office:value="0.686344" calcext:value-type="float">
            <text:p>0,686344</text:p>
          </table:table-cell>
          <table:table-cell office:value-type="float" office:value="0.822" calcext:value-type="float">
            <text:p>0,822</text:p>
          </table:table-cell>
          <table:table-cell office:value-type="float" office:value="27.95497" calcext:value-type="float">
            <text:p>27,95497</text:p>
          </table:table-cell>
        </table:table-row>
        <table:table-row table:style-name="ro1">
          <table:table-cell office:value-type="float" office:value="0.465292" calcext:value-type="float">
            <text:p>0,465292</text:p>
          </table:table-cell>
          <table:table-cell office:value-type="float" office:value="0.671437" calcext:value-type="float">
            <text:p>0,671437</text:p>
          </table:table-cell>
          <table:table-cell office:value-type="float" office:value="0.819" calcext:value-type="float">
            <text:p>0,819</text:p>
          </table:table-cell>
          <table:table-cell office:value-type="float" office:value="25.636096" calcext:value-type="float">
            <text:p>25,636096</text:p>
          </table:table-cell>
        </table:table-row>
        <table:table-row table:style-name="ro1">
          <table:table-cell office:value-type="float" office:value="0.460018" calcext:value-type="float">
            <text:p>0,460018</text:p>
          </table:table-cell>
          <table:table-cell office:value-type="float" office:value="0.723664" calcext:value-type="float">
            <text:p>0,723664</text:p>
          </table:table-cell>
          <table:table-cell office:value-type="float" office:value="0.823" calcext:value-type="float">
            <text:p>0,823</text:p>
          </table:table-cell>
          <table:table-cell office:value-type="float" office:value="26.270933" calcext:value-type="float">
            <text:p>26,270933</text:p>
          </table:table-cell>
        </table:table-row>
        <table:table-row table:style-name="ro1">
          <table:table-cell office:value-type="float" office:value="0.483405" calcext:value-type="float">
            <text:p>0,483405</text:p>
          </table:table-cell>
          <table:table-cell office:value-type="float" office:value="0.729616" calcext:value-type="float">
            <text:p>0,729616</text:p>
          </table:table-cell>
          <table:table-cell office:value-type="float" office:value="0.805" calcext:value-type="float">
            <text:p>0,805</text:p>
          </table:table-cell>
          <table:table-cell office:value-type="float" office:value="27.378762" calcext:value-type="float">
            <text:p>27,378762</text:p>
          </table:table-cell>
        </table:table-row>
        <table:table-row table:style-name="ro1">
          <table:table-cell office:value-type="float" office:value="0.473049" calcext:value-type="float">
            <text:p>0,473049</text:p>
          </table:table-cell>
          <table:table-cell office:value-type="float" office:value="0.738772" calcext:value-type="float">
            <text:p>0,738772</text:p>
          </table:table-cell>
          <table:table-cell office:value-type="float" office:value="0.8075" calcext:value-type="float">
            <text:p>0,8075</text:p>
          </table:table-cell>
          <table:table-cell office:value-type="float" office:value="26.428268" calcext:value-type="float">
            <text:p>26,428268</text:p>
          </table:table-cell>
        </table:table-row>
        <table:table-row table:style-name="ro1">
          <table:table-cell office:value-type="float" office:value="0.471798" calcext:value-type="float">
            <text:p>0,471798</text:p>
          </table:table-cell>
          <table:table-cell office:value-type="float" office:value="0.724822" calcext:value-type="float">
            <text:p>0,724822</text:p>
          </table:table-cell>
          <table:table-cell office:value-type="float" office:value="0.8125" calcext:value-type="float">
            <text:p>0,8125</text:p>
          </table:table-cell>
          <table:table-cell office:value-type="float" office:value="27.084164" calcext:value-type="float">
            <text:p>27,084164</text:p>
          </table:table-cell>
        </table:table-row>
        <table:table-row table:style-name="ro1">
          <table:table-cell office:value-type="float" office:value="0.447136" calcext:value-type="float">
            <text:p>0,447136</text:p>
          </table:table-cell>
          <table:table-cell office:value-type="float" office:value="0.709619" calcext:value-type="float">
            <text:p>0,709619</text:p>
          </table:table-cell>
          <table:table-cell office:value-type="float" office:value="0.8185" calcext:value-type="float">
            <text:p>0,8185</text:p>
          </table:table-cell>
          <table:table-cell office:value-type="float" office:value="26.391585" calcext:value-type="float">
            <text:p>26,391585</text:p>
          </table:table-cell>
        </table:table-row>
        <table:table-row table:style-name="ro1">
          <table:table-cell office:value-type="float" office:value="0.46219" calcext:value-type="float">
            <text:p>0,46219</text:p>
          </table:table-cell>
          <table:table-cell office:value-type="float" office:value="0.715233" calcext:value-type="float">
            <text:p>0,715233</text:p>
          </table:table-cell>
          <table:table-cell office:value-type="float" office:value="0.817" calcext:value-type="float">
            <text:p>0,817</text:p>
          </table:table-cell>
          <table:table-cell office:value-type="float" office:value="26.692941" calcext:value-type="float">
            <text:p>26,692941</text:p>
          </table:table-cell>
        </table:table-row>
        <table:table-row table:style-name="ro1">
          <table:table-cell office:value-type="float" office:value="0.460587" calcext:value-type="float">
            <text:p>0,460587</text:p>
          </table:table-cell>
          <table:table-cell office:value-type="float" office:value="0.703509" calcext:value-type="float">
            <text:p>0,703509</text:p>
          </table:table-cell>
          <table:table-cell office:value-type="float" office:value="0.8125" calcext:value-type="float">
            <text:p>0,8125</text:p>
          </table:table-cell>
          <table:table-cell office:value-type="float" office:value="25.970955" calcext:value-type="float">
            <text:p>25,970955</text:p>
          </table:table-cell>
        </table:table-row>
        <table:table-row table:style-name="ro1">
          <table:table-cell office:value-type="float" office:value="0.472515" calcext:value-type="float">
            <text:p>0,472515</text:p>
          </table:table-cell>
          <table:table-cell office:value-type="float" office:value="0.704446" calcext:value-type="float">
            <text:p>0,704446</text:p>
          </table:table-cell>
          <table:table-cell office:value-type="float" office:value="0.8105" calcext:value-type="float">
            <text:p>0,8105</text:p>
          </table:table-cell>
          <table:table-cell office:value-type="float" office:value="26.594253" calcext:value-type="float">
            <text:p>26,594253</text:p>
          </table:table-cell>
        </table:table-row>
        <table:table-row table:style-name="ro1">
          <table:table-cell office:value-type="float" office:value="0.460985" calcext:value-type="float">
            <text:p>0,460985</text:p>
          </table:table-cell>
          <table:table-cell office:value-type="float" office:value="0.727817" calcext:value-type="float">
            <text:p>0,727817</text:p>
          </table:table-cell>
          <table:table-cell office:value-type="float" office:value="0.8035" calcext:value-type="float">
            <text:p>0,8035</text:p>
          </table:table-cell>
          <table:table-cell office:value-type="float" office:value="26.061851" calcext:value-type="float">
            <text:p>26,061851</text:p>
          </table:table-cell>
        </table:table-row>
        <table:table-row table:style-name="ro1">
          <table:table-cell office:value-type="float" office:value="0.469106" calcext:value-type="float">
            <text:p>0,469106</text:p>
          </table:table-cell>
          <table:table-cell office:value-type="float" office:value="0.702185" calcext:value-type="float">
            <text:p>0,702185</text:p>
          </table:table-cell>
          <table:table-cell office:value-type="float" office:value="0.812" calcext:value-type="float">
            <text:p>0,812</text:p>
          </table:table-cell>
          <table:table-cell office:value-type="float" office:value="26.731799" calcext:value-type="float">
            <text:p>26,731799</text:p>
          </table:table-cell>
        </table:table-row>
        <table:table-row table:style-name="ro1">
          <table:table-cell office:value-type="float" office:value="0.483056" calcext:value-type="float">
            <text:p>0,483056</text:p>
          </table:table-cell>
          <table:table-cell office:value-type="float" office:value="0.734351" calcext:value-type="float">
            <text:p>0,734351</text:p>
          </table:table-cell>
          <table:table-cell office:value-type="float" office:value="0.8105" calcext:value-type="float">
            <text:p>0,8105</text:p>
          </table:table-cell>
          <table:table-cell office:value-type="float" office:value="25.964454" calcext:value-type="float">
            <text:p>25,964454</text:p>
          </table:table-cell>
        </table:table-row>
        <table:table-row table:style-name="ro1">
          <table:table-cell office:value-type="float" office:value="0.482035" calcext:value-type="float">
            <text:p>0,482035</text:p>
          </table:table-cell>
          <table:table-cell office:value-type="float" office:value="0.733599" calcext:value-type="float">
            <text:p>0,733599</text:p>
          </table:table-cell>
          <table:table-cell office:value-type="float" office:value="0.8125" calcext:value-type="float">
            <text:p>0,8125</text:p>
          </table:table-cell>
          <table:table-cell office:value-type="float" office:value="26.68895" calcext:value-type="float">
            <text:p>26,68895</text:p>
          </table:table-cell>
        </table:table-row>
        <table:table-row table:style-name="ro1">
          <table:table-cell office:value-type="float" office:value="0.468029" calcext:value-type="float">
            <text:p>0,468029</text:p>
          </table:table-cell>
          <table:table-cell office:value-type="float" office:value="0.720852" calcext:value-type="float">
            <text:p>0,720852</text:p>
          </table:table-cell>
          <table:table-cell office:value-type="float" office:value="0.808" calcext:value-type="float">
            <text:p>0,808</text:p>
          </table:table-cell>
          <table:table-cell office:value-type="float" office:value="26.175786" calcext:value-type="float">
            <text:p>26,175786</text:p>
          </table:table-cell>
        </table:table-row>
        <table:table-row table:style-name="ro1">
          <table:table-cell office:value-type="float" office:value="0.480064" calcext:value-type="float">
            <text:p>0,480064</text:p>
          </table:table-cell>
          <table:table-cell office:value-type="float" office:value="0.688947" calcext:value-type="float">
            <text:p>0,688947</text:p>
          </table:table-cell>
          <table:table-cell office:value-type="float" office:value="0.8215" calcext:value-type="float">
            <text:p>0,8215</text:p>
          </table:table-cell>
          <table:table-cell office:value-type="float" office:value="26.352483" calcext:value-type="float">
            <text:p>26,352483</text:p>
          </table:table-cell>
        </table:table-row>
        <table:table-row table:style-name="ro1">
          <table:table-cell office:value-type="float" office:value="0.459613" calcext:value-type="float">
            <text:p>0,459613</text:p>
          </table:table-cell>
          <table:table-cell office:value-type="float" office:value="0.683208" calcext:value-type="float">
            <text:p>0,683208</text:p>
          </table:table-cell>
          <table:table-cell office:value-type="float" office:value="0.8175" calcext:value-type="float">
            <text:p>0,8175</text:p>
          </table:table-cell>
          <table:table-cell office:value-type="float" office:value="28.038313" calcext:value-type="float">
            <text:p>28,038313</text:p>
          </table:table-cell>
        </table:table-row>
        <table:table-row table:style-name="ro1">
          <table:table-cell office:value-type="float" office:value="0.465492" calcext:value-type="float">
            <text:p>0,465492</text:p>
          </table:table-cell>
          <table:table-cell office:value-type="float" office:value="0.711443" calcext:value-type="float">
            <text:p>0,711443</text:p>
          </table:table-cell>
          <table:table-cell office:value-type="float" office:value="0.8135" calcext:value-type="float">
            <text:p>0,8135</text:p>
          </table:table-cell>
          <table:table-cell office:value-type="float" office:value="26.766996" calcext:value-type="float">
            <text:p>26,766996</text:p>
          </table:table-cell>
        </table:table-row>
        <table:table-row table:style-name="ro1">
          <table:table-cell office:value-type="float" office:value="0.454811" calcext:value-type="float">
            <text:p>0,454811</text:p>
          </table:table-cell>
          <table:table-cell office:value-type="float" office:value="0.717244" calcext:value-type="float">
            <text:p>0,717244</text:p>
          </table:table-cell>
          <table:table-cell office:value-type="float" office:value="0.8165" calcext:value-type="float">
            <text:p>0,8165</text:p>
          </table:table-cell>
          <table:table-cell office:value-type="float" office:value="26.98177" calcext:value-type="float">
            <text:p>26,98177</text:p>
          </table:table-cell>
        </table:table-row>
        <table:table-row table:style-name="ro1">
          <table:table-cell office:value-type="float" office:value="0.463258" calcext:value-type="float">
            <text:p>0,463258</text:p>
          </table:table-cell>
          <table:table-cell office:value-type="float" office:value="0.671483" calcext:value-type="float">
            <text:p>0,671483</text:p>
          </table:table-cell>
          <table:table-cell office:value-type="float" office:value="0.8205" calcext:value-type="float">
            <text:p>0,8205</text:p>
          </table:table-cell>
          <table:table-cell office:value-type="float" office:value="26.090151" calcext:value-type="float">
            <text:p>26,090151</text:p>
          </table:table-cell>
        </table:table-row>
        <table:table-row table:style-name="ro1">
          <table:table-cell office:value-type="float" office:value="0.445586" calcext:value-type="float">
            <text:p>0,445586</text:p>
          </table:table-cell>
          <table:table-cell office:value-type="float" office:value="0.731753" calcext:value-type="float">
            <text:p>0,731753</text:p>
          </table:table-cell>
          <table:table-cell office:value-type="float" office:value="0.807" calcext:value-type="float">
            <text:p>0,807</text:p>
          </table:table-cell>
          <table:table-cell office:value-type="float" office:value="27.512002" calcext:value-type="float">
            <text:p>27,512002</text:p>
          </table:table-cell>
        </table:table-row>
        <table:table-row table:style-name="ro1">
          <table:table-cell office:value-type="float" office:value="0.461365" calcext:value-type="float">
            <text:p>0,461365</text:p>
          </table:table-cell>
          <table:table-cell office:value-type="float" office:value="0.688631" calcext:value-type="float">
            <text:p>0,688631</text:p>
          </table:table-cell>
          <table:table-cell office:value-type="float" office:value="0.812" calcext:value-type="float">
            <text:p>0,812</text:p>
          </table:table-cell>
          <table:table-cell office:value-type="float" office:value="25.987514" calcext:value-type="float">
            <text:p>25,987514</text:p>
          </table:table-cell>
        </table:table-row>
        <table:table-row table:style-name="ro1">
          <table:table-cell office:value-type="float" office:value="0.437859" calcext:value-type="float">
            <text:p>0,437859</text:p>
          </table:table-cell>
          <table:table-cell office:value-type="float" office:value="0.810468" calcext:value-type="float">
            <text:p>0,810468</text:p>
          </table:table-cell>
          <table:table-cell office:value-type="float" office:value="0.7865" calcext:value-type="float">
            <text:p>0,7865</text:p>
          </table:table-cell>
          <table:table-cell office:value-type="float" office:value="27.20725" calcext:value-type="float">
            <text:p>27,20725</text:p>
          </table:table-cell>
        </table:table-row>
        <table:table-row table:style-name="ro1">
          <table:table-cell office:value-type="float" office:value="0.460179" calcext:value-type="float">
            <text:p>0,460179</text:p>
          </table:table-cell>
          <table:table-cell office:value-type="float" office:value="0.712635" calcext:value-type="float">
            <text:p>0,712635</text:p>
          </table:table-cell>
          <table:table-cell office:value-type="float" office:value="0.806" calcext:value-type="float">
            <text:p>0,806</text:p>
          </table:table-cell>
          <table:table-cell office:value-type="float" office:value="27.249833" calcext:value-type="float">
            <text:p>27,249833</text:p>
          </table:table-cell>
        </table:table-row>
        <table:table-row table:style-name="ro1">
          <table:table-cell office:value-type="float" office:value="0.465656" calcext:value-type="float">
            <text:p>0,465656</text:p>
          </table:table-cell>
          <table:table-cell office:value-type="float" office:value="0.693724" calcext:value-type="float">
            <text:p>0,693724</text:p>
          </table:table-cell>
          <table:table-cell office:value-type="float" office:value="0.8115" calcext:value-type="float">
            <text:p>0,8115</text:p>
          </table:table-cell>
          <table:table-cell office:value-type="float" office:value="26.037346" calcext:value-type="float">
            <text:p>26,037346</text:p>
          </table:table-cell>
        </table:table-row>
        <table:table-row table:style-name="ro1">
          <table:table-cell office:value-type="float" office:value="0.456387" calcext:value-type="float">
            <text:p>0,456387</text:p>
          </table:table-cell>
          <table:table-cell office:value-type="float" office:value="0.714447" calcext:value-type="float">
            <text:p>0,714447</text:p>
          </table:table-cell>
          <table:table-cell office:value-type="float" office:value="0.815" calcext:value-type="float">
            <text:p>0,815</text:p>
          </table:table-cell>
          <table:table-cell office:value-type="float" office:value="26.938997" calcext:value-type="float">
            <text:p>26,938997</text:p>
          </table:table-cell>
        </table:table-row>
        <table:table-row table:style-name="ro1">
          <table:table-cell office:value-type="float" office:value="0.447558" calcext:value-type="float">
            <text:p>0,447558</text:p>
          </table:table-cell>
          <table:table-cell office:value-type="float" office:value="0.754252" calcext:value-type="float">
            <text:p>0,754252</text:p>
          </table:table-cell>
          <table:table-cell office:value-type="float" office:value="0.806" calcext:value-type="float">
            <text:p>0,806</text:p>
          </table:table-cell>
          <table:table-cell office:value-type="float" office:value="26.425081" calcext:value-type="float">
            <text:p>26,425081</text:p>
          </table:table-cell>
        </table:table-row>
        <table:table-row table:style-name="ro1">
          <table:table-cell office:value-type="float" office:value="0.473022" calcext:value-type="float">
            <text:p>0,473022</text:p>
          </table:table-cell>
          <table:table-cell office:value-type="float" office:value="0.692848" calcext:value-type="float">
            <text:p>0,692848</text:p>
          </table:table-cell>
          <table:table-cell office:value-type="float" office:value="0.8135" calcext:value-type="float">
            <text:p>0,8135</text:p>
          </table:table-cell>
          <table:table-cell office:value-type="float" office:value="26.426258" calcext:value-type="float">
            <text:p>26,426258</text:p>
          </table:table-cell>
        </table:table-row>
        <table:table-row table:style-name="ro1">
          <table:table-cell office:value-type="float" office:value="0.452752" calcext:value-type="float">
            <text:p>0,452752</text:p>
          </table:table-cell>
          <table:table-cell office:value-type="float" office:value="0.697262" calcext:value-type="float">
            <text:p>0,697262</text:p>
          </table:table-cell>
          <table:table-cell office:value-type="float" office:value="0.814" calcext:value-type="float">
            <text:p>0,814</text:p>
          </table:table-cell>
          <table:table-cell office:value-type="float" office:value="27.125742" calcext:value-type="float">
            <text:p>27,125742</text:p>
          </table:table-cell>
        </table:table-row>
        <table:table-row table:style-name="ro1">
          <table:table-cell office:value-type="float" office:value="0.443372" calcext:value-type="float">
            <text:p>0,443372</text:p>
          </table:table-cell>
          <table:table-cell office:value-type="float" office:value="0.765961" calcext:value-type="float">
            <text:p>0,765961</text:p>
          </table:table-cell>
          <table:table-cell office:value-type="float" office:value="0.795" calcext:value-type="float">
            <text:p>0,795</text:p>
          </table:table-cell>
          <table:table-cell office:value-type="float" office:value="25.662359" calcext:value-type="float">
            <text:p>25,662359</text:p>
          </table:table-cell>
        </table:table-row>
        <table:table-row table:style-name="ro1">
          <table:table-cell office:value-type="float" office:value="0.42624" calcext:value-type="float">
            <text:p>0,42624</text:p>
          </table:table-cell>
          <table:table-cell office:value-type="float" office:value="0.725505" calcext:value-type="float">
            <text:p>0,725505</text:p>
          </table:table-cell>
          <table:table-cell office:value-type="float" office:value="0.8145" calcext:value-type="float">
            <text:p>0,8145</text:p>
          </table:table-cell>
          <table:table-cell office:value-type="float" office:value="27.492186" calcext:value-type="float">
            <text:p>27,492186</text:p>
          </table:table-cell>
        </table:table-row>
        <table:table-row table:style-name="ro1">
          <table:table-cell office:value-type="float" office:value="0.476167" calcext:value-type="float">
            <text:p>0,476167</text:p>
          </table:table-cell>
          <table:table-cell office:value-type="float" office:value="0.755481" calcext:value-type="float">
            <text:p>0,755481</text:p>
          </table:table-cell>
          <table:table-cell office:value-type="float" office:value="0.813" calcext:value-type="float">
            <text:p>0,813</text:p>
          </table:table-cell>
          <table:table-cell office:value-type="float" office:value="26.367601" calcext:value-type="float">
            <text:p>26,367601</text:p>
          </table:table-cell>
        </table:table-row>
        <table:table-row table:style-name="ro1">
          <table:table-cell office:value-type="float" office:value="0.470698" calcext:value-type="float">
            <text:p>0,470698</text:p>
          </table:table-cell>
          <table:table-cell office:value-type="float" office:value="0.690363" calcext:value-type="float">
            <text:p>0,690363</text:p>
          </table:table-cell>
          <table:table-cell office:value-type="float" office:value="0.813" calcext:value-type="float">
            <text:p>0,813</text:p>
          </table:table-cell>
          <table:table-cell office:value-type="float" office:value="27.322391" calcext:value-type="float">
            <text:p>27,322391</text:p>
          </table:table-cell>
        </table:table-row>
        <table:table-row table:style-name="ro1">
          <table:table-cell office:value-type="float" office:value="0.440336" calcext:value-type="float">
            <text:p>0,440336</text:p>
          </table:table-cell>
          <table:table-cell office:value-type="float" office:value="0.750907" calcext:value-type="float">
            <text:p>0,750907</text:p>
          </table:table-cell>
          <table:table-cell office:value-type="float" office:value="0.806" calcext:value-type="float">
            <text:p>0,806</text:p>
          </table:table-cell>
          <table:table-cell office:value-type="float" office:value="27.820062" calcext:value-type="float">
            <text:p>27,820062</text:p>
          </table:table-cell>
        </table:table-row>
        <table:table-row table:style-name="ro1">
          <table:table-cell office:value-type="float" office:value="0.461659" calcext:value-type="float">
            <text:p>0,461659</text:p>
          </table:table-cell>
          <table:table-cell office:value-type="float" office:value="0.753906" calcext:value-type="float">
            <text:p>0,753906</text:p>
          </table:table-cell>
          <table:table-cell office:value-type="float" office:value="0.811" calcext:value-type="float">
            <text:p>0,811</text:p>
          </table:table-cell>
          <table:table-cell office:value-type="float" office:value="26.990793" calcext:value-type="float">
            <text:p>26,990793</text:p>
          </table:table-cell>
        </table:table-row>
        <table:table-row table:style-name="ro1">
          <table:table-cell office:value-type="float" office:value="0.44559" calcext:value-type="float">
            <text:p>0,44559</text:p>
          </table:table-cell>
          <table:table-cell office:value-type="float" office:value="0.732363" calcext:value-type="float">
            <text:p>0,732363</text:p>
          </table:table-cell>
          <table:table-cell office:value-type="float" office:value="0.8155" calcext:value-type="float">
            <text:p>0,8155</text:p>
          </table:table-cell>
          <table:table-cell office:value-type="float" office:value="26.16283" calcext:value-type="float">
            <text:p>26,16283</text:p>
          </table:table-cell>
        </table:table-row>
        <table:table-row table:style-name="ro1">
          <table:table-cell office:value-type="float" office:value="0.466203" calcext:value-type="float">
            <text:p>0,466203</text:p>
          </table:table-cell>
          <table:table-cell office:value-type="float" office:value="0.727441" calcext:value-type="float">
            <text:p>0,727441</text:p>
          </table:table-cell>
          <table:table-cell office:value-type="float" office:value="0.8045" calcext:value-type="float">
            <text:p>0,8045</text:p>
          </table:table-cell>
          <table:table-cell office:value-type="float" office:value="27.024045" calcext:value-type="float">
            <text:p>27,024045</text:p>
          </table:table-cell>
        </table:table-row>
        <table:table-row table:style-name="ro1">
          <table:table-cell office:value-type="float" office:value="0.479996" calcext:value-type="float">
            <text:p>0,479996</text:p>
          </table:table-cell>
          <table:table-cell office:value-type="float" office:value="0.770378" calcext:value-type="float">
            <text:p>0,770378</text:p>
          </table:table-cell>
          <table:table-cell office:value-type="float" office:value="0.8105" calcext:value-type="float">
            <text:p>0,8105</text:p>
          </table:table-cell>
          <table:table-cell office:value-type="float" office:value="25.614779" calcext:value-type="float">
            <text:p>25,614779</text:p>
          </table:table-cell>
        </table:table-row>
        <table:table-row table:style-name="ro1">
          <table:table-cell office:value-type="float" office:value="0.444261" calcext:value-type="float">
            <text:p>0,444261</text:p>
          </table:table-cell>
          <table:table-cell office:value-type="float" office:value="0.692279" calcext:value-type="float">
            <text:p>0,692279</text:p>
          </table:table-cell>
          <table:table-cell office:value-type="float" office:value="0.8165" calcext:value-type="float">
            <text:p>0,8165</text:p>
          </table:table-cell>
          <table:table-cell office:value-type="float" office:value="27.982586" calcext:value-type="float">
            <text:p>27,982586</text:p>
          </table:table-cell>
        </table:table-row>
        <table:table-row table:style-name="ro1">
          <table:table-cell office:value-type="float" office:value="0.471243" calcext:value-type="float">
            <text:p>0,471243</text:p>
          </table:table-cell>
          <table:table-cell office:value-type="float" office:value="0.726608" calcext:value-type="float">
            <text:p>0,726608</text:p>
          </table:table-cell>
          <table:table-cell office:value-type="float" office:value="0.81" calcext:value-type="float">
            <text:p>0,81</text:p>
          </table:table-cell>
          <table:table-cell office:value-type="float" office:value="26.18189" calcext:value-type="float">
            <text:p>26,18189</text:p>
          </table:table-cell>
        </table:table-row>
        <table:table-row table:style-name="ro1">
          <table:table-cell office:value-type="float" office:value="0.451991" calcext:value-type="float">
            <text:p>0,451991</text:p>
          </table:table-cell>
          <table:table-cell office:value-type="float" office:value="0.714209" calcext:value-type="float">
            <text:p>0,714209</text:p>
          </table:table-cell>
          <table:table-cell office:value-type="float" office:value="0.809" calcext:value-type="float">
            <text:p>0,809</text:p>
          </table:table-cell>
          <table:table-cell office:value-type="float" office:value="28.032847" calcext:value-type="float">
            <text:p>28,032847</text:p>
          </table:table-cell>
        </table:table-row>
        <table:table-row table:style-name="ro1">
          <table:table-cell office:value-type="float" office:value="0.46407" calcext:value-type="float">
            <text:p>0,46407</text:p>
          </table:table-cell>
          <table:table-cell office:value-type="float" office:value="0.707089" calcext:value-type="float">
            <text:p>0,707089</text:p>
          </table:table-cell>
          <table:table-cell office:value-type="float" office:value="0.821" calcext:value-type="float">
            <text:p>0,821</text:p>
          </table:table-cell>
          <table:table-cell office:value-type="float" office:value="27.202422" calcext:value-type="float">
            <text:p>27,202422</text:p>
          </table:table-cell>
        </table:table-row>
        <table:table-row table:style-name="ro1">
          <table:table-cell office:value-type="float" office:value="0.440609" calcext:value-type="float">
            <text:p>0,440609</text:p>
          </table:table-cell>
          <table:table-cell office:value-type="float" office:value="0.730816" calcext:value-type="float">
            <text:p>0,730816</text:p>
          </table:table-cell>
          <table:table-cell office:value-type="float" office:value="0.8165" calcext:value-type="float">
            <text:p>0,8165</text:p>
          </table:table-cell>
          <table:table-cell office:value-type="float" office:value="27.176852" calcext:value-type="float">
            <text:p>27,176852</text:p>
          </table:table-cell>
        </table:table-row>
        <table:table-row table:style-name="ro1">
          <table:table-cell office:value-type="float" office:value="0.427773" calcext:value-type="float">
            <text:p>0,427773</text:p>
          </table:table-cell>
          <table:table-cell office:value-type="float" office:value="0.704629" calcext:value-type="float">
            <text:p>0,704629</text:p>
          </table:table-cell>
          <table:table-cell office:value-type="float" office:value="0.8205" calcext:value-type="float">
            <text:p>0,8205</text:p>
          </table:table-cell>
          <table:table-cell office:value-type="float" office:value="28.014212" calcext:value-type="float">
            <text:p>28,014212</text:p>
          </table:table-cell>
        </table:table-row>
        <table:table-row table:style-name="ro1">
          <table:table-cell office:value-type="float" office:value="0.482838" calcext:value-type="float">
            <text:p>0,482838</text:p>
          </table:table-cell>
          <table:table-cell office:value-type="float" office:value="0.70441" calcext:value-type="float">
            <text:p>0,70441</text:p>
          </table:table-cell>
          <table:table-cell office:value-type="float" office:value="0.812" calcext:value-type="float">
            <text:p>0,812</text:p>
          </table:table-cell>
          <table:table-cell office:value-type="float" office:value="26.788" calcext:value-type="float">
            <text:p>26,788</text:p>
          </table:table-cell>
        </table:table-row>
        <table:table-row table:style-name="ro1">
          <table:table-cell office:value-type="float" office:value="0.457934" calcext:value-type="float">
            <text:p>0,457934</text:p>
          </table:table-cell>
          <table:table-cell office:value-type="float" office:value="0.752862" calcext:value-type="float">
            <text:p>0,752862</text:p>
          </table:table-cell>
          <table:table-cell office:value-type="float" office:value="0.809" calcext:value-type="float">
            <text:p>0,809</text:p>
          </table:table-cell>
          <table:table-cell office:value-type="float" office:value="25.986374" calcext:value-type="float">
            <text:p>25,986374</text:p>
          </table:table-cell>
        </table:table-row>
        <table:table-row table:style-name="ro1">
          <table:table-cell office:value-type="float" office:value="0.478893" calcext:value-type="float">
            <text:p>0,478893</text:p>
          </table:table-cell>
          <table:table-cell office:value-type="float" office:value="0.693446" calcext:value-type="float">
            <text:p>0,693446</text:p>
          </table:table-cell>
          <table:table-cell office:value-type="float" office:value="0.807" calcext:value-type="float">
            <text:p>0,807</text:p>
          </table:table-cell>
          <table:table-cell office:value-type="float" office:value="28.025095" calcext:value-type="float">
            <text:p>28,025095</text:p>
          </table:table-cell>
        </table:table-row>
        <table:table-row table:style-name="ro1">
          <table:table-cell office:value-type="float" office:value="0.44712" calcext:value-type="float">
            <text:p>0,44712</text:p>
          </table:table-cell>
          <table:table-cell office:value-type="float" office:value="0.726227" calcext:value-type="float">
            <text:p>0,726227</text:p>
          </table:table-cell>
          <table:table-cell office:value-type="float" office:value="0.813" calcext:value-type="float">
            <text:p>0,813</text:p>
          </table:table-cell>
          <table:table-cell office:value-type="float" office:value="27.226643" calcext:value-type="float">
            <text:p>27,226643</text:p>
          </table:table-cell>
        </table:table-row>
        <table:table-row table:style-name="ro1">
          <table:table-cell office:value-type="float" office:value="0.441492" calcext:value-type="float">
            <text:p>0,441492</text:p>
          </table:table-cell>
          <table:table-cell office:value-type="float" office:value="0.705642" calcext:value-type="float">
            <text:p>0,705642</text:p>
          </table:table-cell>
          <table:table-cell office:value-type="float" office:value="0.82" calcext:value-type="float">
            <text:p>0,82</text:p>
          </table:table-cell>
          <table:table-cell office:value-type="float" office:value="26.3613" calcext:value-type="float">
            <text:p>26,3613</text:p>
          </table:table-cell>
        </table:table-row>
        <table:table-row table:style-name="ro1">
          <table:table-cell office:value-type="float" office:value="0.468364" calcext:value-type="float">
            <text:p>0,468364</text:p>
          </table:table-cell>
          <table:table-cell office:value-type="float" office:value="0.722194" calcext:value-type="float">
            <text:p>0,722194</text:p>
          </table:table-cell>
          <table:table-cell office:value-type="float" office:value="0.8175" calcext:value-type="float">
            <text:p>0,8175</text:p>
          </table:table-cell>
          <table:table-cell office:value-type="float" office:value="26.764054" calcext:value-type="float">
            <text:p>26,764054</text:p>
          </table:table-cell>
        </table:table-row>
        <table:table-row table:style-name="ro1">
          <table:table-cell office:value-type="float" office:value="0.441128" calcext:value-type="float">
            <text:p>0,441128</text:p>
          </table:table-cell>
          <table:table-cell office:value-type="float" office:value="0.709488" calcext:value-type="float">
            <text:p>0,709488</text:p>
          </table:table-cell>
          <table:table-cell office:value-type="float" office:value="0.8135" calcext:value-type="float">
            <text:p>0,8135</text:p>
          </table:table-cell>
          <table:table-cell office:value-type="float" office:value="27.647512" calcext:value-type="float">
            <text:p>27,647512</text:p>
          </table:table-cell>
        </table:table-row>
        <table:table-row table:style-name="ro1">
          <table:table-cell office:value-type="float" office:value="0.446182" calcext:value-type="float">
            <text:p>0,446182</text:p>
          </table:table-cell>
          <table:table-cell office:value-type="float" office:value="0.722329" calcext:value-type="float">
            <text:p>0,722329</text:p>
          </table:table-cell>
          <table:table-cell office:value-type="float" office:value="0.8115" calcext:value-type="float">
            <text:p>0,8115</text:p>
          </table:table-cell>
          <table:table-cell office:value-type="float" office:value="26.418361" calcext:value-type="float">
            <text:p>26,418361</text:p>
          </table:table-cell>
        </table:table-row>
        <table:table-row table:style-name="ro1">
          <table:table-cell office:value-type="float" office:value="0.462603" calcext:value-type="float">
            <text:p>0,462603</text:p>
          </table:table-cell>
          <table:table-cell office:value-type="float" office:value="0.72021" calcext:value-type="float">
            <text:p>0,72021</text:p>
          </table:table-cell>
          <table:table-cell office:value-type="float" office:value="0.813" calcext:value-type="float">
            <text:p>0,813</text:p>
          </table:table-cell>
          <table:table-cell office:value-type="float" office:value="27.3702" calcext:value-type="float">
            <text:p>27,3702</text:p>
          </table:table-cell>
        </table:table-row>
        <table:table-row table:style-name="ro1">
          <table:table-cell office:value-type="float" office:value="0.423343" calcext:value-type="float">
            <text:p>0,423343</text:p>
          </table:table-cell>
          <table:table-cell office:value-type="float" office:value="0.705005" calcext:value-type="float">
            <text:p>0,705005</text:p>
          </table:table-cell>
          <table:table-cell office:value-type="float" office:value="0.822" calcext:value-type="float">
            <text:p>0,822</text:p>
          </table:table-cell>
          <table:table-cell office:value-type="float" office:value="27.996277" calcext:value-type="float">
            <text:p>27,9962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l" fo:country="B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/00/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4T11:34:14.738414632</dc:date>
    <meta:document-statistic meta:table-count="1" meta:cell-count="2404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05cm" chart:symbol-height="0.05cm" chart:link-data-style-to-source="true">
        <chart:symbol-image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235cm" svg:height="10.892cm" xlink:href=".." xlink:type="simple" chart:class="chart:line" chart:style-name="ch1">
        <chart:legend chart:legend-position="end" svg:x="19.205cm" svg:y="4.898cm" style:legend-expansion="high" chart:style-name="ch2"/>
        <chart:plot-area chart:style-name="ch3" table:cell-range-address="Blad1.A1:Blad1.B601" chart:data-source-has-labels="row" svg:x="0.444cm" svg:y="0.217cm" svg:width="18.317cm" svg:height="10.458cm">
          <chartooo:coordinate-region svg:x="1.171cm" svg:y="0.417cm" svg:width="17.59cm" svg:height="9.33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lad1.A2:Blad1.A601" chart:label-cell-address="Blad1.A1:Blad1.A1" chart:class="chart:line">
            <chart:data-point chart:repeated="600"/>
          </chart:series>
          <chart:series chart:style-name="ch8" chart:values-cell-range-address="Blad1.B2:Blad1.B601" chart:label-cell-address="Blad1.B1:Blad1.B1" chart:class="chart:line">
            <chart:data-point chart:repeated="6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_loss</text:p>
                <draw:g>
                  <svg:desc>Blad1.A1:Blad1.A1</svg:desc>
                </draw:g>
              </table:table-cell>
              <table:table-cell office:value-type="string">
                <text:p>validation_loss</text:p>
                <draw:g>
                  <svg:desc>Blad1.B1:Blad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102247">
                <text:p>3.102247</text:p>
                <draw:g>
                  <svg:desc>Blad1.A2:Blad1.A601</svg:desc>
                </draw:g>
              </table:table-cell>
              <table:table-cell office:value-type="float" office:value="2.994858">
                <text:p>2.994858</text:p>
                <draw:g>
                  <svg:desc>Blad1.B2:Blad1.B6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01059">
                <text:p>3.101059</text:p>
              </table:table-cell>
              <table:table-cell office:value-type="float" office:value="2.994155">
                <text:p>2.9941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99848">
                <text:p>3.099848</text:p>
              </table:table-cell>
              <table:table-cell office:value-type="float" office:value="2.992529">
                <text:p>2.992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98579">
                <text:p>3.098579</text:p>
              </table:table-cell>
              <table:table-cell office:value-type="float" office:value="2.991408">
                <text:p>2.9914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97286">
                <text:p>3.097286</text:p>
              </table:table-cell>
              <table:table-cell office:value-type="float" office:value="2.985026">
                <text:p>2.9850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93588">
                <text:p>3.093588</text:p>
              </table:table-cell>
              <table:table-cell office:value-type="float" office:value="2.979196">
                <text:p>2.9791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78081">
                <text:p>3.078081</text:p>
              </table:table-cell>
              <table:table-cell office:value-type="float" office:value="2.93478">
                <text:p>2.934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40469">
                <text:p>3.040469</text:p>
              </table:table-cell>
              <table:table-cell office:value-type="float" office:value="2.877262">
                <text:p>2.8772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5371">
                <text:p>2.95371</text:p>
              </table:table-cell>
              <table:table-cell office:value-type="float" office:value="2.714069">
                <text:p>2.714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2656">
                <text:p>2.82656</text:p>
              </table:table-cell>
              <table:table-cell office:value-type="float" office:value="2.562012">
                <text:p>2.5620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676764">
                <text:p>2.676764</text:p>
              </table:table-cell>
              <table:table-cell office:value-type="float" office:value="2.308563">
                <text:p>2.3085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36216">
                <text:p>2.536216</text:p>
              </table:table-cell>
              <table:table-cell office:value-type="float" office:value="2.286237">
                <text:p>2.286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90588">
                <text:p>2.390588</text:p>
              </table:table-cell>
              <table:table-cell office:value-type="float" office:value="2.065855">
                <text:p>2.0658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9175">
                <text:p>2.29175</text:p>
              </table:table-cell>
              <table:table-cell office:value-type="float" office:value="1.978964">
                <text:p>1.9789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37116">
                <text:p>2.237116</text:p>
              </table:table-cell>
              <table:table-cell office:value-type="float" office:value="1.934949">
                <text:p>1.9349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65081">
                <text:p>2.165081</text:p>
              </table:table-cell>
              <table:table-cell office:value-type="float" office:value="1.864878">
                <text:p>1.8648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144932">
                <text:p>2.144932</text:p>
              </table:table-cell>
              <table:table-cell office:value-type="float" office:value="1.89132">
                <text:p>1.891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04846">
                <text:p>2.104846</text:p>
              </table:table-cell>
              <table:table-cell office:value-type="float" office:value="1.782203">
                <text:p>1.7822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81246">
                <text:p>2.081246</text:p>
              </table:table-cell>
              <table:table-cell office:value-type="float" office:value="1.763236">
                <text:p>1.7632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30426">
                <text:p>2.030426</text:p>
              </table:table-cell>
              <table:table-cell office:value-type="float" office:value="1.736214">
                <text:p>1.7362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84054">
                <text:p>1.984054</text:p>
              </table:table-cell>
              <table:table-cell office:value-type="float" office:value="1.752493">
                <text:p>1.7524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63482">
                <text:p>1.963482</text:p>
              </table:table-cell>
              <table:table-cell office:value-type="float" office:value="1.655184">
                <text:p>1.6551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3483">
                <text:p>1.93483</text:p>
              </table:table-cell>
              <table:table-cell office:value-type="float" office:value="1.644871">
                <text:p>1.6448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904434">
                <text:p>1.904434</text:p>
              </table:table-cell>
              <table:table-cell office:value-type="float" office:value="1.649716">
                <text:p>1.6497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879602">
                <text:p>1.879602</text:p>
              </table:table-cell>
              <table:table-cell office:value-type="float" office:value="1.666596">
                <text:p>1.6665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851636">
                <text:p>1.851636</text:p>
              </table:table-cell>
              <table:table-cell office:value-type="float" office:value="1.5641">
                <text:p>1.56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844016">
                <text:p>1.844016</text:p>
              </table:table-cell>
              <table:table-cell office:value-type="float" office:value="1.51121">
                <text:p>1.511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824156">
                <text:p>1.824156</text:p>
              </table:table-cell>
              <table:table-cell office:value-type="float" office:value="1.547867">
                <text:p>1.5478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822959">
                <text:p>1.822959</text:p>
              </table:table-cell>
              <table:table-cell office:value-type="float" office:value="1.473938">
                <text:p>1.4739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776966">
                <text:p>1.776966</text:p>
              </table:table-cell>
              <table:table-cell office:value-type="float" office:value="1.46247">
                <text:p>1.462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14068">
                <text:p>1.714068</text:p>
              </table:table-cell>
              <table:table-cell office:value-type="float" office:value="1.438607">
                <text:p>1.4386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716932">
                <text:p>1.716932</text:p>
              </table:table-cell>
              <table:table-cell office:value-type="float" office:value="1.423318">
                <text:p>1.4233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96002">
                <text:p>1.696002</text:p>
              </table:table-cell>
              <table:table-cell office:value-type="float" office:value="1.382754">
                <text:p>1.3827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8943">
                <text:p>1.658943</text:p>
              </table:table-cell>
              <table:table-cell office:value-type="float" office:value="1.380604">
                <text:p>1.3806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60978">
                <text:p>1.660978</text:p>
              </table:table-cell>
              <table:table-cell office:value-type="float" office:value="1.355867">
                <text:p>1.3558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622398">
                <text:p>1.622398</text:p>
              </table:table-cell>
              <table:table-cell office:value-type="float" office:value="1.352913">
                <text:p>1.3529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2664">
                <text:p>1.62664</text:p>
              </table:table-cell>
              <table:table-cell office:value-type="float" office:value="1.287022">
                <text:p>1.2870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624956">
                <text:p>1.624956</text:p>
              </table:table-cell>
              <table:table-cell office:value-type="float" office:value="1.308168">
                <text:p>1.3081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893">
                <text:p>1.5893</text:p>
              </table:table-cell>
              <table:table-cell office:value-type="float" office:value="1.330113">
                <text:p>1.3301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7511">
                <text:p>1.57511</text:p>
              </table:table-cell>
              <table:table-cell office:value-type="float" office:value="1.336723">
                <text:p>1.3367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575597">
                <text:p>1.575597</text:p>
              </table:table-cell>
              <table:table-cell office:value-type="float" office:value="1.264316">
                <text:p>1.2643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26925">
                <text:p>1.526925</text:p>
              </table:table-cell>
              <table:table-cell office:value-type="float" office:value="1.249422">
                <text:p>1.2494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33677">
                <text:p>1.533677</text:p>
              </table:table-cell>
              <table:table-cell office:value-type="float" office:value="1.252114">
                <text:p>1.2521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98995">
                <text:p>1.498995</text:p>
              </table:table-cell>
              <table:table-cell office:value-type="float" office:value="1.26551">
                <text:p>1.265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524102">
                <text:p>1.524102</text:p>
              </table:table-cell>
              <table:table-cell office:value-type="float" office:value="1.211257">
                <text:p>1.2112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47593">
                <text:p>1.47593</text:p>
              </table:table-cell>
              <table:table-cell office:value-type="float" office:value="1.205089">
                <text:p>1.2050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05438">
                <text:p>1.505438</text:p>
              </table:table-cell>
              <table:table-cell office:value-type="float" office:value="1.174846">
                <text:p>1.1748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470396">
                <text:p>1.470396</text:p>
              </table:table-cell>
              <table:table-cell office:value-type="float" office:value="1.172147">
                <text:p>1.1721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453735">
                <text:p>1.453735</text:p>
              </table:table-cell>
              <table:table-cell office:value-type="float" office:value="1.186871">
                <text:p>1.1868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21864">
                <text:p>1.421864</text:p>
              </table:table-cell>
              <table:table-cell office:value-type="float" office:value="1.225914">
                <text:p>1.2259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421828">
                <text:p>1.421828</text:p>
              </table:table-cell>
              <table:table-cell office:value-type="float" office:value="1.170707">
                <text:p>1.1707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425317">
                <text:p>1.425317</text:p>
              </table:table-cell>
              <table:table-cell office:value-type="float" office:value="1.170504">
                <text:p>1.1705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40588">
                <text:p>1.40588</text:p>
              </table:table-cell>
              <table:table-cell office:value-type="float" office:value="1.160448">
                <text:p>1.1604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79441">
                <text:p>1.379441</text:p>
              </table:table-cell>
              <table:table-cell office:value-type="float" office:value="1.130731">
                <text:p>1.1307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80523">
                <text:p>1.380523</text:p>
              </table:table-cell>
              <table:table-cell office:value-type="float" office:value="1.101744">
                <text:p>1.1017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411893">
                <text:p>1.411893</text:p>
              </table:table-cell>
              <table:table-cell office:value-type="float" office:value="1.107602">
                <text:p>1.1076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48896">
                <text:p>1.348896</text:p>
              </table:table-cell>
              <table:table-cell office:value-type="float" office:value="1.212155">
                <text:p>1.2121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372335">
                <text:p>1.372335</text:p>
              </table:table-cell>
              <table:table-cell office:value-type="float" office:value="1.094249">
                <text:p>1.0942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365361">
                <text:p>1.365361</text:p>
              </table:table-cell>
              <table:table-cell office:value-type="float" office:value="1.106935">
                <text:p>1.1069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19938">
                <text:p>1.319938</text:p>
              </table:table-cell>
              <table:table-cell office:value-type="float" office:value="1.110122">
                <text:p>1.1101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13993">
                <text:p>1.313993</text:p>
              </table:table-cell>
              <table:table-cell office:value-type="float" office:value="1.112838">
                <text:p>1.1128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89095">
                <text:p>1.289095</text:p>
              </table:table-cell>
              <table:table-cell office:value-type="float" office:value="1.065821">
                <text:p>1.0658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302445">
                <text:p>1.302445</text:p>
              </table:table-cell>
              <table:table-cell office:value-type="float" office:value="1.07817">
                <text:p>1.078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91256">
                <text:p>1.291256</text:p>
              </table:table-cell>
              <table:table-cell office:value-type="float" office:value="1.019116">
                <text:p>1.0191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52242">
                <text:p>1.252242</text:p>
              </table:table-cell>
              <table:table-cell office:value-type="float" office:value="1.036854">
                <text:p>1.0368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252662">
                <text:p>1.252662</text:p>
              </table:table-cell>
              <table:table-cell office:value-type="float" office:value="1.034298">
                <text:p>1.0342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280637">
                <text:p>1.280637</text:p>
              </table:table-cell>
              <table:table-cell office:value-type="float" office:value="1.088398">
                <text:p>1.0883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299781">
                <text:p>1.299781</text:p>
              </table:table-cell>
              <table:table-cell office:value-type="float" office:value="1.029703">
                <text:p>1.0297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264397">
                <text:p>1.264397</text:p>
              </table:table-cell>
              <table:table-cell office:value-type="float" office:value="1.026575">
                <text:p>1.0265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252941">
                <text:p>1.252941</text:p>
              </table:table-cell>
              <table:table-cell office:value-type="float" office:value="1.10371">
                <text:p>1.103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235877">
                <text:p>1.235877</text:p>
              </table:table-cell>
              <table:table-cell office:value-type="float" office:value="0.991901">
                <text:p>0.9919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236404">
                <text:p>1.236404</text:p>
              </table:table-cell>
              <table:table-cell office:value-type="float" office:value="1.017659">
                <text:p>1.0176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207787">
                <text:p>1.207787</text:p>
              </table:table-cell>
              <table:table-cell office:value-type="float" office:value="1.006665">
                <text:p>1.0066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24305">
                <text:p>1.24305</text:p>
              </table:table-cell>
              <table:table-cell office:value-type="float" office:value="0.991373">
                <text:p>0.9913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07468">
                <text:p>1.207468</text:p>
              </table:table-cell>
              <table:table-cell office:value-type="float" office:value="1.004026">
                <text:p>1.0040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36702">
                <text:p>1.236702</text:p>
              </table:table-cell>
              <table:table-cell office:value-type="float" office:value="1.019164">
                <text:p>1.0191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16855">
                <text:p>1.216855</text:p>
              </table:table-cell>
              <table:table-cell office:value-type="float" office:value="0.970875">
                <text:p>0.970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188594">
                <text:p>1.188594</text:p>
              </table:table-cell>
              <table:table-cell office:value-type="float" office:value="0.994444">
                <text:p>0.9944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187713">
                <text:p>1.187713</text:p>
              </table:table-cell>
              <table:table-cell office:value-type="float" office:value="0.952347">
                <text:p>0.9523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98984">
                <text:p>1.198984</text:p>
              </table:table-cell>
              <table:table-cell office:value-type="float" office:value="0.959967">
                <text:p>0.9599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184342">
                <text:p>1.184342</text:p>
              </table:table-cell>
              <table:table-cell office:value-type="float" office:value="0.95139">
                <text:p>0.951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91242">
                <text:p>1.191242</text:p>
              </table:table-cell>
              <table:table-cell office:value-type="float" office:value="0.947959">
                <text:p>0.9479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47858">
                <text:p>1.147858</text:p>
              </table:table-cell>
              <table:table-cell office:value-type="float" office:value="0.970853">
                <text:p>0.9708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164113">
                <text:p>1.164113</text:p>
              </table:table-cell>
              <table:table-cell office:value-type="float" office:value="0.952149">
                <text:p>0.9521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151753">
                <text:p>1.151753</text:p>
              </table:table-cell>
              <table:table-cell office:value-type="float" office:value="0.942195">
                <text:p>0.9421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142691">
                <text:p>1.142691</text:p>
              </table:table-cell>
              <table:table-cell office:value-type="float" office:value="1.029133">
                <text:p>1.0291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136291">
                <text:p>1.136291</text:p>
              </table:table-cell>
              <table:table-cell office:value-type="float" office:value="0.958863">
                <text:p>0.9588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14781">
                <text:p>1.14781</text:p>
              </table:table-cell>
              <table:table-cell office:value-type="float" office:value="0.936244">
                <text:p>0.9362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128599">
                <text:p>1.128599</text:p>
              </table:table-cell>
              <table:table-cell office:value-type="float" office:value="0.968187">
                <text:p>0.9681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131653">
                <text:p>1.131653</text:p>
              </table:table-cell>
              <table:table-cell office:value-type="float" office:value="0.911344">
                <text:p>0.9113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107573">
                <text:p>1.107573</text:p>
              </table:table-cell>
              <table:table-cell office:value-type="float" office:value="0.906866">
                <text:p>0.9068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102653">
                <text:p>1.102653</text:p>
              </table:table-cell>
              <table:table-cell office:value-type="float" office:value="0.920688">
                <text:p>0.9206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118288">
                <text:p>1.118288</text:p>
              </table:table-cell>
              <table:table-cell office:value-type="float" office:value="0.924536">
                <text:p>0.9245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75358">
                <text:p>1.075358</text:p>
              </table:table-cell>
              <table:table-cell office:value-type="float" office:value="0.903104">
                <text:p>0.9031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91818">
                <text:p>1.091818</text:p>
              </table:table-cell>
              <table:table-cell office:value-type="float" office:value="0.900441">
                <text:p>0.9004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75482">
                <text:p>1.075482</text:p>
              </table:table-cell>
              <table:table-cell office:value-type="float" office:value="0.922405">
                <text:p>0.9224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112862">
                <text:p>1.112862</text:p>
              </table:table-cell>
              <table:table-cell office:value-type="float" office:value="0.908983">
                <text:p>0.9089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77971">
                <text:p>1.077971</text:p>
              </table:table-cell>
              <table:table-cell office:value-type="float" office:value="0.919562">
                <text:p>0.9195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02022">
                <text:p>1.102022</text:p>
              </table:table-cell>
              <table:table-cell office:value-type="float" office:value="0.883185">
                <text:p>0.8831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64111">
                <text:p>1.064111</text:p>
              </table:table-cell>
              <table:table-cell office:value-type="float" office:value="0.882242">
                <text:p>0.8822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79558">
                <text:p>1.079558</text:p>
              </table:table-cell>
              <table:table-cell office:value-type="float" office:value="0.896623">
                <text:p>0.8966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85401">
                <text:p>1.085401</text:p>
              </table:table-cell>
              <table:table-cell office:value-type="float" office:value="0.909366">
                <text:p>0.9093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73742">
                <text:p>1.073742</text:p>
              </table:table-cell>
              <table:table-cell office:value-type="float" office:value="0.884611">
                <text:p>0.8846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5773">
                <text:p>1.05773</text:p>
              </table:table-cell>
              <table:table-cell office:value-type="float" office:value="0.896643">
                <text:p>0.8966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58012">
                <text:p>1.058012</text:p>
              </table:table-cell>
              <table:table-cell office:value-type="float" office:value="0.879453">
                <text:p>0.8794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4998">
                <text:p>1.04998</text:p>
              </table:table-cell>
              <table:table-cell office:value-type="float" office:value="0.891081">
                <text:p>0.8910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7922">
                <text:p>1.067922</text:p>
              </table:table-cell>
              <table:table-cell office:value-type="float" office:value="0.873356">
                <text:p>0.8733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58277">
                <text:p>1.058277</text:p>
              </table:table-cell>
              <table:table-cell office:value-type="float" office:value="0.95074">
                <text:p>0.950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61818">
                <text:p>1.061818</text:p>
              </table:table-cell>
              <table:table-cell office:value-type="float" office:value="0.869408">
                <text:p>0.8694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0977">
                <text:p>1.00977</text:p>
              </table:table-cell>
              <table:table-cell office:value-type="float" office:value="0.873727">
                <text:p>0.8737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19913">
                <text:p>1.019913</text:p>
              </table:table-cell>
              <table:table-cell office:value-type="float" office:value="0.94768">
                <text:p>0.947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50808">
                <text:p>1.050808</text:p>
              </table:table-cell>
              <table:table-cell office:value-type="float" office:value="0.893757">
                <text:p>0.8937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016718">
                <text:p>1.016718</text:p>
              </table:table-cell>
              <table:table-cell office:value-type="float" office:value="1.006162">
                <text:p>1.0061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025905">
                <text:p>1.025905</text:p>
              </table:table-cell>
              <table:table-cell office:value-type="float" office:value="0.866323">
                <text:p>0.8663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011225">
                <text:p>1.011225</text:p>
              </table:table-cell>
              <table:table-cell office:value-type="float" office:value="0.948448">
                <text:p>0.9484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014514">
                <text:p>1.014514</text:p>
              </table:table-cell>
              <table:table-cell office:value-type="float" office:value="0.865786">
                <text:p>0.8657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32474">
                <text:p>1.032474</text:p>
              </table:table-cell>
              <table:table-cell office:value-type="float" office:value="0.850894">
                <text:p>0.8508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012463">
                <text:p>1.012463</text:p>
              </table:table-cell>
              <table:table-cell office:value-type="float" office:value="0.888922">
                <text:p>0.8889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034053">
                <text:p>1.034053</text:p>
              </table:table-cell>
              <table:table-cell office:value-type="float" office:value="0.857026">
                <text:p>0.8570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01382">
                <text:p>1.01382</text:p>
              </table:table-cell>
              <table:table-cell office:value-type="float" office:value="0.858605">
                <text:p>0.8586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004122">
                <text:p>1.004122</text:p>
              </table:table-cell>
              <table:table-cell office:value-type="float" office:value="0.860771">
                <text:p>0.8607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015697">
                <text:p>1.015697</text:p>
              </table:table-cell>
              <table:table-cell office:value-type="float" office:value="0.877689">
                <text:p>0.8776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015177">
                <text:p>1.015177</text:p>
              </table:table-cell>
              <table:table-cell office:value-type="float" office:value="0.867156">
                <text:p>0.8671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86233">
                <text:p>0.986233</text:p>
              </table:table-cell>
              <table:table-cell office:value-type="float" office:value="0.829683">
                <text:p>0.8296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59382">
                <text:p>0.959382</text:p>
              </table:table-cell>
              <table:table-cell office:value-type="float" office:value="0.825727">
                <text:p>0.8257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97636">
                <text:p>0.997636</text:p>
              </table:table-cell>
              <table:table-cell office:value-type="float" office:value="0.829874">
                <text:p>0.8298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70078">
                <text:p>0.970078</text:p>
              </table:table-cell>
              <table:table-cell office:value-type="float" office:value="0.900465">
                <text:p>0.9004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81969">
                <text:p>0.981969</text:p>
              </table:table-cell>
              <table:table-cell office:value-type="float" office:value="0.893869">
                <text:p>0.8938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006537">
                <text:p>1.006537</text:p>
              </table:table-cell>
              <table:table-cell office:value-type="float" office:value="0.847266">
                <text:p>0.8472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61596">
                <text:p>0.961596</text:p>
              </table:table-cell>
              <table:table-cell office:value-type="float" office:value="0.812416">
                <text:p>0.8124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50919">
                <text:p>0.950919</text:p>
              </table:table-cell>
              <table:table-cell office:value-type="float" office:value="0.820443">
                <text:p>0.8204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77755">
                <text:p>0.977755</text:p>
              </table:table-cell>
              <table:table-cell office:value-type="float" office:value="0.840882">
                <text:p>0.8408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52987">
                <text:p>0.952987</text:p>
              </table:table-cell>
              <table:table-cell office:value-type="float" office:value="0.816502">
                <text:p>0.8165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36734">
                <text:p>0.936734</text:p>
              </table:table-cell>
              <table:table-cell office:value-type="float" office:value="0.81342">
                <text:p>0.813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66783">
                <text:p>0.966783</text:p>
              </table:table-cell>
              <table:table-cell office:value-type="float" office:value="0.834032">
                <text:p>0.8340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21394">
                <text:p>0.921394</text:p>
              </table:table-cell>
              <table:table-cell office:value-type="float" office:value="0.829702">
                <text:p>0.8297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27009">
                <text:p>0.927009</text:p>
              </table:table-cell>
              <table:table-cell office:value-type="float" office:value="0.844618">
                <text:p>0.8446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67562">
                <text:p>0.967562</text:p>
              </table:table-cell>
              <table:table-cell office:value-type="float" office:value="0.818898">
                <text:p>0.8188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5192">
                <text:p>0.95192</text:p>
              </table:table-cell>
              <table:table-cell office:value-type="float" office:value="0.821498">
                <text:p>0.8214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97968">
                <text:p>0.897968</text:p>
              </table:table-cell>
              <table:table-cell office:value-type="float" office:value="0.853442">
                <text:p>0.8534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32269">
                <text:p>0.932269</text:p>
              </table:table-cell>
              <table:table-cell office:value-type="float" office:value="0.810461">
                <text:p>0.8104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43451">
                <text:p>0.943451</text:p>
              </table:table-cell>
              <table:table-cell office:value-type="float" office:value="0.851982">
                <text:p>0.8519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17426">
                <text:p>0.917426</text:p>
              </table:table-cell>
              <table:table-cell office:value-type="float" office:value="0.892886">
                <text:p>0.8928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2496">
                <text:p>0.92496</text:p>
              </table:table-cell>
              <table:table-cell office:value-type="float" office:value="0.824429">
                <text:p>0.8244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1446">
                <text:p>0.91446</text:p>
              </table:table-cell>
              <table:table-cell office:value-type="float" office:value="0.81184">
                <text:p>0.811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04721">
                <text:p>0.904721</text:p>
              </table:table-cell>
              <table:table-cell office:value-type="float" office:value="0.835054">
                <text:p>0.8350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2267">
                <text:p>0.92267</text:p>
              </table:table-cell>
              <table:table-cell office:value-type="float" office:value="0.834465">
                <text:p>0.8344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03541">
                <text:p>0.903541</text:p>
              </table:table-cell>
              <table:table-cell office:value-type="float" office:value="0.790194">
                <text:p>0.7901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10898">
                <text:p>0.910898</text:p>
              </table:table-cell>
              <table:table-cell office:value-type="float" office:value="0.831917">
                <text:p>0.8319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02572">
                <text:p>0.902572</text:p>
              </table:table-cell>
              <table:table-cell office:value-type="float" office:value="0.800349">
                <text:p>0.8003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19241">
                <text:p>0.919241</text:p>
              </table:table-cell>
              <table:table-cell office:value-type="float" office:value="0.808213">
                <text:p>0.8082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03798">
                <text:p>0.903798</text:p>
              </table:table-cell>
              <table:table-cell office:value-type="float" office:value="0.829225">
                <text:p>0.8292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79507">
                <text:p>0.879507</text:p>
              </table:table-cell>
              <table:table-cell office:value-type="float" office:value="0.82986">
                <text:p>0.829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07904">
                <text:p>0.907904</text:p>
              </table:table-cell>
              <table:table-cell office:value-type="float" office:value="0.800286">
                <text:p>0.8002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05373">
                <text:p>0.905373</text:p>
              </table:table-cell>
              <table:table-cell office:value-type="float" office:value="0.796485">
                <text:p>0.7964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18325">
                <text:p>0.918325</text:p>
              </table:table-cell>
              <table:table-cell office:value-type="float" office:value="0.786417">
                <text:p>0.7864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88418">
                <text:p>0.888418</text:p>
              </table:table-cell>
              <table:table-cell office:value-type="float" office:value="0.804776">
                <text:p>0.8047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56881">
                <text:p>0.856881</text:p>
              </table:table-cell>
              <table:table-cell office:value-type="float" office:value="0.855556">
                <text:p>0.8555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79116">
                <text:p>0.879116</text:p>
              </table:table-cell>
              <table:table-cell office:value-type="float" office:value="0.819824">
                <text:p>0.8198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83693">
                <text:p>0.883693</text:p>
              </table:table-cell>
              <table:table-cell office:value-type="float" office:value="0.817609">
                <text:p>0.8176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70448">
                <text:p>0.870448</text:p>
              </table:table-cell>
              <table:table-cell office:value-type="float" office:value="0.831543">
                <text:p>0.8315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85124">
                <text:p>0.885124</text:p>
              </table:table-cell>
              <table:table-cell office:value-type="float" office:value="0.796102">
                <text:p>0.7961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67157">
                <text:p>0.867157</text:p>
              </table:table-cell>
              <table:table-cell office:value-type="float" office:value="0.770935">
                <text:p>0.7709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91531">
                <text:p>0.891531</text:p>
              </table:table-cell>
              <table:table-cell office:value-type="float" office:value="0.807541">
                <text:p>0.8075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52666">
                <text:p>0.852666</text:p>
              </table:table-cell>
              <table:table-cell office:value-type="float" office:value="0.805947">
                <text:p>0.8059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55708">
                <text:p>0.855708</text:p>
              </table:table-cell>
              <table:table-cell office:value-type="float" office:value="0.813335">
                <text:p>0.8133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45855">
                <text:p>0.845855</text:p>
              </table:table-cell>
              <table:table-cell office:value-type="float" office:value="0.80726">
                <text:p>0.807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38474">
                <text:p>0.838474</text:p>
              </table:table-cell>
              <table:table-cell office:value-type="float" office:value="0.802749">
                <text:p>0.8027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43325">
                <text:p>0.843325</text:p>
              </table:table-cell>
              <table:table-cell office:value-type="float" office:value="0.790846">
                <text:p>0.7908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56601">
                <text:p>0.856601</text:p>
              </table:table-cell>
              <table:table-cell office:value-type="float" office:value="0.792633">
                <text:p>0.7926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58711">
                <text:p>0.858711</text:p>
              </table:table-cell>
              <table:table-cell office:value-type="float" office:value="0.795346">
                <text:p>0.7953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39784">
                <text:p>0.839784</text:p>
              </table:table-cell>
              <table:table-cell office:value-type="float" office:value="0.807281">
                <text:p>0.8072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51787">
                <text:p>0.851787</text:p>
              </table:table-cell>
              <table:table-cell office:value-type="float" office:value="0.827569">
                <text:p>0.8275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62567">
                <text:p>0.862567</text:p>
              </table:table-cell>
              <table:table-cell office:value-type="float" office:value="0.792292">
                <text:p>0.7922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27834">
                <text:p>0.827834</text:p>
              </table:table-cell>
              <table:table-cell office:value-type="float" office:value="0.839398">
                <text:p>0.8393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22677">
                <text:p>0.822677</text:p>
              </table:table-cell>
              <table:table-cell office:value-type="float" office:value="0.77011">
                <text:p>0.770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67523">
                <text:p>0.867523</text:p>
              </table:table-cell>
              <table:table-cell office:value-type="float" office:value="0.813752">
                <text:p>0.8137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25184">
                <text:p>0.825184</text:p>
              </table:table-cell>
              <table:table-cell office:value-type="float" office:value="0.764175">
                <text:p>0.7641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08014">
                <text:p>0.808014</text:p>
              </table:table-cell>
              <table:table-cell office:value-type="float" office:value="0.7779">
                <text:p>0.77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17637">
                <text:p>0.817637</text:p>
              </table:table-cell>
              <table:table-cell office:value-type="float" office:value="0.791974">
                <text:p>0.79197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13642">
                <text:p>0.813642</text:p>
              </table:table-cell>
              <table:table-cell office:value-type="float" office:value="0.79469">
                <text:p>0.794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21479">
                <text:p>0.821479</text:p>
              </table:table-cell>
              <table:table-cell office:value-type="float" office:value="0.758939">
                <text:p>0.7589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0106">
                <text:p>0.80106</text:p>
              </table:table-cell>
              <table:table-cell office:value-type="float" office:value="0.79315">
                <text:p>0.793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22956">
                <text:p>0.822956</text:p>
              </table:table-cell>
              <table:table-cell office:value-type="float" office:value="0.755776">
                <text:p>0.7557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9824">
                <text:p>0.79824</text:p>
              </table:table-cell>
              <table:table-cell office:value-type="float" office:value="0.780933">
                <text:p>0.7809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96181">
                <text:p>0.796181</text:p>
              </table:table-cell>
              <table:table-cell office:value-type="float" office:value="0.762744">
                <text:p>0.7627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07281">
                <text:p>0.807281</text:p>
              </table:table-cell>
              <table:table-cell office:value-type="float" office:value="0.819482">
                <text:p>0.81948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10407">
                <text:p>0.810407</text:p>
              </table:table-cell>
              <table:table-cell office:value-type="float" office:value="0.743885">
                <text:p>0.7438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04636">
                <text:p>0.804636</text:p>
              </table:table-cell>
              <table:table-cell office:value-type="float" office:value="0.77317">
                <text:p>0.773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85825">
                <text:p>0.785825</text:p>
              </table:table-cell>
              <table:table-cell office:value-type="float" office:value="0.811479">
                <text:p>0.8114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13771">
                <text:p>0.813771</text:p>
              </table:table-cell>
              <table:table-cell office:value-type="float" office:value="0.748681">
                <text:p>0.74868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86197">
                <text:p>0.786197</text:p>
              </table:table-cell>
              <table:table-cell office:value-type="float" office:value="0.76499">
                <text:p>0.764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94148">
                <text:p>0.794148</text:p>
              </table:table-cell>
              <table:table-cell office:value-type="float" office:value="0.785472">
                <text:p>0.7854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03287">
                <text:p>0.803287</text:p>
              </table:table-cell>
              <table:table-cell office:value-type="float" office:value="0.732542">
                <text:p>0.73254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90277">
                <text:p>0.790277</text:p>
              </table:table-cell>
              <table:table-cell office:value-type="float" office:value="0.748669">
                <text:p>0.7486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86654">
                <text:p>0.786654</text:p>
              </table:table-cell>
              <table:table-cell office:value-type="float" office:value="0.770764">
                <text:p>0.7707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0181">
                <text:p>0.80181</text:p>
              </table:table-cell>
              <table:table-cell office:value-type="float" office:value="0.752302">
                <text:p>0.7523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779566">
                <text:p>0.779566</text:p>
              </table:table-cell>
              <table:table-cell office:value-type="float" office:value="0.83819">
                <text:p>0.838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786983">
                <text:p>0.786983</text:p>
              </table:table-cell>
              <table:table-cell office:value-type="float" office:value="0.764772">
                <text:p>0.76477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00461">
                <text:p>0.800461</text:p>
              </table:table-cell>
              <table:table-cell office:value-type="float" office:value="0.753841">
                <text:p>0.7538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00193">
                <text:p>0.800193</text:p>
              </table:table-cell>
              <table:table-cell office:value-type="float" office:value="0.750617">
                <text:p>0.75061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84788">
                <text:p>0.784788</text:p>
              </table:table-cell>
              <table:table-cell office:value-type="float" office:value="0.753463">
                <text:p>0.7534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774145">
                <text:p>0.774145</text:p>
              </table:table-cell>
              <table:table-cell office:value-type="float" office:value="0.790449">
                <text:p>0.79044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07709">
                <text:p>0.807709</text:p>
              </table:table-cell>
              <table:table-cell office:value-type="float" office:value="0.755766">
                <text:p>0.7557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783007">
                <text:p>0.783007</text:p>
              </table:table-cell>
              <table:table-cell office:value-type="float" office:value="0.742281">
                <text:p>0.74228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743929">
                <text:p>0.743929</text:p>
              </table:table-cell>
              <table:table-cell office:value-type="float" office:value="0.739399">
                <text:p>0.73939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765519">
                <text:p>0.765519</text:p>
              </table:table-cell>
              <table:table-cell office:value-type="float" office:value="0.790274">
                <text:p>0.79027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773987">
                <text:p>0.773987</text:p>
              </table:table-cell>
              <table:table-cell office:value-type="float" office:value="0.784042">
                <text:p>0.7840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773536">
                <text:p>0.773536</text:p>
              </table:table-cell>
              <table:table-cell office:value-type="float" office:value="0.741624">
                <text:p>0.7416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750353">
                <text:p>0.750353</text:p>
              </table:table-cell>
              <table:table-cell office:value-type="float" office:value="0.730109">
                <text:p>0.7301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773173">
                <text:p>0.773173</text:p>
              </table:table-cell>
              <table:table-cell office:value-type="float" office:value="0.743288">
                <text:p>0.7432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765351">
                <text:p>0.765351</text:p>
              </table:table-cell>
              <table:table-cell office:value-type="float" office:value="0.770679">
                <text:p>0.77067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58635">
                <text:p>0.758635</text:p>
              </table:table-cell>
              <table:table-cell office:value-type="float" office:value="0.750479">
                <text:p>0.75047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56196">
                <text:p>0.756196</text:p>
              </table:table-cell>
              <table:table-cell office:value-type="float" office:value="0.756179">
                <text:p>0.75617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48688">
                <text:p>0.748688</text:p>
              </table:table-cell>
              <table:table-cell office:value-type="float" office:value="0.748843">
                <text:p>0.7488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6231">
                <text:p>0.76231</text:p>
              </table:table-cell>
              <table:table-cell office:value-type="float" office:value="0.725756">
                <text:p>0.72575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74419">
                <text:p>0.774419</text:p>
              </table:table-cell>
              <table:table-cell office:value-type="float" office:value="0.760031">
                <text:p>0.7600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44727">
                <text:p>0.744727</text:p>
              </table:table-cell>
              <table:table-cell office:value-type="float" office:value="0.72473">
                <text:p>0.7247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747563">
                <text:p>0.747563</text:p>
              </table:table-cell>
              <table:table-cell office:value-type="float" office:value="0.741485">
                <text:p>0.7414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763596">
                <text:p>0.763596</text:p>
              </table:table-cell>
              <table:table-cell office:value-type="float" office:value="0.740814">
                <text:p>0.7408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739264">
                <text:p>0.739264</text:p>
              </table:table-cell>
              <table:table-cell office:value-type="float" office:value="0.739218">
                <text:p>0.7392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744777">
                <text:p>0.744777</text:p>
              </table:table-cell>
              <table:table-cell office:value-type="float" office:value="0.746047">
                <text:p>0.74604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26848">
                <text:p>0.726848</text:p>
              </table:table-cell>
              <table:table-cell office:value-type="float" office:value="0.731609">
                <text:p>0.73160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724334">
                <text:p>0.724334</text:p>
              </table:table-cell>
              <table:table-cell office:value-type="float" office:value="0.748786">
                <text:p>0.74878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750209">
                <text:p>0.750209</text:p>
              </table:table-cell>
              <table:table-cell office:value-type="float" office:value="0.71202">
                <text:p>0.712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28956">
                <text:p>0.728956</text:p>
              </table:table-cell>
              <table:table-cell office:value-type="float" office:value="0.721111">
                <text:p>0.7211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743299">
                <text:p>0.743299</text:p>
              </table:table-cell>
              <table:table-cell office:value-type="float" office:value="0.735452">
                <text:p>0.7354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735818">
                <text:p>0.735818</text:p>
              </table:table-cell>
              <table:table-cell office:value-type="float" office:value="0.729225">
                <text:p>0.7292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748817">
                <text:p>0.748817</text:p>
              </table:table-cell>
              <table:table-cell office:value-type="float" office:value="0.719066">
                <text:p>0.71906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43392">
                <text:p>0.743392</text:p>
              </table:table-cell>
              <table:table-cell office:value-type="float" office:value="0.81122">
                <text:p>0.811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739046">
                <text:p>0.739046</text:p>
              </table:table-cell>
              <table:table-cell office:value-type="float" office:value="0.742032">
                <text:p>0.74203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704408">
                <text:p>0.704408</text:p>
              </table:table-cell>
              <table:table-cell office:value-type="float" office:value="0.747164">
                <text:p>0.7471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58031">
                <text:p>0.758031</text:p>
              </table:table-cell>
              <table:table-cell office:value-type="float" office:value="0.722446">
                <text:p>0.72244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724213">
                <text:p>0.724213</text:p>
              </table:table-cell>
              <table:table-cell office:value-type="float" office:value="0.730088">
                <text:p>0.73008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710593">
                <text:p>0.710593</text:p>
              </table:table-cell>
              <table:table-cell office:value-type="float" office:value="0.731965">
                <text:p>0.7319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700423">
                <text:p>0.700423</text:p>
              </table:table-cell>
              <table:table-cell office:value-type="float" office:value="0.807751">
                <text:p>0.80775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72503">
                <text:p>0.72503</text:p>
              </table:table-cell>
              <table:table-cell office:value-type="float" office:value="0.722034">
                <text:p>0.7220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730667">
                <text:p>0.730667</text:p>
              </table:table-cell>
              <table:table-cell office:value-type="float" office:value="0.770306">
                <text:p>0.7703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02532">
                <text:p>0.702532</text:p>
              </table:table-cell>
              <table:table-cell office:value-type="float" office:value="0.720823">
                <text:p>0.72082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722286">
                <text:p>0.722286</text:p>
              </table:table-cell>
              <table:table-cell office:value-type="float" office:value="0.731777">
                <text:p>0.73177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737926">
                <text:p>0.737926</text:p>
              </table:table-cell>
              <table:table-cell office:value-type="float" office:value="0.731935">
                <text:p>0.73193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707448">
                <text:p>0.707448</text:p>
              </table:table-cell>
              <table:table-cell office:value-type="float" office:value="0.718575">
                <text:p>0.7185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697669">
                <text:p>0.697669</text:p>
              </table:table-cell>
              <table:table-cell office:value-type="float" office:value="0.721659">
                <text:p>0.72165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709219">
                <text:p>0.709219</text:p>
              </table:table-cell>
              <table:table-cell office:value-type="float" office:value="0.729387">
                <text:p>0.72938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705023">
                <text:p>0.705023</text:p>
              </table:table-cell>
              <table:table-cell office:value-type="float" office:value="0.748184">
                <text:p>0.74818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682208">
                <text:p>0.682208</text:p>
              </table:table-cell>
              <table:table-cell office:value-type="float" office:value="0.736148">
                <text:p>0.7361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86724">
                <text:p>0.686724</text:p>
              </table:table-cell>
              <table:table-cell office:value-type="float" office:value="0.746835">
                <text:p>0.7468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694197">
                <text:p>0.694197</text:p>
              </table:table-cell>
              <table:table-cell office:value-type="float" office:value="0.714918">
                <text:p>0.7149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687652">
                <text:p>0.687652</text:p>
              </table:table-cell>
              <table:table-cell office:value-type="float" office:value="0.738057">
                <text:p>0.73805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693966">
                <text:p>0.693966</text:p>
              </table:table-cell>
              <table:table-cell office:value-type="float" office:value="0.744574">
                <text:p>0.74457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724504">
                <text:p>0.724504</text:p>
              </table:table-cell>
              <table:table-cell office:value-type="float" office:value="0.73474">
                <text:p>0.734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699082">
                <text:p>0.699082</text:p>
              </table:table-cell>
              <table:table-cell office:value-type="float" office:value="0.715615">
                <text:p>0.7156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672602">
                <text:p>0.672602</text:p>
              </table:table-cell>
              <table:table-cell office:value-type="float" office:value="0.722142">
                <text:p>0.72214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705924">
                <text:p>0.705924</text:p>
              </table:table-cell>
              <table:table-cell office:value-type="float" office:value="0.702484">
                <text:p>0.70248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699013">
                <text:p>0.699013</text:p>
              </table:table-cell>
              <table:table-cell office:value-type="float" office:value="0.728397">
                <text:p>0.7283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700902">
                <text:p>0.700902</text:p>
              </table:table-cell>
              <table:table-cell office:value-type="float" office:value="0.726922">
                <text:p>0.72692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706746">
                <text:p>0.706746</text:p>
              </table:table-cell>
              <table:table-cell office:value-type="float" office:value="0.702935">
                <text:p>0.70293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698762">
                <text:p>0.698762</text:p>
              </table:table-cell>
              <table:table-cell office:value-type="float" office:value="0.751766">
                <text:p>0.75176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651155">
                <text:p>0.651155</text:p>
              </table:table-cell>
              <table:table-cell office:value-type="float" office:value="0.713146">
                <text:p>0.71314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69448">
                <text:p>0.69448</text:p>
              </table:table-cell>
              <table:table-cell office:value-type="float" office:value="0.740202">
                <text:p>0.7402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667468">
                <text:p>0.667468</text:p>
              </table:table-cell>
              <table:table-cell office:value-type="float" office:value="0.74489">
                <text:p>0.7448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704891">
                <text:p>0.704891</text:p>
              </table:table-cell>
              <table:table-cell office:value-type="float" office:value="0.726692">
                <text:p>0.72669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66325">
                <text:p>0.66325</text:p>
              </table:table-cell>
              <table:table-cell office:value-type="float" office:value="0.758365">
                <text:p>0.75836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710284">
                <text:p>0.710284</text:p>
              </table:table-cell>
              <table:table-cell office:value-type="float" office:value="0.72186">
                <text:p>0.7218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665934">
                <text:p>0.665934</text:p>
              </table:table-cell>
              <table:table-cell office:value-type="float" office:value="0.716895">
                <text:p>0.71689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692718">
                <text:p>0.692718</text:p>
              </table:table-cell>
              <table:table-cell office:value-type="float" office:value="0.743497">
                <text:p>0.74349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653491">
                <text:p>0.653491</text:p>
              </table:table-cell>
              <table:table-cell office:value-type="float" office:value="0.714495">
                <text:p>0.71449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683539">
                <text:p>0.683539</text:p>
              </table:table-cell>
              <table:table-cell office:value-type="float" office:value="0.701632">
                <text:p>0.70163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673927">
                <text:p>0.673927</text:p>
              </table:table-cell>
              <table:table-cell office:value-type="float" office:value="0.741159">
                <text:p>0.74115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672685">
                <text:p>0.672685</text:p>
              </table:table-cell>
              <table:table-cell office:value-type="float" office:value="0.701208">
                <text:p>0.70120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676511">
                <text:p>0.676511</text:p>
              </table:table-cell>
              <table:table-cell office:value-type="float" office:value="0.717615">
                <text:p>0.7176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677385">
                <text:p>0.677385</text:p>
              </table:table-cell>
              <table:table-cell office:value-type="float" office:value="0.745098">
                <text:p>0.7450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698512">
                <text:p>0.698512</text:p>
              </table:table-cell>
              <table:table-cell office:value-type="float" office:value="0.725885">
                <text:p>0.72588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67478">
                <text:p>0.67478</text:p>
              </table:table-cell>
              <table:table-cell office:value-type="float" office:value="0.725181">
                <text:p>0.72518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672912">
                <text:p>0.672912</text:p>
              </table:table-cell>
              <table:table-cell office:value-type="float" office:value="0.747788">
                <text:p>0.74778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646111">
                <text:p>0.646111</text:p>
              </table:table-cell>
              <table:table-cell office:value-type="float" office:value="0.709354">
                <text:p>0.70935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66495">
                <text:p>0.66495</text:p>
              </table:table-cell>
              <table:table-cell office:value-type="float" office:value="0.772372">
                <text:p>0.77237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651413">
                <text:p>0.651413</text:p>
              </table:table-cell>
              <table:table-cell office:value-type="float" office:value="0.722826">
                <text:p>0.7228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662655">
                <text:p>0.662655</text:p>
              </table:table-cell>
              <table:table-cell office:value-type="float" office:value="0.742637">
                <text:p>0.74263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633174">
                <text:p>0.633174</text:p>
              </table:table-cell>
              <table:table-cell office:value-type="float" office:value="0.732061">
                <text:p>0.73206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654147">
                <text:p>0.654147</text:p>
              </table:table-cell>
              <table:table-cell office:value-type="float" office:value="0.70576">
                <text:p>0.7057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647488">
                <text:p>0.647488</text:p>
              </table:table-cell>
              <table:table-cell office:value-type="float" office:value="0.741576">
                <text:p>0.74157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646535">
                <text:p>0.646535</text:p>
              </table:table-cell>
              <table:table-cell office:value-type="float" office:value="0.731804">
                <text:p>0.7318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669204">
                <text:p>0.669204</text:p>
              </table:table-cell>
              <table:table-cell office:value-type="float" office:value="0.760187">
                <text:p>0.76018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659574">
                <text:p>0.659574</text:p>
              </table:table-cell>
              <table:table-cell office:value-type="float" office:value="0.753201">
                <text:p>0.7532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644811">
                <text:p>0.644811</text:p>
              </table:table-cell>
              <table:table-cell office:value-type="float" office:value="0.735154">
                <text:p>0.73515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645361">
                <text:p>0.645361</text:p>
              </table:table-cell>
              <table:table-cell office:value-type="float" office:value="0.721972">
                <text:p>0.72197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661752">
                <text:p>0.661752</text:p>
              </table:table-cell>
              <table:table-cell office:value-type="float" office:value="0.707185">
                <text:p>0.70718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663358">
                <text:p>0.663358</text:p>
              </table:table-cell>
              <table:table-cell office:value-type="float" office:value="0.725027">
                <text:p>0.72502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639616">
                <text:p>0.639616</text:p>
              </table:table-cell>
              <table:table-cell office:value-type="float" office:value="0.745573">
                <text:p>0.74557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662417">
                <text:p>0.662417</text:p>
              </table:table-cell>
              <table:table-cell office:value-type="float" office:value="0.757015">
                <text:p>0.75701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657275">
                <text:p>0.657275</text:p>
              </table:table-cell>
              <table:table-cell office:value-type="float" office:value="0.766203">
                <text:p>0.76620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640573">
                <text:p>0.640573</text:p>
              </table:table-cell>
              <table:table-cell office:value-type="float" office:value="0.73512">
                <text:p>0.735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656887">
                <text:p>0.656887</text:p>
              </table:table-cell>
              <table:table-cell office:value-type="float" office:value="0.681591">
                <text:p>0.68159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62547">
                <text:p>0.62547</text:p>
              </table:table-cell>
              <table:table-cell office:value-type="float" office:value="0.74683">
                <text:p>0.7468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63089">
                <text:p>0.63089</text:p>
              </table:table-cell>
              <table:table-cell office:value-type="float" office:value="0.740259">
                <text:p>0.74025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610981">
                <text:p>0.610981</text:p>
              </table:table-cell>
              <table:table-cell office:value-type="float" office:value="0.768447">
                <text:p>0.76844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644162">
                <text:p>0.644162</text:p>
              </table:table-cell>
              <table:table-cell office:value-type="float" office:value="0.734354">
                <text:p>0.7343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612115">
                <text:p>0.612115</text:p>
              </table:table-cell>
              <table:table-cell office:value-type="float" office:value="0.764808">
                <text:p>0.76480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630792">
                <text:p>0.630792</text:p>
              </table:table-cell>
              <table:table-cell office:value-type="float" office:value="0.721133">
                <text:p>0.7211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620736">
                <text:p>0.620736</text:p>
              </table:table-cell>
              <table:table-cell office:value-type="float" office:value="0.765526">
                <text:p>0.7655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636769">
                <text:p>0.636769</text:p>
              </table:table-cell>
              <table:table-cell office:value-type="float" office:value="0.749221">
                <text:p>0.7492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628078">
                <text:p>0.628078</text:p>
              </table:table-cell>
              <table:table-cell office:value-type="float" office:value="0.723151">
                <text:p>0.72315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647981">
                <text:p>0.647981</text:p>
              </table:table-cell>
              <table:table-cell office:value-type="float" office:value="0.775888">
                <text:p>0.77588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62932">
                <text:p>0.62932</text:p>
              </table:table-cell>
              <table:table-cell office:value-type="float" office:value="0.731995">
                <text:p>0.73199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620072">
                <text:p>0.620072</text:p>
              </table:table-cell>
              <table:table-cell office:value-type="float" office:value="0.793029">
                <text:p>0.79302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615965">
                <text:p>0.615965</text:p>
              </table:table-cell>
              <table:table-cell office:value-type="float" office:value="0.724054">
                <text:p>0.72405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633175">
                <text:p>0.633175</text:p>
              </table:table-cell>
              <table:table-cell office:value-type="float" office:value="0.712692">
                <text:p>0.71269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628172">
                <text:p>0.628172</text:p>
              </table:table-cell>
              <table:table-cell office:value-type="float" office:value="0.752224">
                <text:p>0.7522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651027">
                <text:p>0.651027</text:p>
              </table:table-cell>
              <table:table-cell office:value-type="float" office:value="0.730202">
                <text:p>0.73020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63598">
                <text:p>0.63598</text:p>
              </table:table-cell>
              <table:table-cell office:value-type="float" office:value="0.728484">
                <text:p>0.72848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620629">
                <text:p>0.620629</text:p>
              </table:table-cell>
              <table:table-cell office:value-type="float" office:value="0.739717">
                <text:p>0.73971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622985">
                <text:p>0.622985</text:p>
              </table:table-cell>
              <table:table-cell office:value-type="float" office:value="0.728508">
                <text:p>0.72850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620854">
                <text:p>0.620854</text:p>
              </table:table-cell>
              <table:table-cell office:value-type="float" office:value="0.732005">
                <text:p>0.73200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661233">
                <text:p>0.661233</text:p>
              </table:table-cell>
              <table:table-cell office:value-type="float" office:value="0.725071">
                <text:p>0.72507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635325">
                <text:p>0.635325</text:p>
              </table:table-cell>
              <table:table-cell office:value-type="float" office:value="0.712015">
                <text:p>0.7120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616699">
                <text:p>0.616699</text:p>
              </table:table-cell>
              <table:table-cell office:value-type="float" office:value="0.711507">
                <text:p>0.71150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602433">
                <text:p>0.602433</text:p>
              </table:table-cell>
              <table:table-cell office:value-type="float" office:value="0.776294">
                <text:p>0.77629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614047">
                <text:p>0.614047</text:p>
              </table:table-cell>
              <table:table-cell office:value-type="float" office:value="0.704287">
                <text:p>0.70428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6235">
                <text:p>0.6235</text:p>
              </table:table-cell>
              <table:table-cell office:value-type="float" office:value="0.716644">
                <text:p>0.71664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602794">
                <text:p>0.602794</text:p>
              </table:table-cell>
              <table:table-cell office:value-type="float" office:value="0.685202">
                <text:p>0.68520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602551">
                <text:p>0.602551</text:p>
              </table:table-cell>
              <table:table-cell office:value-type="float" office:value="0.733561">
                <text:p>0.73356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599307">
                <text:p>0.599307</text:p>
              </table:table-cell>
              <table:table-cell office:value-type="float" office:value="0.694816">
                <text:p>0.6948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621056">
                <text:p>0.621056</text:p>
              </table:table-cell>
              <table:table-cell office:value-type="float" office:value="0.699999">
                <text:p>0.69999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5974">
                <text:p>0.5974</text:p>
              </table:table-cell>
              <table:table-cell office:value-type="float" office:value="0.719569">
                <text:p>0.71956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610843">
                <text:p>0.610843</text:p>
              </table:table-cell>
              <table:table-cell office:value-type="float" office:value="0.688474">
                <text:p>0.68847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625969">
                <text:p>0.625969</text:p>
              </table:table-cell>
              <table:table-cell office:value-type="float" office:value="0.714735">
                <text:p>0.7147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609313">
                <text:p>0.609313</text:p>
              </table:table-cell>
              <table:table-cell office:value-type="float" office:value="0.707408">
                <text:p>0.70740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593674">
                <text:p>0.593674</text:p>
              </table:table-cell>
              <table:table-cell office:value-type="float" office:value="0.712783">
                <text:p>0.71278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621179">
                <text:p>0.621179</text:p>
              </table:table-cell>
              <table:table-cell office:value-type="float" office:value="0.700407">
                <text:p>0.70040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61277">
                <text:p>0.61277</text:p>
              </table:table-cell>
              <table:table-cell office:value-type="float" office:value="0.702508">
                <text:p>0.70250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582308">
                <text:p>0.582308</text:p>
              </table:table-cell>
              <table:table-cell office:value-type="float" office:value="0.724253">
                <text:p>0.72425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93678">
                <text:p>0.593678</text:p>
              </table:table-cell>
              <table:table-cell office:value-type="float" office:value="0.713084">
                <text:p>0.71308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593703">
                <text:p>0.593703</text:p>
              </table:table-cell>
              <table:table-cell office:value-type="float" office:value="0.718959">
                <text:p>0.71895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581491">
                <text:p>0.581491</text:p>
              </table:table-cell>
              <table:table-cell office:value-type="float" office:value="0.697208">
                <text:p>0.69720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587592">
                <text:p>0.587592</text:p>
              </table:table-cell>
              <table:table-cell office:value-type="float" office:value="0.734599">
                <text:p>0.73459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606589">
                <text:p>0.606589</text:p>
              </table:table-cell>
              <table:table-cell office:value-type="float" office:value="0.72986">
                <text:p>0.7298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560994">
                <text:p>0.560994</text:p>
              </table:table-cell>
              <table:table-cell office:value-type="float" office:value="0.733097">
                <text:p>0.73309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609723">
                <text:p>0.609723</text:p>
              </table:table-cell>
              <table:table-cell office:value-type="float" office:value="0.688502">
                <text:p>0.68850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595667">
                <text:p>0.595667</text:p>
              </table:table-cell>
              <table:table-cell office:value-type="float" office:value="0.716416">
                <text:p>0.71641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59594">
                <text:p>0.59594</text:p>
              </table:table-cell>
              <table:table-cell office:value-type="float" office:value="0.733802">
                <text:p>0.73380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607982">
                <text:p>0.607982</text:p>
              </table:table-cell>
              <table:table-cell office:value-type="float" office:value="0.727767">
                <text:p>0.7277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10352">
                <text:p>0.610352</text:p>
              </table:table-cell>
              <table:table-cell office:value-type="float" office:value="0.698928">
                <text:p>0.69892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595906">
                <text:p>0.595906</text:p>
              </table:table-cell>
              <table:table-cell office:value-type="float" office:value="0.723196">
                <text:p>0.72319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585799">
                <text:p>0.585799</text:p>
              </table:table-cell>
              <table:table-cell office:value-type="float" office:value="0.71084">
                <text:p>0.7108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586918">
                <text:p>0.586918</text:p>
              </table:table-cell>
              <table:table-cell office:value-type="float" office:value="0.700755">
                <text:p>0.70075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595474">
                <text:p>0.595474</text:p>
              </table:table-cell>
              <table:table-cell office:value-type="float" office:value="0.725526">
                <text:p>0.72552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614111">
                <text:p>0.614111</text:p>
              </table:table-cell>
              <table:table-cell office:value-type="float" office:value="0.743191">
                <text:p>0.74319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595113">
                <text:p>0.595113</text:p>
              </table:table-cell>
              <table:table-cell office:value-type="float" office:value="0.710095">
                <text:p>0.71009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556637">
                <text:p>0.556637</text:p>
              </table:table-cell>
              <table:table-cell office:value-type="float" office:value="0.76913">
                <text:p>0.7691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598508">
                <text:p>0.598508</text:p>
              </table:table-cell>
              <table:table-cell office:value-type="float" office:value="0.763729">
                <text:p>0.76372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605544">
                <text:p>0.605544</text:p>
              </table:table-cell>
              <table:table-cell office:value-type="float" office:value="0.74635">
                <text:p>0.7463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58993">
                <text:p>0.58993</text:p>
              </table:table-cell>
              <table:table-cell office:value-type="float" office:value="0.711844">
                <text:p>0.71184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598623">
                <text:p>0.598623</text:p>
              </table:table-cell>
              <table:table-cell office:value-type="float" office:value="0.7459">
                <text:p>0.745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580958">
                <text:p>0.580958</text:p>
              </table:table-cell>
              <table:table-cell office:value-type="float" office:value="0.723628">
                <text:p>0.72362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588901">
                <text:p>0.588901</text:p>
              </table:table-cell>
              <table:table-cell office:value-type="float" office:value="0.749652">
                <text:p>0.74965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570027">
                <text:p>0.570027</text:p>
              </table:table-cell>
              <table:table-cell office:value-type="float" office:value="0.713644">
                <text:p>0.7136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600693">
                <text:p>0.600693</text:p>
              </table:table-cell>
              <table:table-cell office:value-type="float" office:value="0.737465">
                <text:p>0.73746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618207">
                <text:p>0.618207</text:p>
              </table:table-cell>
              <table:table-cell office:value-type="float" office:value="0.70075">
                <text:p>0.7007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58201">
                <text:p>0.58201</text:p>
              </table:table-cell>
              <table:table-cell office:value-type="float" office:value="0.731064">
                <text:p>0.73106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605629">
                <text:p>0.605629</text:p>
              </table:table-cell>
              <table:table-cell office:value-type="float" office:value="0.694407">
                <text:p>0.69440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551434">
                <text:p>0.551434</text:p>
              </table:table-cell>
              <table:table-cell office:value-type="float" office:value="0.709169">
                <text:p>0.70916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549624">
                <text:p>0.549624</text:p>
              </table:table-cell>
              <table:table-cell office:value-type="float" office:value="0.730647">
                <text:p>0.73064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580273">
                <text:p>0.580273</text:p>
              </table:table-cell>
              <table:table-cell office:value-type="float" office:value="0.748604">
                <text:p>0.74860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573983">
                <text:p>0.573983</text:p>
              </table:table-cell>
              <table:table-cell office:value-type="float" office:value="0.707792">
                <text:p>0.70779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560009">
                <text:p>0.560009</text:p>
              </table:table-cell>
              <table:table-cell office:value-type="float" office:value="0.735762">
                <text:p>0.73576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555563">
                <text:p>0.555563</text:p>
              </table:table-cell>
              <table:table-cell office:value-type="float" office:value="0.708167">
                <text:p>0.70816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566695">
                <text:p>0.566695</text:p>
              </table:table-cell>
              <table:table-cell office:value-type="float" office:value="0.682372">
                <text:p>0.68237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573852">
                <text:p>0.573852</text:p>
              </table:table-cell>
              <table:table-cell office:value-type="float" office:value="0.726552">
                <text:p>0.72655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580828">
                <text:p>0.580828</text:p>
              </table:table-cell>
              <table:table-cell office:value-type="float" office:value="0.686488">
                <text:p>0.68648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577263">
                <text:p>0.577263</text:p>
              </table:table-cell>
              <table:table-cell office:value-type="float" office:value="0.76459">
                <text:p>0.7645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570249">
                <text:p>0.570249</text:p>
              </table:table-cell>
              <table:table-cell office:value-type="float" office:value="0.719025">
                <text:p>0.71902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581953">
                <text:p>0.581953</text:p>
              </table:table-cell>
              <table:table-cell office:value-type="float" office:value="0.692549">
                <text:p>0.69254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566009">
                <text:p>0.566009</text:p>
              </table:table-cell>
              <table:table-cell office:value-type="float" office:value="0.690191">
                <text:p>0.69019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55819">
                <text:p>0.55819</text:p>
              </table:table-cell>
              <table:table-cell office:value-type="float" office:value="0.770701">
                <text:p>0.77070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544989">
                <text:p>0.544989</text:p>
              </table:table-cell>
              <table:table-cell office:value-type="float" office:value="0.698288">
                <text:p>0.69828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53512">
                <text:p>0.53512</text:p>
              </table:table-cell>
              <table:table-cell office:value-type="float" office:value="0.720894">
                <text:p>0.72089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521091">
                <text:p>0.521091</text:p>
              </table:table-cell>
              <table:table-cell office:value-type="float" office:value="0.706069">
                <text:p>0.70606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566433">
                <text:p>0.566433</text:p>
              </table:table-cell>
              <table:table-cell office:value-type="float" office:value="0.727548">
                <text:p>0.72754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556467">
                <text:p>0.556467</text:p>
              </table:table-cell>
              <table:table-cell office:value-type="float" office:value="0.696977">
                <text:p>0.69697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563553">
                <text:p>0.563553</text:p>
              </table:table-cell>
              <table:table-cell office:value-type="float" office:value="0.741903">
                <text:p>0.74190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538003">
                <text:p>0.538003</text:p>
              </table:table-cell>
              <table:table-cell office:value-type="float" office:value="0.736471">
                <text:p>0.73647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536644">
                <text:p>0.536644</text:p>
              </table:table-cell>
              <table:table-cell office:value-type="float" office:value="0.702827">
                <text:p>0.70282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557046">
                <text:p>0.557046</text:p>
              </table:table-cell>
              <table:table-cell office:value-type="float" office:value="0.743625">
                <text:p>0.74362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557045">
                <text:p>0.557045</text:p>
              </table:table-cell>
              <table:table-cell office:value-type="float" office:value="0.710368">
                <text:p>0.71036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557526">
                <text:p>0.557526</text:p>
              </table:table-cell>
              <table:table-cell office:value-type="float" office:value="0.717369">
                <text:p>0.71736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574251">
                <text:p>0.574251</text:p>
              </table:table-cell>
              <table:table-cell office:value-type="float" office:value="0.736848">
                <text:p>0.73684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543856">
                <text:p>0.543856</text:p>
              </table:table-cell>
              <table:table-cell office:value-type="float" office:value="0.724971">
                <text:p>0.72497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552626">
                <text:p>0.552626</text:p>
              </table:table-cell>
              <table:table-cell office:value-type="float" office:value="0.722682">
                <text:p>0.72268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536795">
                <text:p>0.536795</text:p>
              </table:table-cell>
              <table:table-cell office:value-type="float" office:value="0.733942">
                <text:p>0.73394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562544">
                <text:p>0.562544</text:p>
              </table:table-cell>
              <table:table-cell office:value-type="float" office:value="0.724124">
                <text:p>0.72412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571484">
                <text:p>0.571484</text:p>
              </table:table-cell>
              <table:table-cell office:value-type="float" office:value="0.744152">
                <text:p>0.74415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536617">
                <text:p>0.536617</text:p>
              </table:table-cell>
              <table:table-cell office:value-type="float" office:value="0.700396">
                <text:p>0.70039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568186">
                <text:p>0.568186</text:p>
              </table:table-cell>
              <table:table-cell office:value-type="float" office:value="0.709171">
                <text:p>0.70917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527394">
                <text:p>0.527394</text:p>
              </table:table-cell>
              <table:table-cell office:value-type="float" office:value="0.700036">
                <text:p>0.70003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523637">
                <text:p>0.523637</text:p>
              </table:table-cell>
              <table:table-cell office:value-type="float" office:value="0.730633">
                <text:p>0.73063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561365">
                <text:p>0.561365</text:p>
              </table:table-cell>
              <table:table-cell office:value-type="float" office:value="0.727205">
                <text:p>0.72720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563776">
                <text:p>0.563776</text:p>
              </table:table-cell>
              <table:table-cell office:value-type="float" office:value="0.733646">
                <text:p>0.73364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555973">
                <text:p>0.555973</text:p>
              </table:table-cell>
              <table:table-cell office:value-type="float" office:value="0.710281">
                <text:p>0.71028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54523">
                <text:p>0.54523</text:p>
              </table:table-cell>
              <table:table-cell office:value-type="float" office:value="0.732497">
                <text:p>0.73249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543227">
                <text:p>0.543227</text:p>
              </table:table-cell>
              <table:table-cell office:value-type="float" office:value="0.725134">
                <text:p>0.72513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545607">
                <text:p>0.545607</text:p>
              </table:table-cell>
              <table:table-cell office:value-type="float" office:value="0.71447">
                <text:p>0.7144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547158">
                <text:p>0.547158</text:p>
              </table:table-cell>
              <table:table-cell office:value-type="float" office:value="0.759396">
                <text:p>0.75939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534033">
                <text:p>0.534033</text:p>
              </table:table-cell>
              <table:table-cell office:value-type="float" office:value="0.715063">
                <text:p>0.71506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551985">
                <text:p>0.551985</text:p>
              </table:table-cell>
              <table:table-cell office:value-type="float" office:value="0.688337">
                <text:p>0.68833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531962">
                <text:p>0.531962</text:p>
              </table:table-cell>
              <table:table-cell office:value-type="float" office:value="0.709974">
                <text:p>0.70997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561959">
                <text:p>0.561959</text:p>
              </table:table-cell>
              <table:table-cell office:value-type="float" office:value="0.687505">
                <text:p>0.68750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546273">
                <text:p>0.546273</text:p>
              </table:table-cell>
              <table:table-cell office:value-type="float" office:value="0.707678">
                <text:p>0.70767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503864">
                <text:p>0.503864</text:p>
              </table:table-cell>
              <table:table-cell office:value-type="float" office:value="0.686073">
                <text:p>0.68607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517676">
                <text:p>0.517676</text:p>
              </table:table-cell>
              <table:table-cell office:value-type="float" office:value="0.686909">
                <text:p>0.68690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537018">
                <text:p>0.537018</text:p>
              </table:table-cell>
              <table:table-cell office:value-type="float" office:value="0.708516">
                <text:p>0.70851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54746">
                <text:p>0.54746</text:p>
              </table:table-cell>
              <table:table-cell office:value-type="float" office:value="0.671989">
                <text:p>0.67198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545484">
                <text:p>0.545484</text:p>
              </table:table-cell>
              <table:table-cell office:value-type="float" office:value="0.716925">
                <text:p>0.71692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537412">
                <text:p>0.537412</text:p>
              </table:table-cell>
              <table:table-cell office:value-type="float" office:value="0.698781">
                <text:p>0.69878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54767">
                <text:p>0.54767</text:p>
              </table:table-cell>
              <table:table-cell office:value-type="float" office:value="0.701215">
                <text:p>0.70121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527743">
                <text:p>0.527743</text:p>
              </table:table-cell>
              <table:table-cell office:value-type="float" office:value="0.713832">
                <text:p>0.71383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561035">
                <text:p>0.561035</text:p>
              </table:table-cell>
              <table:table-cell office:value-type="float" office:value="0.748128">
                <text:p>0.74812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547125">
                <text:p>0.547125</text:p>
              </table:table-cell>
              <table:table-cell office:value-type="float" office:value="0.685859">
                <text:p>0.68585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52211">
                <text:p>0.52211</text:p>
              </table:table-cell>
              <table:table-cell office:value-type="float" office:value="0.681891">
                <text:p>0.68189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530954">
                <text:p>0.530954</text:p>
              </table:table-cell>
              <table:table-cell office:value-type="float" office:value="0.735954">
                <text:p>0.73595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54552">
                <text:p>0.54552</text:p>
              </table:table-cell>
              <table:table-cell office:value-type="float" office:value="0.72067">
                <text:p>0.7206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558003">
                <text:p>0.558003</text:p>
              </table:table-cell>
              <table:table-cell office:value-type="float" office:value="0.691129">
                <text:p>0.69112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522003">
                <text:p>0.522003</text:p>
              </table:table-cell>
              <table:table-cell office:value-type="float" office:value="0.69522">
                <text:p>0.6952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551305">
                <text:p>0.551305</text:p>
              </table:table-cell>
              <table:table-cell office:value-type="float" office:value="0.732771">
                <text:p>0.73277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555932">
                <text:p>0.555932</text:p>
              </table:table-cell>
              <table:table-cell office:value-type="float" office:value="0.701383">
                <text:p>0.70138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548633">
                <text:p>0.548633</text:p>
              </table:table-cell>
              <table:table-cell office:value-type="float" office:value="0.708538">
                <text:p>0.70853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524717">
                <text:p>0.524717</text:p>
              </table:table-cell>
              <table:table-cell office:value-type="float" office:value="0.737057">
                <text:p>0.73705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538434">
                <text:p>0.538434</text:p>
              </table:table-cell>
              <table:table-cell office:value-type="float" office:value="0.703742">
                <text:p>0.70374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512038">
                <text:p>0.512038</text:p>
              </table:table-cell>
              <table:table-cell office:value-type="float" office:value="0.770601">
                <text:p>0.77060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524561">
                <text:p>0.524561</text:p>
              </table:table-cell>
              <table:table-cell office:value-type="float" office:value="0.7357">
                <text:p>0.735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532186">
                <text:p>0.532186</text:p>
              </table:table-cell>
              <table:table-cell office:value-type="float" office:value="0.698588">
                <text:p>0.69858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532106">
                <text:p>0.532106</text:p>
              </table:table-cell>
              <table:table-cell office:value-type="float" office:value="0.683994">
                <text:p>0.68399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526698">
                <text:p>0.526698</text:p>
              </table:table-cell>
              <table:table-cell office:value-type="float" office:value="0.730538">
                <text:p>0.73053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506617">
                <text:p>0.506617</text:p>
              </table:table-cell>
              <table:table-cell office:value-type="float" office:value="0.717193">
                <text:p>0.71719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522971">
                <text:p>0.522971</text:p>
              </table:table-cell>
              <table:table-cell office:value-type="float" office:value="0.746627">
                <text:p>0.74662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50417">
                <text:p>0.50417</text:p>
              </table:table-cell>
              <table:table-cell office:value-type="float" office:value="0.72582">
                <text:p>0.7258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5506">
                <text:p>0.5506</text:p>
              </table:table-cell>
              <table:table-cell office:value-type="float" office:value="0.718839">
                <text:p>0.71883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504754">
                <text:p>0.504754</text:p>
              </table:table-cell>
              <table:table-cell office:value-type="float" office:value="0.702465">
                <text:p>0.70246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502555">
                <text:p>0.502555</text:p>
              </table:table-cell>
              <table:table-cell office:value-type="float" office:value="0.717379">
                <text:p>0.71737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513753">
                <text:p>0.513753</text:p>
              </table:table-cell>
              <table:table-cell office:value-type="float" office:value="0.721311">
                <text:p>0.72131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532787">
                <text:p>0.532787</text:p>
              </table:table-cell>
              <table:table-cell office:value-type="float" office:value="0.699973">
                <text:p>0.69997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521301">
                <text:p>0.521301</text:p>
              </table:table-cell>
              <table:table-cell office:value-type="float" office:value="0.716802">
                <text:p>0.71680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510581">
                <text:p>0.510581</text:p>
              </table:table-cell>
              <table:table-cell office:value-type="float" office:value="0.686424">
                <text:p>0.68642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521472">
                <text:p>0.521472</text:p>
              </table:table-cell>
              <table:table-cell office:value-type="float" office:value="0.704448">
                <text:p>0.70444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51461">
                <text:p>0.51461</text:p>
              </table:table-cell>
              <table:table-cell office:value-type="float" office:value="0.690303">
                <text:p>0.69030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515581">
                <text:p>0.515581</text:p>
              </table:table-cell>
              <table:table-cell office:value-type="float" office:value="0.700982">
                <text:p>0.70098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503213">
                <text:p>0.503213</text:p>
              </table:table-cell>
              <table:table-cell office:value-type="float" office:value="0.695413">
                <text:p>0.69541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506069">
                <text:p>0.506069</text:p>
              </table:table-cell>
              <table:table-cell office:value-type="float" office:value="0.663451">
                <text:p>0.66345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520312">
                <text:p>0.520312</text:p>
              </table:table-cell>
              <table:table-cell office:value-type="float" office:value="0.669242">
                <text:p>0.66924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534308">
                <text:p>0.534308</text:p>
              </table:table-cell>
              <table:table-cell office:value-type="float" office:value="0.709732">
                <text:p>0.70973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515909">
                <text:p>0.515909</text:p>
              </table:table-cell>
              <table:table-cell office:value-type="float" office:value="0.757291">
                <text:p>0.75729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517789">
                <text:p>0.517789</text:p>
              </table:table-cell>
              <table:table-cell office:value-type="float" office:value="0.739675">
                <text:p>0.73967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503657">
                <text:p>0.503657</text:p>
              </table:table-cell>
              <table:table-cell office:value-type="float" office:value="0.746239">
                <text:p>0.74623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505879">
                <text:p>0.505879</text:p>
              </table:table-cell>
              <table:table-cell office:value-type="float" office:value="0.682346">
                <text:p>0.68234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528696">
                <text:p>0.528696</text:p>
              </table:table-cell>
              <table:table-cell office:value-type="float" office:value="0.692737">
                <text:p>0.69273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509598">
                <text:p>0.509598</text:p>
              </table:table-cell>
              <table:table-cell office:value-type="float" office:value="0.721696">
                <text:p>0.72169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496217">
                <text:p>0.496217</text:p>
              </table:table-cell>
              <table:table-cell office:value-type="float" office:value="0.720075">
                <text:p>0.72007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87589">
                <text:p>0.487589</text:p>
              </table:table-cell>
              <table:table-cell office:value-type="float" office:value="0.699835">
                <text:p>0.6998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50887">
                <text:p>0.50887</text:p>
              </table:table-cell>
              <table:table-cell office:value-type="float" office:value="0.68405">
                <text:p>0.6840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97019">
                <text:p>0.497019</text:p>
              </table:table-cell>
              <table:table-cell office:value-type="float" office:value="0.729421">
                <text:p>0.72942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90966">
                <text:p>0.490966</text:p>
              </table:table-cell>
              <table:table-cell office:value-type="float" office:value="0.826299">
                <text:p>0.82629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523952">
                <text:p>0.523952</text:p>
              </table:table-cell>
              <table:table-cell office:value-type="float" office:value="0.722133">
                <text:p>0.72213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522182">
                <text:p>0.522182</text:p>
              </table:table-cell>
              <table:table-cell office:value-type="float" office:value="0.704007">
                <text:p>0.70400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501221">
                <text:p>0.501221</text:p>
              </table:table-cell>
              <table:table-cell office:value-type="float" office:value="0.699886">
                <text:p>0.69988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98189">
                <text:p>0.498189</text:p>
              </table:table-cell>
              <table:table-cell office:value-type="float" office:value="0.711006">
                <text:p>0.71100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86853">
                <text:p>0.486853</text:p>
              </table:table-cell>
              <table:table-cell office:value-type="float" office:value="0.699311">
                <text:p>0.69931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533941">
                <text:p>0.533941</text:p>
              </table:table-cell>
              <table:table-cell office:value-type="float" office:value="0.720952">
                <text:p>0.72095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52027">
                <text:p>0.52027</text:p>
              </table:table-cell>
              <table:table-cell office:value-type="float" office:value="0.714735">
                <text:p>0.71473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509062">
                <text:p>0.509062</text:p>
              </table:table-cell>
              <table:table-cell office:value-type="float" office:value="0.686618">
                <text:p>0.68661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89504">
                <text:p>0.489504</text:p>
              </table:table-cell>
              <table:table-cell office:value-type="float" office:value="0.678974">
                <text:p>0.67897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507757">
                <text:p>0.507757</text:p>
              </table:table-cell>
              <table:table-cell office:value-type="float" office:value="0.698393">
                <text:p>0.69839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525204">
                <text:p>0.525204</text:p>
              </table:table-cell>
              <table:table-cell office:value-type="float" office:value="0.670467">
                <text:p>0.67046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518753">
                <text:p>0.518753</text:p>
              </table:table-cell>
              <table:table-cell office:value-type="float" office:value="0.689527">
                <text:p>0.68952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51784">
                <text:p>0.51784</text:p>
              </table:table-cell>
              <table:table-cell office:value-type="float" office:value="0.670563">
                <text:p>0.67056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495755">
                <text:p>0.495755</text:p>
              </table:table-cell>
              <table:table-cell office:value-type="float" office:value="0.659901">
                <text:p>0.65990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489993">
                <text:p>0.489993</text:p>
              </table:table-cell>
              <table:table-cell office:value-type="float" office:value="0.717582">
                <text:p>0.71758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508097">
                <text:p>0.508097</text:p>
              </table:table-cell>
              <table:table-cell office:value-type="float" office:value="0.73644">
                <text:p>0.7364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97613">
                <text:p>0.497613</text:p>
              </table:table-cell>
              <table:table-cell office:value-type="float" office:value="0.707558">
                <text:p>0.70755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478903">
                <text:p>0.478903</text:p>
              </table:table-cell>
              <table:table-cell office:value-type="float" office:value="0.710656">
                <text:p>0.71065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509223">
                <text:p>0.509223</text:p>
              </table:table-cell>
              <table:table-cell office:value-type="float" office:value="0.707634">
                <text:p>0.70763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66137">
                <text:p>0.466137</text:p>
              </table:table-cell>
              <table:table-cell office:value-type="float" office:value="0.737132">
                <text:p>0.73713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509625">
                <text:p>0.509625</text:p>
              </table:table-cell>
              <table:table-cell office:value-type="float" office:value="0.695723">
                <text:p>0.69572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491596">
                <text:p>0.491596</text:p>
              </table:table-cell>
              <table:table-cell office:value-type="float" office:value="0.719877">
                <text:p>0.71987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92194">
                <text:p>0.492194</text:p>
              </table:table-cell>
              <table:table-cell office:value-type="float" office:value="0.743356">
                <text:p>0.74335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509037">
                <text:p>0.509037</text:p>
              </table:table-cell>
              <table:table-cell office:value-type="float" office:value="0.74072">
                <text:p>0.7407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485721">
                <text:p>0.485721</text:p>
              </table:table-cell>
              <table:table-cell office:value-type="float" office:value="0.700594">
                <text:p>0.70059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49759">
                <text:p>0.49759</text:p>
              </table:table-cell>
              <table:table-cell office:value-type="float" office:value="0.745162">
                <text:p>0.74516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525289">
                <text:p>0.525289</text:p>
              </table:table-cell>
              <table:table-cell office:value-type="float" office:value="0.693518">
                <text:p>0.69351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493901">
                <text:p>0.493901</text:p>
              </table:table-cell>
              <table:table-cell office:value-type="float" office:value="0.714941">
                <text:p>0.71494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506163">
                <text:p>0.506163</text:p>
              </table:table-cell>
              <table:table-cell office:value-type="float" office:value="0.700593">
                <text:p>0.70059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491908">
                <text:p>0.491908</text:p>
              </table:table-cell>
              <table:table-cell office:value-type="float" office:value="0.756756">
                <text:p>0.75675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491872">
                <text:p>0.491872</text:p>
              </table:table-cell>
              <table:table-cell office:value-type="float" office:value="0.700147">
                <text:p>0.70014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499317">
                <text:p>0.499317</text:p>
              </table:table-cell>
              <table:table-cell office:value-type="float" office:value="0.744697">
                <text:p>0.74469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72745">
                <text:p>0.472745</text:p>
              </table:table-cell>
              <table:table-cell office:value-type="float" office:value="0.692163">
                <text:p>0.69216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489916">
                <text:p>0.489916</text:p>
              </table:table-cell>
              <table:table-cell office:value-type="float" office:value="0.709608">
                <text:p>0.70960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503418">
                <text:p>0.503418</text:p>
              </table:table-cell>
              <table:table-cell office:value-type="float" office:value="0.705523">
                <text:p>0.70552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454225">
                <text:p>0.454225</text:p>
              </table:table-cell>
              <table:table-cell office:value-type="float" office:value="0.704629">
                <text:p>0.70462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466739">
                <text:p>0.466739</text:p>
              </table:table-cell>
              <table:table-cell office:value-type="float" office:value="0.692103">
                <text:p>0.69210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99214">
                <text:p>0.499214</text:p>
              </table:table-cell>
              <table:table-cell office:value-type="float" office:value="0.702614">
                <text:p>0.70261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75643">
                <text:p>0.475643</text:p>
              </table:table-cell>
              <table:table-cell office:value-type="float" office:value="0.712139">
                <text:p>0.71213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527919">
                <text:p>0.527919</text:p>
              </table:table-cell>
              <table:table-cell office:value-type="float" office:value="0.680857">
                <text:p>0.68085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485518">
                <text:p>0.485518</text:p>
              </table:table-cell>
              <table:table-cell office:value-type="float" office:value="0.722899">
                <text:p>0.72289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478475">
                <text:p>0.478475</text:p>
              </table:table-cell>
              <table:table-cell office:value-type="float" office:value="0.734165">
                <text:p>0.73416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509221">
                <text:p>0.509221</text:p>
              </table:table-cell>
              <table:table-cell office:value-type="float" office:value="0.699004">
                <text:p>0.69900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480708">
                <text:p>0.480708</text:p>
              </table:table-cell>
              <table:table-cell office:value-type="float" office:value="0.692187">
                <text:p>0.69218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504192">
                <text:p>0.504192</text:p>
              </table:table-cell>
              <table:table-cell office:value-type="float" office:value="0.687235">
                <text:p>0.68723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465539">
                <text:p>0.465539</text:p>
              </table:table-cell>
              <table:table-cell office:value-type="float" office:value="0.74985">
                <text:p>0.7498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480677">
                <text:p>0.480677</text:p>
              </table:table-cell>
              <table:table-cell office:value-type="float" office:value="0.791724">
                <text:p>0.79172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50247">
                <text:p>0.50247</text:p>
              </table:table-cell>
              <table:table-cell office:value-type="float" office:value="0.713423">
                <text:p>0.71342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475399">
                <text:p>0.475399</text:p>
              </table:table-cell>
              <table:table-cell office:value-type="float" office:value="0.728422">
                <text:p>0.72842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485211">
                <text:p>0.485211</text:p>
              </table:table-cell>
              <table:table-cell office:value-type="float" office:value="0.716771">
                <text:p>0.71677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445156">
                <text:p>0.445156</text:p>
              </table:table-cell>
              <table:table-cell office:value-type="float" office:value="0.747482">
                <text:p>0.74748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50693">
                <text:p>0.50693</text:p>
              </table:table-cell>
              <table:table-cell office:value-type="float" office:value="0.715299">
                <text:p>0.71529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463972">
                <text:p>0.463972</text:p>
              </table:table-cell>
              <table:table-cell office:value-type="float" office:value="0.734911">
                <text:p>0.73491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497962">
                <text:p>0.497962</text:p>
              </table:table-cell>
              <table:table-cell office:value-type="float" office:value="0.706696">
                <text:p>0.70669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495548">
                <text:p>0.495548</text:p>
              </table:table-cell>
              <table:table-cell office:value-type="float" office:value="0.710783">
                <text:p>0.71078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493602">
                <text:p>0.493602</text:p>
              </table:table-cell>
              <table:table-cell office:value-type="float" office:value="0.712606">
                <text:p>0.71260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468852">
                <text:p>0.468852</text:p>
              </table:table-cell>
              <table:table-cell office:value-type="float" office:value="0.737071">
                <text:p>0.73707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496334">
                <text:p>0.496334</text:p>
              </table:table-cell>
              <table:table-cell office:value-type="float" office:value="0.734284">
                <text:p>0.73428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48065">
                <text:p>0.48065</text:p>
              </table:table-cell>
              <table:table-cell office:value-type="float" office:value="0.674089">
                <text:p>0.67408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477541">
                <text:p>0.477541</text:p>
              </table:table-cell>
              <table:table-cell office:value-type="float" office:value="0.713655">
                <text:p>0.71365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487908">
                <text:p>0.487908</text:p>
              </table:table-cell>
              <table:table-cell office:value-type="float" office:value="0.759861">
                <text:p>0.75986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488605">
                <text:p>0.488605</text:p>
              </table:table-cell>
              <table:table-cell office:value-type="float" office:value="0.748524">
                <text:p>0.74852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485012">
                <text:p>0.485012</text:p>
              </table:table-cell>
              <table:table-cell office:value-type="float" office:value="0.724204">
                <text:p>0.72420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494361">
                <text:p>0.494361</text:p>
              </table:table-cell>
              <table:table-cell office:value-type="float" office:value="0.714675">
                <text:p>0.71467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481995">
                <text:p>0.481995</text:p>
              </table:table-cell>
              <table:table-cell office:value-type="float" office:value="0.702755">
                <text:p>0.70275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480664">
                <text:p>0.480664</text:p>
              </table:table-cell>
              <table:table-cell office:value-type="float" office:value="0.676643">
                <text:p>0.67664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483025">
                <text:p>0.483025</text:p>
              </table:table-cell>
              <table:table-cell office:value-type="float" office:value="0.680136">
                <text:p>0.68013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47379">
                <text:p>0.47379</text:p>
              </table:table-cell>
              <table:table-cell office:value-type="float" office:value="0.764991">
                <text:p>0.76499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470765">
                <text:p>0.470765</text:p>
              </table:table-cell>
              <table:table-cell office:value-type="float" office:value="0.708931">
                <text:p>0.70893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449519">
                <text:p>0.449519</text:p>
              </table:table-cell>
              <table:table-cell office:value-type="float" office:value="0.715074">
                <text:p>0.71507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497818">
                <text:p>0.497818</text:p>
              </table:table-cell>
              <table:table-cell office:value-type="float" office:value="0.698431">
                <text:p>0.69843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499905">
                <text:p>0.499905</text:p>
              </table:table-cell>
              <table:table-cell office:value-type="float" office:value="0.687335">
                <text:p>0.68733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464812">
                <text:p>0.464812</text:p>
              </table:table-cell>
              <table:table-cell office:value-type="float" office:value="0.737861">
                <text:p>0.73786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468268">
                <text:p>0.468268</text:p>
              </table:table-cell>
              <table:table-cell office:value-type="float" office:value="0.717776">
                <text:p>0.71777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478878">
                <text:p>0.478878</text:p>
              </table:table-cell>
              <table:table-cell office:value-type="float" office:value="0.699432">
                <text:p>0.69943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455634">
                <text:p>0.455634</text:p>
              </table:table-cell>
              <table:table-cell office:value-type="float" office:value="0.709634">
                <text:p>0.70963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485078">
                <text:p>0.485078</text:p>
              </table:table-cell>
              <table:table-cell office:value-type="float" office:value="0.736215">
                <text:p>0.73621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470563">
                <text:p>0.470563</text:p>
              </table:table-cell>
              <table:table-cell office:value-type="float" office:value="0.699757">
                <text:p>0.69975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463156">
                <text:p>0.463156</text:p>
              </table:table-cell>
              <table:table-cell office:value-type="float" office:value="0.768084">
                <text:p>0.76808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50977">
                <text:p>0.50977</text:p>
              </table:table-cell>
              <table:table-cell office:value-type="float" office:value="0.691365">
                <text:p>0.69136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485939">
                <text:p>0.485939</text:p>
              </table:table-cell>
              <table:table-cell office:value-type="float" office:value="0.738546">
                <text:p>0.73854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448026">
                <text:p>0.448026</text:p>
              </table:table-cell>
              <table:table-cell office:value-type="float" office:value="0.699901">
                <text:p>0.69990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462516">
                <text:p>0.462516</text:p>
              </table:table-cell>
              <table:table-cell office:value-type="float" office:value="0.695491">
                <text:p>0.69549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455551">
                <text:p>0.455551</text:p>
              </table:table-cell>
              <table:table-cell office:value-type="float" office:value="0.701614">
                <text:p>0.70161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450556">
                <text:p>0.450556</text:p>
              </table:table-cell>
              <table:table-cell office:value-type="float" office:value="0.746712">
                <text:p>0.74671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476742">
                <text:p>0.476742</text:p>
              </table:table-cell>
              <table:table-cell office:value-type="float" office:value="0.686344">
                <text:p>0.68634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465292">
                <text:p>0.465292</text:p>
              </table:table-cell>
              <table:table-cell office:value-type="float" office:value="0.671437">
                <text:p>0.67143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460018">
                <text:p>0.460018</text:p>
              </table:table-cell>
              <table:table-cell office:value-type="float" office:value="0.723664">
                <text:p>0.72366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483405">
                <text:p>0.483405</text:p>
              </table:table-cell>
              <table:table-cell office:value-type="float" office:value="0.729616">
                <text:p>0.72961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473049">
                <text:p>0.473049</text:p>
              </table:table-cell>
              <table:table-cell office:value-type="float" office:value="0.738772">
                <text:p>0.73877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471798">
                <text:p>0.471798</text:p>
              </table:table-cell>
              <table:table-cell office:value-type="float" office:value="0.724822">
                <text:p>0.72482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447136">
                <text:p>0.447136</text:p>
              </table:table-cell>
              <table:table-cell office:value-type="float" office:value="0.709619">
                <text:p>0.70961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46219">
                <text:p>0.46219</text:p>
              </table:table-cell>
              <table:table-cell office:value-type="float" office:value="0.715233">
                <text:p>0.71523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460587">
                <text:p>0.460587</text:p>
              </table:table-cell>
              <table:table-cell office:value-type="float" office:value="0.703509">
                <text:p>0.70350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472515">
                <text:p>0.472515</text:p>
              </table:table-cell>
              <table:table-cell office:value-type="float" office:value="0.704446">
                <text:p>0.70444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460985">
                <text:p>0.460985</text:p>
              </table:table-cell>
              <table:table-cell office:value-type="float" office:value="0.727817">
                <text:p>0.72781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469106">
                <text:p>0.469106</text:p>
              </table:table-cell>
              <table:table-cell office:value-type="float" office:value="0.702185">
                <text:p>0.70218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483056">
                <text:p>0.483056</text:p>
              </table:table-cell>
              <table:table-cell office:value-type="float" office:value="0.734351">
                <text:p>0.73435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482035">
                <text:p>0.482035</text:p>
              </table:table-cell>
              <table:table-cell office:value-type="float" office:value="0.733599">
                <text:p>0.73359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468029">
                <text:p>0.468029</text:p>
              </table:table-cell>
              <table:table-cell office:value-type="float" office:value="0.720852">
                <text:p>0.72085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480064">
                <text:p>0.480064</text:p>
              </table:table-cell>
              <table:table-cell office:value-type="float" office:value="0.688947">
                <text:p>0.68894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459613">
                <text:p>0.459613</text:p>
              </table:table-cell>
              <table:table-cell office:value-type="float" office:value="0.683208">
                <text:p>0.68320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465492">
                <text:p>0.465492</text:p>
              </table:table-cell>
              <table:table-cell office:value-type="float" office:value="0.711443">
                <text:p>0.71144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454811">
                <text:p>0.454811</text:p>
              </table:table-cell>
              <table:table-cell office:value-type="float" office:value="0.717244">
                <text:p>0.71724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463258">
                <text:p>0.463258</text:p>
              </table:table-cell>
              <table:table-cell office:value-type="float" office:value="0.671483">
                <text:p>0.67148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445586">
                <text:p>0.445586</text:p>
              </table:table-cell>
              <table:table-cell office:value-type="float" office:value="0.731753">
                <text:p>0.73175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461365">
                <text:p>0.461365</text:p>
              </table:table-cell>
              <table:table-cell office:value-type="float" office:value="0.688631">
                <text:p>0.68863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437859">
                <text:p>0.437859</text:p>
              </table:table-cell>
              <table:table-cell office:value-type="float" office:value="0.810468">
                <text:p>0.81046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460179">
                <text:p>0.460179</text:p>
              </table:table-cell>
              <table:table-cell office:value-type="float" office:value="0.712635">
                <text:p>0.71263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465656">
                <text:p>0.465656</text:p>
              </table:table-cell>
              <table:table-cell office:value-type="float" office:value="0.693724">
                <text:p>0.69372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456387">
                <text:p>0.456387</text:p>
              </table:table-cell>
              <table:table-cell office:value-type="float" office:value="0.714447">
                <text:p>0.71444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447558">
                <text:p>0.447558</text:p>
              </table:table-cell>
              <table:table-cell office:value-type="float" office:value="0.754252">
                <text:p>0.75425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473022">
                <text:p>0.473022</text:p>
              </table:table-cell>
              <table:table-cell office:value-type="float" office:value="0.692848">
                <text:p>0.69284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452752">
                <text:p>0.452752</text:p>
              </table:table-cell>
              <table:table-cell office:value-type="float" office:value="0.697262">
                <text:p>0.69726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443372">
                <text:p>0.443372</text:p>
              </table:table-cell>
              <table:table-cell office:value-type="float" office:value="0.765961">
                <text:p>0.76596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42624">
                <text:p>0.42624</text:p>
              </table:table-cell>
              <table:table-cell office:value-type="float" office:value="0.725505">
                <text:p>0.72550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476167">
                <text:p>0.476167</text:p>
              </table:table-cell>
              <table:table-cell office:value-type="float" office:value="0.755481">
                <text:p>0.75548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470698">
                <text:p>0.470698</text:p>
              </table:table-cell>
              <table:table-cell office:value-type="float" office:value="0.690363">
                <text:p>0.69036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440336">
                <text:p>0.440336</text:p>
              </table:table-cell>
              <table:table-cell office:value-type="float" office:value="0.750907">
                <text:p>0.75090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461659">
                <text:p>0.461659</text:p>
              </table:table-cell>
              <table:table-cell office:value-type="float" office:value="0.753906">
                <text:p>0.75390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44559">
                <text:p>0.44559</text:p>
              </table:table-cell>
              <table:table-cell office:value-type="float" office:value="0.732363">
                <text:p>0.73236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466203">
                <text:p>0.466203</text:p>
              </table:table-cell>
              <table:table-cell office:value-type="float" office:value="0.727441">
                <text:p>0.72744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479996">
                <text:p>0.479996</text:p>
              </table:table-cell>
              <table:table-cell office:value-type="float" office:value="0.770378">
                <text:p>0.77037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444261">
                <text:p>0.444261</text:p>
              </table:table-cell>
              <table:table-cell office:value-type="float" office:value="0.692279">
                <text:p>0.69227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471243">
                <text:p>0.471243</text:p>
              </table:table-cell>
              <table:table-cell office:value-type="float" office:value="0.726608">
                <text:p>0.72660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451991">
                <text:p>0.451991</text:p>
              </table:table-cell>
              <table:table-cell office:value-type="float" office:value="0.714209">
                <text:p>0.71420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46407">
                <text:p>0.46407</text:p>
              </table:table-cell>
              <table:table-cell office:value-type="float" office:value="0.707089">
                <text:p>0.70708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440609">
                <text:p>0.440609</text:p>
              </table:table-cell>
              <table:table-cell office:value-type="float" office:value="0.730816">
                <text:p>0.73081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427773">
                <text:p>0.427773</text:p>
              </table:table-cell>
              <table:table-cell office:value-type="float" office:value="0.704629">
                <text:p>0.70462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482838">
                <text:p>0.482838</text:p>
              </table:table-cell>
              <table:table-cell office:value-type="float" office:value="0.70441">
                <text:p>0.7044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457934">
                <text:p>0.457934</text:p>
              </table:table-cell>
              <table:table-cell office:value-type="float" office:value="0.752862">
                <text:p>0.75286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478893">
                <text:p>0.478893</text:p>
              </table:table-cell>
              <table:table-cell office:value-type="float" office:value="0.693446">
                <text:p>0.69344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44712">
                <text:p>0.44712</text:p>
              </table:table-cell>
              <table:table-cell office:value-type="float" office:value="0.726227">
                <text:p>0.72622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441492">
                <text:p>0.441492</text:p>
              </table:table-cell>
              <table:table-cell office:value-type="float" office:value="0.705642">
                <text:p>0.70564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468364">
                <text:p>0.468364</text:p>
              </table:table-cell>
              <table:table-cell office:value-type="float" office:value="0.722194">
                <text:p>0.72219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441128">
                <text:p>0.441128</text:p>
              </table:table-cell>
              <table:table-cell office:value-type="float" office:value="0.709488">
                <text:p>0.70948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446182">
                <text:p>0.446182</text:p>
              </table:table-cell>
              <table:table-cell office:value-type="float" office:value="0.722329">
                <text:p>0.72232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462603">
                <text:p>0.462603</text:p>
              </table:table-cell>
              <table:table-cell office:value-type="float" office:value="0.72021">
                <text:p>0.7202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423343">
                <text:p>0.423343</text:p>
              </table:table-cell>
              <table:table-cell office:value-type="float" office:value="0.705005">
                <text:p>0.705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299cm" svg:height="8.587cm" xlink:href=".." xlink:type="simple" chart:class="chart:bar" chart:style-name="ch1">
        <chart:legend chart:legend-position="end" svg:x="18.501cm" svg:y="3.994cm" style:legend-expansion="high" chart:style-name="ch2"/>
        <chart:plot-area chart:style-name="ch3" table:cell-range-address="Blad1.C1:Blad1.C601" chart:data-source-has-labels="row" svg:x="0.445cm" svg:y="0.171cm" svg:width="17.611cm" svg:height="8.245cm">
          <chartooo:coordinate-region svg:x="1.172cm" svg:y="0.37cm" svg:width="16.884cm" svg:height="7.1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lad1.C2:Blad1.C601" chart:label-cell-address="Blad1.C1:Blad1.C1" chart:class="chart:bar">
            <chart:data-point chart:repeated="6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idation_accuracy</text:p>
                <draw:g>
                  <svg:desc>Blad1.C1:Blad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7">
                <text:p>0.047</text:p>
                <draw:g>
                  <svg:desc>Blad1.C2:Blad1.C6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5">
                <text:p>0.0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05">
                <text:p>0.0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25">
                <text:p>0.08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045">
                <text:p>0.20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965">
                <text:p>0.29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05">
                <text:p>0.34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995">
                <text:p>0.3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195">
                <text:p>0.41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23">
                <text:p>0.4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275">
                <text:p>0.42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62">
                <text:p>0.4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495">
                <text:p>0.4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75">
                <text:p>0.49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915">
                <text:p>0.49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935">
                <text:p>0.49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675">
                <text:p>0.46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52">
                <text:p>0.5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17">
                <text:p>0.5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445">
                <text:p>0.54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655">
                <text:p>0.56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705">
                <text:p>0.57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635">
                <text:p>0.56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665">
                <text:p>0.56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735">
                <text:p>0.57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825">
                <text:p>0.58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965">
                <text:p>0.59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165">
                <text:p>0.61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975">
                <text:p>0.59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86">
                <text:p>0.5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17">
                <text:p>0.6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095">
                <text:p>0.60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02">
                <text:p>0.6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11">
                <text:p>0.6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28">
                <text:p>0.6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41">
                <text:p>0.6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395">
                <text:p>0.63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305">
                <text:p>0.63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255">
                <text:p>0.62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285">
                <text:p>0.62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44">
                <text:p>0.6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445">
                <text:p>0.64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57">
                <text:p>0.6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235">
                <text:p>0.62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615">
                <text:p>0.66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605">
                <text:p>0.66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61">
                <text:p>0.6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545">
                <text:p>0.65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695">
                <text:p>0.66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905">
                <text:p>0.69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845">
                <text:p>0.68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755">
                <text:p>0.67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25">
                <text:p>0.67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15">
                <text:p>0.68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845">
                <text:p>0.68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885">
                <text:p>0.68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985">
                <text:p>0.69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85">
                <text:p>0.6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175">
                <text:p>0.71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975">
                <text:p>0.69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095">
                <text:p>0.70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175">
                <text:p>0.71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05">
                <text:p>0.7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105">
                <text:p>0.71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04">
                <text:p>0.7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105">
                <text:p>0.71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09">
                <text:p>0.7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815">
                <text:p>0.68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095">
                <text:p>0.70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13">
                <text:p>0.7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02">
                <text:p>0.7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265">
                <text:p>0.72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27">
                <text:p>0.7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33">
                <text:p>0.7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27">
                <text:p>0.7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21">
                <text:p>0.7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225">
                <text:p>0.72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295">
                <text:p>0.72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375">
                <text:p>0.73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225">
                <text:p>0.72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315">
                <text:p>0.73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48">
                <text:p>0.7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33">
                <text:p>0.7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49">
                <text:p>0.7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38">
                <text:p>0.7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33">
                <text:p>0.7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125">
                <text:p>0.71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295">
                <text:p>0.72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44">
                <text:p>0.7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01">
                <text:p>0.7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28">
                <text:p>0.7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325">
                <text:p>0.73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38">
                <text:p>0.7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495">
                <text:p>0.74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455">
                <text:p>0.74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63">
                <text:p>0.7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53">
                <text:p>0.7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585">
                <text:p>0.75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265">
                <text:p>0.72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33">
                <text:p>0.7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52">
                <text:p>0.7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625">
                <text:p>0.76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615">
                <text:p>0.76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51">
                <text:p>0.7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52">
                <text:p>0.7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52">
                <text:p>0.7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51">
                <text:p>0.7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505">
                <text:p>0.75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565">
                <text:p>0.75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555">
                <text:p>0.75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485">
                <text:p>0.74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475">
                <text:p>0.74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525">
                <text:p>0.75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575">
                <text:p>0.75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67">
                <text:p>0.7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495">
                <text:p>0.74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495">
                <text:p>0.74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735">
                <text:p>0.77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605">
                <text:p>0.76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765">
                <text:p>0.77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575">
                <text:p>0.75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355">
                <text:p>0.73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775">
                <text:p>0.77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7625">
                <text:p>0.76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7715">
                <text:p>0.77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762">
                <text:p>0.7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585">
                <text:p>0.75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65">
                <text:p>0.76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735">
                <text:p>0.77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625">
                <text:p>0.76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63">
                <text:p>0.7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58">
                <text:p>0.7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645">
                <text:p>0.76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15">
                <text:p>0.76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67">
                <text:p>0.7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825">
                <text:p>0.78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725">
                <text:p>0.77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745">
                <text:p>0.77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665">
                <text:p>0.76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82">
                <text:p>0.7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725">
                <text:p>0.77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65">
                <text:p>0.7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705">
                <text:p>0.77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79">
                <text:p>0.7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745">
                <text:p>0.774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81">
                <text:p>0.7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751">
                <text:p>0.7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779">
                <text:p>0.7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79">
                <text:p>0.77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7755">
                <text:p>0.77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779">
                <text:p>0.77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7765">
                <text:p>0.77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7865">
                <text:p>0.786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7715">
                <text:p>0.77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779">
                <text:p>0.77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7925">
                <text:p>0.79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7875">
                <text:p>0.78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7825">
                <text:p>0.78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771">
                <text:p>0.77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765">
                <text:p>0.776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93">
                <text:p>0.7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825">
                <text:p>0.78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855">
                <text:p>0.78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7815">
                <text:p>0.78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7805">
                <text:p>0.78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86">
                <text:p>0.78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7795">
                <text:p>0.77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782">
                <text:p>0.78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875">
                <text:p>0.78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7825">
                <text:p>0.78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7795">
                <text:p>0.77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7935">
                <text:p>0.79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7905">
                <text:p>0.79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7875">
                <text:p>0.78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779">
                <text:p>0.77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7835">
                <text:p>0.78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7865">
                <text:p>0.786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7955">
                <text:p>0.79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7905">
                <text:p>0.79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7855">
                <text:p>0.78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7745">
                <text:p>0.77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789">
                <text:p>0.78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7885">
                <text:p>0.788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7905">
                <text:p>0.79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7925">
                <text:p>0.79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7805">
                <text:p>0.78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7905">
                <text:p>0.79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7715">
                <text:p>0.771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8015">
                <text:p>0.80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7895">
                <text:p>0.789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781">
                <text:p>0.78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7935">
                <text:p>0.793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7775">
                <text:p>0.77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7935">
                <text:p>0.793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7855">
                <text:p>0.785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7925">
                <text:p>0.79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7975">
                <text:p>0.79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7865">
                <text:p>0.786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7905">
                <text:p>0.790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7755">
                <text:p>0.775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791">
                <text:p>0.79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7945">
                <text:p>0.794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7945">
                <text:p>0.794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7915">
                <text:p>0.79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791">
                <text:p>0.79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779">
                <text:p>0.77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7935">
                <text:p>0.793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7925">
                <text:p>0.79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7925">
                <text:p>0.79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7965">
                <text:p>0.796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7965">
                <text:p>0.796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7915">
                <text:p>0.791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8025">
                <text:p>0.80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7975">
                <text:p>0.79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791">
                <text:p>0.79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7935">
                <text:p>0.793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7835">
                <text:p>0.783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7835">
                <text:p>0.783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779">
                <text:p>0.77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7935">
                <text:p>0.793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782">
                <text:p>0.78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803">
                <text:p>0.80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7905">
                <text:p>0.790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7975">
                <text:p>0.79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7955">
                <text:p>0.795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7955">
                <text:p>0.795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7915">
                <text:p>0.79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7985">
                <text:p>0.798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7825">
                <text:p>0.78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8005">
                <text:p>0.800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8075">
                <text:p>0.80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7965">
                <text:p>0.796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7995">
                <text:p>0.799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8065">
                <text:p>0.806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8025">
                <text:p>0.80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8015">
                <text:p>0.80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7955">
                <text:p>0.795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8015">
                <text:p>0.801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803">
                <text:p>0.80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8005">
                <text:p>0.800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7915">
                <text:p>0.791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8005">
                <text:p>0.800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7975">
                <text:p>0.79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786">
                <text:p>0.78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8045">
                <text:p>0.804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8025">
                <text:p>0.80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7895">
                <text:p>0.789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8025">
                <text:p>0.80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7995">
                <text:p>0.799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7915">
                <text:p>0.79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7875">
                <text:p>0.78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7975">
                <text:p>0.797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8015">
                <text:p>0.801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8035">
                <text:p>0.803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7955">
                <text:p>0.795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8055">
                <text:p>0.805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8135">
                <text:p>0.813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7995">
                <text:p>0.799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8135">
                <text:p>0.813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7845">
                <text:p>0.784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8025">
                <text:p>0.802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8015">
                <text:p>0.801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7995">
                <text:p>0.799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7995">
                <text:p>0.799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8075">
                <text:p>0.807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791">
                <text:p>0.79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7975">
                <text:p>0.79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7995">
                <text:p>0.799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7995">
                <text:p>0.79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7945">
                <text:p>0.794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8065">
                <text:p>0.806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8065">
                <text:p>0.806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793">
                <text:p>0.79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803">
                <text:p>0.80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8015">
                <text:p>0.80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8065">
                <text:p>0.806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8005">
                <text:p>0.800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803">
                <text:p>0.80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8145">
                <text:p>0.814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8105">
                <text:p>0.810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8025">
                <text:p>0.802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8095">
                <text:p>0.809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8145">
                <text:p>0.814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809">
                <text:p>0.80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817">
                <text:p>0.81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8025">
                <text:p>0.802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8185">
                <text:p>0.818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8055">
                <text:p>0.805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7955">
                <text:p>0.795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813">
                <text:p>0.81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7955">
                <text:p>0.795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811">
                <text:p>0.81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8095">
                <text:p>0.809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8105">
                <text:p>0.810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8175">
                <text:p>0.817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8065">
                <text:p>0.806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8035">
                <text:p>0.803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8035">
                <text:p>0.803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8175">
                <text:p>0.817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803">
                <text:p>0.80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7985">
                <text:p>0.798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8105">
                <text:p>0.810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7975">
                <text:p>0.797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811">
                <text:p>0.81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8085">
                <text:p>0.808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8015">
                <text:p>0.801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8075">
                <text:p>0.807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8075">
                <text:p>0.807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7835">
                <text:p>0.783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8025">
                <text:p>0.802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8095">
                <text:p>0.809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8075">
                <text:p>0.807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8045">
                <text:p>0.804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7995">
                <text:p>0.799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8095">
                <text:p>0.809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8225">
                <text:p>0.82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813">
                <text:p>0.81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8065">
                <text:p>0.806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8025">
                <text:p>0.802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8095">
                <text:p>0.809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8005">
                <text:p>0.800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8155">
                <text:p>0.815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8105">
                <text:p>0.810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8065">
                <text:p>0.806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811">
                <text:p>0.81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817">
                <text:p>0.81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8135">
                <text:p>0.813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8095">
                <text:p>0.809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7925">
                <text:p>0.792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8095">
                <text:p>0.809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809">
                <text:p>0.80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8155">
                <text:p>0.815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818">
                <text:p>0.81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8085">
                <text:p>0.808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811">
                <text:p>0.81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8095">
                <text:p>0.809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8175">
                <text:p>0.817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8095">
                <text:p>0.809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809">
                <text:p>0.80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8025">
                <text:p>0.802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8175">
                <text:p>0.817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811">
                <text:p>0.81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8025">
                <text:p>0.802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8115">
                <text:p>0.811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809">
                <text:p>0.80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818">
                <text:p>0.81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8165">
                <text:p>0.816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8145">
                <text:p>0.814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8155">
                <text:p>0.815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813">
                <text:p>0.81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8205">
                <text:p>0.820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8235">
                <text:p>0.823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8065">
                <text:p>0.806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818">
                <text:p>0.81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8005">
                <text:p>0.800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809">
                <text:p>0.80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811">
                <text:p>0.81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822">
                <text:p>0.82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823">
                <text:p>0.82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8075">
                <text:p>0.807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8185">
                <text:p>0.818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817">
                <text:p>0.81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8105">
                <text:p>0.810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8035">
                <text:p>0.803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8105">
                <text:p>0.810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8215">
                <text:p>0.821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8175">
                <text:p>0.817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8135">
                <text:p>0.813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8165">
                <text:p>0.816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8205">
                <text:p>0.820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7865">
                <text:p>0.786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8115">
                <text:p>0.811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8135">
                <text:p>0.813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8145">
                <text:p>0.814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813">
                <text:p>0.81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813">
                <text:p>0.81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811">
                <text:p>0.81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8155">
                <text:p>0.815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8045">
                <text:p>0.804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8105">
                <text:p>0.810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8165">
                <text:p>0.816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809">
                <text:p>0.80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8165">
                <text:p>0.816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8205">
                <text:p>0.820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809">
                <text:p>0.80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813">
                <text:p>0.81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8175">
                <text:p>0.817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8135">
                <text:p>0.813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8115">
                <text:p>0.811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813">
                <text:p>0.81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822">
                <text:p>0.8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